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5.50333333333333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4.78895833333333cm"/>
    </style:style>
    <style:style style:name="co12" style:family="table-column">
      <style:table-column-properties fo:break-before="auto" style:column-width="3.30729166666667cm"/>
    </style:style>
    <style:style style:name="co13" style:family="table-column">
      <style:table-column-properties fo:break-before="auto" style:column-width="7.27604166666667cm"/>
    </style:style>
    <style:style style:name="co14" style:family="table-column">
      <style:table-column-properties fo:break-before="auto" style:column-width="5.106458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80458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Готовый_товар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default-cell-style-name="ce5"/>
        <table:table-column table:style-name="co5" table:default-cell-style-name="ce7"/>
        <table:table-column table:style-name="co6" table:number-columns-repeated="16379" table:default-cell-style-name="ce1"/>
        <table:table-row table:style-name="ro1">
          <table:table-cell office:value-type="string" table:style-name="ce2">
            <text:p>Артикул</text:p>
          </table:table-cell>
          <table:table-cell office:value-type="string" table:style-name="ce3">
            <text:p>ID товара</text:p>
          </table:table-cell>
          <table:table-cell office:value-type="string" table:style-name="ce4">
            <text:p>ID ткани</text:p>
          </table:table-cell>
          <table:table-cell office:value-type="string" table:style-name="ce4">
            <text:p>Количество на складе, шт</text:p>
          </table:table-cell>
          <table:table-cell office:value-type="string" table:style-name="ce4">
            <text:p>Отпускная цена, руб.</text:p>
          </table:table-cell>
          <table:table-cell office:value-type="string" table:style-name="ce12">
            <text:p>товар</text:p>
          </table:table-cell>
          <table:table-cell table:style-name="ce1"/>
          <table:table-cell office:value-type="string" table:style-name="ce13">
            <text:p>Ответ - 156004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5">
            <text:p>A1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3</text:p>
          </table:table-cell>
          <table:table-cell office:value-type="float" office:value="32" table:style-name="ce5">
            <text:p>32</text:p>
          </table:table-cell>
          <table:table-cell office:value-type="float" office:value="700" table:style-name="ce7">
            <text:p>700</text:p>
          </table:table-cell>
          <table:table-cell office:value-type="string" office:string-value="юбка солнце" table:formula="of:=VLOOKUP([.B2];[Продукция.A:.E];2;)" table:style-name="ce1">
            <text:p>юбка 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2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3</text:p>
          </table:table-cell>
          <table:table-cell office:value-type="float" office:value="70" table:style-name="ce5">
            <text:p>70</text:p>
          </table:table-cell>
          <table:table-cell office:value-type="float" office:value="700" table:style-name="ce7">
            <text:p>700</text:p>
          </table:table-cell>
          <table:table-cell office:value-type="string" office:string-value="бермуды" table:formula="of:=VLOOKUP([.B3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1</text:p>
          </table:table-cell>
          <table:table-cell office:value-type="float" office:value="43" table:style-name="ce5">
            <text:p>43</text:p>
          </table:table-cell>
          <table:table-cell office:value-type="float" office:value="701" table:style-name="ce7">
            <text:p>701</text:p>
          </table:table-cell>
          <table:table-cell office:value-type="string" office:string-value="брюки прямые" table:formula="of:=VLOOKUP([.B4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4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2</text:p>
          </table:table-cell>
          <table:table-cell office:value-type="float" office:value="112" table:style-name="ce5">
            <text:p>112</text:p>
          </table:table-cell>
          <table:table-cell office:value-type="float" office:value="701" table:style-name="ce7">
            <text:p>701</text:p>
          </table:table-cell>
          <table:table-cell office:value-type="string" office:string-value="платье ретро" table:formula="of:=VLOOKUP([.B5];[Продукция.A:.E];2;)" table:style-name="ce1">
            <text:p>платье ретр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4</text:p>
          </table:table-cell>
          <table:table-cell office:value-type="float" office:value="32" table:style-name="ce5">
            <text:p>32</text:p>
          </table:table-cell>
          <table:table-cell office:value-type="float" office:value="702" table:style-name="ce7">
            <text:p>702</text:p>
          </table:table-cell>
          <table:table-cell office:value-type="string" office:string-value="платье прямое" table:formula="of:=VLOOKUP([.B6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7</text:p>
          </table:table-cell>
          <table:table-cell office:value-type="float" office:value="68" table:style-name="ce5">
            <text:p>68</text:p>
          </table:table-cell>
          <table:table-cell office:value-type="float" office:value="702" table:style-name="ce7">
            <text:p>702</text:p>
          </table:table-cell>
          <table:table-cell office:value-type="string" office:string-value="юбка полусолнце" table:formula="of:=VLOOKUP([.B7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9</text:p>
          </table:table-cell>
          <table:table-cell office:value-type="float" office:value="101" table:style-name="ce5">
            <text:p>101</text:p>
          </table:table-cell>
          <table:table-cell office:value-type="float" office:value="703" table:style-name="ce7">
            <text:p>703</text:p>
          </table:table-cell>
          <table:table-cell office:value-type="string" office:string-value="юбка со складками" table:formula="of:=VLOOKUP([.B8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8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43</text:p>
          </table:table-cell>
          <table:table-cell office:value-type="float" office:value="100" table:style-name="ce5">
            <text:p>100</text:p>
          </table:table-cell>
          <table:table-cell office:value-type="float" office:value="703" table:style-name="ce7">
            <text:p>703</text:p>
          </table:table-cell>
          <table:table-cell office:value-type="string" office:string-value="платье прямое" table:formula="of:=VLOOKUP([.B9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7</text:p>
          </table:table-cell>
          <table:table-cell office:value-type="float" office:value="64" table:style-name="ce5">
            <text:p>64</text:p>
          </table:table-cell>
          <table:table-cell office:value-type="float" office:value="703" table:style-name="ce7">
            <text:p>703</text:p>
          </table:table-cell>
          <table:table-cell office:value-type="string" office:string-value="платье с напуском на талии" table:formula="of:=VLOOKUP([.B10];[Продукция.A:.E];2;)" table:style-name="ce1">
            <text:p>платье с напуском на тали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0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9</text:p>
          </table:table-cell>
          <table:table-cell office:value-type="float" office:value="120" table:style-name="ce5">
            <text:p>120</text:p>
          </table:table-cell>
          <table:table-cell office:value-type="float" office:value="704" table:style-name="ce7">
            <text:p>704</text:p>
          </table:table-cell>
          <table:table-cell office:value-type="string" office:string-value="юбка полусолнце" table:formula="of:=VLOOKUP([.B11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4</text:p>
          </table:table-cell>
          <table:table-cell office:value-type="float" office:value="44" table:style-name="ce5">
            <text:p>44</text:p>
          </table:table-cell>
          <table:table-cell office:value-type="float" office:value="706" table:style-name="ce7">
            <text:p>706</text:p>
          </table:table-cell>
          <table:table-cell office:value-type="string" office:string-value="юбка с запахом" table:formula="of:=VLOOKUP([.B12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2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</text:p>
          </table:table-cell>
          <table:table-cell office:value-type="float" office:value="63" table:style-name="ce5">
            <text:p>63</text:p>
          </table:table-cell>
          <table:table-cell office:value-type="float" office:value="706" table:style-name="ce7">
            <text:p>706</text:p>
          </table:table-cell>
          <table:table-cell office:value-type="string" office:string-value="платье-кимоно" table:formula="of:=VLOOKUP([.B13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3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2</text:p>
          </table:table-cell>
          <table:table-cell office:value-type="float" office:value="64" table:style-name="ce5">
            <text:p>64</text:p>
          </table:table-cell>
          <table:table-cell office:value-type="float" office:value="707" table:style-name="ce7">
            <text:p>707</text:p>
          </table:table-cell>
          <table:table-cell office:value-type="string" office:string-value="платье-рубашка" table:formula="of:=VLOOKUP([.B14];[Продукция.A:.E];2;)" table:style-name="ce1">
            <text:p>платье-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4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6</text:p>
          </table:table-cell>
          <table:table-cell office:value-type="float" office:value="61" table:style-name="ce5">
            <text:p>61</text:p>
          </table:table-cell>
          <table:table-cell office:value-type="float" office:value="707" table:style-name="ce7">
            <text:p>707</text:p>
          </table:table-cell>
          <table:table-cell office:value-type="string" office:string-value="платье с кокеткой" table:formula="of:=VLOOKUP([.B15];[Продукция.A:.E];2;)" table:style-name="ce1">
            <text:p>платье с кокет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5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</text:p>
          </table:table-cell>
          <table:table-cell office:value-type="float" office:value="99" table:style-name="ce5">
            <text:p>99</text:p>
          </table:table-cell>
          <table:table-cell office:value-type="float" office:value="708" table:style-name="ce7">
            <text:p>708</text:p>
          </table:table-cell>
          <table:table-cell office:value-type="string" office:string-value="капри" table:formula="of:=VLOOKUP([.B16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16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7</text:p>
          </table:table-cell>
          <table:table-cell office:value-type="float" office:value="36" table:style-name="ce5">
            <text:p>36</text:p>
          </table:table-cell>
          <table:table-cell office:value-type="float" office:value="708" table:style-name="ce7">
            <text:p>708</text:p>
          </table:table-cell>
          <table:table-cell office:value-type="string" office:string-value="платье прямое" table:formula="of:=VLOOKUP([.B1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7</text:p>
          </table:table-cell>
          <table:table-cell office:value-type="float" office:value="102" table:style-name="ce5">
            <text:p>102</text:p>
          </table:table-cell>
          <table:table-cell office:value-type="float" office:value="708" table:style-name="ce7">
            <text:p>708</text:p>
          </table:table-cell>
          <table:table-cell office:value-type="string" office:string-value="брюки зауженные" table:formula="of:=VLOOKUP([.B1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0</text:p>
          </table:table-cell>
          <table:table-cell office:value-type="float" office:value="113" table:style-name="ce5">
            <text:p>113</text:p>
          </table:table-cell>
          <table:table-cell office:value-type="float" office:value="709" table:style-name="ce7">
            <text:p>709</text:p>
          </table:table-cell>
          <table:table-cell office:value-type="string" office:string-value="платье-кимоно" table:formula="of:=VLOOKUP([.B1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0</text:p>
          </table:table-cell>
          <table:table-cell office:value-type="float" office:value="1" table:style-name="ce5">
            <text:p>1</text:p>
          </table:table-cell>
          <table:table-cell office:value-type="float" office:value="709" table:style-name="ce7">
            <text:p>709</text:p>
          </table:table-cell>
          <table:table-cell office:value-type="string" office:string-value="юбка с оборкой" table:formula="of:=VLOOKUP([.B2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</text:p>
          </table:table-cell>
          <table:table-cell office:value-type="float" office:value="59" table:style-name="ce5">
            <text:p>59</text:p>
          </table:table-cell>
          <table:table-cell office:value-type="float" office:value="710" table:style-name="ce7">
            <text:p>710</text:p>
          </table:table-cell>
          <table:table-cell office:value-type="string" office:string-value="платье с запахом" table:formula="of:=VLOOKUP([.B21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7</text:p>
          </table:table-cell>
          <table:table-cell office:value-type="float" office:value="95" table:style-name="ce5">
            <text:p>95</text:p>
          </table:table-cell>
          <table:table-cell office:value-type="float" office:value="711" table:style-name="ce7">
            <text:p>711</text:p>
          </table:table-cell>
          <table:table-cell office:value-type="string" office:string-value="капри" table:formula="of:=VLOOKUP([.B2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8</text:p>
          </table:table-cell>
          <table:table-cell office:value-type="float" office:value="72" table:style-name="ce5">
            <text:p>72</text:p>
          </table:table-cell>
          <table:table-cell office:value-type="float" office:value="713" table:style-name="ce7">
            <text:p>713</text:p>
          </table:table-cell>
          <table:table-cell office:value-type="string" office:string-value="платье-халат" table:formula="of:=VLOOKUP([.B2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2</text:p>
          </table:table-cell>
          <table:table-cell office:value-type="float" office:value="27" table:style-name="ce5">
            <text:p>27</text:p>
          </table:table-cell>
          <table:table-cell office:value-type="float" office:value="713" table:style-name="ce7">
            <text:p>713</text:p>
          </table:table-cell>
          <table:table-cell office:value-type="string" office:string-value="платье-халат" table:formula="of:=VLOOKUP([.B24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4</text:p>
          </table:table-cell>
          <table:table-cell office:value-type="float" office:value="88" table:style-name="ce5">
            <text:p>88</text:p>
          </table:table-cell>
          <table:table-cell office:value-type="float" office:value="713" table:style-name="ce7">
            <text:p>713</text:p>
          </table:table-cell>
          <table:table-cell office:value-type="string" office:string-value="платье ретро" table:formula="of:=VLOOKUP([.B25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1</text:p>
          </table:table-cell>
          <table:table-cell office:value-type="float" office:value="4" table:style-name="ce5">
            <text:p>4</text:p>
          </table:table-cell>
          <table:table-cell office:value-type="float" office:value="713" table:style-name="ce7">
            <text:p>713</text:p>
          </table:table-cell>
          <table:table-cell office:value-type="string" office:string-value="рубашка" table:formula="of:=VLOOKUP([.B2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</text:p>
          </table:table-cell>
          <table:table-cell office:value-type="float" office:value="29" table:style-name="ce5">
            <text:p>29</text:p>
          </table:table-cell>
          <table:table-cell office:value-type="float" office:value="713" table:style-name="ce7">
            <text:p>713</text:p>
          </table:table-cell>
          <table:table-cell office:value-type="string" office:string-value="рубашка" table:formula="of:=VLOOKUP([.B2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41</text:p>
          </table:table-cell>
          <table:table-cell office:value-type="float" office:value="107" table:style-name="ce5">
            <text:p>107</text:p>
          </table:table-cell>
          <table:table-cell office:value-type="float" office:value="714" table:style-name="ce7">
            <text:p>714</text:p>
          </table:table-cell>
          <table:table-cell office:value-type="string" office:string-value="платье прямое" table:formula="of:=VLOOKUP([.B2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2</text:p>
          </table:table-cell>
          <table:table-cell office:value-type="float" office:value="8" table:style-name="ce5">
            <text:p>8</text:p>
          </table:table-cell>
          <table:table-cell office:value-type="float" office:value="714" table:style-name="ce7">
            <text:p>714</text:p>
          </table:table-cell>
          <table:table-cell office:value-type="string" office:string-value="платье ретро" table:formula="of:=VLOOKUP([.B2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2</text:p>
          </table:table-cell>
          <table:table-cell office:value-type="float" office:value="23" table:style-name="ce5">
            <text:p>23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 запахом" table:formula="of:=VLOOKUP([.B3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2</text:p>
          </table:table-cell>
          <table:table-cell office:value-type="float" office:value="10" table:style-name="ce5">
            <text:p>10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олнце" table:formula="of:=VLOOKUP([.B3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1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</text:p>
          </table:table-cell>
          <table:table-cell office:value-type="float" office:value="92" table:style-name="ce5">
            <text:p>92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 оборкой" table:formula="of:=VLOOKUP([.B3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3</text:p>
          </table:table-cell>
          <table:table-cell office:value-type="float" office:value="59" table:style-name="ce5">
            <text:p>59</text:p>
          </table:table-cell>
          <table:table-cell office:value-type="float" office:value="715" table:style-name="ce7">
            <text:p>715</text:p>
          </table:table-cell>
          <table:table-cell office:value-type="string" office:string-value="рубашка" table:formula="of:=VLOOKUP([.B3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4</text:p>
          </table:table-cell>
          <table:table-cell office:value-type="float" office:value="116" table:style-name="ce5">
            <text:p>116</text:p>
          </table:table-cell>
          <table:table-cell office:value-type="float" office:value="715" table:style-name="ce7">
            <text:p>715</text:p>
          </table:table-cell>
          <table:table-cell office:value-type="string" office:string-value="юбка с оборкой" table:formula="of:=VLOOKUP([.B3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2</text:p>
          </table:table-cell>
          <table:table-cell office:value-type="float" office:value="63" table:style-name="ce5">
            <text:p>63</text:p>
          </table:table-cell>
          <table:table-cell office:value-type="float" office:value="716" table:style-name="ce7">
            <text:p>716</text:p>
          </table:table-cell>
          <table:table-cell office:value-type="string" office:string-value="платье прямое" table:formula="of:=VLOOKUP([.B3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2</text:p>
          </table:table-cell>
          <table:table-cell office:value-type="float" office:value="10" table:style-name="ce5">
            <text:p>10</text:p>
          </table:table-cell>
          <table:table-cell office:value-type="float" office:value="716" table:style-name="ce7">
            <text:p>716</text:p>
          </table:table-cell>
          <table:table-cell office:value-type="string" office:string-value="платье-кимоно" table:formula="of:=VLOOKUP([.B3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2</text:p>
          </table:table-cell>
          <table:table-cell office:value-type="float" office:value="53" table:style-name="ce5">
            <text:p>53</text:p>
          </table:table-cell>
          <table:table-cell office:value-type="float" office:value="716" table:style-name="ce7">
            <text:p>716</text:p>
          </table:table-cell>
          <table:table-cell office:value-type="string" office:string-value="платье с кокеткой" table:formula="of:=VLOOKUP([.B3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5</text:p>
          </table:table-cell>
          <table:table-cell office:value-type="float" office:value="102" table:style-name="ce5">
            <text:p>102</text:p>
          </table:table-cell>
          <table:table-cell office:value-type="float" office:value="716" table:style-name="ce7">
            <text:p>716</text:p>
          </table:table-cell>
          <table:table-cell office:value-type="string" office:string-value="рубашка" table:formula="of:=VLOOKUP([.B3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2</text:p>
          </table:table-cell>
          <table:table-cell office:value-type="float" office:value="43" table:style-name="ce5">
            <text:p>43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-рубашка" table:formula="of:=VLOOKUP([.B3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7</text:p>
          </table:table-cell>
          <table:table-cell office:value-type="float" office:value="62" table:style-name="ce5">
            <text:p>62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 с запахом" table:formula="of:=VLOOKUP([.B4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6</text:p>
          </table:table-cell>
          <table:table-cell office:value-type="float" office:value="8" table:style-name="ce5">
            <text:p>8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-кимоно" table:formula="of:=VLOOKUP([.B4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6</text:p>
          </table:table-cell>
          <table:table-cell office:value-type="float" office:value="18" table:style-name="ce5">
            <text:p>18</text:p>
          </table:table-cell>
          <table:table-cell office:value-type="float" office:value="717" table:style-name="ce7">
            <text:p>717</text:p>
          </table:table-cell>
          <table:table-cell office:value-type="string" office:string-value="платье макси" table:formula="of:=VLOOKUP([.B4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9</text:p>
          </table:table-cell>
          <table:table-cell office:value-type="float" office:value="36" table:style-name="ce5">
            <text:p>36</text:p>
          </table:table-cell>
          <table:table-cell office:value-type="float" office:value="717" table:style-name="ce7">
            <text:p>717</text:p>
          </table:table-cell>
          <table:table-cell office:value-type="string" office:string-value="бриджи" table:formula="of:=VLOOKUP([.B4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1</text:p>
          </table:table-cell>
          <table:table-cell office:value-type="float" office:value="11" table:style-name="ce5">
            <text:p>11</text:p>
          </table:table-cell>
          <table:table-cell office:value-type="float" office:value="718" table:style-name="ce7">
            <text:p>718</text:p>
          </table:table-cell>
          <table:table-cell office:value-type="string" office:string-value="юбка полусолнце" table:formula="of:=VLOOKUP([.B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6</text:p>
          </table:table-cell>
          <table:table-cell office:value-type="float" office:value="98" table:style-name="ce5">
            <text:p>98</text:p>
          </table:table-cell>
          <table:table-cell office:value-type="float" office:value="718" table:style-name="ce7">
            <text:p>718</text:p>
          </table:table-cell>
          <table:table-cell office:value-type="string" office:string-value="платье-халат" table:formula="of:=VLOOKUP([.B4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8</text:p>
          </table:table-cell>
          <table:table-cell office:value-type="float" office:value="66" table:style-name="ce5">
            <text:p>66</text:p>
          </table:table-cell>
          <table:table-cell office:value-type="float" office:value="719" table:style-name="ce7">
            <text:p>719</text:p>
          </table:table-cell>
          <table:table-cell office:value-type="string" office:string-value="юбка солнце" table:formula="of:=VLOOKUP([.B4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5</text:p>
          </table:table-cell>
          <table:table-cell office:value-type="float" office:value="19" table:style-name="ce5">
            <text:p>19</text:p>
          </table:table-cell>
          <table:table-cell office:value-type="float" office:value="719" table:style-name="ce7">
            <text:p>719</text:p>
          </table:table-cell>
          <table:table-cell office:value-type="string" office:string-value="платье-трансформер" table:formula="of:=VLOOKUP([.B4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7</text:p>
          </table:table-cell>
          <table:table-cell office:value-type="float" office:value="70" table:style-name="ce5">
            <text:p>70</text:p>
          </table:table-cell>
          <table:table-cell office:value-type="float" office:value="719" table:style-name="ce7">
            <text:p>719</text:p>
          </table:table-cell>
          <table:table-cell office:value-type="string" office:string-value="бермуды" table:formula="of:=VLOOKUP([.B4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5</text:p>
          </table:table-cell>
          <table:table-cell office:value-type="float" office:value="18" table:style-name="ce5">
            <text:p>18</text:p>
          </table:table-cell>
          <table:table-cell office:value-type="float" office:value="719" table:style-name="ce7">
            <text:p>719</text:p>
          </table:table-cell>
          <table:table-cell office:value-type="string" office:string-value="рубашка" table:formula="of:=VLOOKUP([.B4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2</text:p>
          </table:table-cell>
          <table:table-cell office:value-type="float" office:value="71" table:style-name="ce5">
            <text:p>71</text:p>
          </table:table-cell>
          <table:table-cell office:value-type="float" office:value="720" table:style-name="ce7">
            <text:p>720</text:p>
          </table:table-cell>
          <table:table-cell office:value-type="string" office:string-value="платье-туника" table:formula="of:=VLOOKUP([.B5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0</text:p>
          </table:table-cell>
          <table:table-cell office:value-type="float" office:value="22" table:style-name="ce5">
            <text:p>22</text:p>
          </table:table-cell>
          <table:table-cell office:value-type="float" office:value="720" table:style-name="ce7">
            <text:p>720</text:p>
          </table:table-cell>
          <table:table-cell office:value-type="string" office:string-value="юбка с запахом" table:formula="of:=VLOOKUP([.B5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5</text:p>
          </table:table-cell>
          <table:table-cell office:value-type="float" office:value="98" table:style-name="ce5">
            <text:p>98</text:p>
          </table:table-cell>
          <table:table-cell office:value-type="float" office:value="721" table:style-name="ce7">
            <text:p>721</text:p>
          </table:table-cell>
          <table:table-cell office:value-type="string" office:string-value="юбка со складками" table:formula="of:=VLOOKUP([.B5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7</text:p>
          </table:table-cell>
          <table:table-cell office:value-type="float" office:value="89" table:style-name="ce5">
            <text:p>89</text:p>
          </table:table-cell>
          <table:table-cell office:value-type="float" office:value="721" table:style-name="ce7">
            <text:p>721</text:p>
          </table:table-cell>
          <table:table-cell office:value-type="string" office:string-value="платье-трансформер" table:formula="of:=VLOOKUP([.B53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6</text:p>
          </table:table-cell>
          <table:table-cell office:value-type="float" office:value="74" table:style-name="ce5">
            <text:p>74</text:p>
          </table:table-cell>
          <table:table-cell office:value-type="float" office:value="721" table:style-name="ce7">
            <text:p>721</text:p>
          </table:table-cell>
          <table:table-cell office:value-type="string" office:string-value="юбка с оборкой" table:formula="of:=VLOOKUP([.B5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</text:p>
          </table:table-cell>
          <table:table-cell office:value-type="float" office:value="96" table:style-name="ce5">
            <text:p>96</text:p>
          </table:table-cell>
          <table:table-cell office:value-type="float" office:value="722" table:style-name="ce7">
            <text:p>722</text:p>
          </table:table-cell>
          <table:table-cell office:value-type="string" office:string-value="платье-туника" table:formula="of:=VLOOKUP([.B55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5</text:p>
          </table:table-cell>
          <table:table-cell office:value-type="float" office:value="19" table:style-name="ce5">
            <text:p>19</text:p>
          </table:table-cell>
          <table:table-cell office:value-type="float" office:value="722" table:style-name="ce7">
            <text:p>722</text:p>
          </table:table-cell>
          <table:table-cell office:value-type="string" office:string-value="юбка полусолнце" table:formula="of:=VLOOKUP([.B5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6</text:p>
          </table:table-cell>
          <table:table-cell office:value-type="float" office:value="35" table:style-name="ce5">
            <text:p>35</text:p>
          </table:table-cell>
          <table:table-cell office:value-type="float" office:value="722" table:style-name="ce7">
            <text:p>722</text:p>
          </table:table-cell>
          <table:table-cell office:value-type="string" office:string-value="капри" table:formula="of:=VLOOKUP([.B5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7</text:p>
          </table:table-cell>
          <table:table-cell office:value-type="float" office:value="19" table:style-name="ce5">
            <text:p>19</text:p>
          </table:table-cell>
          <table:table-cell office:value-type="float" office:value="723" table:style-name="ce7">
            <text:p>723</text:p>
          </table:table-cell>
          <table:table-cell office:value-type="string" office:string-value="юбка полусолнце" table:formula="of:=VLOOKUP([.B5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9</text:p>
          </table:table-cell>
          <table:table-cell office:value-type="float" office:value="96" table:style-name="ce5">
            <text:p>96</text:p>
          </table:table-cell>
          <table:table-cell office:value-type="float" office:value="723" table:style-name="ce7">
            <text:p>723</text:p>
          </table:table-cell>
          <table:table-cell office:value-type="string" office:string-value="платье прямое" table:formula="of:=VLOOKUP([.B5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9</text:p>
          </table:table-cell>
          <table:table-cell office:value-type="float" office:value="115" table:style-name="ce5">
            <text:p>115</text:p>
          </table:table-cell>
          <table:table-cell office:value-type="float" office:value="723" table:style-name="ce7">
            <text:p>723</text:p>
          </table:table-cell>
          <table:table-cell office:value-type="string" office:string-value="платье-сарафан" table:formula="of:=VLOOKUP([.B60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0</text:p>
          </table:table-cell>
          <table:table-cell office:value-type="float" office:value="69" table:style-name="ce5">
            <text:p>69</text:p>
          </table:table-cell>
          <table:table-cell office:value-type="float" office:value="723" table:style-name="ce7">
            <text:p>723</text:p>
          </table:table-cell>
          <table:table-cell office:value-type="string" office:string-value="капри" table:formula="of:=VLOOKUP([.B6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</text:p>
          </table:table-cell>
          <table:table-cell office:value-type="float" office:value="60" table:style-name="ce5">
            <text:p>60</text:p>
          </table:table-cell>
          <table:table-cell office:value-type="float" office:value="723" table:style-name="ce7">
            <text:p>723</text:p>
          </table:table-cell>
          <table:table-cell office:value-type="string" office:string-value="юбка с оборкой" table:formula="of:=VLOOKUP([.B6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2</text:p>
          </table:table-cell>
          <table:table-cell office:value-type="float" office:value="73" table:style-name="ce5">
            <text:p>73</text:p>
          </table:table-cell>
          <table:table-cell office:value-type="float" office:value="724" table:style-name="ce7">
            <text:p>724</text:p>
          </table:table-cell>
          <table:table-cell office:value-type="string" office:string-value="блузка с длинным рукавом" table:formula="of:=VLOOKUP([.B6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0</text:p>
          </table:table-cell>
          <table:table-cell office:value-type="float" office:value="48" table:style-name="ce5">
            <text:p>48</text:p>
          </table:table-cell>
          <table:table-cell office:value-type="float" office:value="725" table:style-name="ce7">
            <text:p>725</text:p>
          </table:table-cell>
          <table:table-cell office:value-type="string" office:string-value="бриджи" table:formula="of:=VLOOKUP([.B6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0</text:p>
          </table:table-cell>
          <table:table-cell office:value-type="float" office:value="64" table:style-name="ce5">
            <text:p>64</text:p>
          </table:table-cell>
          <table:table-cell office:value-type="float" office:value="725" table:style-name="ce7">
            <text:p>725</text:p>
          </table:table-cell>
          <table:table-cell office:value-type="string" office:string-value="юбка солнце" table:formula="of:=VLOOKUP([.B6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5</text:p>
          </table:table-cell>
          <table:table-cell office:value-type="float" office:value="112" table:style-name="ce5">
            <text:p>112</text:p>
          </table:table-cell>
          <table:table-cell office:value-type="float" office:value="725" table:style-name="ce7">
            <text:p>725</text:p>
          </table:table-cell>
          <table:table-cell office:value-type="string" office:string-value="платье с напуском на талии" table:formula="of:=VLOOKUP([.B6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43</text:p>
          </table:table-cell>
          <table:table-cell office:value-type="float" office:value="108" table:style-name="ce5">
            <text:p>108</text:p>
          </table:table-cell>
          <table:table-cell office:value-type="float" office:value="725" table:style-name="ce7">
            <text:p>725</text:p>
          </table:table-cell>
          <table:table-cell office:value-type="string" office:string-value="брюки зауженные" table:formula="of:=VLOOKUP([.B6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5</text:p>
          </table:table-cell>
          <table:table-cell office:value-type="float" office:value="101" table:style-name="ce5">
            <text:p>101</text:p>
          </table:table-cell>
          <table:table-cell office:value-type="float" office:value="726" table:style-name="ce7">
            <text:p>726</text:p>
          </table:table-cell>
          <table:table-cell office:value-type="string" office:string-value="юбка полусолнце" table:formula="of:=VLOOKUP([.B6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1</text:p>
          </table:table-cell>
          <table:table-cell office:value-type="float" office:value="97" table:style-name="ce5">
            <text:p>97</text:p>
          </table:table-cell>
          <table:table-cell office:value-type="float" office:value="726" table:style-name="ce7">
            <text:p>726</text:p>
          </table:table-cell>
          <table:table-cell office:value-type="string" office:string-value="бриджи" table:formula="of:=VLOOKUP([.B6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1</text:p>
          </table:table-cell>
          <table:table-cell office:value-type="float" office:value="46" table:style-name="ce5">
            <text:p>46</text:p>
          </table:table-cell>
          <table:table-cell office:value-type="float" office:value="727" table:style-name="ce7">
            <text:p>727</text:p>
          </table:table-cell>
          <table:table-cell office:value-type="string" office:string-value="платье с кокеткой" table:formula="of:=VLOOKUP([.B7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2</text:p>
          </table:table-cell>
          <table:table-cell office:value-type="float" office:value="70" table:style-name="ce5">
            <text:p>70</text:p>
          </table:table-cell>
          <table:table-cell office:value-type="float" office:value="727" table:style-name="ce7">
            <text:p>727</text:p>
          </table:table-cell>
          <table:table-cell office:value-type="string" office:string-value="платье-халат" table:formula="of:=VLOOKUP([.B7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9</text:p>
          </table:table-cell>
          <table:table-cell office:value-type="float" office:value="81" table:style-name="ce5">
            <text:p>81</text:p>
          </table:table-cell>
          <table:table-cell office:value-type="float" office:value="728" table:style-name="ce7">
            <text:p>728</text:p>
          </table:table-cell>
          <table:table-cell office:value-type="string" office:string-value="рубашка" table:formula="of:=VLOOKUP([.B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4</text:p>
          </table:table-cell>
          <table:table-cell office:value-type="float" office:value="56" table:style-name="ce5">
            <text:p>56</text:p>
          </table:table-cell>
          <table:table-cell office:value-type="float" office:value="728" table:style-name="ce7">
            <text:p>728</text:p>
          </table:table-cell>
          <table:table-cell office:value-type="string" office:string-value="юбка с оборкой" table:formula="of:=VLOOKUP([.B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6</text:p>
          </table:table-cell>
          <table:table-cell office:value-type="float" office:value="77" table:style-name="ce5">
            <text:p>77</text:p>
          </table:table-cell>
          <table:table-cell office:value-type="float" office:value="729" table:style-name="ce7">
            <text:p>729</text:p>
          </table:table-cell>
          <table:table-cell office:value-type="string" office:string-value="блузка с длинным рукавом" table:formula="of:=VLOOKUP([.B7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5</text:p>
          </table:table-cell>
          <table:table-cell office:value-type="float" office:value="110" table:style-name="ce5">
            <text:p>110</text:p>
          </table:table-cell>
          <table:table-cell office:value-type="float" office:value="729" table:style-name="ce7">
            <text:p>729</text:p>
          </table:table-cell>
          <table:table-cell office:value-type="string" office:string-value="платье с запахом" table:formula="of:=VLOOKUP([.B75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</text:p>
          </table:table-cell>
          <table:table-cell office:value-type="float" office:value="89" table:style-name="ce5">
            <text:p>89</text:p>
          </table:table-cell>
          <table:table-cell office:value-type="float" office:value="729" table:style-name="ce7">
            <text:p>729</text:p>
          </table:table-cell>
          <table:table-cell office:value-type="string" office:string-value="платье миди" table:formula="of:=VLOOKUP([.B76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</text:p>
          </table:table-cell>
          <table:table-cell office:value-type="float" office:value="115" table:style-name="ce5">
            <text:p>115</text:p>
          </table:table-cell>
          <table:table-cell office:value-type="float" office:value="730" table:style-name="ce7">
            <text:p>730</text:p>
          </table:table-cell>
          <table:table-cell office:value-type="string" office:string-value="юбка полусолнце" table:formula="of:=VLOOKUP([.B77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2</text:p>
          </table:table-cell>
          <table:table-cell office:value-type="float" office:value="89" table:style-name="ce5">
            <text:p>89</text:p>
          </table:table-cell>
          <table:table-cell office:value-type="float" office:value="730" table:style-name="ce7">
            <text:p>730</text:p>
          </table:table-cell>
          <table:table-cell office:value-type="string" office:string-value="платье прямое" table:formula="of:=VLOOKUP([.B7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6</text:p>
          </table:table-cell>
          <table:table-cell office:value-type="float" office:value="117" table:style-name="ce5">
            <text:p>117</text:p>
          </table:table-cell>
          <table:table-cell office:value-type="float" office:value="730" table:style-name="ce7">
            <text:p>730</text:p>
          </table:table-cell>
          <table:table-cell office:value-type="string" office:string-value="платье-рубашка" table:formula="of:=VLOOKUP([.B7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4</text:p>
          </table:table-cell>
          <table:table-cell office:value-type="float" office:value="89" table:style-name="ce5">
            <text:p>89</text:p>
          </table:table-cell>
          <table:table-cell office:value-type="float" office:value="730" table:style-name="ce7">
            <text:p>730</text:p>
          </table:table-cell>
          <table:table-cell office:value-type="string" office:string-value="платье-кимоно" table:formula="of:=VLOOKUP([.B8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8</text:p>
          </table:table-cell>
          <table:table-cell office:value-type="float" office:value="89" table:style-name="ce5">
            <text:p>89</text:p>
          </table:table-cell>
          <table:table-cell office:value-type="float" office:value="730" table:style-name="ce7">
            <text:p>730</text:p>
          </table:table-cell>
          <table:table-cell office:value-type="string" office:string-value="брюки прямые" table:formula="of:=VLOOKUP([.B8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2</text:p>
          </table:table-cell>
          <table:table-cell office:value-type="float" office:value="79" table:style-name="ce5">
            <text:p>79</text:p>
          </table:table-cell>
          <table:table-cell office:value-type="float" office:value="730" table:style-name="ce7">
            <text:p>730</text:p>
          </table:table-cell>
          <table:table-cell office:value-type="string" office:string-value="брюки клеш" table:formula="of:=VLOOKUP([.B8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2</text:p>
          </table:table-cell>
          <table:table-cell office:value-type="float" office:value="50" table:style-name="ce5">
            <text:p>50</text:p>
          </table:table-cell>
          <table:table-cell office:value-type="float" office:value="730" table:style-name="ce7">
            <text:p>730</text:p>
          </table:table-cell>
          <table:table-cell office:value-type="string" office:string-value="капри" table:formula="of:=VLOOKUP([.B8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8</text:p>
          </table:table-cell>
          <table:table-cell office:value-type="float" office:value="87" table:style-name="ce5">
            <text:p>87</text:p>
          </table:table-cell>
          <table:table-cell office:value-type="float" office:value="731" table:style-name="ce7">
            <text:p>731</text:p>
          </table:table-cell>
          <table:table-cell office:value-type="string" office:string-value="бриджи" table:formula="of:=VLOOKUP([.B8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2</text:p>
          </table:table-cell>
          <table:table-cell office:value-type="float" office:value="52" table:style-name="ce5">
            <text:p>52</text:p>
          </table:table-cell>
          <table:table-cell office:value-type="float" office:value="731" table:style-name="ce7">
            <text:p>731</text:p>
          </table:table-cell>
          <table:table-cell office:value-type="string" office:string-value="платье макси" table:formula="of:=VLOOKUP([.B85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0</text:p>
          </table:table-cell>
          <table:table-cell office:value-type="float" office:value="87" table:style-name="ce5">
            <text:p>87</text:p>
          </table:table-cell>
          <table:table-cell office:value-type="float" office:value="731" table:style-name="ce7">
            <text:p>731</text:p>
          </table:table-cell>
          <table:table-cell office:value-type="string" office:string-value="брюки прямые" table:formula="of:=VLOOKUP([.B8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4</text:p>
          </table:table-cell>
          <table:table-cell office:value-type="float" office:value="38" table:style-name="ce5">
            <text:p>38</text:p>
          </table:table-cell>
          <table:table-cell office:value-type="float" office:value="731" table:style-name="ce7">
            <text:p>731</text:p>
          </table:table-cell>
          <table:table-cell office:value-type="string" office:string-value="бермуды" table:formula="of:=VLOOKUP([.B87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7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2</text:p>
          </table:table-cell>
          <table:table-cell office:value-type="float" office:value="8" table:style-name="ce5">
            <text:p>8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 прямое" table:formula="of:=VLOOKUP([.B8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0</text:p>
          </table:table-cell>
          <table:table-cell office:value-type="float" office:value="48" table:style-name="ce5">
            <text:p>48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-рубашка" table:formula="of:=VLOOKUP([.B8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</text:p>
          </table:table-cell>
          <table:table-cell office:value-type="float" office:value="71" table:style-name="ce5">
            <text:p>71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 ретро" table:formula="of:=VLOOKUP([.B9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5</text:p>
          </table:table-cell>
          <table:table-cell office:value-type="float" office:value="42" table:style-name="ce5">
            <text:p>42</text:p>
          </table:table-cell>
          <table:table-cell office:value-type="float" office:value="732" table:style-name="ce7">
            <text:p>732</text:p>
          </table:table-cell>
          <table:table-cell office:value-type="string" office:string-value="платье-трапеция" table:formula="of:=VLOOKUP([.B9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3</text:p>
          </table:table-cell>
          <table:table-cell office:value-type="float" office:value="68" table:style-name="ce5">
            <text:p>68</text:p>
          </table:table-cell>
          <table:table-cell office:value-type="float" office:value="733" table:style-name="ce7">
            <text:p>733</text:p>
          </table:table-cell>
          <table:table-cell office:value-type="string" office:string-value="юбка полусолнце" table:formula="of:=VLOOKUP([.B9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2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3</text:p>
          </table:table-cell>
          <table:table-cell office:value-type="float" office:value="72" table:style-name="ce5">
            <text:p>72</text:p>
          </table:table-cell>
          <table:table-cell office:value-type="float" office:value="733" table:style-name="ce7">
            <text:p>733</text:p>
          </table:table-cell>
          <table:table-cell office:value-type="string" office:string-value="платье-сарафан" table:formula="of:=VLOOKUP([.B93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3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9</text:p>
          </table:table-cell>
          <table:table-cell office:value-type="float" office:value="14" table:style-name="ce5">
            <text:p>14</text:p>
          </table:table-cell>
          <table:table-cell office:value-type="float" office:value="734" table:style-name="ce7">
            <text:p>734</text:p>
          </table:table-cell>
          <table:table-cell office:value-type="string" office:string-value="платье с кокеткой" table:formula="of:=VLOOKUP([.B9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4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9</text:p>
          </table:table-cell>
          <table:table-cell office:value-type="float" office:value="9" table:style-name="ce5">
            <text:p>9</text:p>
          </table:table-cell>
          <table:table-cell office:value-type="float" office:value="734" table:style-name="ce7">
            <text:p>734</text:p>
          </table:table-cell>
          <table:table-cell office:value-type="string" office:string-value="платье миди" table:formula="of:=VLOOKUP([.B9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0</text:p>
          </table:table-cell>
          <table:table-cell office:value-type="float" office:value="25" table:style-name="ce5">
            <text:p>25</text:p>
          </table:table-cell>
          <table:table-cell office:value-type="float" office:value="734" table:style-name="ce7">
            <text:p>734</text:p>
          </table:table-cell>
          <table:table-cell office:value-type="string" office:string-value="блузка с длинным рукавом" table:formula="of:=VLOOKUP([.B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6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4</text:p>
          </table:table-cell>
          <table:table-cell office:value-type="float" office:value="103" table:style-name="ce5">
            <text:p>103</text:p>
          </table:table-cell>
          <table:table-cell office:value-type="float" office:value="734" table:style-name="ce7">
            <text:p>734</text:p>
          </table:table-cell>
          <table:table-cell office:value-type="string" office:string-value="юбка с оборкой" table:formula="of:=VLOOKUP([.B9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7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8</text:p>
          </table:table-cell>
          <table:table-cell office:value-type="float" office:value="65" table:style-name="ce5">
            <text:p>65</text:p>
          </table:table-cell>
          <table:table-cell office:value-type="float" office:value="735" table:style-name="ce7">
            <text:p>735</text:p>
          </table:table-cell>
          <table:table-cell office:value-type="string" office:string-value="юбка с запахом" table:formula="of:=VLOOKUP([.B9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8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7</text:p>
          </table:table-cell>
          <table:table-cell office:value-type="float" office:value="14" table:style-name="ce5">
            <text:p>14</text:p>
          </table:table-cell>
          <table:table-cell office:value-type="float" office:value="735" table:style-name="ce7">
            <text:p>735</text:p>
          </table:table-cell>
          <table:table-cell office:value-type="string" office:string-value="платье прямое" table:formula="of:=VLOOKUP([.B9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99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9</text:p>
          </table:table-cell>
          <table:table-cell office:value-type="float" office:value="53" table:style-name="ce5">
            <text:p>53</text:p>
          </table:table-cell>
          <table:table-cell office:value-type="float" office:value="735" table:style-name="ce7">
            <text:p>735</text:p>
          </table:table-cell>
          <table:table-cell office:value-type="string" office:string-value="платье-жилет" table:formula="of:=VLOOKUP([.B100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0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0</text:p>
          </table:table-cell>
          <table:table-cell office:value-type="float" office:value="22" table:style-name="ce5">
            <text:p>22</text:p>
          </table:table-cell>
          <table:table-cell office:value-type="float" office:value="736" table:style-name="ce7">
            <text:p>736</text:p>
          </table:table-cell>
          <table:table-cell office:value-type="string" office:string-value="платье с кокеткой" table:formula="of:=VLOOKUP([.B10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5</text:p>
          </table:table-cell>
          <table:table-cell office:value-type="float" office:value="43" table:style-name="ce5">
            <text:p>43</text:p>
          </table:table-cell>
          <table:table-cell office:value-type="float" office:value="737" table:style-name="ce7">
            <text:p>737</text:p>
          </table:table-cell>
          <table:table-cell office:value-type="string" office:string-value="юбка полусолнце" table:formula="of:=VLOOKUP([.B10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2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6</text:p>
          </table:table-cell>
          <table:table-cell office:value-type="float" office:value="107" table:style-name="ce5">
            <text:p>107</text:p>
          </table:table-cell>
          <table:table-cell office:value-type="float" office:value="737" table:style-name="ce7">
            <text:p>737</text:p>
          </table:table-cell>
          <table:table-cell office:value-type="string" office:string-value="платье-рубашка" table:formula="of:=VLOOKUP([.B10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3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8</text:p>
          </table:table-cell>
          <table:table-cell office:value-type="float" office:value="3" table:style-name="ce5">
            <text:p>3</text:p>
          </table:table-cell>
          <table:table-cell office:value-type="float" office:value="737" table:style-name="ce7">
            <text:p>737</text:p>
          </table:table-cell>
          <table:table-cell office:value-type="string" office:string-value="блузка с длинным рукавом" table:formula="of:=VLOOKUP([.B10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4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</text:p>
          </table:table-cell>
          <table:table-cell office:value-type="float" office:value="61" table:style-name="ce5">
            <text:p>61</text:p>
          </table:table-cell>
          <table:table-cell office:value-type="float" office:value="737" table:style-name="ce7">
            <text:p>737</text:p>
          </table:table-cell>
          <table:table-cell office:value-type="string" office:string-value="юбка солнце" table:formula="of:=VLOOKUP([.B10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5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7</text:p>
          </table:table-cell>
          <table:table-cell office:value-type="float" office:value="95" table:style-name="ce5">
            <text:p>95</text:p>
          </table:table-cell>
          <table:table-cell office:value-type="float" office:value="737" table:style-name="ce7">
            <text:p>737</text:p>
          </table:table-cell>
          <table:table-cell office:value-type="string" office:string-value="бриджи" table:formula="of:=VLOOKUP([.B1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7</text:p>
          </table:table-cell>
          <table:table-cell office:value-type="float" office:value="118" table:style-name="ce5">
            <text:p>118</text:p>
          </table:table-cell>
          <table:table-cell office:value-type="float" office:value="737" table:style-name="ce7">
            <text:p>737</text:p>
          </table:table-cell>
          <table:table-cell office:value-type="string" office:string-value="платье-трапеция" table:formula="of:=VLOOKUP([.B10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7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2</text:p>
          </table:table-cell>
          <table:table-cell office:value-type="float" office:value="12" table:style-name="ce5">
            <text:p>12</text:p>
          </table:table-cell>
          <table:table-cell office:value-type="float" office:value="738" table:style-name="ce7">
            <text:p>738</text:p>
          </table:table-cell>
          <table:table-cell office:value-type="string" office:string-value="платье-туника" table:formula="of:=VLOOKUP([.B108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8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22</text:p>
          </table:table-cell>
          <table:table-cell office:value-type="float" office:value="6" table:style-name="ce5">
            <text:p>6</text:p>
          </table:table-cell>
          <table:table-cell office:value-type="float" office:value="738" table:style-name="ce7">
            <text:p>738</text:p>
          </table:table-cell>
          <table:table-cell office:value-type="string" office:string-value="платье-жилет" table:formula="of:=VLOOKUP([.B109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09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41</text:p>
          </table:table-cell>
          <table:table-cell office:value-type="float" office:value="50" table:style-name="ce5">
            <text:p>50</text:p>
          </table:table-cell>
          <table:table-cell office:value-type="float" office:value="739" table:style-name="ce7">
            <text:p>739</text:p>
          </table:table-cell>
          <table:table-cell office:value-type="string" office:string-value="платье с кокеткой" table:formula="of:=VLOOKUP([.B11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0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1</text:p>
          </table:table-cell>
          <table:table-cell office:value-type="float" office:value="108" table:style-name="ce5">
            <text:p>108</text:p>
          </table:table-cell>
          <table:table-cell office:value-type="float" office:value="739" table:style-name="ce7">
            <text:p>739</text:p>
          </table:table-cell>
          <table:table-cell office:value-type="string" office:string-value="юбка с оборкой" table:formula="of:=VLOOKUP([.B11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9</text:p>
          </table:table-cell>
          <table:table-cell office:value-type="float" office:value="113" table:style-name="ce5">
            <text:p>113</text:p>
          </table:table-cell>
          <table:table-cell office:value-type="float" office:value="740" table:style-name="ce7">
            <text:p>740</text:p>
          </table:table-cell>
          <table:table-cell office:value-type="string" office:string-value="юбка полусолнце" table:formula="of:=VLOOKUP([.B11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9</text:p>
          </table:table-cell>
          <table:table-cell office:value-type="float" office:value="105" table:style-name="ce5">
            <text:p>105</text:p>
          </table:table-cell>
          <table:table-cell office:value-type="float" office:value="740" table:style-name="ce7">
            <text:p>740</text:p>
          </table:table-cell>
          <table:table-cell office:value-type="string" office:string-value="платье с кокеткой" table:formula="of:=VLOOKUP([.B11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3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6</text:p>
          </table:table-cell>
          <table:table-cell office:value-type="float" office:value="73" table:style-name="ce5">
            <text:p>73</text:p>
          </table:table-cell>
          <table:table-cell office:value-type="float" office:value="740" table:style-name="ce7">
            <text:p>740</text:p>
          </table:table-cell>
          <table:table-cell office:value-type="string" office:string-value="блузка с длинным рукавом" table:formula="of:=VLOOKUP([.B11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4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8</text:p>
          </table:table-cell>
          <table:table-cell office:value-type="float" office:value="118" table:style-name="ce5">
            <text:p>118</text:p>
          </table:table-cell>
          <table:table-cell office:value-type="float" office:value="740" table:style-name="ce7">
            <text:p>740</text:p>
          </table:table-cell>
          <table:table-cell office:value-type="string" office:string-value="блузка с длинным рукавом" table:formula="of:=VLOOKUP([.B11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0</text:p>
          </table:table-cell>
          <table:table-cell office:value-type="float" office:value="84" table:style-name="ce5">
            <text:p>84</text:p>
          </table:table-cell>
          <table:table-cell office:value-type="float" office:value="740" table:style-name="ce7">
            <text:p>740</text:p>
          </table:table-cell>
          <table:table-cell office:value-type="string" office:string-value="юбка с оборкой" table:formula="of:=VLOOKUP([.B1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9</text:p>
          </table:table-cell>
          <table:table-cell office:value-type="float" office:value="67" table:style-name="ce5">
            <text:p>67</text:p>
          </table:table-cell>
          <table:table-cell office:value-type="float" office:value="740" table:style-name="ce7">
            <text:p>740</text:p>
          </table:table-cell>
          <table:table-cell office:value-type="string" office:string-value="платье-трапеция" table:formula="of:=VLOOKUP([.B11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8</text:p>
          </table:table-cell>
          <table:table-cell office:value-type="float" office:value="97" table:style-name="ce5">
            <text:p>97</text:p>
          </table:table-cell>
          <table:table-cell office:value-type="float" office:value="742" table:style-name="ce7">
            <text:p>742</text:p>
          </table:table-cell>
          <table:table-cell office:value-type="string" office:string-value="юбка солнце" table:formula="of:=VLOOKUP([.B11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8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9</text:p>
          </table:table-cell>
          <table:table-cell office:value-type="float" office:value="49" table:style-name="ce5">
            <text:p>49</text:p>
          </table:table-cell>
          <table:table-cell office:value-type="float" office:value="742" table:style-name="ce7">
            <text:p>742</text:p>
          </table:table-cell>
          <table:table-cell office:value-type="string" office:string-value="брюки зауженные" table:formula="of:=VLOOKUP([.B11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19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3</text:p>
          </table:table-cell>
          <table:table-cell office:value-type="float" office:value="8" table:style-name="ce5">
            <text:p>8</text:p>
          </table:table-cell>
          <table:table-cell office:value-type="float" office:value="742" table:style-name="ce7">
            <text:p>742</text:p>
          </table:table-cell>
          <table:table-cell office:value-type="string" office:string-value="платье-трапеция" table:formula="of:=VLOOKUP([.B12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0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7</text:p>
          </table:table-cell>
          <table:table-cell office:value-type="float" office:value="5" table:style-name="ce5">
            <text:p>5</text:p>
          </table:table-cell>
          <table:table-cell office:value-type="float" office:value="743" table:style-name="ce7">
            <text:p>743</text:p>
          </table:table-cell>
          <table:table-cell office:value-type="string" office:string-value="платье с кокеткой" table:formula="of:=VLOOKUP([.B12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2</text:p>
          </table:table-cell>
          <table:table-cell office:value-type="float" office:value="65" table:style-name="ce5">
            <text:p>65</text:p>
          </table:table-cell>
          <table:table-cell office:value-type="float" office:value="743" table:style-name="ce7">
            <text:p>743</text:p>
          </table:table-cell>
          <table:table-cell office:value-type="string" office:string-value="юбка с запахом" table:formula="of:=VLOOKUP([.B12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2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3</text:p>
          </table:table-cell>
          <table:table-cell office:value-type="float" office:value="57" table:style-name="ce5">
            <text:p>57</text:p>
          </table:table-cell>
          <table:table-cell office:value-type="float" office:value="743" table:style-name="ce7">
            <text:p>743</text:p>
          </table:table-cell>
          <table:table-cell office:value-type="string" office:string-value="капри" table:formula="of:=VLOOKUP([.B12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3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2</text:p>
          </table:table-cell>
          <table:table-cell office:value-type="float" office:value="110" table:style-name="ce5">
            <text:p>110</text:p>
          </table:table-cell>
          <table:table-cell office:value-type="float" office:value="743" table:style-name="ce7">
            <text:p>743</text:p>
          </table:table-cell>
          <table:table-cell office:value-type="string" office:string-value="юбка солнце" table:formula="of:=VLOOKUP([.B12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4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3</text:p>
          </table:table-cell>
          <table:table-cell office:value-type="float" office:value="62" table:style-name="ce5">
            <text:p>62</text:p>
          </table:table-cell>
          <table:table-cell office:value-type="float" office:value="743" table:style-name="ce7">
            <text:p>743</text:p>
          </table:table-cell>
          <table:table-cell office:value-type="string" office:string-value="платье с напуском на талии" table:formula="of:=VLOOKUP([.B125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5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6</text:p>
          </table:table-cell>
          <table:table-cell office:value-type="float" office:value="5" table:style-name="ce5">
            <text:p>5</text:p>
          </table:table-cell>
          <table:table-cell office:value-type="float" office:value="743" table:style-name="ce7">
            <text:p>743</text:p>
          </table:table-cell>
          <table:table-cell office:value-type="string" office:string-value="платье ретро" table:formula="of:=VLOOKUP([.B12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3</text:p>
          </table:table-cell>
          <table:table-cell office:value-type="float" office:value="88" table:style-name="ce5">
            <text:p>88</text:p>
          </table:table-cell>
          <table:table-cell office:value-type="float" office:value="743" table:style-name="ce7">
            <text:p>743</text:p>
          </table:table-cell>
          <table:table-cell office:value-type="string" office:string-value="брюки зауженные" table:formula="of:=VLOOKUP([.B12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7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8</text:p>
          </table:table-cell>
          <table:table-cell office:value-type="float" office:value="44" table:style-name="ce5">
            <text:p>44</text:p>
          </table:table-cell>
          <table:table-cell office:value-type="float" office:value="743" table:style-name="ce7">
            <text:p>743</text:p>
          </table:table-cell>
          <table:table-cell office:value-type="string" office:string-value="бермуды" table:formula="of:=VLOOKUP([.B12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8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9</text:p>
          </table:table-cell>
          <table:table-cell office:value-type="float" office:value="79" table:style-name="ce5">
            <text:p>79</text:p>
          </table:table-cell>
          <table:table-cell office:value-type="float" office:value="743" table:style-name="ce7">
            <text:p>743</text:p>
          </table:table-cell>
          <table:table-cell office:value-type="string" office:string-value="рубашка" table:formula="of:=VLOOKUP([.B12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2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5</text:p>
          </table:table-cell>
          <table:table-cell office:value-type="float" office:value="85" table:style-name="ce5">
            <text:p>85</text:p>
          </table:table-cell>
          <table:table-cell office:value-type="float" office:value="745" table:style-name="ce7">
            <text:p>745</text:p>
          </table:table-cell>
          <table:table-cell office:value-type="string" office:string-value="брюки прямые" table:formula="of:=VLOOKUP([.B13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0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1</text:p>
          </table:table-cell>
          <table:table-cell office:value-type="float" office:value="9" table:style-name="ce5">
            <text:p>9</text:p>
          </table:table-cell>
          <table:table-cell office:value-type="float" office:value="745" table:style-name="ce7">
            <text:p>745</text:p>
          </table:table-cell>
          <table:table-cell office:value-type="string" office:string-value="юбка солнце" table:formula="of:=VLOOKUP([.B13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1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5</text:p>
          </table:table-cell>
          <table:table-cell office:value-type="float" office:value="97" table:style-name="ce5">
            <text:p>97</text:p>
          </table:table-cell>
          <table:table-cell office:value-type="float" office:value="745" table:style-name="ce7">
            <text:p>745</text:p>
          </table:table-cell>
          <table:table-cell office:value-type="string" office:string-value="платье-сарафан" table:formula="of:=VLOOKUP([.B13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2</text:p>
          </table:table-cell>
          <table:table-cell office:value-type="float" office:value="50" table:style-name="ce5">
            <text:p>50</text:p>
          </table:table-cell>
          <table:table-cell office:value-type="float" office:value="745" table:style-name="ce7">
            <text:p>745</text:p>
          </table:table-cell>
          <table:table-cell office:value-type="string" office:string-value="платье с кокеткой" table:formula="of:=VLOOKUP([.B13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3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6</text:p>
          </table:table-cell>
          <table:table-cell office:value-type="float" office:value="55" table:style-name="ce5">
            <text:p>55</text:p>
          </table:table-cell>
          <table:table-cell office:value-type="float" office:value="745" table:style-name="ce7">
            <text:p>745</text:p>
          </table:table-cell>
          <table:table-cell office:value-type="string" office:string-value="платье-жилет" table:formula="of:=VLOOKUP([.B134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6</text:p>
          </table:table-cell>
          <table:table-cell office:value-type="float" office:value="35" table:style-name="ce5">
            <text:p>35</text:p>
          </table:table-cell>
          <table:table-cell office:value-type="float" office:value="746" table:style-name="ce7">
            <text:p>746</text:p>
          </table:table-cell>
          <table:table-cell office:value-type="string" office:string-value="юбка с запахом" table:formula="of:=VLOOKUP([.B13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5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</text:p>
          </table:table-cell>
          <table:table-cell office:value-type="float" office:value="93" table:style-name="ce5">
            <text:p>93</text:p>
          </table:table-cell>
          <table:table-cell office:value-type="float" office:value="746" table:style-name="ce7">
            <text:p>746</text:p>
          </table:table-cell>
          <table:table-cell office:value-type="string" office:string-value="бриджи" table:formula="of:=VLOOKUP([.B13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0</text:p>
          </table:table-cell>
          <table:table-cell office:value-type="float" office:value="39" table:style-name="ce5">
            <text:p>39</text:p>
          </table:table-cell>
          <table:table-cell office:value-type="float" office:value="746" table:style-name="ce7">
            <text:p>746</text:p>
          </table:table-cell>
          <table:table-cell office:value-type="string" office:string-value="капри" table:formula="of:=VLOOKUP([.B13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1</text:p>
          </table:table-cell>
          <table:table-cell office:value-type="float" office:value="96" table:style-name="ce5">
            <text:p>96</text:p>
          </table:table-cell>
          <table:table-cell office:value-type="float" office:value="747" table:style-name="ce7">
            <text:p>747</text:p>
          </table:table-cell>
          <table:table-cell office:value-type="string" office:string-value="юбка со складками" table:formula="of:=VLOOKUP([.B13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8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5</text:p>
          </table:table-cell>
          <table:table-cell office:value-type="float" office:value="34" table:style-name="ce5">
            <text:p>34</text:p>
          </table:table-cell>
          <table:table-cell office:value-type="float" office:value="747" table:style-name="ce7">
            <text:p>747</text:p>
          </table:table-cell>
          <table:table-cell office:value-type="string" office:string-value="брюки зауженные" table:formula="of:=VLOOKUP([.B13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39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</text:p>
          </table:table-cell>
          <table:table-cell office:value-type="float" office:value="115" table:style-name="ce5">
            <text:p>115</text:p>
          </table:table-cell>
          <table:table-cell office:value-type="float" office:value="748" table:style-name="ce7">
            <text:p>748</text:p>
          </table:table-cell>
          <table:table-cell office:value-type="string" office:string-value="юбка солнце" table:formula="of:=VLOOKUP([.B14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0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5</text:p>
          </table:table-cell>
          <table:table-cell office:value-type="float" office:value="55" table:style-name="ce5">
            <text:p>55</text:p>
          </table:table-cell>
          <table:table-cell office:value-type="float" office:value="748" table:style-name="ce7">
            <text:p>748</text:p>
          </table:table-cell>
          <table:table-cell office:value-type="string" office:string-value="бермуды" table:formula="of:=VLOOKUP([.B14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5</text:p>
          </table:table-cell>
          <table:table-cell office:value-type="float" office:value="113" table:style-name="ce5">
            <text:p>113</text:p>
          </table:table-cell>
          <table:table-cell office:value-type="float" office:value="748" table:style-name="ce7">
            <text:p>748</text:p>
          </table:table-cell>
          <table:table-cell office:value-type="string" office:string-value="рубашка" table:formula="of:=VLOOKUP([.B14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8</text:p>
          </table:table-cell>
          <table:table-cell office:value-type="float" office:value="40" table:style-name="ce5">
            <text:p>40</text:p>
          </table:table-cell>
          <table:table-cell office:value-type="float" office:value="749" table:style-name="ce7">
            <text:p>749</text:p>
          </table:table-cell>
          <table:table-cell office:value-type="string" office:string-value="юбка с запахом" table:formula="of:=VLOOKUP([.B14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</text:p>
          </table:table-cell>
          <table:table-cell office:value-type="float" office:value="66" table:style-name="ce5">
            <text:p>66</text:p>
          </table:table-cell>
          <table:table-cell office:value-type="float" office:value="750" table:style-name="ce7">
            <text:p>750</text:p>
          </table:table-cell>
          <table:table-cell office:value-type="string" office:string-value="юбка полусолнце" table:formula="of:=VLOOKUP([.B1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4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4</text:p>
          </table:table-cell>
          <table:table-cell office:value-type="float" office:value="114" table:style-name="ce5">
            <text:p>114</text:p>
          </table:table-cell>
          <table:table-cell office:value-type="float" office:value="750" table:style-name="ce7">
            <text:p>750</text:p>
          </table:table-cell>
          <table:table-cell office:value-type="string" office:string-value="блузка с длинным рукавом" table:formula="of:=VLOOKUP([.B14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0</text:p>
          </table:table-cell>
          <table:table-cell office:value-type="float" office:value="57" table:style-name="ce5">
            <text:p>57</text:p>
          </table:table-cell>
          <table:table-cell office:value-type="float" office:value="750" table:style-name="ce7">
            <text:p>750</text:p>
          </table:table-cell>
          <table:table-cell office:value-type="string" office:string-value="брюки клеш" table:formula="of:=VLOOKUP([.B14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6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7</text:p>
          </table:table-cell>
          <table:table-cell office:value-type="float" office:value="16" table:style-name="ce5">
            <text:p>16</text:p>
          </table:table-cell>
          <table:table-cell office:value-type="float" office:value="751" table:style-name="ce7">
            <text:p>751</text:p>
          </table:table-cell>
          <table:table-cell office:value-type="string" office:string-value="брюки прямые" table:formula="of:=VLOOKUP([.B14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9</text:p>
          </table:table-cell>
          <table:table-cell office:value-type="float" office:value="106" table:style-name="ce5">
            <text:p>106</text:p>
          </table:table-cell>
          <table:table-cell office:value-type="float" office:value="751" table:style-name="ce7">
            <text:p>751</text:p>
          </table:table-cell>
          <table:table-cell office:value-type="string" office:string-value="платье-трансформер" table:formula="of:=VLOOKUP([.B14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8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7</text:p>
          </table:table-cell>
          <table:table-cell office:value-type="float" office:value="11" table:style-name="ce5">
            <text:p>11</text:p>
          </table:table-cell>
          <table:table-cell office:value-type="float" office:value="751" table:style-name="ce7">
            <text:p>751</text:p>
          </table:table-cell>
          <table:table-cell office:value-type="string" office:string-value="платье-трансформер" table:formula="of:=VLOOKUP([.B149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49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4</text:p>
          </table:table-cell>
          <table:table-cell office:value-type="float" office:value="5" table:style-name="ce5">
            <text:p>5</text:p>
          </table:table-cell>
          <table:table-cell office:value-type="float" office:value="752" table:style-name="ce7">
            <text:p>752</text:p>
          </table:table-cell>
          <table:table-cell office:value-type="string" office:string-value="платье макси" table:formula="of:=VLOOKUP([.B150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0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4</text:p>
          </table:table-cell>
          <table:table-cell office:value-type="float" office:value="69" table:style-name="ce5">
            <text:p>69</text:p>
          </table:table-cell>
          <table:table-cell office:value-type="float" office:value="753" table:style-name="ce7">
            <text:p>753</text:p>
          </table:table-cell>
          <table:table-cell office:value-type="string" office:string-value="юбка с запахом" table:formula="of:=VLOOKUP([.B15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1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2</text:p>
          </table:table-cell>
          <table:table-cell office:value-type="float" office:value="97" table:style-name="ce5">
            <text:p>97</text:p>
          </table:table-cell>
          <table:table-cell office:value-type="float" office:value="754" table:style-name="ce7">
            <text:p>754</text:p>
          </table:table-cell>
          <table:table-cell office:value-type="string" office:string-value="брюки клеш" table:formula="of:=VLOOKUP([.B15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2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8</text:p>
          </table:table-cell>
          <table:table-cell office:value-type="float" office:value="25" table:style-name="ce5">
            <text:p>25</text:p>
          </table:table-cell>
          <table:table-cell office:value-type="float" office:value="755" table:style-name="ce7">
            <text:p>755</text:p>
          </table:table-cell>
          <table:table-cell office:value-type="string" office:string-value="брюки прямые" table:formula="of:=VLOOKUP([.B15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3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7</text:p>
          </table:table-cell>
          <table:table-cell office:value-type="float" office:value="6" table:style-name="ce5">
            <text:p>6</text:p>
          </table:table-cell>
          <table:table-cell office:value-type="float" office:value="756" table:style-name="ce7">
            <text:p>756</text:p>
          </table:table-cell>
          <table:table-cell office:value-type="string" office:string-value="юбка с оборкой" table:formula="of:=VLOOKUP([.B15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4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9</text:p>
          </table:table-cell>
          <table:table-cell office:value-type="float" office:value="61" table:style-name="ce5">
            <text:p>61</text:p>
          </table:table-cell>
          <table:table-cell office:value-type="float" office:value="757" table:style-name="ce7">
            <text:p>757</text:p>
          </table:table-cell>
          <table:table-cell office:value-type="string" office:string-value="капри" table:formula="of:=VLOOKUP([.B15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5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8</text:p>
          </table:table-cell>
          <table:table-cell office:value-type="float" office:value="82" table:style-name="ce5">
            <text:p>82</text:p>
          </table:table-cell>
          <table:table-cell office:value-type="float" office:value="757" table:style-name="ce7">
            <text:p>757</text:p>
          </table:table-cell>
          <table:table-cell office:value-type="string" office:string-value="платье-рубашка" table:formula="of:=VLOOKUP([.B15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9</text:p>
          </table:table-cell>
          <table:table-cell office:value-type="float" office:value="81" table:style-name="ce5">
            <text:p>81</text:p>
          </table:table-cell>
          <table:table-cell office:value-type="float" office:value="757" table:style-name="ce7">
            <text:p>757</text:p>
          </table:table-cell>
          <table:table-cell office:value-type="string" office:string-value="платье с напуском на талии" table:formula="of:=VLOOKUP([.B15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7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3</text:p>
          </table:table-cell>
          <table:table-cell office:value-type="float" office:value="43" table:style-name="ce5">
            <text:p>43</text:p>
          </table:table-cell>
          <table:table-cell office:value-type="float" office:value="758" table:style-name="ce7">
            <text:p>758</text:p>
          </table:table-cell>
          <table:table-cell office:value-type="string" office:string-value="платье с напуском на талии" table:formula="of:=VLOOKUP([.B15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7</text:p>
          </table:table-cell>
          <table:table-cell office:value-type="float" office:value="63" table:style-name="ce5">
            <text:p>63</text:p>
          </table:table-cell>
          <table:table-cell office:value-type="float" office:value="759" table:style-name="ce7">
            <text:p>759</text:p>
          </table:table-cell>
          <table:table-cell office:value-type="string" office:string-value="юбка полусолнце" table:formula="of:=VLOOKUP([.B15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5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7</text:p>
          </table:table-cell>
          <table:table-cell office:value-type="float" office:value="46" table:style-name="ce5">
            <text:p>46</text:p>
          </table:table-cell>
          <table:table-cell office:value-type="float" office:value="760" table:style-name="ce7">
            <text:p>760</text:p>
          </table:table-cell>
          <table:table-cell office:value-type="string" office:string-value="брюки прямые" table:formula="of:=VLOOKUP([.B16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0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1</text:p>
          </table:table-cell>
          <table:table-cell office:value-type="float" office:value="108" table:style-name="ce5">
            <text:p>108</text:p>
          </table:table-cell>
          <table:table-cell office:value-type="float" office:value="761" table:style-name="ce7">
            <text:p>761</text:p>
          </table:table-cell>
          <table:table-cell office:value-type="string" office:string-value="платье с запахом" table:formula="of:=VLOOKUP([.B161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1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8</text:p>
          </table:table-cell>
          <table:table-cell office:value-type="float" office:value="80" table:style-name="ce5">
            <text:p>80</text:p>
          </table:table-cell>
          <table:table-cell office:value-type="float" office:value="761" table:style-name="ce7">
            <text:p>761</text:p>
          </table:table-cell>
          <table:table-cell office:value-type="string" office:string-value="брюки клеш" table:formula="of:=VLOOKUP([.B162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2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34</text:p>
          </table:table-cell>
          <table:table-cell office:value-type="float" office:value="29" table:style-name="ce5">
            <text:p>29</text:p>
          </table:table-cell>
          <table:table-cell office:value-type="float" office:value="761" table:style-name="ce7">
            <text:p>761</text:p>
          </table:table-cell>
          <table:table-cell office:value-type="string" office:string-value="платье-жилет" table:formula="of:=VLOOKUP([.B163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43</text:p>
          </table:table-cell>
          <table:table-cell office:value-type="float" office:value="67" table:style-name="ce5">
            <text:p>67</text:p>
          </table:table-cell>
          <table:table-cell office:value-type="float" office:value="762" table:style-name="ce7">
            <text:p>762</text:p>
          </table:table-cell>
          <table:table-cell office:value-type="string" office:string-value="платье-сарафан" table:formula="of:=VLOOKUP([.B16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4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7</text:p>
          </table:table-cell>
          <table:table-cell office:value-type="float" office:value="73" table:style-name="ce5">
            <text:p>73</text:p>
          </table:table-cell>
          <table:table-cell office:value-type="float" office:value="762" table:style-name="ce7">
            <text:p>762</text:p>
          </table:table-cell>
          <table:table-cell office:value-type="string" office:string-value="бриджи" table:formula="of:=VLOOKUP([.B165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5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4</text:p>
          </table:table-cell>
          <table:table-cell office:value-type="float" office:value="87" table:style-name="ce5">
            <text:p>87</text:p>
          </table:table-cell>
          <table:table-cell office:value-type="float" office:value="762" table:style-name="ce7">
            <text:p>762</text:p>
          </table:table-cell>
          <table:table-cell office:value-type="string" office:string-value="бермуды" table:formula="of:=VLOOKUP([.B166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6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5</text:p>
          </table:table-cell>
          <table:table-cell office:value-type="float" office:value="110" table:style-name="ce5">
            <text:p>110</text:p>
          </table:table-cell>
          <table:table-cell office:value-type="float" office:value="763" table:style-name="ce7">
            <text:p>763</text:p>
          </table:table-cell>
          <table:table-cell office:value-type="string" office:string-value="платье с кокеткой" table:formula="of:=VLOOKUP([.B16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7</text:p>
          </table:table-cell>
          <table:table-cell office:value-type="float" office:value="52" table:style-name="ce5">
            <text:p>52</text:p>
          </table:table-cell>
          <table:table-cell office:value-type="float" office:value="763" table:style-name="ce7">
            <text:p>763</text:p>
          </table:table-cell>
          <table:table-cell office:value-type="string" office:string-value="юбка солнце" table:formula="of:=VLOOKUP([.B16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8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4</text:p>
          </table:table-cell>
          <table:table-cell office:value-type="float" office:value="81" table:style-name="ce5">
            <text:p>81</text:p>
          </table:table-cell>
          <table:table-cell office:value-type="float" office:value="763" table:style-name="ce7">
            <text:p>763</text:p>
          </table:table-cell>
          <table:table-cell office:value-type="string" office:string-value="бриджи" table:formula="of:=VLOOKUP([.B16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69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0</text:p>
          </table:table-cell>
          <table:table-cell office:value-type="float" office:value="19" table:style-name="ce5">
            <text:p>19</text:p>
          </table:table-cell>
          <table:table-cell office:value-type="float" office:value="764" table:style-name="ce7">
            <text:p>764</text:p>
          </table:table-cell>
          <table:table-cell office:value-type="string" office:string-value="платье прямое" table:formula="of:=VLOOKUP([.B17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8</text:p>
          </table:table-cell>
          <table:table-cell office:value-type="float" office:value="27" table:style-name="ce5">
            <text:p>27</text:p>
          </table:table-cell>
          <table:table-cell office:value-type="float" office:value="764" table:style-name="ce7">
            <text:p>764</text:p>
          </table:table-cell>
          <table:table-cell office:value-type="string" office:string-value="блузка с длинным рукавом" table:formula="of:=VLOOKUP([.B17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1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0</text:p>
          </table:table-cell>
          <table:table-cell office:value-type="float" office:value="104" table:style-name="ce5">
            <text:p>104</text:p>
          </table:table-cell>
          <table:table-cell office:value-type="float" office:value="764" table:style-name="ce7">
            <text:p>764</text:p>
          </table:table-cell>
          <table:table-cell office:value-type="string" office:string-value="рубашка" table:formula="of:=VLOOKUP([.B1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2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5</text:p>
          </table:table-cell>
          <table:table-cell office:value-type="float" office:value="29" table:style-name="ce5">
            <text:p>29</text:p>
          </table:table-cell>
          <table:table-cell office:value-type="float" office:value="765" table:style-name="ce7">
            <text:p>765</text:p>
          </table:table-cell>
          <table:table-cell office:value-type="string" office:string-value="платье-сарафан" table:formula="of:=VLOOKUP([.B173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3</text:p>
          </table:table-cell>
          <table:table-cell office:value-type="float" office:value="93" table:style-name="ce5">
            <text:p>93</text:p>
          </table:table-cell>
          <table:table-cell office:value-type="float" office:value="766" table:style-name="ce7">
            <text:p>766</text:p>
          </table:table-cell>
          <table:table-cell office:value-type="string" office:string-value="платье-сарафан" table:formula="of:=VLOOKUP([.B17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4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7</text:p>
          </table:table-cell>
          <table:table-cell office:value-type="float" office:value="77" table:style-name="ce5">
            <text:p>77</text:p>
          </table:table-cell>
          <table:table-cell office:value-type="float" office:value="767" table:style-name="ce7">
            <text:p>767</text:p>
          </table:table-cell>
          <table:table-cell office:value-type="string" office:string-value="платье миди" table:formula="of:=VLOOKUP([.B17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5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</text:p>
          </table:table-cell>
          <table:table-cell office:value-type="float" office:value="47" table:style-name="ce5">
            <text:p>47</text:p>
          </table:table-cell>
          <table:table-cell office:value-type="float" office:value="767" table:style-name="ce7">
            <text:p>767</text:p>
          </table:table-cell>
          <table:table-cell office:value-type="string" office:string-value="платье прямое" table:formula="of:=VLOOKUP([.B17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6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6</text:p>
          </table:table-cell>
          <table:table-cell office:value-type="float" office:value="88" table:style-name="ce5">
            <text:p>88</text:p>
          </table:table-cell>
          <table:table-cell office:value-type="float" office:value="767" table:style-name="ce7">
            <text:p>767</text:p>
          </table:table-cell>
          <table:table-cell office:value-type="string" office:string-value="платье-халат" table:formula="of:=VLOOKUP([.B177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7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8</text:p>
          </table:table-cell>
          <table:table-cell office:value-type="float" office:value="90" table:style-name="ce5">
            <text:p>90</text:p>
          </table:table-cell>
          <table:table-cell office:value-type="float" office:value="768" table:style-name="ce7">
            <text:p>768</text:p>
          </table:table-cell>
          <table:table-cell office:value-type="string" office:string-value="юбка с запахом" table:formula="of:=VLOOKUP([.B1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1</text:p>
          </table:table-cell>
          <table:table-cell office:value-type="float" office:value="111" table:style-name="ce5">
            <text:p>111</text:p>
          </table:table-cell>
          <table:table-cell office:value-type="float" office:value="768" table:style-name="ce7">
            <text:p>768</text:p>
          </table:table-cell>
          <table:table-cell office:value-type="string" office:string-value="юбка солнце" table:formula="of:=VLOOKUP([.B17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79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0</text:p>
          </table:table-cell>
          <table:table-cell office:value-type="float" office:value="103" table:style-name="ce5">
            <text:p>103</text:p>
          </table:table-cell>
          <table:table-cell office:value-type="float" office:value="768" table:style-name="ce7">
            <text:p>768</text:p>
          </table:table-cell>
          <table:table-cell office:value-type="string" office:string-value="платье-рубашка" table:formula="of:=VLOOKUP([.B18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0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5</text:p>
          </table:table-cell>
          <table:table-cell office:value-type="float" office:value="64" table:style-name="ce5">
            <text:p>64</text:p>
          </table:table-cell>
          <table:table-cell office:value-type="float" office:value="768" table:style-name="ce7">
            <text:p>768</text:p>
          </table:table-cell>
          <table:table-cell office:value-type="string" office:string-value="платье с напуском на талии" table:formula="of:=VLOOKUP([.B181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4</text:p>
          </table:table-cell>
          <table:table-cell office:value-type="float" office:value="31" table:style-name="ce5">
            <text:p>31</text:p>
          </table:table-cell>
          <table:table-cell office:value-type="float" office:value="769" table:style-name="ce7">
            <text:p>769</text:p>
          </table:table-cell>
          <table:table-cell office:value-type="string" office:string-value="юбка солнце" table:formula="of:=VLOOKUP([.B18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2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0</text:p>
          </table:table-cell>
          <table:table-cell office:value-type="float" office:value="103" table:style-name="ce5">
            <text:p>103</text:p>
          </table:table-cell>
          <table:table-cell office:value-type="float" office:value="770" table:style-name="ce7">
            <text:p>770</text:p>
          </table:table-cell>
          <table:table-cell office:value-type="string" office:string-value="блузка с длинным рукавом" table:formula="of:=VLOOKUP([.B18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3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5</text:p>
          </table:table-cell>
          <table:table-cell office:value-type="float" office:value="8" table:style-name="ce5">
            <text:p>8</text:p>
          </table:table-cell>
          <table:table-cell office:value-type="float" office:value="770" table:style-name="ce7">
            <text:p>770</text:p>
          </table:table-cell>
          <table:table-cell office:value-type="string" office:string-value="брюки зауженные" table:formula="of:=VLOOKUP([.B18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4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8</text:p>
          </table:table-cell>
          <table:table-cell office:value-type="float" office:value="3" table:style-name="ce5">
            <text:p>3</text:p>
          </table:table-cell>
          <table:table-cell office:value-type="float" office:value="771" table:style-name="ce7">
            <text:p>771</text:p>
          </table:table-cell>
          <table:table-cell office:value-type="string" office:string-value="брюки прямые" table:formula="of:=VLOOKUP([.B18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5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5</text:p>
          </table:table-cell>
          <table:table-cell office:value-type="float" office:value="97" table:style-name="ce5">
            <text:p>97</text:p>
          </table:table-cell>
          <table:table-cell office:value-type="float" office:value="772" table:style-name="ce7">
            <text:p>772</text:p>
          </table:table-cell>
          <table:table-cell office:value-type="string" office:string-value="платье прямое" table:formula="of:=VLOOKUP([.B18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9</text:p>
          </table:table-cell>
          <table:table-cell office:value-type="float" office:value="71" table:style-name="ce5">
            <text:p>71</text:p>
          </table:table-cell>
          <table:table-cell office:value-type="float" office:value="772" table:style-name="ce7">
            <text:p>772</text:p>
          </table:table-cell>
          <table:table-cell office:value-type="string" office:string-value="платье-трансформер" table:formula="of:=VLOOKUP([.B18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7</text:p>
          </table:table-cell>
          <table:table-cell office:value-type="float" office:value="92" table:style-name="ce5">
            <text:p>92</text:p>
          </table:table-cell>
          <table:table-cell office:value-type="float" office:value="773" table:style-name="ce7">
            <text:p>773</text:p>
          </table:table-cell>
          <table:table-cell office:value-type="string" office:string-value="юбка со складками" table:formula="of:=VLOOKUP([.B18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8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4</text:p>
          </table:table-cell>
          <table:table-cell office:value-type="float" office:value="19" table:style-name="ce5">
            <text:p>19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прямое" table:formula="of:=VLOOKUP([.B18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8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8</text:p>
          </table:table-cell>
          <table:table-cell office:value-type="float" office:value="66" table:style-name="ce5">
            <text:p>66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-кимоно" table:formula="of:=VLOOKUP([.B19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5</text:p>
          </table:table-cell>
          <table:table-cell office:value-type="float" office:value="34" table:style-name="ce5">
            <text:p>34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прямое" table:formula="of:=VLOOKUP([.B19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1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43</text:p>
          </table:table-cell>
          <table:table-cell office:value-type="float" office:value="75" table:style-name="ce5">
            <text:p>75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с напуском на талии" table:formula="of:=VLOOKUP([.B192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4</text:p>
          </table:table-cell>
          <table:table-cell office:value-type="float" office:value="63" table:style-name="ce5">
            <text:p>63</text:p>
          </table:table-cell>
          <table:table-cell office:value-type="float" office:value="774" table:style-name="ce7">
            <text:p>774</text:p>
          </table:table-cell>
          <table:table-cell office:value-type="string" office:string-value="платье с кокеткой" table:formula="of:=VLOOKUP([.B19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3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7</text:p>
          </table:table-cell>
          <table:table-cell office:value-type="float" office:value="88" table:style-name="ce5">
            <text:p>88</text:p>
          </table:table-cell>
          <table:table-cell office:value-type="float" office:value="776" table:style-name="ce7">
            <text:p>776</text:p>
          </table:table-cell>
          <table:table-cell office:value-type="string" office:string-value="юбка со складками" table:formula="of:=VLOOKUP([.B19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4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0</text:p>
          </table:table-cell>
          <table:table-cell office:value-type="float" office:value="112" table:style-name="ce5">
            <text:p>112</text:p>
          </table:table-cell>
          <table:table-cell office:value-type="float" office:value="776" table:style-name="ce7">
            <text:p>776</text:p>
          </table:table-cell>
          <table:table-cell office:value-type="string" office:string-value="платье-жилет" table:formula="of:=VLOOKUP([.B195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5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43</text:p>
          </table:table-cell>
          <table:table-cell office:value-type="float" office:value="14" table:style-name="ce5">
            <text:p>14</text:p>
          </table:table-cell>
          <table:table-cell office:value-type="float" office:value="776" table:style-name="ce7">
            <text:p>776</text:p>
          </table:table-cell>
          <table:table-cell office:value-type="string" office:string-value="платье-жилет" table:formula="of:=VLOOKUP([.B196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6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6</text:p>
          </table:table-cell>
          <table:table-cell office:value-type="float" office:value="61" table:style-name="ce5">
            <text:p>61</text:p>
          </table:table-cell>
          <table:table-cell office:value-type="float" office:value="777" table:style-name="ce7">
            <text:p>777</text:p>
          </table:table-cell>
          <table:table-cell office:value-type="string" office:string-value="юбка с запахом" table:formula="of:=VLOOKUP([.B19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7</text:p>
          </table:table-cell>
          <table:table-cell office:value-type="float" office:value="98" table:style-name="ce5">
            <text:p>98</text:p>
          </table:table-cell>
          <table:table-cell office:value-type="float" office:value="777" table:style-name="ce7">
            <text:p>777</text:p>
          </table:table-cell>
          <table:table-cell office:value-type="string" office:string-value="капри" table:formula="of:=VLOOKUP([.B19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8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6</text:p>
          </table:table-cell>
          <table:table-cell office:value-type="float" office:value="7" table:style-name="ce5">
            <text:p>7</text:p>
          </table:table-cell>
          <table:table-cell office:value-type="float" office:value="777" table:style-name="ce7">
            <text:p>777</text:p>
          </table:table-cell>
          <table:table-cell office:value-type="string" office:string-value="юбка солнце" table:formula="of:=VLOOKUP([.B19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199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6</text:p>
          </table:table-cell>
          <table:table-cell office:value-type="float" office:value="114" table:style-name="ce5">
            <text:p>114</text:p>
          </table:table-cell>
          <table:table-cell office:value-type="float" office:value="778" table:style-name="ce7">
            <text:p>778</text:p>
          </table:table-cell>
          <table:table-cell office:value-type="string" office:string-value="брюки прямые" table:formula="of:=VLOOKUP([.B2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0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6</text:p>
          </table:table-cell>
          <table:table-cell office:value-type="float" office:value="107" table:style-name="ce5">
            <text:p>107</text:p>
          </table:table-cell>
          <table:table-cell office:value-type="float" office:value="778" table:style-name="ce7">
            <text:p>778</text:p>
          </table:table-cell>
          <table:table-cell office:value-type="string" office:string-value="капри" table:formula="of:=VLOOKUP([.B20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2</text:p>
          </table:table-cell>
          <table:table-cell office:value-type="float" office:value="84" table:style-name="ce5">
            <text:p>84</text:p>
          </table:table-cell>
          <table:table-cell office:value-type="float" office:value="780" table:style-name="ce7">
            <text:p>780</text:p>
          </table:table-cell>
          <table:table-cell office:value-type="string" office:string-value="юбка с запахом" table:formula="of:=VLOOKUP([.B20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2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5</text:p>
          </table:table-cell>
          <table:table-cell office:value-type="float" office:value="31" table:style-name="ce5">
            <text:p>31</text:p>
          </table:table-cell>
          <table:table-cell office:value-type="float" office:value="780" table:style-name="ce7">
            <text:p>780</text:p>
          </table:table-cell>
          <table:table-cell office:value-type="string" office:string-value="юбка со складками" table:formula="of:=VLOOKUP([.B20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9</text:p>
          </table:table-cell>
          <table:table-cell office:value-type="float" office:value="27" table:style-name="ce5">
            <text:p>27</text:p>
          </table:table-cell>
          <table:table-cell office:value-type="float" office:value="780" table:style-name="ce7">
            <text:p>780</text:p>
          </table:table-cell>
          <table:table-cell office:value-type="string" office:string-value="платье-сарафан" table:formula="of:=VLOOKUP([.B20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</text:p>
          </table:table-cell>
          <table:table-cell office:value-type="float" office:value="50" table:style-name="ce5">
            <text:p>50</text:p>
          </table:table-cell>
          <table:table-cell office:value-type="float" office:value="781" table:style-name="ce7">
            <text:p>781</text:p>
          </table:table-cell>
          <table:table-cell office:value-type="string" office:string-value="юбка с запахом" table:formula="of:=VLOOKUP([.B20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6</text:p>
          </table:table-cell>
          <table:table-cell office:value-type="float" office:value="107" table:style-name="ce5">
            <text:p>107</text:p>
          </table:table-cell>
          <table:table-cell office:value-type="float" office:value="781" table:style-name="ce7">
            <text:p>781</text:p>
          </table:table-cell>
          <table:table-cell office:value-type="string" office:string-value="брюки клеш" table:formula="of:=VLOOKUP([.B20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6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0</text:p>
          </table:table-cell>
          <table:table-cell office:value-type="float" office:value="89" table:style-name="ce5">
            <text:p>89</text:p>
          </table:table-cell>
          <table:table-cell office:value-type="float" office:value="781" table:style-name="ce7">
            <text:p>781</text:p>
          </table:table-cell>
          <table:table-cell office:value-type="string" office:string-value="юбка с оборкой" table:formula="of:=VLOOKUP([.B20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7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9</text:p>
          </table:table-cell>
          <table:table-cell office:value-type="float" office:value="21" table:style-name="ce5">
            <text:p>21</text:p>
          </table:table-cell>
          <table:table-cell office:value-type="float" office:value="782" table:style-name="ce7">
            <text:p>782</text:p>
          </table:table-cell>
          <table:table-cell office:value-type="string" office:string-value="юбка с оборкой" table:formula="of:=VLOOKUP([.B20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8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3</text:p>
          </table:table-cell>
          <table:table-cell office:value-type="float" office:value="114" table:style-name="ce5">
            <text:p>114</text:p>
          </table:table-cell>
          <table:table-cell office:value-type="float" office:value="782" table:style-name="ce7">
            <text:p>782</text:p>
          </table:table-cell>
          <table:table-cell office:value-type="string" office:string-value="платье-трапеция" table:formula="of:=VLOOKUP([.B209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09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17</text:p>
          </table:table-cell>
          <table:table-cell office:value-type="float" office:value="89" table:style-name="ce5">
            <text:p>89</text:p>
          </table:table-cell>
          <table:table-cell office:value-type="float" office:value="783" table:style-name="ce7">
            <text:p>783</text:p>
          </table:table-cell>
          <table:table-cell office:value-type="string" office:string-value="рубашка" table:formula="of:=VLOOKUP([.B21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0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8</text:p>
          </table:table-cell>
          <table:table-cell office:value-type="float" office:value="14" table:style-name="ce5">
            <text:p>14</text:p>
          </table:table-cell>
          <table:table-cell office:value-type="float" office:value="784" table:style-name="ce7">
            <text:p>784</text:p>
          </table:table-cell>
          <table:table-cell office:value-type="string" office:string-value="платье макси" table:formula="of:=VLOOKUP([.B21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1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7</text:p>
          </table:table-cell>
          <table:table-cell office:value-type="float" office:value="112" table:style-name="ce5">
            <text:p>112</text:p>
          </table:table-cell>
          <table:table-cell office:value-type="float" office:value="785" table:style-name="ce7">
            <text:p>785</text:p>
          </table:table-cell>
          <table:table-cell office:value-type="string" office:string-value="платье-сарафан" table:formula="of:=VLOOKUP([.B21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2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7</text:p>
          </table:table-cell>
          <table:table-cell office:value-type="float" office:value="46" table:style-name="ce5">
            <text:p>46</text:p>
          </table:table-cell>
          <table:table-cell office:value-type="float" office:value="785" table:style-name="ce7">
            <text:p>785</text:p>
          </table:table-cell>
          <table:table-cell office:value-type="string" office:string-value="платье-жилет" table:formula="of:=VLOOKUP([.B213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3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4</text:p>
          </table:table-cell>
          <table:table-cell office:value-type="float" office:value="102" table:style-name="ce5">
            <text:p>102</text:p>
          </table:table-cell>
          <table:table-cell office:value-type="float" office:value="786" table:style-name="ce7">
            <text:p>786</text:p>
          </table:table-cell>
          <table:table-cell office:value-type="string" office:string-value="блузка с длинным рукавом" table:formula="of:=VLOOKUP([.B21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4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1</text:p>
          </table:table-cell>
          <table:table-cell office:value-type="float" office:value="21" table:style-name="ce5">
            <text:p>21</text:p>
          </table:table-cell>
          <table:table-cell office:value-type="float" office:value="786" table:style-name="ce7">
            <text:p>786</text:p>
          </table:table-cell>
          <table:table-cell office:value-type="string" office:string-value="платье с напуском на талии" table:formula="of:=VLOOKUP([.B215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8</text:p>
          </table:table-cell>
          <table:table-cell office:value-type="float" office:value="111" table:style-name="ce5">
            <text:p>111</text:p>
          </table:table-cell>
          <table:table-cell office:value-type="float" office:value="786" table:style-name="ce7">
            <text:p>786</text:p>
          </table:table-cell>
          <table:table-cell office:value-type="string" office:string-value="юбка с оборкой" table:formula="of:=VLOOKUP([.B2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5</text:p>
          </table:table-cell>
          <table:table-cell office:value-type="float" office:value="105" table:style-name="ce5">
            <text:p>105</text:p>
          </table:table-cell>
          <table:table-cell office:value-type="float" office:value="787" table:style-name="ce7">
            <text:p>787</text:p>
          </table:table-cell>
          <table:table-cell office:value-type="string" office:string-value="платье с напуском на талии" table:formula="of:=VLOOKUP([.B21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7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8</text:p>
          </table:table-cell>
          <table:table-cell office:value-type="float" office:value="118" table:style-name="ce5">
            <text:p>118</text:p>
          </table:table-cell>
          <table:table-cell office:value-type="float" office:value="787" table:style-name="ce7">
            <text:p>787</text:p>
          </table:table-cell>
          <table:table-cell office:value-type="string" office:string-value="платье макси" table:formula="of:=VLOOKUP([.B218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8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0</text:p>
          </table:table-cell>
          <table:table-cell office:value-type="float" office:value="38" table:style-name="ce5">
            <text:p>38</text:p>
          </table:table-cell>
          <table:table-cell office:value-type="float" office:value="787" table:style-name="ce7">
            <text:p>787</text:p>
          </table:table-cell>
          <table:table-cell office:value-type="string" office:string-value="платье ретро" table:formula="of:=VLOOKUP([.B21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1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0</text:p>
          </table:table-cell>
          <table:table-cell office:value-type="float" office:value="66" table:style-name="ce5">
            <text:p>66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-туника" table:formula="of:=VLOOKUP([.B22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6</text:p>
          </table:table-cell>
          <table:table-cell office:value-type="float" office:value="68" table:style-name="ce5">
            <text:p>68</text:p>
          </table:table-cell>
          <table:table-cell office:value-type="float" office:value="788" table:style-name="ce7">
            <text:p>788</text:p>
          </table:table-cell>
          <table:table-cell office:value-type="string" office:string-value="блузка с длинным рукавом" table:formula="of:=VLOOKUP([.B22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1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9</text:p>
          </table:table-cell>
          <table:table-cell office:value-type="float" office:value="30" table:style-name="ce5">
            <text:p>30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 прямое" table:formula="of:=VLOOKUP([.B222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</text:p>
          </table:table-cell>
          <table:table-cell office:value-type="float" office:value="51" table:style-name="ce5">
            <text:p>51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 ретро" table:formula="of:=VLOOKUP([.B22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3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40</text:p>
          </table:table-cell>
          <table:table-cell office:value-type="float" office:value="90" table:style-name="ce5">
            <text:p>90</text:p>
          </table:table-cell>
          <table:table-cell office:value-type="float" office:value="788" table:style-name="ce7">
            <text:p>788</text:p>
          </table:table-cell>
          <table:table-cell office:value-type="string" office:string-value="платье-жилет" table:formula="of:=VLOOKUP([.B224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4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0</text:p>
          </table:table-cell>
          <table:table-cell office:value-type="float" office:value="94" table:style-name="ce5">
            <text:p>94</text:p>
          </table:table-cell>
          <table:table-cell office:value-type="float" office:value="789" table:style-name="ce7">
            <text:p>789</text:p>
          </table:table-cell>
          <table:table-cell office:value-type="string" office:string-value="юбка с запахом" table:formula="of:=VLOOKUP([.B22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</text:p>
          </table:table-cell>
          <table:table-cell office:value-type="float" office:value="5" table:style-name="ce5">
            <text:p>5</text:p>
          </table:table-cell>
          <table:table-cell office:value-type="float" office:value="789" table:style-name="ce7">
            <text:p>789</text:p>
          </table:table-cell>
          <table:table-cell office:value-type="string" office:string-value="блузка с длинным рукавом" table:formula="of:=VLOOKUP([.B22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6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8</text:p>
          </table:table-cell>
          <table:table-cell office:value-type="float" office:value="116" table:style-name="ce5">
            <text:p>116</text:p>
          </table:table-cell>
          <table:table-cell office:value-type="float" office:value="789" table:style-name="ce7">
            <text:p>789</text:p>
          </table:table-cell>
          <table:table-cell office:value-type="string" office:string-value="платье макси" table:formula="of:=VLOOKUP([.B227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7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</text:p>
          </table:table-cell>
          <table:table-cell office:value-type="float" office:value="80" table:style-name="ce5">
            <text:p>80</text:p>
          </table:table-cell>
          <table:table-cell office:value-type="float" office:value="789" table:style-name="ce7">
            <text:p>789</text:p>
          </table:table-cell>
          <table:table-cell office:value-type="string" office:string-value="юбка с оборкой" table:formula="of:=VLOOKUP([.B22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8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7</text:p>
          </table:table-cell>
          <table:table-cell office:value-type="float" office:value="112" table:style-name="ce5">
            <text:p>112</text:p>
          </table:table-cell>
          <table:table-cell office:value-type="float" office:value="790" table:style-name="ce7">
            <text:p>790</text:p>
          </table:table-cell>
          <table:table-cell office:value-type="string" office:string-value="платье-сарафан" table:formula="of:=VLOOKUP([.B229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2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40</text:p>
          </table:table-cell>
          <table:table-cell office:value-type="float" office:value="28" table:style-name="ce5">
            <text:p>28</text:p>
          </table:table-cell>
          <table:table-cell office:value-type="float" office:value="790" table:style-name="ce7">
            <text:p>790</text:p>
          </table:table-cell>
          <table:table-cell office:value-type="string" office:string-value="платье ретро" table:formula="of:=VLOOKUP([.B23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0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5</text:p>
          </table:table-cell>
          <table:table-cell office:value-type="float" office:value="37" table:style-name="ce5">
            <text:p>37</text:p>
          </table:table-cell>
          <table:table-cell office:value-type="float" office:value="791" table:style-name="ce7">
            <text:p>791</text:p>
          </table:table-cell>
          <table:table-cell office:value-type="string" office:string-value="платье с кокеткой" table:formula="of:=VLOOKUP([.B231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9</text:p>
          </table:table-cell>
          <table:table-cell office:value-type="float" office:value="51" table:style-name="ce5">
            <text:p>51</text:p>
          </table:table-cell>
          <table:table-cell office:value-type="float" office:value="791" table:style-name="ce7">
            <text:p>791</text:p>
          </table:table-cell>
          <table:table-cell office:value-type="string" office:string-value="платье миди" table:formula="of:=VLOOKUP([.B23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2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9</text:p>
          </table:table-cell>
          <table:table-cell office:value-type="float" office:value="22" table:style-name="ce5">
            <text:p>22</text:p>
          </table:table-cell>
          <table:table-cell office:value-type="float" office:value="792" table:style-name="ce7">
            <text:p>792</text:p>
          </table:table-cell>
          <table:table-cell office:value-type="string" office:string-value="юбка полусолнце" table:formula="of:=VLOOKUP([.B23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1</text:p>
          </table:table-cell>
          <table:table-cell office:value-type="float" office:value="42" table:style-name="ce5">
            <text:p>42</text:p>
          </table:table-cell>
          <table:table-cell office:value-type="float" office:value="792" table:style-name="ce7">
            <text:p>792</text:p>
          </table:table-cell>
          <table:table-cell office:value-type="string" office:string-value="юбка солнце" table:formula="of:=VLOOKUP([.B23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4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4</text:p>
          </table:table-cell>
          <table:table-cell office:value-type="float" office:value="14" table:style-name="ce5">
            <text:p>14</text:p>
          </table:table-cell>
          <table:table-cell office:value-type="float" office:value="792" table:style-name="ce7">
            <text:p>792</text:p>
          </table:table-cell>
          <table:table-cell office:value-type="string" office:string-value="брюки прямые" table:formula="of:=VLOOKUP([.B23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5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6</text:p>
          </table:table-cell>
          <table:table-cell office:value-type="float" office:value="6" table:style-name="ce5">
            <text:p>6</text:p>
          </table:table-cell>
          <table:table-cell office:value-type="float" office:value="792" table:style-name="ce7">
            <text:p>792</text:p>
          </table:table-cell>
          <table:table-cell office:value-type="string" office:string-value="брюки прямые" table:formula="of:=VLOOKUP([.B23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6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6</text:p>
          </table:table-cell>
          <table:table-cell office:value-type="float" office:value="28" table:style-name="ce5">
            <text:p>28</text:p>
          </table:table-cell>
          <table:table-cell office:value-type="float" office:value="793" table:style-name="ce7">
            <text:p>793</text:p>
          </table:table-cell>
          <table:table-cell office:value-type="string" office:string-value="юбка с запахом" table:formula="of:=VLOOKUP([.B23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3</text:p>
          </table:table-cell>
          <table:table-cell office:value-type="float" office:value="7" table:style-name="ce5">
            <text:p>7</text:p>
          </table:table-cell>
          <table:table-cell office:value-type="float" office:value="793" table:style-name="ce7">
            <text:p>793</text:p>
          </table:table-cell>
          <table:table-cell office:value-type="string" office:string-value="платье-трансформер" table:formula="of:=VLOOKUP([.B23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8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1</text:p>
          </table:table-cell>
          <table:table-cell office:value-type="float" office:value="19" table:style-name="ce5">
            <text:p>19</text:p>
          </table:table-cell>
          <table:table-cell office:value-type="float" office:value="793" table:style-name="ce7">
            <text:p>793</text:p>
          </table:table-cell>
          <table:table-cell office:value-type="string" office:string-value="рубашка" table:formula="of:=VLOOKUP([.B23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3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6</text:p>
          </table:table-cell>
          <table:table-cell office:value-type="float" office:value="78" table:style-name="ce5">
            <text:p>78</text:p>
          </table:table-cell>
          <table:table-cell office:value-type="float" office:value="794" table:style-name="ce7">
            <text:p>794</text:p>
          </table:table-cell>
          <table:table-cell office:value-type="string" office:string-value="платье-туника" table:formula="of:=VLOOKUP([.B24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0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9</text:p>
          </table:table-cell>
          <table:table-cell office:value-type="float" office:value="96" table:style-name="ce5">
            <text:p>96</text:p>
          </table:table-cell>
          <table:table-cell office:value-type="float" office:value="794" table:style-name="ce7">
            <text:p>794</text:p>
          </table:table-cell>
          <table:table-cell office:value-type="string" office:string-value="юбка со складками" table:formula="of:=VLOOKUP([.B24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1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3</text:p>
          </table:table-cell>
          <table:table-cell office:value-type="float" office:value="22" table:style-name="ce5">
            <text:p>22</text:p>
          </table:table-cell>
          <table:table-cell office:value-type="float" office:value="794" table:style-name="ce7">
            <text:p>794</text:p>
          </table:table-cell>
          <table:table-cell office:value-type="string" office:string-value="платье с запахом" table:formula="of:=VLOOKUP([.B242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2</text:p>
          </table:table-cell>
          <table:table-cell office:value-type="float" office:value="113" table:style-name="ce5">
            <text:p>113</text:p>
          </table:table-cell>
          <table:table-cell office:value-type="float" office:value="794" table:style-name="ce7">
            <text:p>794</text:p>
          </table:table-cell>
          <table:table-cell office:value-type="string" office:string-value="платье с кокеткой" table:formula="of:=VLOOKUP([.B24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5</text:p>
          </table:table-cell>
          <table:table-cell office:value-type="float" office:value="59" table:style-name="ce5">
            <text:p>59</text:p>
          </table:table-cell>
          <table:table-cell office:value-type="float" office:value="795" table:style-name="ce7">
            <text:p>795</text:p>
          </table:table-cell>
          <table:table-cell office:value-type="string" office:string-value="юбка полусолнце" table:formula="of:=VLOOKUP([.B24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4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9</text:p>
          </table:table-cell>
          <table:table-cell office:value-type="float" office:value="51" table:style-name="ce5">
            <text:p>51</text:p>
          </table:table-cell>
          <table:table-cell office:value-type="float" office:value="795" table:style-name="ce7">
            <text:p>795</text:p>
          </table:table-cell>
          <table:table-cell office:value-type="string" office:string-value="юбка полусолнце" table:formula="of:=VLOOKUP([.B245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4</text:p>
          </table:table-cell>
          <table:table-cell office:value-type="float" office:value="119" table:style-name="ce5">
            <text:p>119</text:p>
          </table:table-cell>
          <table:table-cell office:value-type="float" office:value="795" table:style-name="ce7">
            <text:p>795</text:p>
          </table:table-cell>
          <table:table-cell office:value-type="string" office:string-value="блузка с длинным рукавом" table:formula="of:=VLOOKUP([.B24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6</text:p>
          </table:table-cell>
          <table:table-cell office:value-type="float" office:value="31" table:style-name="ce5">
            <text:p>31</text:p>
          </table:table-cell>
          <table:table-cell office:value-type="float" office:value="796" table:style-name="ce7">
            <text:p>796</text:p>
          </table:table-cell>
          <table:table-cell office:value-type="string" office:string-value="брюки прямые" table:formula="of:=VLOOKUP([.B24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7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4</text:p>
          </table:table-cell>
          <table:table-cell office:value-type="float" office:value="65" table:style-name="ce5">
            <text:p>65</text:p>
          </table:table-cell>
          <table:table-cell office:value-type="float" office:value="797" table:style-name="ce7">
            <text:p>797</text:p>
          </table:table-cell>
          <table:table-cell office:value-type="string" office:string-value="платье макси" table:formula="of:=VLOOKUP([.B248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8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0</text:p>
          </table:table-cell>
          <table:table-cell office:value-type="float" office:value="62" table:style-name="ce5">
            <text:p>62</text:p>
          </table:table-cell>
          <table:table-cell office:value-type="float" office:value="798" table:style-name="ce7">
            <text:p>798</text:p>
          </table:table-cell>
          <table:table-cell office:value-type="string" office:string-value="платье с кокеткой" table:formula="of:=VLOOKUP([.B24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49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4</text:p>
          </table:table-cell>
          <table:table-cell office:value-type="float" office:value="51" table:style-name="ce5">
            <text:p>51</text:p>
          </table:table-cell>
          <table:table-cell office:value-type="float" office:value="798" table:style-name="ce7">
            <text:p>798</text:p>
          </table:table-cell>
          <table:table-cell office:value-type="string" office:string-value="платье-жилет" table:formula="of:=VLOOKUP([.B250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0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28</text:p>
          </table:table-cell>
          <table:table-cell office:value-type="float" office:value="108" table:style-name="ce5">
            <text:p>108</text:p>
          </table:table-cell>
          <table:table-cell office:value-type="float" office:value="799" table:style-name="ce7">
            <text:p>799</text:p>
          </table:table-cell>
          <table:table-cell office:value-type="string" office:string-value="платье-жилет" table:formula="of:=VLOOKUP([.B251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1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6</text:p>
          </table:table-cell>
          <table:table-cell office:value-type="float" office:value="9" table:style-name="ce5">
            <text:p>9</text:p>
          </table:table-cell>
          <table:table-cell office:value-type="float" office:value="800" table:style-name="ce7">
            <text:p>800</text:p>
          </table:table-cell>
          <table:table-cell office:value-type="string" office:string-value="платье прямое" table:formula="of:=VLOOKUP([.B252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</text:p>
          </table:table-cell>
          <table:table-cell office:value-type="float" office:value="110" table:style-name="ce5">
            <text:p>110</text:p>
          </table:table-cell>
          <table:table-cell office:value-type="float" office:value="800" table:style-name="ce7">
            <text:p>800</text:p>
          </table:table-cell>
          <table:table-cell office:value-type="string" office:string-value="платье-халат" table:formula="of:=VLOOKUP([.B25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3</text:p>
          </table:table-cell>
          <table:table-cell office:value-type="float" office:value="43" table:style-name="ce5">
            <text:p>43</text:p>
          </table:table-cell>
          <table:table-cell office:value-type="float" office:value="801" table:style-name="ce7">
            <text:p>801</text:p>
          </table:table-cell>
          <table:table-cell office:value-type="string" office:string-value="капри" table:formula="of:=VLOOKUP([.B25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4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3</text:p>
          </table:table-cell>
          <table:table-cell office:value-type="float" office:value="31" table:style-name="ce5">
            <text:p>31</text:p>
          </table:table-cell>
          <table:table-cell office:value-type="float" office:value="802" table:style-name="ce7">
            <text:p>802</text:p>
          </table:table-cell>
          <table:table-cell office:value-type="string" office:string-value="брюки прямые" table:formula="of:=VLOOKUP([.B25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5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4</text:p>
          </table:table-cell>
          <table:table-cell office:value-type="float" office:value="93" table:style-name="ce5">
            <text:p>93</text:p>
          </table:table-cell>
          <table:table-cell office:value-type="float" office:value="802" table:style-name="ce7">
            <text:p>802</text:p>
          </table:table-cell>
          <table:table-cell office:value-type="string" office:string-value="платье ретро" table:formula="of:=VLOOKUP([.B25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</text:p>
          </table:table-cell>
          <table:table-cell office:value-type="float" office:value="9" table:style-name="ce5">
            <text:p>9</text:p>
          </table:table-cell>
          <table:table-cell office:value-type="float" office:value="802" table:style-name="ce7">
            <text:p>802</text:p>
          </table:table-cell>
          <table:table-cell office:value-type="string" office:string-value="брюки прямые" table:formula="of:=VLOOKUP([.B25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</text:p>
          </table:table-cell>
          <table:table-cell office:value-type="float" office:value="113" table:style-name="ce5">
            <text:p>113</text:p>
          </table:table-cell>
          <table:table-cell office:value-type="float" office:value="803" table:style-name="ce7">
            <text:p>803</text:p>
          </table:table-cell>
          <table:table-cell office:value-type="string" office:string-value="блузка с длинным рукавом" table:formula="of:=VLOOKUP([.B25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8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0</text:p>
          </table:table-cell>
          <table:table-cell office:value-type="float" office:value="34" table:style-name="ce5">
            <text:p>34</text:p>
          </table:table-cell>
          <table:table-cell office:value-type="float" office:value="803" table:style-name="ce7">
            <text:p>803</text:p>
          </table:table-cell>
          <table:table-cell office:value-type="string" office:string-value="блузка с длинным рукавом" table:formula="of:=VLOOKUP([.B259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5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44</text:p>
          </table:table-cell>
          <table:table-cell office:value-type="float" office:value="104" table:style-name="ce5">
            <text:p>104</text:p>
          </table:table-cell>
          <table:table-cell office:value-type="float" office:value="803" table:style-name="ce7">
            <text:p>803</text:p>
          </table:table-cell>
          <table:table-cell office:value-type="string" office:string-value="платье-туника" table:formula="of:=VLOOKUP([.B26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4</text:p>
          </table:table-cell>
          <table:table-cell office:value-type="float" office:value="15" table:style-name="ce5">
            <text:p>15</text:p>
          </table:table-cell>
          <table:table-cell office:value-type="float" office:value="804" table:style-name="ce7">
            <text:p>804</text:p>
          </table:table-cell>
          <table:table-cell office:value-type="string" office:string-value="блузка с длинным рукавом" table:formula="of:=VLOOKUP([.B26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0</text:p>
          </table:table-cell>
          <table:table-cell office:value-type="float" office:value="81" table:style-name="ce5">
            <text:p>81</text:p>
          </table:table-cell>
          <table:table-cell office:value-type="float" office:value="805" table:style-name="ce7">
            <text:p>805</text:p>
          </table:table-cell>
          <table:table-cell office:value-type="string" office:string-value="юбка с запахом" table:formula="of:=VLOOKUP([.B26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2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9</text:p>
          </table:table-cell>
          <table:table-cell office:value-type="float" office:value="68" table:style-name="ce5">
            <text:p>68</text:p>
          </table:table-cell>
          <table:table-cell office:value-type="float" office:value="805" table:style-name="ce7">
            <text:p>805</text:p>
          </table:table-cell>
          <table:table-cell office:value-type="string" office:string-value="платье прямое" table:formula="of:=VLOOKUP([.B263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3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1</text:p>
          </table:table-cell>
          <table:table-cell office:value-type="float" office:value="102" table:style-name="ce5">
            <text:p>102</text:p>
          </table:table-cell>
          <table:table-cell office:value-type="float" office:value="805" table:style-name="ce7">
            <text:p>805</text:p>
          </table:table-cell>
          <table:table-cell office:value-type="string" office:string-value="бриджи" table:formula="of:=VLOOKUP([.B26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4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6</text:p>
          </table:table-cell>
          <table:table-cell office:value-type="float" office:value="112" table:style-name="ce5">
            <text:p>112</text:p>
          </table:table-cell>
          <table:table-cell office:value-type="float" office:value="806" table:style-name="ce7">
            <text:p>806</text:p>
          </table:table-cell>
          <table:table-cell office:value-type="string" office:string-value="юбка солнце" table:formula="of:=VLOOKUP([.B26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5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</text:p>
          </table:table-cell>
          <table:table-cell office:value-type="float" office:value="16" table:style-name="ce5">
            <text:p>16</text:p>
          </table:table-cell>
          <table:table-cell office:value-type="float" office:value="806" table:style-name="ce7">
            <text:p>806</text:p>
          </table:table-cell>
          <table:table-cell office:value-type="string" office:string-value="платье с кокеткой" table:formula="of:=VLOOKUP([.B26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2</text:p>
          </table:table-cell>
          <table:table-cell office:value-type="float" office:value="77" table:style-name="ce5">
            <text:p>77</text:p>
          </table:table-cell>
          <table:table-cell office:value-type="float" office:value="806" table:style-name="ce7">
            <text:p>806</text:p>
          </table:table-cell>
          <table:table-cell office:value-type="string" office:string-value="брюки прямые" table:formula="of:=VLOOKUP([.B26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</text:p>
          </table:table-cell>
          <table:table-cell office:value-type="float" office:value="35" table:style-name="ce5">
            <text:p>35</text:p>
          </table:table-cell>
          <table:table-cell office:value-type="float" office:value="807" table:style-name="ce7">
            <text:p>807</text:p>
          </table:table-cell>
          <table:table-cell office:value-type="string" office:string-value="бриджи" table:formula="of:=VLOOKUP([.B2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8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4</text:p>
          </table:table-cell>
          <table:table-cell office:value-type="float" office:value="53" table:style-name="ce5">
            <text:p>53</text:p>
          </table:table-cell>
          <table:table-cell office:value-type="float" office:value="808" table:style-name="ce7">
            <text:p>808</text:p>
          </table:table-cell>
          <table:table-cell office:value-type="string" office:string-value="платье-туника" table:formula="of:=VLOOKUP([.B269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6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6</text:p>
          </table:table-cell>
          <table:table-cell office:value-type="float" office:value="111" table:style-name="ce5">
            <text:p>111</text:p>
          </table:table-cell>
          <table:table-cell office:value-type="float" office:value="808" table:style-name="ce7">
            <text:p>808</text:p>
          </table:table-cell>
          <table:table-cell office:value-type="string" office:string-value="платье-кимоно" table:formula="of:=VLOOKUP([.B27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0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</text:p>
          </table:table-cell>
          <table:table-cell office:value-type="float" office:value="83" table:style-name="ce5">
            <text:p>83</text:p>
          </table:table-cell>
          <table:table-cell office:value-type="float" office:value="808" table:style-name="ce7">
            <text:p>808</text:p>
          </table:table-cell>
          <table:table-cell office:value-type="string" office:string-value="платье-сарафан" table:formula="of:=VLOOKUP([.B271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18</text:p>
          </table:table-cell>
          <table:table-cell office:value-type="float" office:value="35" table:style-name="ce5">
            <text:p>35</text:p>
          </table:table-cell>
          <table:table-cell office:value-type="float" office:value="808" table:style-name="ce7">
            <text:p>808</text:p>
          </table:table-cell>
          <table:table-cell office:value-type="string" office:string-value="рубашка" table:formula="of:=VLOOKUP([.B2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8</text:p>
          </table:table-cell>
          <table:table-cell office:value-type="float" office:value="108" table:style-name="ce5">
            <text:p>108</text:p>
          </table:table-cell>
          <table:table-cell office:value-type="float" office:value="810" table:style-name="ce7">
            <text:p>810</text:p>
          </table:table-cell>
          <table:table-cell office:value-type="string" office:string-value="юбка с запахом" table:formula="of:=VLOOKUP([.B27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2</text:p>
          </table:table-cell>
          <table:table-cell office:value-type="float" office:value="70" table:style-name="ce5">
            <text:p>70</text:p>
          </table:table-cell>
          <table:table-cell office:value-type="float" office:value="811" table:style-name="ce7">
            <text:p>811</text:p>
          </table:table-cell>
          <table:table-cell office:value-type="string" office:string-value="бриджи" table:formula="of:=VLOOKUP([.B27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4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0</text:p>
          </table:table-cell>
          <table:table-cell office:value-type="float" office:value="100" table:style-name="ce5">
            <text:p>100</text:p>
          </table:table-cell>
          <table:table-cell office:value-type="float" office:value="811" table:style-name="ce7">
            <text:p>811</text:p>
          </table:table-cell>
          <table:table-cell office:value-type="string" office:string-value="блузка с длинным рукавом" table:formula="of:=VLOOKUP([.B27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5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</text:p>
          </table:table-cell>
          <table:table-cell office:value-type="float" office:value="120" table:style-name="ce5">
            <text:p>120</text:p>
          </table:table-cell>
          <table:table-cell office:value-type="float" office:value="812" table:style-name="ce7">
            <text:p>812</text:p>
          </table:table-cell>
          <table:table-cell office:value-type="string" office:string-value="юбка с запахом" table:formula="of:=VLOOKUP([.B276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6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3</text:p>
          </table:table-cell>
          <table:table-cell office:value-type="float" office:value="42" table:style-name="ce5">
            <text:p>42</text:p>
          </table:table-cell>
          <table:table-cell office:value-type="float" office:value="812" table:style-name="ce7">
            <text:p>812</text:p>
          </table:table-cell>
          <table:table-cell office:value-type="string" office:string-value="платье-жилет" table:formula="of:=VLOOKUP([.B27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7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1</text:p>
          </table:table-cell>
          <table:table-cell office:value-type="float" office:value="88" table:style-name="ce5">
            <text:p>88</text:p>
          </table:table-cell>
          <table:table-cell office:value-type="float" office:value="812" table:style-name="ce7">
            <text:p>812</text:p>
          </table:table-cell>
          <table:table-cell office:value-type="string" office:string-value="платье-трапеция" table:formula="of:=VLOOKUP([.B278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8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4</text:p>
          </table:table-cell>
          <table:table-cell office:value-type="float" office:value="28" table:style-name="ce5">
            <text:p>28</text:p>
          </table:table-cell>
          <table:table-cell office:value-type="float" office:value="813" table:style-name="ce7">
            <text:p>813</text:p>
          </table:table-cell>
          <table:table-cell office:value-type="string" office:string-value="платье прямое" table:formula="of:=VLOOKUP([.B279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79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4</text:p>
          </table:table-cell>
          <table:table-cell office:value-type="float" office:value="49" table:style-name="ce5">
            <text:p>49</text:p>
          </table:table-cell>
          <table:table-cell office:value-type="float" office:value="813" table:style-name="ce7">
            <text:p>813</text:p>
          </table:table-cell>
          <table:table-cell office:value-type="string" office:string-value="платье-халат" table:formula="of:=VLOOKUP([.B280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0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1</text:p>
          </table:table-cell>
          <table:table-cell office:value-type="float" office:value="114" table:style-name="ce5">
            <text:p>114</text:p>
          </table:table-cell>
          <table:table-cell office:value-type="float" office:value="813" table:style-name="ce7">
            <text:p>813</text:p>
          </table:table-cell>
          <table:table-cell office:value-type="string" office:string-value="платье-сарафан" table:formula="of:=VLOOKUP([.B281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1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6</text:p>
          </table:table-cell>
          <table:table-cell office:value-type="float" office:value="106" table:style-name="ce5">
            <text:p>106</text:p>
          </table:table-cell>
          <table:table-cell office:value-type="float" office:value="814" table:style-name="ce7">
            <text:p>814</text:p>
          </table:table-cell>
          <table:table-cell office:value-type="string" office:string-value="платье-туника" table:formula="of:=VLOOKUP([.B282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4</text:p>
          </table:table-cell>
          <table:table-cell office:value-type="float" office:value="28" table:style-name="ce5">
            <text:p>28</text:p>
          </table:table-cell>
          <table:table-cell office:value-type="float" office:value="814" table:style-name="ce7">
            <text:p>814</text:p>
          </table:table-cell>
          <table:table-cell office:value-type="string" office:string-value="юбка с запахом" table:formula="of:=VLOOKUP([.B28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3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2</text:p>
          </table:table-cell>
          <table:table-cell office:value-type="float" office:value="40" table:style-name="ce5">
            <text:p>40</text:p>
          </table:table-cell>
          <table:table-cell office:value-type="float" office:value="814" table:style-name="ce7">
            <text:p>814</text:p>
          </table:table-cell>
          <table:table-cell office:value-type="string" office:string-value="бриджи" table:formula="of:=VLOOKUP([.B28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4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0</text:p>
          </table:table-cell>
          <table:table-cell office:value-type="float" office:value="98" table:style-name="ce5">
            <text:p>98</text:p>
          </table:table-cell>
          <table:table-cell office:value-type="float" office:value="814" table:style-name="ce7">
            <text:p>814</text:p>
          </table:table-cell>
          <table:table-cell office:value-type="string" office:string-value="рубашка" table:formula="of:=VLOOKUP([.B28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5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9</text:p>
          </table:table-cell>
          <table:table-cell office:value-type="float" office:value="38" table:style-name="ce5">
            <text:p>38</text:p>
          </table:table-cell>
          <table:table-cell office:value-type="float" office:value="815" table:style-name="ce7">
            <text:p>815</text:p>
          </table:table-cell>
          <table:table-cell office:value-type="string" office:string-value="платье с кокеткой" table:formula="of:=VLOOKUP([.B28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6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</text:p>
          </table:table-cell>
          <table:table-cell office:value-type="float" office:value="47" table:style-name="ce5">
            <text:p>47</text:p>
          </table:table-cell>
          <table:table-cell office:value-type="float" office:value="817" table:style-name="ce7">
            <text:p>817</text:p>
          </table:table-cell>
          <table:table-cell office:value-type="string" office:string-value="платье с кокеткой" table:formula="of:=VLOOKUP([.B287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7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16</text:p>
          </table:table-cell>
          <table:table-cell office:value-type="float" office:value="105" table:style-name="ce5">
            <text:p>105</text:p>
          </table:table-cell>
          <table:table-cell office:value-type="float" office:value="817" table:style-name="ce7">
            <text:p>817</text:p>
          </table:table-cell>
          <table:table-cell office:value-type="string" office:string-value="рубашка" table:formula="of:=VLOOKUP([.B28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8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7</text:p>
          </table:table-cell>
          <table:table-cell office:value-type="float" office:value="54" table:style-name="ce5">
            <text:p>54</text:p>
          </table:table-cell>
          <table:table-cell office:value-type="float" office:value="817" table:style-name="ce7">
            <text:p>817</text:p>
          </table:table-cell>
          <table:table-cell office:value-type="string" office:string-value="бермуды" table:formula="of:=VLOOKUP([.B289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89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2</text:p>
          </table:table-cell>
          <table:table-cell office:value-type="float" office:value="95" table:style-name="ce5">
            <text:p>95</text:p>
          </table:table-cell>
          <table:table-cell office:value-type="float" office:value="817" table:style-name="ce7">
            <text:p>817</text:p>
          </table:table-cell>
          <table:table-cell office:value-type="string" office:string-value="капри" table:formula="of:=VLOOKUP([.B29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0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</text:p>
          </table:table-cell>
          <table:table-cell office:value-type="float" office:value="43" table:style-name="ce5">
            <text:p>43</text:p>
          </table:table-cell>
          <table:table-cell office:value-type="float" office:value="818" table:style-name="ce7">
            <text:p>818</text:p>
          </table:table-cell>
          <table:table-cell office:value-type="string" office:string-value="платье-кимоно" table:formula="of:=VLOOKUP([.B29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1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5</text:p>
          </table:table-cell>
          <table:table-cell office:value-type="float" office:value="45" table:style-name="ce5">
            <text:p>45</text:p>
          </table:table-cell>
          <table:table-cell office:value-type="float" office:value="818" table:style-name="ce7">
            <text:p>818</text:p>
          </table:table-cell>
          <table:table-cell office:value-type="string" office:string-value="бермуды" table:formula="of:=VLOOKUP([.B292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2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7</text:p>
          </table:table-cell>
          <table:table-cell office:value-type="float" office:value="108" table:style-name="ce5">
            <text:p>108</text:p>
          </table:table-cell>
          <table:table-cell office:value-type="float" office:value="819" table:style-name="ce7">
            <text:p>819</text:p>
          </table:table-cell>
          <table:table-cell office:value-type="string" office:string-value="платье-трапеция" table:formula="of:=VLOOKUP([.B293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3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0</text:p>
          </table:table-cell>
          <table:table-cell office:value-type="float" office:value="68" table:style-name="ce5">
            <text:p>68</text:p>
          </table:table-cell>
          <table:table-cell office:value-type="float" office:value="820" table:style-name="ce7">
            <text:p>820</text:p>
          </table:table-cell>
          <table:table-cell office:value-type="string" office:string-value="платье-туника" table:formula="of:=VLOOKUP([.B294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4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2</text:p>
          </table:table-cell>
          <table:table-cell office:value-type="float" office:value="87" table:style-name="ce5">
            <text:p>87</text:p>
          </table:table-cell>
          <table:table-cell office:value-type="float" office:value="820" table:style-name="ce7">
            <text:p>820</text:p>
          </table:table-cell>
          <table:table-cell office:value-type="string" office:string-value="платье-кимоно" table:formula="of:=VLOOKUP([.B295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5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2</text:p>
          </table:table-cell>
          <table:table-cell office:value-type="float" office:value="78" table:style-name="ce5">
            <text:p>78</text:p>
          </table:table-cell>
          <table:table-cell office:value-type="float" office:value="821" table:style-name="ce7">
            <text:p>821</text:p>
          </table:table-cell>
          <table:table-cell office:value-type="string" office:string-value="блузка с длинным рукавом" table:formula="of:=VLOOKUP([.B2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8</text:p>
          </table:table-cell>
          <table:table-cell office:value-type="float" office:value="60" table:style-name="ce5">
            <text:p>60</text:p>
          </table:table-cell>
          <table:table-cell office:value-type="float" office:value="821" table:style-name="ce7">
            <text:p>821</text:p>
          </table:table-cell>
          <table:table-cell office:value-type="string" office:string-value="бриджи" table:formula="of:=VLOOKUP([.B29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7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5</text:p>
          </table:table-cell>
          <table:table-cell office:value-type="float" office:value="33" table:style-name="ce5">
            <text:p>33</text:p>
          </table:table-cell>
          <table:table-cell office:value-type="float" office:value="822" table:style-name="ce7">
            <text:p>822</text:p>
          </table:table-cell>
          <table:table-cell office:value-type="string" office:string-value="бриджи" table:formula="of:=VLOOKUP([.B29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8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2</text:p>
          </table:table-cell>
          <table:table-cell office:value-type="float" office:value="109" table:style-name="ce5">
            <text:p>109</text:p>
          </table:table-cell>
          <table:table-cell office:value-type="float" office:value="822" table:style-name="ce7">
            <text:p>822</text:p>
          </table:table-cell>
          <table:table-cell office:value-type="string" office:string-value="брюки клеш" table:formula="of:=VLOOKUP([.B29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299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0</text:p>
          </table:table-cell>
          <table:table-cell office:value-type="float" office:value="100" table:style-name="ce5">
            <text:p>100</text:p>
          </table:table-cell>
          <table:table-cell office:value-type="float" office:value="824" table:style-name="ce7">
            <text:p>824</text:p>
          </table:table-cell>
          <table:table-cell office:value-type="string" office:string-value="платье с кокеткой" table:formula="of:=VLOOKUP([.B30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0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</text:p>
          </table:table-cell>
          <table:table-cell office:value-type="float" office:value="75" table:style-name="ce5">
            <text:p>75</text:p>
          </table:table-cell>
          <table:table-cell office:value-type="float" office:value="824" table:style-name="ce7">
            <text:p>824</text:p>
          </table:table-cell>
          <table:table-cell office:value-type="string" office:string-value="брюки зауженные" table:formula="of:=VLOOKUP([.B30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3</text:p>
          </table:table-cell>
          <table:table-cell office:value-type="float" office:value="83" table:style-name="ce5">
            <text:p>83</text:p>
          </table:table-cell>
          <table:table-cell office:value-type="float" office:value="825" table:style-name="ce7">
            <text:p>825</text:p>
          </table:table-cell>
          <table:table-cell office:value-type="string" office:string-value="платье миди" table:formula="of:=VLOOKUP([.B30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0</text:p>
          </table:table-cell>
          <table:table-cell office:value-type="float" office:value="90" table:style-name="ce5">
            <text:p>90</text:p>
          </table:table-cell>
          <table:table-cell office:value-type="float" office:value="825" table:style-name="ce7">
            <text:p>825</text:p>
          </table:table-cell>
          <table:table-cell office:value-type="string" office:string-value="платье-халат" table:formula="of:=VLOOKUP([.B30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3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7</text:p>
          </table:table-cell>
          <table:table-cell office:value-type="float" office:value="52" table:style-name="ce5">
            <text:p>52</text:p>
          </table:table-cell>
          <table:table-cell office:value-type="float" office:value="826" table:style-name="ce7">
            <text:p>826</text:p>
          </table:table-cell>
          <table:table-cell office:value-type="string" office:string-value="юбка со складками" table:formula="of:=VLOOKUP([.B30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04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</text:p>
          </table:table-cell>
          <table:table-cell office:value-type="float" office:value="46" table:style-name="ce5">
            <text:p>46</text:p>
          </table:table-cell>
          <table:table-cell office:value-type="float" office:value="826" table:style-name="ce7">
            <text:p>826</text:p>
          </table:table-cell>
          <table:table-cell office:value-type="string" office:string-value="брюки зауженные" table:formula="of:=VLOOKUP([.B305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05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2</text:p>
          </table:table-cell>
          <table:table-cell office:value-type="float" office:value="111" table:style-name="ce5">
            <text:p>111</text:p>
          </table:table-cell>
          <table:table-cell office:value-type="float" office:value="827" table:style-name="ce7">
            <text:p>827</text:p>
          </table:table-cell>
          <table:table-cell office:value-type="string" office:string-value="платье макси" table:formula="of:=VLOOKUP([.B306];[Продукция.A:.E];2;)" table:style-name="ce1">
            <text:p>платье макс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0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9</text:p>
          </table:table-cell>
          <table:table-cell office:value-type="float" office:value="11" table:style-name="ce5">
            <text:p>11</text:p>
          </table:table-cell>
          <table:table-cell office:value-type="float" office:value="827" table:style-name="ce7">
            <text:p>827</text:p>
          </table:table-cell>
          <table:table-cell office:value-type="string" office:string-value="платье-трансформер" table:formula="of:=VLOOKUP([.B307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07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0</text:p>
          </table:table-cell>
          <table:table-cell office:value-type="float" office:value="3" table:style-name="ce5">
            <text:p>3</text:p>
          </table:table-cell>
          <table:table-cell office:value-type="float" office:value="828" table:style-name="ce7">
            <text:p>828</text:p>
          </table:table-cell>
          <table:table-cell office:value-type="string" office:string-value="брюки прямые" table:formula="of:=VLOOKUP([.B308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08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8</text:p>
          </table:table-cell>
          <table:table-cell office:value-type="float" office:value="16" table:style-name="ce5">
            <text:p>16</text:p>
          </table:table-cell>
          <table:table-cell office:value-type="float" office:value="828" table:style-name="ce7">
            <text:p>828</text:p>
          </table:table-cell>
          <table:table-cell office:value-type="string" office:string-value="капри" table:formula="of:=VLOOKUP([.B309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09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</text:p>
          </table:table-cell>
          <table:table-cell office:value-type="float" office:value="102" table:style-name="ce5">
            <text:p>102</text:p>
          </table:table-cell>
          <table:table-cell office:value-type="float" office:value="830" table:style-name="ce7">
            <text:p>830</text:p>
          </table:table-cell>
          <table:table-cell office:value-type="string" office:string-value="юбка с запахом" table:formula="of:=VLOOKUP([.B310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10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7</text:p>
          </table:table-cell>
          <table:table-cell office:value-type="float" office:value="112" table:style-name="ce5">
            <text:p>112</text:p>
          </table:table-cell>
          <table:table-cell office:value-type="float" office:value="830" table:style-name="ce7">
            <text:p>830</text:p>
          </table:table-cell>
          <table:table-cell office:value-type="string" office:string-value="юбка с оборкой" table:formula="of:=VLOOKUP([.B311];[Продукция.A:.E];2;)" table:style-name="ce1">
            <text:p>юбка с оборкой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11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7</text:p>
          </table:table-cell>
          <table:table-cell office:value-type="float" office:value="80" table:style-name="ce5">
            <text:p>80</text:p>
          </table:table-cell>
          <table:table-cell office:value-type="float" office:value="830" table:style-name="ce7">
            <text:p>830</text:p>
          </table:table-cell>
          <table:table-cell office:value-type="string" office:string-value="брюки зауженные" table:formula="of:=VLOOKUP([.B312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A312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28</text:p>
          </table:table-cell>
          <table:table-cell office:value-type="float" office:value="107" table:style-name="ce5">
            <text:p>107</text:p>
          </table:table-cell>
          <table:table-cell office:value-type="float" office:value="832" table:style-name="ce7">
            <text:p>832</text:p>
          </table:table-cell>
          <table:table-cell office:value-type="string" office:string-value="рубашка" table:formula="of:=VLOOKUP([.B313];[Продукция.A:.E];2;)" table:style-name="ce1">
            <text:p>рубашка</text:p>
          </table:table-cell>
          <table:table-cell office:value-type="float" office:value="89024" table:formula="of:=[.D313]*[.E313]" table:style-name="ce1">
            <text:p>89024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5">
            <text:p>A313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2</text:p>
          </table:table-cell>
          <table:table-cell office:value-type="float" office:value="21" table:style-name="ce5">
            <text:p>21</text:p>
          </table:table-cell>
          <table:table-cell office:value-type="float" office:value="833" table:style-name="ce7">
            <text:p>833</text:p>
          </table:table-cell>
          <table:table-cell office:value-type="string" office:string-value="платье прямое" table:formula="of:=VLOOKUP([.B314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1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0</text:p>
          </table:table-cell>
          <table:table-cell office:value-type="float" office:value="93" table:style-name="ce5">
            <text:p>93</text:p>
          </table:table-cell>
          <table:table-cell office:value-type="float" office:value="833" table:style-name="ce7">
            <text:p>833</text:p>
          </table:table-cell>
          <table:table-cell office:value-type="string" office:string-value="юбка с запахом" table:formula="of:=VLOOKUP([.B315];[Продукция.A:.E];2;)" table:style-name="ce1">
            <text:p>юбка с запахом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15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0</text:p>
          </table:table-cell>
          <table:table-cell office:value-type="float" office:value="112" table:style-name="ce5">
            <text:p>112</text:p>
          </table:table-cell>
          <table:table-cell office:value-type="float" office:value="833" table:style-name="ce7">
            <text:p>833</text:p>
          </table:table-cell>
          <table:table-cell office:value-type="string" office:string-value="бриджи" table:formula="of:=VLOOKUP([.B316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16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6</text:p>
          </table:table-cell>
          <table:table-cell office:value-type="float" office:value="4" table:style-name="ce5">
            <text:p>4</text:p>
          </table:table-cell>
          <table:table-cell office:value-type="float" office:value="833" table:style-name="ce7">
            <text:p>833</text:p>
          </table:table-cell>
          <table:table-cell office:value-type="string" office:string-value="платье-кимоно" table:formula="of:=VLOOKUP([.B317];[Продукция.A:.E];2;)" table:style-name="ce1">
            <text:p>платье-кимоно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17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0</text:p>
          </table:table-cell>
          <table:table-cell office:value-type="float" office:value="43" table:style-name="ce5">
            <text:p>43</text:p>
          </table:table-cell>
          <table:table-cell office:value-type="float" office:value="833" table:style-name="ce7">
            <text:p>833</text:p>
          </table:table-cell>
          <table:table-cell office:value-type="string" office:string-value="брюки прямые" table:formula="of:=VLOOKUP([.B318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1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</text:p>
          </table:table-cell>
          <table:table-cell office:value-type="float" office:value="113" table:style-name="ce5">
            <text:p>113</text:p>
          </table:table-cell>
          <table:table-cell office:value-type="float" office:value="834" table:style-name="ce7">
            <text:p>834</text:p>
          </table:table-cell>
          <table:table-cell office:value-type="string" office:string-value="брюки прямые" table:formula="of:=VLOOKUP([.B319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19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4</text:p>
          </table:table-cell>
          <table:table-cell office:value-type="float" office:value="31" table:style-name="ce5">
            <text:p>31</text:p>
          </table:table-cell>
          <table:table-cell office:value-type="float" office:value="835" table:style-name="ce7">
            <text:p>835</text:p>
          </table:table-cell>
          <table:table-cell office:value-type="string" office:string-value="бриджи" table:formula="of:=VLOOKUP([.B320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320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8</text:p>
          </table:table-cell>
          <table:table-cell office:value-type="float" office:value="81" table:style-name="ce5">
            <text:p>81</text:p>
          </table:table-cell>
          <table:table-cell office:value-type="float" office:value="835" table:style-name="ce7">
            <text:p>835</text:p>
          </table:table-cell>
          <table:table-cell office:value-type="string" office:string-value="платье-рубашка" table:formula="of:=VLOOKUP([.B321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6</text:p>
          </table:table-cell>
          <table:table-cell office:value-type="float" office:value="66" table:style-name="ce5">
            <text:p>66</text:p>
          </table:table-cell>
          <table:table-cell office:value-type="float" office:value="836" table:style-name="ce7">
            <text:p>836</text:p>
          </table:table-cell>
          <table:table-cell office:value-type="string" office:string-value="юбка с запахом" table:formula="of:=VLOOKUP([.B32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5</text:p>
          </table:table-cell>
          <table:table-cell office:value-type="float" office:value="78" table:style-name="ce5">
            <text:p>78</text:p>
          </table:table-cell>
          <table:table-cell office:value-type="float" office:value="837" table:style-name="ce7">
            <text:p>837</text:p>
          </table:table-cell>
          <table:table-cell office:value-type="string" office:string-value="бриджи" table:formula="of:=VLOOKUP([.B32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9</text:p>
          </table:table-cell>
          <table:table-cell office:value-type="float" office:value="29" table:style-name="ce5">
            <text:p>29</text:p>
          </table:table-cell>
          <table:table-cell office:value-type="float" office:value="837" table:style-name="ce7">
            <text:p>837</text:p>
          </table:table-cell>
          <table:table-cell office:value-type="string" office:string-value="платье-трапеция" table:formula="of:=VLOOKUP([.B32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</text:p>
          </table:table-cell>
          <table:table-cell office:value-type="float" office:value="17" table:style-name="ce5">
            <text:p>17</text:p>
          </table:table-cell>
          <table:table-cell office:value-type="float" office:value="838" table:style-name="ce7">
            <text:p>838</text:p>
          </table:table-cell>
          <table:table-cell office:value-type="string" office:string-value="платье прямое" table:formula="of:=VLOOKUP([.B32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6</text:p>
          </table:table-cell>
          <table:table-cell office:value-type="float" office:value="90" table:style-name="ce5">
            <text:p>90</text:p>
          </table:table-cell>
          <table:table-cell office:value-type="float" office:value="838" table:style-name="ce7">
            <text:p>838</text:p>
          </table:table-cell>
          <table:table-cell office:value-type="string" office:string-value="платье прямое" table:formula="of:=VLOOKUP([.B32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3</text:p>
          </table:table-cell>
          <table:table-cell office:value-type="float" office:value="75" table:style-name="ce5">
            <text:p>75</text:p>
          </table:table-cell>
          <table:table-cell office:value-type="float" office:value="838" table:style-name="ce7">
            <text:p>838</text:p>
          </table:table-cell>
          <table:table-cell office:value-type="string" office:string-value="брюки зауженные" table:formula="of:=VLOOKUP([.B32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42</text:p>
          </table:table-cell>
          <table:table-cell office:value-type="float" office:value="25" table:style-name="ce5">
            <text:p>25</text:p>
          </table:table-cell>
          <table:table-cell office:value-type="float" office:value="839" table:style-name="ce7">
            <text:p>839</text:p>
          </table:table-cell>
          <table:table-cell office:value-type="string" office:string-value="блузка с длинным рукавом" table:formula="of:=VLOOKUP([.B32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43</text:p>
          </table:table-cell>
          <table:table-cell office:value-type="float" office:value="41" table:style-name="ce5">
            <text:p>41</text:p>
          </table:table-cell>
          <table:table-cell office:value-type="float" office:value="839" table:style-name="ce7">
            <text:p>839</text:p>
          </table:table-cell>
          <table:table-cell office:value-type="string" office:string-value="юбка солнце" table:formula="of:=VLOOKUP([.B32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29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6</text:p>
          </table:table-cell>
          <table:table-cell office:value-type="float" office:value="78" table:style-name="ce5">
            <text:p>78</text:p>
          </table:table-cell>
          <table:table-cell office:value-type="float" office:value="840" table:style-name="ce7">
            <text:p>840</text:p>
          </table:table-cell>
          <table:table-cell office:value-type="string" office:string-value="платье прямое" table:formula="of:=VLOOKUP([.B33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</text:p>
          </table:table-cell>
          <table:table-cell office:value-type="float" office:value="6" table:style-name="ce5">
            <text:p>6</text:p>
          </table:table-cell>
          <table:table-cell office:value-type="float" office:value="840" table:style-name="ce7">
            <text:p>840</text:p>
          </table:table-cell>
          <table:table-cell office:value-type="string" office:string-value="платье-халат" table:formula="of:=VLOOKUP([.B33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1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9</text:p>
          </table:table-cell>
          <table:table-cell office:value-type="float" office:value="68" table:style-name="ce5">
            <text:p>68</text:p>
          </table:table-cell>
          <table:table-cell office:value-type="float" office:value="841" table:style-name="ce7">
            <text:p>841</text:p>
          </table:table-cell>
          <table:table-cell office:value-type="string" office:string-value="платье с кокеткой" table:formula="of:=VLOOKUP([.B33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2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5</text:p>
          </table:table-cell>
          <table:table-cell office:value-type="float" office:value="62" table:style-name="ce5">
            <text:p>62</text:p>
          </table:table-cell>
          <table:table-cell office:value-type="float" office:value="841" table:style-name="ce7">
            <text:p>841</text:p>
          </table:table-cell>
          <table:table-cell office:value-type="string" office:string-value="брюки прямые" table:formula="of:=VLOOKUP([.B33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3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8</text:p>
          </table:table-cell>
          <table:table-cell office:value-type="float" office:value="72" table:style-name="ce5">
            <text:p>72</text:p>
          </table:table-cell>
          <table:table-cell office:value-type="float" office:value="841" table:style-name="ce7">
            <text:p>841</text:p>
          </table:table-cell>
          <table:table-cell office:value-type="string" office:string-value="платье-туника" table:formula="of:=VLOOKUP([.B334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4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4</text:p>
          </table:table-cell>
          <table:table-cell office:value-type="float" office:value="70" table:style-name="ce5">
            <text:p>70</text:p>
          </table:table-cell>
          <table:table-cell office:value-type="float" office:value="841" table:style-name="ce7">
            <text:p>841</text:p>
          </table:table-cell>
          <table:table-cell office:value-type="string" office:string-value="рубашка" table:formula="of:=VLOOKUP([.B33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5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8</text:p>
          </table:table-cell>
          <table:table-cell office:value-type="float" office:value="19" table:style-name="ce5">
            <text:p>19</text:p>
          </table:table-cell>
          <table:table-cell office:value-type="float" office:value="842" table:style-name="ce7">
            <text:p>842</text:p>
          </table:table-cell>
          <table:table-cell office:value-type="string" office:string-value="платье-рубашка" table:formula="of:=VLOOKUP([.B33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5</text:p>
          </table:table-cell>
          <table:table-cell office:value-type="float" office:value="89" table:style-name="ce5">
            <text:p>89</text:p>
          </table:table-cell>
          <table:table-cell office:value-type="float" office:value="842" table:style-name="ce7">
            <text:p>842</text:p>
          </table:table-cell>
          <table:table-cell office:value-type="string" office:string-value="платье-трапеция" table:formula="of:=VLOOKUP([.B33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7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4</text:p>
          </table:table-cell>
          <table:table-cell office:value-type="float" office:value="106" table:style-name="ce5">
            <text:p>106</text:p>
          </table:table-cell>
          <table:table-cell office:value-type="float" office:value="844" table:style-name="ce7">
            <text:p>844</text:p>
          </table:table-cell>
          <table:table-cell office:value-type="string" office:string-value="платье-кимоно" table:formula="of:=VLOOKUP([.B338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5</text:p>
          </table:table-cell>
          <table:table-cell office:value-type="float" office:value="84" table:style-name="ce5">
            <text:p>84</text:p>
          </table:table-cell>
          <table:table-cell office:value-type="float" office:value="845" table:style-name="ce7">
            <text:p>845</text:p>
          </table:table-cell>
          <table:table-cell office:value-type="string" office:string-value="юбка солнце" table:formula="of:=VLOOKUP([.B33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39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2</text:p>
          </table:table-cell>
          <table:table-cell office:value-type="float" office:value="60" table:style-name="ce5">
            <text:p>60</text:p>
          </table:table-cell>
          <table:table-cell office:value-type="float" office:value="845" table:style-name="ce7">
            <text:p>845</text:p>
          </table:table-cell>
          <table:table-cell office:value-type="string" office:string-value="юбка с оборкой" table:formula="of:=VLOOKUP([.B34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0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5</text:p>
          </table:table-cell>
          <table:table-cell office:value-type="float" office:value="67" table:style-name="ce5">
            <text:p>67</text:p>
          </table:table-cell>
          <table:table-cell office:value-type="float" office:value="846" table:style-name="ce7">
            <text:p>846</text:p>
          </table:table-cell>
          <table:table-cell office:value-type="string" office:string-value="юбка полусолнце" table:formula="of:=VLOOKUP([.B341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4</text:p>
          </table:table-cell>
          <table:table-cell office:value-type="float" office:value="5" table:style-name="ce5">
            <text:p>5</text:p>
          </table:table-cell>
          <table:table-cell office:value-type="float" office:value="846" table:style-name="ce7">
            <text:p>846</text:p>
          </table:table-cell>
          <table:table-cell office:value-type="string" office:string-value="юбка солнце" table:formula="of:=VLOOKUP([.B34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2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9</text:p>
          </table:table-cell>
          <table:table-cell office:value-type="float" office:value="104" table:style-name="ce5">
            <text:p>104</text:p>
          </table:table-cell>
          <table:table-cell office:value-type="float" office:value="846" table:style-name="ce7">
            <text:p>846</text:p>
          </table:table-cell>
          <table:table-cell office:value-type="string" office:string-value="брюки зауженные" table:formula="of:=VLOOKUP([.B34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3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1</text:p>
          </table:table-cell>
          <table:table-cell office:value-type="float" office:value="19" table:style-name="ce5">
            <text:p>19</text:p>
          </table:table-cell>
          <table:table-cell office:value-type="float" office:value="846" table:style-name="ce7">
            <text:p>846</text:p>
          </table:table-cell>
          <table:table-cell office:value-type="string" office:string-value="рубашка" table:formula="of:=VLOOKUP([.B34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4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9</text:p>
          </table:table-cell>
          <table:table-cell office:value-type="float" office:value="40" table:style-name="ce5">
            <text:p>40</text:p>
          </table:table-cell>
          <table:table-cell office:value-type="float" office:value="847" table:style-name="ce7">
            <text:p>847</text:p>
          </table:table-cell>
          <table:table-cell office:value-type="string" office:string-value="платье миди" table:formula="of:=VLOOKUP([.B345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5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4</text:p>
          </table:table-cell>
          <table:table-cell office:value-type="float" office:value="77" table:style-name="ce5">
            <text:p>77</text:p>
          </table:table-cell>
          <table:table-cell office:value-type="float" office:value="848" table:style-name="ce7">
            <text:p>848</text:p>
          </table:table-cell>
          <table:table-cell office:value-type="string" office:string-value="юбка с запахом" table:formula="of:=VLOOKUP([.B346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6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1</text:p>
          </table:table-cell>
          <table:table-cell office:value-type="float" office:value="89" table:style-name="ce5">
            <text:p>89</text:p>
          </table:table-cell>
          <table:table-cell office:value-type="float" office:value="848" table:style-name="ce7">
            <text:p>848</text:p>
          </table:table-cell>
          <table:table-cell office:value-type="string" office:string-value="платье миди" table:formula="of:=VLOOKUP([.B347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7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4</text:p>
          </table:table-cell>
          <table:table-cell office:value-type="float" office:value="59" table:style-name="ce5">
            <text:p>59</text:p>
          </table:table-cell>
          <table:table-cell office:value-type="float" office:value="848" table:style-name="ce7">
            <text:p>848</text:p>
          </table:table-cell>
          <table:table-cell office:value-type="string" office:string-value="брюки прямые" table:formula="of:=VLOOKUP([.B34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9</text:p>
          </table:table-cell>
          <table:table-cell office:value-type="float" office:value="59" table:style-name="ce5">
            <text:p>59</text:p>
          </table:table-cell>
          <table:table-cell office:value-type="float" office:value="849" table:style-name="ce7">
            <text:p>849</text:p>
          </table:table-cell>
          <table:table-cell office:value-type="string" office:string-value="юбка полусолнце" table:formula="of:=VLOOKUP([.B34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4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0</text:p>
          </table:table-cell>
          <table:table-cell office:value-type="float" office:value="96" table:style-name="ce5">
            <text:p>96</text:p>
          </table:table-cell>
          <table:table-cell office:value-type="float" office:value="849" table:style-name="ce7">
            <text:p>849</text:p>
          </table:table-cell>
          <table:table-cell office:value-type="string" office:string-value="платье-кимоно" table:formula="of:=VLOOKUP([.B35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0</text:p>
          </table:table-cell>
          <table:table-cell office:value-type="float" office:value="46" table:style-name="ce5">
            <text:p>46</text:p>
          </table:table-cell>
          <table:table-cell office:value-type="float" office:value="850" table:style-name="ce7">
            <text:p>850</text:p>
          </table:table-cell>
          <table:table-cell office:value-type="string" office:string-value="платье-халат" table:formula="of:=VLOOKUP([.B35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6</text:p>
          </table:table-cell>
          <table:table-cell office:value-type="float" office:value="72" table:style-name="ce5">
            <text:p>72</text:p>
          </table:table-cell>
          <table:table-cell office:value-type="float" office:value="850" table:style-name="ce7">
            <text:p>850</text:p>
          </table:table-cell>
          <table:table-cell office:value-type="string" office:string-value="капри" table:formula="of:=VLOOKUP([.B35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2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5</text:p>
          </table:table-cell>
          <table:table-cell office:value-type="float" office:value="45" table:style-name="ce5">
            <text:p>45</text:p>
          </table:table-cell>
          <table:table-cell office:value-type="float" office:value="851" table:style-name="ce7">
            <text:p>851</text:p>
          </table:table-cell>
          <table:table-cell office:value-type="string" office:string-value="капри" table:formula="of:=VLOOKUP([.B35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3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9</text:p>
          </table:table-cell>
          <table:table-cell office:value-type="float" office:value="48" table:style-name="ce5">
            <text:p>48</text:p>
          </table:table-cell>
          <table:table-cell office:value-type="float" office:value="851" table:style-name="ce7">
            <text:p>851</text:p>
          </table:table-cell>
          <table:table-cell office:value-type="string" office:string-value="платье с запахом" table:formula="of:=VLOOKUP([.B354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4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18</text:p>
          </table:table-cell>
          <table:table-cell office:value-type="float" office:value="70" table:style-name="ce5">
            <text:p>70</text:p>
          </table:table-cell>
          <table:table-cell office:value-type="float" office:value="851" table:style-name="ce7">
            <text:p>851</text:p>
          </table:table-cell>
          <table:table-cell office:value-type="string" office:string-value="рубашка" table:formula="of:=VLOOKUP([.B35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5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7</text:p>
          </table:table-cell>
          <table:table-cell office:value-type="float" office:value="120" table:style-name="ce5">
            <text:p>120</text:p>
          </table:table-cell>
          <table:table-cell office:value-type="float" office:value="853" table:style-name="ce7">
            <text:p>853</text:p>
          </table:table-cell>
          <table:table-cell office:value-type="string" office:string-value="платье с кокеткой" table:formula="of:=VLOOKUP([.B35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6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3</text:p>
          </table:table-cell>
          <table:table-cell office:value-type="float" office:value="91" table:style-name="ce5">
            <text:p>91</text:p>
          </table:table-cell>
          <table:table-cell office:value-type="float" office:value="853" table:style-name="ce7">
            <text:p>853</text:p>
          </table:table-cell>
          <table:table-cell office:value-type="string" office:string-value="бриджи" table:formula="of:=VLOOKUP([.B35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7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8</text:p>
          </table:table-cell>
          <table:table-cell office:value-type="float" office:value="100" table:style-name="ce5">
            <text:p>100</text:p>
          </table:table-cell>
          <table:table-cell office:value-type="float" office:value="855" table:style-name="ce7">
            <text:p>855</text:p>
          </table:table-cell>
          <table:table-cell office:value-type="string" office:string-value="капри" table:formula="of:=VLOOKUP([.B35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8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6</text:p>
          </table:table-cell>
          <table:table-cell office:value-type="float" office:value="115" table:style-name="ce5">
            <text:p>115</text:p>
          </table:table-cell>
          <table:table-cell office:value-type="float" office:value="856" table:style-name="ce7">
            <text:p>856</text:p>
          </table:table-cell>
          <table:table-cell office:value-type="string" office:string-value="бриджи" table:formula="of:=VLOOKUP([.B35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59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4</text:p>
          </table:table-cell>
          <table:table-cell office:value-type="float" office:value="10" table:style-name="ce5">
            <text:p>10</text:p>
          </table:table-cell>
          <table:table-cell office:value-type="float" office:value="856" table:style-name="ce7">
            <text:p>856</text:p>
          </table:table-cell>
          <table:table-cell office:value-type="string" office:string-value="платье-рубашка" table:formula="of:=VLOOKUP([.B36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0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41</text:p>
          </table:table-cell>
          <table:table-cell office:value-type="float" office:value="80" table:style-name="ce5">
            <text:p>80</text:p>
          </table:table-cell>
          <table:table-cell office:value-type="float" office:value="856" table:style-name="ce7">
            <text:p>856</text:p>
          </table:table-cell>
          <table:table-cell office:value-type="string" office:string-value="рубашка" table:formula="of:=VLOOKUP([.B36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1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4</text:p>
          </table:table-cell>
          <table:table-cell office:value-type="float" office:value="96" table:style-name="ce5">
            <text:p>96</text:p>
          </table:table-cell>
          <table:table-cell office:value-type="float" office:value="857" table:style-name="ce7">
            <text:p>857</text:p>
          </table:table-cell>
          <table:table-cell office:value-type="string" office:string-value="платье-кимоно" table:formula="of:=VLOOKUP([.B362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2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1</text:p>
          </table:table-cell>
          <table:table-cell office:value-type="float" office:value="102" table:style-name="ce5">
            <text:p>102</text:p>
          </table:table-cell>
          <table:table-cell office:value-type="float" office:value="857" table:style-name="ce7">
            <text:p>857</text:p>
          </table:table-cell>
          <table:table-cell office:value-type="string" office:string-value="платье прямое" table:formula="of:=VLOOKUP([.B363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3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</text:p>
          </table:table-cell>
          <table:table-cell office:value-type="float" office:value="55" table:style-name="ce5">
            <text:p>55</text:p>
          </table:table-cell>
          <table:table-cell office:value-type="float" office:value="857" table:style-name="ce7">
            <text:p>857</text:p>
          </table:table-cell>
          <table:table-cell office:value-type="string" office:string-value="платье-трансформер" table:formula="of:=VLOOKUP([.B36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4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</text:p>
          </table:table-cell>
          <table:table-cell office:value-type="float" office:value="3" table:style-name="ce5">
            <text:p>3</text:p>
          </table:table-cell>
          <table:table-cell office:value-type="float" office:value="858" table:style-name="ce7">
            <text:p>858</text:p>
          </table:table-cell>
          <table:table-cell office:value-type="string" office:string-value="блузка с длинным рукавом" table:formula="of:=VLOOKUP([.B36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5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9</text:p>
          </table:table-cell>
          <table:table-cell office:value-type="float" office:value="12" table:style-name="ce5">
            <text:p>12</text:p>
          </table:table-cell>
          <table:table-cell office:value-type="float" office:value="858" table:style-name="ce7">
            <text:p>858</text:p>
          </table:table-cell>
          <table:table-cell office:value-type="string" office:string-value="брюки прямые" table:formula="of:=VLOOKUP([.B36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6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6</text:p>
          </table:table-cell>
          <table:table-cell office:value-type="float" office:value="99" table:style-name="ce5">
            <text:p>99</text:p>
          </table:table-cell>
          <table:table-cell office:value-type="float" office:value="858" table:style-name="ce7">
            <text:p>858</text:p>
          </table:table-cell>
          <table:table-cell office:value-type="string" office:string-value="платье-туника" table:formula="of:=VLOOKUP([.B367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7</text:p>
          </table:table-cell>
          <table:table-cell office:value-type="float" office:value="41" table:style-name="ce5">
            <text:p>41</text:p>
          </table:table-cell>
          <table:table-cell office:value-type="float" office:value="858" table:style-name="ce7">
            <text:p>858</text:p>
          </table:table-cell>
          <table:table-cell office:value-type="string" office:string-value="юбка полусолнце" table:formula="of:=VLOOKUP([.B36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8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1</text:p>
          </table:table-cell>
          <table:table-cell office:value-type="float" office:value="26" table:style-name="ce5">
            <text:p>26</text:p>
          </table:table-cell>
          <table:table-cell office:value-type="float" office:value="858" table:style-name="ce7">
            <text:p>858</text:p>
          </table:table-cell>
          <table:table-cell office:value-type="string" office:string-value="капри" table:formula="of:=VLOOKUP([.B36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6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7</text:p>
          </table:table-cell>
          <table:table-cell office:value-type="float" office:value="105" table:style-name="ce5">
            <text:p>105</text:p>
          </table:table-cell>
          <table:table-cell office:value-type="float" office:value="858" table:style-name="ce7">
            <text:p>858</text:p>
          </table:table-cell>
          <table:table-cell office:value-type="string" office:string-value="платье с напуском на талии" table:formula="of:=VLOOKUP([.B37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0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6</text:p>
          </table:table-cell>
          <table:table-cell office:value-type="float" office:value="95" table:style-name="ce5">
            <text:p>95</text:p>
          </table:table-cell>
          <table:table-cell office:value-type="float" office:value="859" table:style-name="ce7">
            <text:p>859</text:p>
          </table:table-cell>
          <table:table-cell office:value-type="string" office:string-value="блузка с длинным рукавом" table:formula="of:=VLOOKUP([.B37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1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2</text:p>
          </table:table-cell>
          <table:table-cell office:value-type="float" office:value="27" table:style-name="ce5">
            <text:p>27</text:p>
          </table:table-cell>
          <table:table-cell office:value-type="float" office:value="861" table:style-name="ce7">
            <text:p>861</text:p>
          </table:table-cell>
          <table:table-cell office:value-type="string" office:string-value="платье-кимоно" table:formula="of:=VLOOKUP([.B372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2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41</text:p>
          </table:table-cell>
          <table:table-cell office:value-type="float" office:value="28" table:style-name="ce5">
            <text:p>28</text:p>
          </table:table-cell>
          <table:table-cell office:value-type="float" office:value="862" table:style-name="ce7">
            <text:p>862</text:p>
          </table:table-cell>
          <table:table-cell office:value-type="string" office:string-value="юбка полусолнце" table:formula="of:=VLOOKUP([.B37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3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1</text:p>
          </table:table-cell>
          <table:table-cell office:value-type="float" office:value="55" table:style-name="ce5">
            <text:p>55</text:p>
          </table:table-cell>
          <table:table-cell office:value-type="float" office:value="862" table:style-name="ce7">
            <text:p>862</text:p>
          </table:table-cell>
          <table:table-cell office:value-type="string" office:string-value="платье миди" table:formula="of:=VLOOKUP([.B374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4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6</text:p>
          </table:table-cell>
          <table:table-cell office:value-type="float" office:value="73" table:style-name="ce5">
            <text:p>73</text:p>
          </table:table-cell>
          <table:table-cell office:value-type="float" office:value="863" table:style-name="ce7">
            <text:p>863</text:p>
          </table:table-cell>
          <table:table-cell office:value-type="string" office:string-value="платье-рубашка" table:formula="of:=VLOOKUP([.B375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5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38</text:p>
          </table:table-cell>
          <table:table-cell office:value-type="float" office:value="113" table:style-name="ce5">
            <text:p>113</text:p>
          </table:table-cell>
          <table:table-cell office:value-type="float" office:value="864" table:style-name="ce7">
            <text:p>864</text:p>
          </table:table-cell>
          <table:table-cell office:value-type="string" office:string-value="платье-кимоно" table:formula="of:=VLOOKUP([.B37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6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</text:p>
          </table:table-cell>
          <table:table-cell office:value-type="float" office:value="65" table:style-name="ce5">
            <text:p>65</text:p>
          </table:table-cell>
          <table:table-cell office:value-type="float" office:value="864" table:style-name="ce7">
            <text:p>864</text:p>
          </table:table-cell>
          <table:table-cell office:value-type="string" office:string-value="брюки клеш" table:formula="of:=VLOOKUP([.B37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7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2</text:p>
          </table:table-cell>
          <table:table-cell office:value-type="float" office:value="76" table:style-name="ce5">
            <text:p>76</text:p>
          </table:table-cell>
          <table:table-cell office:value-type="float" office:value="865" table:style-name="ce7">
            <text:p>865</text:p>
          </table:table-cell>
          <table:table-cell office:value-type="string" office:string-value="юбка с запахом" table:formula="of:=VLOOKUP([.B3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8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7</text:p>
          </table:table-cell>
          <table:table-cell office:value-type="float" office:value="106" table:style-name="ce5">
            <text:p>106</text:p>
          </table:table-cell>
          <table:table-cell office:value-type="float" office:value="865" table:style-name="ce7">
            <text:p>865</text:p>
          </table:table-cell>
          <table:table-cell office:value-type="string" office:string-value="юбка полусолнце" table:formula="of:=VLOOKUP([.B37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7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5</text:p>
          </table:table-cell>
          <table:table-cell office:value-type="float" office:value="61" table:style-name="ce5">
            <text:p>61</text:p>
          </table:table-cell>
          <table:table-cell office:value-type="float" office:value="865" table:style-name="ce7">
            <text:p>865</text:p>
          </table:table-cell>
          <table:table-cell office:value-type="string" office:string-value="платье прямое" table:formula="of:=VLOOKUP([.B38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0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6</text:p>
          </table:table-cell>
          <table:table-cell office:value-type="float" office:value="6" table:style-name="ce5">
            <text:p>6</text:p>
          </table:table-cell>
          <table:table-cell office:value-type="float" office:value="865" table:style-name="ce7">
            <text:p>865</text:p>
          </table:table-cell>
          <table:table-cell office:value-type="string" office:string-value="юбка с оборкой" table:formula="of:=VLOOKUP([.B38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6</text:p>
          </table:table-cell>
          <table:table-cell office:value-type="float" office:value="86" table:style-name="ce5">
            <text:p>86</text:p>
          </table:table-cell>
          <table:table-cell office:value-type="float" office:value="866" table:style-name="ce7">
            <text:p>866</text:p>
          </table:table-cell>
          <table:table-cell office:value-type="string" office:string-value="юбка с запахом" table:formula="of:=VLOOKUP([.B38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2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9</text:p>
          </table:table-cell>
          <table:table-cell office:value-type="float" office:value="98" table:style-name="ce5">
            <text:p>98</text:p>
          </table:table-cell>
          <table:table-cell office:value-type="float" office:value="866" table:style-name="ce7">
            <text:p>866</text:p>
          </table:table-cell>
          <table:table-cell office:value-type="string" office:string-value="юбка солнце" table:formula="of:=VLOOKUP([.B38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3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7</text:p>
          </table:table-cell>
          <table:table-cell office:value-type="float" office:value="20" table:style-name="ce5">
            <text:p>20</text:p>
          </table:table-cell>
          <table:table-cell office:value-type="float" office:value="866" table:style-name="ce7">
            <text:p>866</text:p>
          </table:table-cell>
          <table:table-cell office:value-type="string" office:string-value="платье прямое" table:formula="of:=VLOOKUP([.B38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4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8</text:p>
          </table:table-cell>
          <table:table-cell office:value-type="float" office:value="54" table:style-name="ce5">
            <text:p>54</text:p>
          </table:table-cell>
          <table:table-cell office:value-type="float" office:value="867" table:style-name="ce7">
            <text:p>867</text:p>
          </table:table-cell>
          <table:table-cell office:value-type="string" office:string-value="платье макси" table:formula="of:=VLOOKUP([.B385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5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6</text:p>
          </table:table-cell>
          <table:table-cell office:value-type="float" office:value="36" table:style-name="ce5">
            <text:p>36</text:p>
          </table:table-cell>
          <table:table-cell office:value-type="float" office:value="868" table:style-name="ce7">
            <text:p>868</text:p>
          </table:table-cell>
          <table:table-cell office:value-type="string" office:string-value="блузка с длинным рукавом" table:formula="of:=VLOOKUP([.B38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6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3</text:p>
          </table:table-cell>
          <table:table-cell office:value-type="float" office:value="88" table:style-name="ce5">
            <text:p>88</text:p>
          </table:table-cell>
          <table:table-cell office:value-type="float" office:value="868" table:style-name="ce7">
            <text:p>868</text:p>
          </table:table-cell>
          <table:table-cell office:value-type="string" office:string-value="брюки прямые" table:formula="of:=VLOOKUP([.B38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2</text:p>
          </table:table-cell>
          <table:table-cell office:value-type="float" office:value="87" table:style-name="ce5">
            <text:p>87</text:p>
          </table:table-cell>
          <table:table-cell office:value-type="float" office:value="868" table:style-name="ce7">
            <text:p>868</text:p>
          </table:table-cell>
          <table:table-cell office:value-type="string" office:string-value="юбка солнце" table:formula="of:=VLOOKUP([.B38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43</text:p>
          </table:table-cell>
          <table:table-cell office:value-type="float" office:value="21" table:style-name="ce5">
            <text:p>21</text:p>
          </table:table-cell>
          <table:table-cell office:value-type="float" office:value="868" table:style-name="ce7">
            <text:p>868</text:p>
          </table:table-cell>
          <table:table-cell office:value-type="string" office:string-value="бриджи" table:formula="of:=VLOOKUP([.B38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8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4</text:p>
          </table:table-cell>
          <table:table-cell office:value-type="float" office:value="58" table:style-name="ce5">
            <text:p>58</text:p>
          </table:table-cell>
          <table:table-cell office:value-type="float" office:value="869" table:style-name="ce7">
            <text:p>869</text:p>
          </table:table-cell>
          <table:table-cell office:value-type="string" office:string-value="платье-туника" table:formula="of:=VLOOKUP([.B390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0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1</text:p>
          </table:table-cell>
          <table:table-cell office:value-type="float" office:value="69" table:style-name="ce5">
            <text:p>69</text:p>
          </table:table-cell>
          <table:table-cell office:value-type="float" office:value="869" table:style-name="ce7">
            <text:p>869</text:p>
          </table:table-cell>
          <table:table-cell office:value-type="string" office:string-value="юбка полусолнце" table:formula="of:=VLOOKUP([.B391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1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3</text:p>
          </table:table-cell>
          <table:table-cell office:value-type="float" office:value="62" table:style-name="ce5">
            <text:p>62</text:p>
          </table:table-cell>
          <table:table-cell office:value-type="float" office:value="869" table:style-name="ce7">
            <text:p>869</text:p>
          </table:table-cell>
          <table:table-cell office:value-type="string" office:string-value="бриджи" table:formula="of:=VLOOKUP([.B39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2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8</text:p>
          </table:table-cell>
          <table:table-cell office:value-type="float" office:value="75" table:style-name="ce5">
            <text:p>75</text:p>
          </table:table-cell>
          <table:table-cell office:value-type="float" office:value="869" table:style-name="ce7">
            <text:p>869</text:p>
          </table:table-cell>
          <table:table-cell office:value-type="string" office:string-value="брюки клеш" table:formula="of:=VLOOKUP([.B393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41</text:p>
          </table:table-cell>
          <table:table-cell office:value-type="float" office:value="43" table:style-name="ce5">
            <text:p>43</text:p>
          </table:table-cell>
          <table:table-cell office:value-type="float" office:value="870" table:style-name="ce7">
            <text:p>870</text:p>
          </table:table-cell>
          <table:table-cell office:value-type="string" office:string-value="юбка полусолнце" table:formula="of:=VLOOKUP([.B39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0</text:p>
          </table:table-cell>
          <table:table-cell office:value-type="float" office:value="103" table:style-name="ce5">
            <text:p>103</text:p>
          </table:table-cell>
          <table:table-cell office:value-type="float" office:value="871" table:style-name="ce7">
            <text:p>871</text:p>
          </table:table-cell>
          <table:table-cell office:value-type="string" office:string-value="платье прямое" table:formula="of:=VLOOKUP([.B39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5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3</text:p>
          </table:table-cell>
          <table:table-cell office:value-type="float" office:value="20" table:style-name="ce5">
            <text:p>20</text:p>
          </table:table-cell>
          <table:table-cell office:value-type="float" office:value="871" table:style-name="ce7">
            <text:p>871</text:p>
          </table:table-cell>
          <table:table-cell office:value-type="string" office:string-value="юбка солнце" table:formula="of:=VLOOKUP([.B39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6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</text:p>
          </table:table-cell>
          <table:table-cell office:value-type="float" office:value="81" table:style-name="ce5">
            <text:p>81</text:p>
          </table:table-cell>
          <table:table-cell office:value-type="float" office:value="872" table:style-name="ce7">
            <text:p>872</text:p>
          </table:table-cell>
          <table:table-cell office:value-type="string" office:string-value="платье макси" table:formula="of:=VLOOKUP([.B397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7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</text:p>
          </table:table-cell>
          <table:table-cell office:value-type="float" office:value="115" table:style-name="ce5">
            <text:p>115</text:p>
          </table:table-cell>
          <table:table-cell office:value-type="float" office:value="873" table:style-name="ce7">
            <text:p>873</text:p>
          </table:table-cell>
          <table:table-cell office:value-type="string" office:string-value="платье-туника" table:formula="of:=VLOOKUP([.B398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8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0</text:p>
          </table:table-cell>
          <table:table-cell office:value-type="float" office:value="117" table:style-name="ce5">
            <text:p>117</text:p>
          </table:table-cell>
          <table:table-cell office:value-type="float" office:value="874" table:style-name="ce7">
            <text:p>874</text:p>
          </table:table-cell>
          <table:table-cell office:value-type="string" office:string-value="блузка с длинным рукавом" table:formula="of:=VLOOKUP([.B399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39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1</text:p>
          </table:table-cell>
          <table:table-cell office:value-type="float" office:value="112" table:style-name="ce5">
            <text:p>112</text:p>
          </table:table-cell>
          <table:table-cell office:value-type="float" office:value="874" table:style-name="ce7">
            <text:p>874</text:p>
          </table:table-cell>
          <table:table-cell office:value-type="string" office:string-value="платье с запахом" table:formula="of:=VLOOKUP([.B40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0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6</text:p>
          </table:table-cell>
          <table:table-cell office:value-type="float" office:value="28" table:style-name="ce5">
            <text:p>28</text:p>
          </table:table-cell>
          <table:table-cell office:value-type="float" office:value="874" table:style-name="ce7">
            <text:p>874</text:p>
          </table:table-cell>
          <table:table-cell office:value-type="string" office:string-value="платье-кимоно" table:formula="of:=VLOOKUP([.B401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1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1</text:p>
          </table:table-cell>
          <table:table-cell office:value-type="float" office:value="84" table:style-name="ce5">
            <text:p>84</text:p>
          </table:table-cell>
          <table:table-cell office:value-type="float" office:value="874" table:style-name="ce7">
            <text:p>874</text:p>
          </table:table-cell>
          <table:table-cell office:value-type="string" office:string-value="брюки зауженные" table:formula="of:=VLOOKUP([.B40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2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</text:p>
          </table:table-cell>
          <table:table-cell office:value-type="float" office:value="63" table:style-name="ce5">
            <text:p>63</text:p>
          </table:table-cell>
          <table:table-cell office:value-type="float" office:value="874" table:style-name="ce7">
            <text:p>874</text:p>
          </table:table-cell>
          <table:table-cell office:value-type="string" office:string-value="брюки прямые" table:formula="of:=VLOOKUP([.B40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</text:p>
          </table:table-cell>
          <table:table-cell office:value-type="float" office:value="33" table:style-name="ce5">
            <text:p>33</text:p>
          </table:table-cell>
          <table:table-cell office:value-type="float" office:value="875" table:style-name="ce7">
            <text:p>875</text:p>
          </table:table-cell>
          <table:table-cell office:value-type="string" office:string-value="капри" table:formula="of:=VLOOKUP([.B40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4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7</text:p>
          </table:table-cell>
          <table:table-cell office:value-type="float" office:value="20" table:style-name="ce5">
            <text:p>20</text:p>
          </table:table-cell>
          <table:table-cell office:value-type="float" office:value="875" table:style-name="ce7">
            <text:p>875</text:p>
          </table:table-cell>
          <table:table-cell office:value-type="string" office:string-value="рубашка" table:formula="of:=VLOOKUP([.B40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5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9</text:p>
          </table:table-cell>
          <table:table-cell office:value-type="float" office:value="57" table:style-name="ce5">
            <text:p>57</text:p>
          </table:table-cell>
          <table:table-cell office:value-type="float" office:value="876" table:style-name="ce7">
            <text:p>876</text:p>
          </table:table-cell>
          <table:table-cell office:value-type="string" office:string-value="брюки прямые" table:formula="of:=VLOOKUP([.B40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6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5</text:p>
          </table:table-cell>
          <table:table-cell office:value-type="float" office:value="54" table:style-name="ce5">
            <text:p>54</text:p>
          </table:table-cell>
          <table:table-cell office:value-type="float" office:value="876" table:style-name="ce7">
            <text:p>876</text:p>
          </table:table-cell>
          <table:table-cell office:value-type="string" office:string-value="юбка со складками" table:formula="of:=VLOOKUP([.B407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7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9</text:p>
          </table:table-cell>
          <table:table-cell office:value-type="float" office:value="64" table:style-name="ce5">
            <text:p>64</text:p>
          </table:table-cell>
          <table:table-cell office:value-type="float" office:value="877" table:style-name="ce7">
            <text:p>877</text:p>
          </table:table-cell>
          <table:table-cell office:value-type="string" office:string-value="бриджи" table:formula="of:=VLOOKUP([.B40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8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0</text:p>
          </table:table-cell>
          <table:table-cell office:value-type="float" office:value="73" table:style-name="ce5">
            <text:p>73</text:p>
          </table:table-cell>
          <table:table-cell office:value-type="float" office:value="878" table:style-name="ce7">
            <text:p>878</text:p>
          </table:table-cell>
          <table:table-cell office:value-type="string" office:string-value="платье-кимоно" table:formula="of:=VLOOKUP([.B40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09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8</text:p>
          </table:table-cell>
          <table:table-cell office:value-type="float" office:value="107" table:style-name="ce5">
            <text:p>107</text:p>
          </table:table-cell>
          <table:table-cell office:value-type="float" office:value="878" table:style-name="ce7">
            <text:p>878</text:p>
          </table:table-cell>
          <table:table-cell office:value-type="string" office:string-value="юбка солнце" table:formula="of:=VLOOKUP([.B41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0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6</text:p>
          </table:table-cell>
          <table:table-cell office:value-type="float" office:value="17" table:style-name="ce5">
            <text:p>17</text:p>
          </table:table-cell>
          <table:table-cell office:value-type="float" office:value="879" table:style-name="ce7">
            <text:p>879</text:p>
          </table:table-cell>
          <table:table-cell office:value-type="string" office:string-value="брюки зауженные" table:formula="of:=VLOOKUP([.B41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9</text:p>
          </table:table-cell>
          <table:table-cell office:value-type="float" office:value="120" table:style-name="ce5">
            <text:p>120</text:p>
          </table:table-cell>
          <table:table-cell office:value-type="float" office:value="879" table:style-name="ce7">
            <text:p>879</text:p>
          </table:table-cell>
          <table:table-cell office:value-type="string" office:string-value="рубашка" table:formula="of:=VLOOKUP([.B41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2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4</text:p>
          </table:table-cell>
          <table:table-cell office:value-type="float" office:value="12" table:style-name="ce5">
            <text:p>12</text:p>
          </table:table-cell>
          <table:table-cell office:value-type="float" office:value="880" table:style-name="ce7">
            <text:p>880</text:p>
          </table:table-cell>
          <table:table-cell office:value-type="string" office:string-value="платье-рубашка" table:formula="of:=VLOOKUP([.B41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43</text:p>
          </table:table-cell>
          <table:table-cell office:value-type="float" office:value="3" table:style-name="ce5">
            <text:p>3</text:p>
          </table:table-cell>
          <table:table-cell office:value-type="float" office:value="880" table:style-name="ce7">
            <text:p>880</text:p>
          </table:table-cell>
          <table:table-cell office:value-type="string" office:string-value="платье-трапеция" table:formula="of:=VLOOKUP([.B41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4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1</text:p>
          </table:table-cell>
          <table:table-cell office:value-type="float" office:value="94" table:style-name="ce5">
            <text:p>94</text:p>
          </table:table-cell>
          <table:table-cell office:value-type="float" office:value="881" table:style-name="ce7">
            <text:p>881</text:p>
          </table:table-cell>
          <table:table-cell office:value-type="string" office:string-value="юбка полусолнце" table:formula="of:=VLOOKUP([.B415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5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1</text:p>
          </table:table-cell>
          <table:table-cell office:value-type="float" office:value="72" table:style-name="ce5">
            <text:p>72</text:p>
          </table:table-cell>
          <table:table-cell office:value-type="float" office:value="881" table:style-name="ce7">
            <text:p>881</text:p>
          </table:table-cell>
          <table:table-cell office:value-type="string" office:string-value="юбка полусолнце" table:formula="of:=VLOOKUP([.B41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6</text:p>
          </table:table-cell>
          <table:table-cell office:value-type="float" office:value="93" table:style-name="ce5">
            <text:p>93</text:p>
          </table:table-cell>
          <table:table-cell office:value-type="float" office:value="881" table:style-name="ce7">
            <text:p>881</text:p>
          </table:table-cell>
          <table:table-cell office:value-type="string" office:string-value="бриджи" table:formula="of:=VLOOKUP([.B41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0</text:p>
          </table:table-cell>
          <table:table-cell office:value-type="float" office:value="49" table:style-name="ce5">
            <text:p>49</text:p>
          </table:table-cell>
          <table:table-cell office:value-type="float" office:value="881" table:style-name="ce7">
            <text:p>881</text:p>
          </table:table-cell>
          <table:table-cell office:value-type="string" office:string-value="юбка солнце" table:formula="of:=VLOOKUP([.B41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8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8</text:p>
          </table:table-cell>
          <table:table-cell office:value-type="float" office:value="112" table:style-name="ce5">
            <text:p>112</text:p>
          </table:table-cell>
          <table:table-cell office:value-type="float" office:value="881" table:style-name="ce7">
            <text:p>881</text:p>
          </table:table-cell>
          <table:table-cell office:value-type="string" office:string-value="платье ретро" table:formula="of:=VLOOKUP([.B419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19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5</text:p>
          </table:table-cell>
          <table:table-cell office:value-type="float" office:value="10" table:style-name="ce5">
            <text:p>10</text:p>
          </table:table-cell>
          <table:table-cell office:value-type="float" office:value="881" table:style-name="ce7">
            <text:p>881</text:p>
          </table:table-cell>
          <table:table-cell office:value-type="string" office:string-value="рубашка" table:formula="of:=VLOOKUP([.B42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9</text:p>
          </table:table-cell>
          <table:table-cell office:value-type="float" office:value="103" table:style-name="ce5">
            <text:p>103</text:p>
          </table:table-cell>
          <table:table-cell office:value-type="float" office:value="881" table:style-name="ce7">
            <text:p>881</text:p>
          </table:table-cell>
          <table:table-cell office:value-type="string" office:string-value="платье-трапеция" table:formula="of:=VLOOKUP([.B42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1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29</text:p>
          </table:table-cell>
          <table:table-cell office:value-type="float" office:value="18" table:style-name="ce5">
            <text:p>18</text:p>
          </table:table-cell>
          <table:table-cell office:value-type="float" office:value="882" table:style-name="ce7">
            <text:p>882</text:p>
          </table:table-cell>
          <table:table-cell office:value-type="string" office:string-value="рубашка" table:formula="of:=VLOOKUP([.B42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2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13</text:p>
          </table:table-cell>
          <table:table-cell office:value-type="float" office:value="92" table:style-name="ce5">
            <text:p>92</text:p>
          </table:table-cell>
          <table:table-cell office:value-type="float" office:value="883" table:style-name="ce7">
            <text:p>883</text:p>
          </table:table-cell>
          <table:table-cell office:value-type="string" office:string-value="юбка полусолнце" table:formula="of:=VLOOKUP([.B42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3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</text:p>
          </table:table-cell>
          <table:table-cell office:value-type="float" office:value="72" table:style-name="ce5">
            <text:p>72</text:p>
          </table:table-cell>
          <table:table-cell office:value-type="float" office:value="883" table:style-name="ce7">
            <text:p>883</text:p>
          </table:table-cell>
          <table:table-cell office:value-type="string" office:string-value="платье-рубашка" table:formula="of:=VLOOKUP([.B424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41</text:p>
          </table:table-cell>
          <table:table-cell office:value-type="float" office:value="93" table:style-name="ce5">
            <text:p>93</text:p>
          </table:table-cell>
          <table:table-cell office:value-type="float" office:value="883" table:style-name="ce7">
            <text:p>883</text:p>
          </table:table-cell>
          <table:table-cell office:value-type="string" office:string-value="платье-сарафан" table:formula="of:=VLOOKUP([.B42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5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4</text:p>
          </table:table-cell>
          <table:table-cell office:value-type="float" office:value="27" table:style-name="ce5">
            <text:p>27</text:p>
          </table:table-cell>
          <table:table-cell office:value-type="float" office:value="883" table:style-name="ce7">
            <text:p>883</text:p>
          </table:table-cell>
          <table:table-cell office:value-type="string" office:string-value="платье с кокеткой" table:formula="of:=VLOOKUP([.B42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6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3</text:p>
          </table:table-cell>
          <table:table-cell office:value-type="float" office:value="17" table:style-name="ce5">
            <text:p>17</text:p>
          </table:table-cell>
          <table:table-cell office:value-type="float" office:value="883" table:style-name="ce7">
            <text:p>883</text:p>
          </table:table-cell>
          <table:table-cell office:value-type="string" office:string-value="рубашка" table:formula="of:=VLOOKUP([.B42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7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3</text:p>
          </table:table-cell>
          <table:table-cell office:value-type="float" office:value="118" table:style-name="ce5">
            <text:p>118</text:p>
          </table:table-cell>
          <table:table-cell office:value-type="float" office:value="884" table:style-name="ce7">
            <text:p>884</text:p>
          </table:table-cell>
          <table:table-cell office:value-type="string" office:string-value="платье-сарафан" table:formula="of:=VLOOKUP([.B428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43</text:p>
          </table:table-cell>
          <table:table-cell office:value-type="float" office:value="25" table:style-name="ce5">
            <text:p>25</text:p>
          </table:table-cell>
          <table:table-cell office:value-type="float" office:value="885" table:style-name="ce7">
            <text:p>885</text:p>
          </table:table-cell>
          <table:table-cell office:value-type="string" office:string-value="юбка полусолнце" table:formula="of:=VLOOKUP([.B42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29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0</text:p>
          </table:table-cell>
          <table:table-cell office:value-type="float" office:value="120" table:style-name="ce5">
            <text:p>120</text:p>
          </table:table-cell>
          <table:table-cell office:value-type="float" office:value="885" table:style-name="ce7">
            <text:p>885</text:p>
          </table:table-cell>
          <table:table-cell office:value-type="string" office:string-value="блузка с длинным рукавом" table:formula="of:=VLOOKUP([.B43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6</text:p>
          </table:table-cell>
          <table:table-cell office:value-type="float" office:value="66" table:style-name="ce5">
            <text:p>66</text:p>
          </table:table-cell>
          <table:table-cell office:value-type="float" office:value="885" table:style-name="ce7">
            <text:p>885</text:p>
          </table:table-cell>
          <table:table-cell office:value-type="string" office:string-value="блузка с длинным рукавом" table:formula="of:=VLOOKUP([.B43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1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2</text:p>
          </table:table-cell>
          <table:table-cell office:value-type="float" office:value="85" table:style-name="ce5">
            <text:p>85</text:p>
          </table:table-cell>
          <table:table-cell office:value-type="float" office:value="885" table:style-name="ce7">
            <text:p>885</text:p>
          </table:table-cell>
          <table:table-cell office:value-type="string" office:string-value="платье макси" table:formula="of:=VLOOKUP([.B43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2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7</text:p>
          </table:table-cell>
          <table:table-cell office:value-type="float" office:value="106" table:style-name="ce5">
            <text:p>106</text:p>
          </table:table-cell>
          <table:table-cell office:value-type="float" office:value="886" table:style-name="ce7">
            <text:p>886</text:p>
          </table:table-cell>
          <table:table-cell office:value-type="string" office:string-value="юбка полусолнце" table:formula="of:=VLOOKUP([.B43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3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3</text:p>
          </table:table-cell>
          <table:table-cell office:value-type="float" office:value="6" table:style-name="ce5">
            <text:p>6</text:p>
          </table:table-cell>
          <table:table-cell office:value-type="float" office:value="886" table:style-name="ce7">
            <text:p>886</text:p>
          </table:table-cell>
          <table:table-cell office:value-type="string" office:string-value="юбка со складками" table:formula="of:=VLOOKUP([.B434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4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3</text:p>
          </table:table-cell>
          <table:table-cell office:value-type="float" office:value="5" table:style-name="ce5">
            <text:p>5</text:p>
          </table:table-cell>
          <table:table-cell office:value-type="float" office:value="886" table:style-name="ce7">
            <text:p>886</text:p>
          </table:table-cell>
          <table:table-cell office:value-type="string" office:string-value="платье-трансформер" table:formula="of:=VLOOKUP([.B43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5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4</text:p>
          </table:table-cell>
          <table:table-cell office:value-type="float" office:value="59" table:style-name="ce5">
            <text:p>59</text:p>
          </table:table-cell>
          <table:table-cell office:value-type="float" office:value="886" table:style-name="ce7">
            <text:p>886</text:p>
          </table:table-cell>
          <table:table-cell office:value-type="string" office:string-value="капри" table:formula="of:=VLOOKUP([.B436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5</text:p>
          </table:table-cell>
          <table:table-cell office:value-type="float" office:value="49" table:style-name="ce5">
            <text:p>49</text:p>
          </table:table-cell>
          <table:table-cell office:value-type="float" office:value="887" table:style-name="ce7">
            <text:p>887</text:p>
          </table:table-cell>
          <table:table-cell office:value-type="string" office:string-value="платье с запахом" table:formula="of:=VLOOKUP([.B43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7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8</text:p>
          </table:table-cell>
          <table:table-cell office:value-type="float" office:value="87" table:style-name="ce5">
            <text:p>87</text:p>
          </table:table-cell>
          <table:table-cell office:value-type="float" office:value="889" table:style-name="ce7">
            <text:p>889</text:p>
          </table:table-cell>
          <table:table-cell office:value-type="string" office:string-value="юбка с запахом" table:formula="of:=VLOOKUP([.B43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8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6</text:p>
          </table:table-cell>
          <table:table-cell office:value-type="float" office:value="42" table:style-name="ce5">
            <text:p>42</text:p>
          </table:table-cell>
          <table:table-cell office:value-type="float" office:value="889" table:style-name="ce7">
            <text:p>889</text:p>
          </table:table-cell>
          <table:table-cell office:value-type="string" office:string-value="брюки прямые" table:formula="of:=VLOOKUP([.B43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39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24</text:p>
          </table:table-cell>
          <table:table-cell office:value-type="float" office:value="66" table:style-name="ce5">
            <text:p>66</text:p>
          </table:table-cell>
          <table:table-cell office:value-type="float" office:value="889" table:style-name="ce7">
            <text:p>889</text:p>
          </table:table-cell>
          <table:table-cell office:value-type="string" office:string-value="брюки клеш" table:formula="of:=VLOOKUP([.B440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0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8</text:p>
          </table:table-cell>
          <table:table-cell office:value-type="float" office:value="44" table:style-name="ce5">
            <text:p>44</text:p>
          </table:table-cell>
          <table:table-cell office:value-type="float" office:value="890" table:style-name="ce7">
            <text:p>890</text:p>
          </table:table-cell>
          <table:table-cell office:value-type="string" office:string-value="платье-туника" table:formula="of:=VLOOKUP([.B441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0</text:p>
          </table:table-cell>
          <table:table-cell office:value-type="float" office:value="107" table:style-name="ce5">
            <text:p>107</text:p>
          </table:table-cell>
          <table:table-cell office:value-type="float" office:value="890" table:style-name="ce7">
            <text:p>890</text:p>
          </table:table-cell>
          <table:table-cell office:value-type="string" office:string-value="юбка с запахом" table:formula="of:=VLOOKUP([.B44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2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16</text:p>
          </table:table-cell>
          <table:table-cell office:value-type="float" office:value="1" table:style-name="ce5">
            <text:p>1</text:p>
          </table:table-cell>
          <table:table-cell office:value-type="float" office:value="890" table:style-name="ce7">
            <text:p>890</text:p>
          </table:table-cell>
          <table:table-cell office:value-type="string" office:string-value="рубашка" table:formula="of:=VLOOKUP([.B44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</text:p>
          </table:table-cell>
          <table:table-cell office:value-type="float" office:value="84" table:style-name="ce5">
            <text:p>84</text:p>
          </table:table-cell>
          <table:table-cell office:value-type="float" office:value="891" table:style-name="ce7">
            <text:p>891</text:p>
          </table:table-cell>
          <table:table-cell office:value-type="string" office:string-value="юбка солнце" table:formula="of:=VLOOKUP([.B44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4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7</text:p>
          </table:table-cell>
          <table:table-cell office:value-type="float" office:value="4" table:style-name="ce5">
            <text:p>4</text:p>
          </table:table-cell>
          <table:table-cell office:value-type="float" office:value="891" table:style-name="ce7">
            <text:p>891</text:p>
          </table:table-cell>
          <table:table-cell office:value-type="string" office:string-value="капри" table:formula="of:=VLOOKUP([.B44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5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1</text:p>
          </table:table-cell>
          <table:table-cell office:value-type="float" office:value="81" table:style-name="ce5">
            <text:p>81</text:p>
          </table:table-cell>
          <table:table-cell office:value-type="float" office:value="891" table:style-name="ce7">
            <text:p>891</text:p>
          </table:table-cell>
          <table:table-cell office:value-type="string" office:string-value="рубашка" table:formula="of:=VLOOKUP([.B44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6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6</text:p>
          </table:table-cell>
          <table:table-cell office:value-type="float" office:value="107" table:style-name="ce5">
            <text:p>107</text:p>
          </table:table-cell>
          <table:table-cell office:value-type="float" office:value="891" table:style-name="ce7">
            <text:p>891</text:p>
          </table:table-cell>
          <table:table-cell office:value-type="string" office:string-value="брюки зауженные" table:formula="of:=VLOOKUP([.B44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7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</text:p>
          </table:table-cell>
          <table:table-cell office:value-type="float" office:value="33" table:style-name="ce5">
            <text:p>33</text:p>
          </table:table-cell>
          <table:table-cell office:value-type="float" office:value="892" table:style-name="ce7">
            <text:p>892</text:p>
          </table:table-cell>
          <table:table-cell office:value-type="string" office:string-value="платье с кокеткой" table:formula="of:=VLOOKUP([.B448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3</text:p>
          </table:table-cell>
          <table:table-cell office:value-type="float" office:value="83" table:style-name="ce5">
            <text:p>83</text:p>
          </table:table-cell>
          <table:table-cell office:value-type="float" office:value="892" table:style-name="ce7">
            <text:p>892</text:p>
          </table:table-cell>
          <table:table-cell office:value-type="string" office:string-value="платье миди" table:formula="of:=VLOOKUP([.B44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4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3</text:p>
          </table:table-cell>
          <table:table-cell office:value-type="float" office:value="37" table:style-name="ce5">
            <text:p>37</text:p>
          </table:table-cell>
          <table:table-cell office:value-type="float" office:value="892" table:style-name="ce7">
            <text:p>892</text:p>
          </table:table-cell>
          <table:table-cell office:value-type="string" office:string-value="платье прямое" table:formula="of:=VLOOKUP([.B4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0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4</text:p>
          </table:table-cell>
          <table:table-cell office:value-type="float" office:value="63" table:style-name="ce5">
            <text:p>63</text:p>
          </table:table-cell>
          <table:table-cell office:value-type="float" office:value="892" table:style-name="ce7">
            <text:p>892</text:p>
          </table:table-cell>
          <table:table-cell office:value-type="string" office:string-value="брюки зауженные" table:formula="of:=VLOOKUP([.B45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1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9</text:p>
          </table:table-cell>
          <table:table-cell office:value-type="float" office:value="2" table:style-name="ce5">
            <text:p>2</text:p>
          </table:table-cell>
          <table:table-cell office:value-type="float" office:value="893" table:style-name="ce7">
            <text:p>893</text:p>
          </table:table-cell>
          <table:table-cell office:value-type="string" office:string-value="платье с напуском на талии" table:formula="of:=VLOOKUP([.B452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0</text:p>
          </table:table-cell>
          <table:table-cell office:value-type="float" office:value="67" table:style-name="ce5">
            <text:p>67</text:p>
          </table:table-cell>
          <table:table-cell office:value-type="float" office:value="893" table:style-name="ce7">
            <text:p>893</text:p>
          </table:table-cell>
          <table:table-cell office:value-type="string" office:string-value="платье ретро" table:formula="of:=VLOOKUP([.B45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3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4</text:p>
          </table:table-cell>
          <table:table-cell office:value-type="float" office:value="105" table:style-name="ce5">
            <text:p>105</text:p>
          </table:table-cell>
          <table:table-cell office:value-type="float" office:value="894" table:style-name="ce7">
            <text:p>894</text:p>
          </table:table-cell>
          <table:table-cell office:value-type="string" office:string-value="брюки прямые" table:formula="of:=VLOOKUP([.B45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4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0</text:p>
          </table:table-cell>
          <table:table-cell office:value-type="float" office:value="107" table:style-name="ce5">
            <text:p>107</text:p>
          </table:table-cell>
          <table:table-cell office:value-type="float" office:value="894" table:style-name="ce7">
            <text:p>894</text:p>
          </table:table-cell>
          <table:table-cell office:value-type="string" office:string-value="юбка с оборкой" table:formula="of:=VLOOKUP([.B45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8</text:p>
          </table:table-cell>
          <table:table-cell office:value-type="float" office:value="32" table:style-name="ce5">
            <text:p>32</text:p>
          </table:table-cell>
          <table:table-cell office:value-type="float" office:value="896" table:style-name="ce7">
            <text:p>896</text:p>
          </table:table-cell>
          <table:table-cell office:value-type="string" office:string-value="юбка с оборкой" table:formula="of:=VLOOKUP([.B45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6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9</text:p>
          </table:table-cell>
          <table:table-cell office:value-type="float" office:value="2" table:style-name="ce5">
            <text:p>2</text:p>
          </table:table-cell>
          <table:table-cell office:value-type="float" office:value="898" table:style-name="ce7">
            <text:p>898</text:p>
          </table:table-cell>
          <table:table-cell office:value-type="string" office:string-value="юбка с оборкой" table:formula="of:=VLOOKUP([.B45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7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0</text:p>
          </table:table-cell>
          <table:table-cell office:value-type="float" office:value="88" table:style-name="ce5">
            <text:p>88</text:p>
          </table:table-cell>
          <table:table-cell office:value-type="float" office:value="898" table:style-name="ce7">
            <text:p>898</text:p>
          </table:table-cell>
          <table:table-cell office:value-type="string" office:string-value="брюки прямые" table:formula="of:=VLOOKUP([.B45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8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2</text:p>
          </table:table-cell>
          <table:table-cell office:value-type="float" office:value="52" table:style-name="ce5">
            <text:p>52</text:p>
          </table:table-cell>
          <table:table-cell office:value-type="float" office:value="898" table:style-name="ce7">
            <text:p>898</text:p>
          </table:table-cell>
          <table:table-cell office:value-type="string" office:string-value="капри" table:formula="of:=VLOOKUP([.B45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59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43</text:p>
          </table:table-cell>
          <table:table-cell office:value-type="float" office:value="51" table:style-name="ce5">
            <text:p>51</text:p>
          </table:table-cell>
          <table:table-cell office:value-type="float" office:value="899" table:style-name="ce7">
            <text:p>899</text:p>
          </table:table-cell>
          <table:table-cell office:value-type="string" office:string-value="платье миди" table:formula="of:=VLOOKUP([.B46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2</text:p>
          </table:table-cell>
          <table:table-cell office:value-type="float" office:value="99" table:style-name="ce5">
            <text:p>99</text:p>
          </table:table-cell>
          <table:table-cell office:value-type="float" office:value="899" table:style-name="ce7">
            <text:p>899</text:p>
          </table:table-cell>
          <table:table-cell office:value-type="string" office:string-value="блузка с длинным рукавом" table:formula="of:=VLOOKUP([.B46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1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8</text:p>
          </table:table-cell>
          <table:table-cell office:value-type="float" office:value="102" table:style-name="ce5">
            <text:p>102</text:p>
          </table:table-cell>
          <table:table-cell office:value-type="float" office:value="899" table:style-name="ce7">
            <text:p>899</text:p>
          </table:table-cell>
          <table:table-cell office:value-type="string" office:string-value="блузка с длинным рукавом" table:formula="of:=VLOOKUP([.B46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6</text:p>
          </table:table-cell>
          <table:table-cell office:value-type="float" office:value="28" table:style-name="ce5">
            <text:p>28</text:p>
          </table:table-cell>
          <table:table-cell office:value-type="float" office:value="899" table:style-name="ce7">
            <text:p>899</text:p>
          </table:table-cell>
          <table:table-cell office:value-type="string" office:string-value="платье с кокеткой" table:formula="of:=VLOOKUP([.B46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3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8</text:p>
          </table:table-cell>
          <table:table-cell office:value-type="float" office:value="10" table:style-name="ce5">
            <text:p>10</text:p>
          </table:table-cell>
          <table:table-cell office:value-type="float" office:value="899" table:style-name="ce7">
            <text:p>899</text:p>
          </table:table-cell>
          <table:table-cell office:value-type="string" office:string-value="брюки зауженные" table:formula="of:=VLOOKUP([.B46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4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</text:p>
          </table:table-cell>
          <table:table-cell office:value-type="float" office:value="101" table:style-name="ce5">
            <text:p>101</text:p>
          </table:table-cell>
          <table:table-cell office:value-type="float" office:value="901" table:style-name="ce7">
            <text:p>901</text:p>
          </table:table-cell>
          <table:table-cell office:value-type="string" office:string-value="капри" table:formula="of:=VLOOKUP([.B46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5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3</text:p>
          </table:table-cell>
          <table:table-cell office:value-type="float" office:value="74" table:style-name="ce5">
            <text:p>74</text:p>
          </table:table-cell>
          <table:table-cell office:value-type="float" office:value="902" table:style-name="ce7">
            <text:p>902</text:p>
          </table:table-cell>
          <table:table-cell office:value-type="string" office:string-value="капри" table:formula="of:=VLOOKUP([.B466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9</text:p>
          </table:table-cell>
          <table:table-cell office:value-type="float" office:value="68" table:style-name="ce5">
            <text:p>68</text:p>
          </table:table-cell>
          <table:table-cell office:value-type="float" office:value="902" table:style-name="ce7">
            <text:p>902</text:p>
          </table:table-cell>
          <table:table-cell office:value-type="string" office:string-value="платье с напуском на талии" table:formula="of:=VLOOKUP([.B46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7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8</text:p>
          </table:table-cell>
          <table:table-cell office:value-type="float" office:value="65" table:style-name="ce5">
            <text:p>65</text:p>
          </table:table-cell>
          <table:table-cell office:value-type="float" office:value="902" table:style-name="ce7">
            <text:p>902</text:p>
          </table:table-cell>
          <table:table-cell office:value-type="string" office:string-value="бермуды" table:formula="of:=VLOOKUP([.B468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7</text:p>
          </table:table-cell>
          <table:table-cell office:value-type="float" office:value="19" table:style-name="ce5">
            <text:p>19</text:p>
          </table:table-cell>
          <table:table-cell office:value-type="float" office:value="903" table:style-name="ce7">
            <text:p>903</text:p>
          </table:table-cell>
          <table:table-cell office:value-type="string" office:string-value="платье миди" table:formula="of:=VLOOKUP([.B46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69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5</text:p>
          </table:table-cell>
          <table:table-cell office:value-type="float" office:value="64" table:style-name="ce5">
            <text:p>64</text:p>
          </table:table-cell>
          <table:table-cell office:value-type="float" office:value="904" table:style-name="ce7">
            <text:p>904</text:p>
          </table:table-cell>
          <table:table-cell office:value-type="string" office:string-value="юбка солнце" table:formula="of:=VLOOKUP([.B470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0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4</text:p>
          </table:table-cell>
          <table:table-cell office:value-type="float" office:value="82" table:style-name="ce5">
            <text:p>82</text:p>
          </table:table-cell>
          <table:table-cell office:value-type="float" office:value="905" table:style-name="ce7">
            <text:p>905</text:p>
          </table:table-cell>
          <table:table-cell office:value-type="string" office:string-value="платье прямое" table:formula="of:=VLOOKUP([.B47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1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9</text:p>
          </table:table-cell>
          <table:table-cell office:value-type="float" office:value="31" table:style-name="ce5">
            <text:p>31</text:p>
          </table:table-cell>
          <table:table-cell office:value-type="float" office:value="905" table:style-name="ce7">
            <text:p>905</text:p>
          </table:table-cell>
          <table:table-cell office:value-type="string" office:string-value="брюки прямые" table:formula="of:=VLOOKUP([.B47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2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5</text:p>
          </table:table-cell>
          <table:table-cell office:value-type="float" office:value="57" table:style-name="ce5">
            <text:p>57</text:p>
          </table:table-cell>
          <table:table-cell office:value-type="float" office:value="905" table:style-name="ce7">
            <text:p>905</text:p>
          </table:table-cell>
          <table:table-cell office:value-type="string" office:string-value="юбка с оборкой" table:formula="of:=VLOOKUP([.B4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1</text:p>
          </table:table-cell>
          <table:table-cell office:value-type="float" office:value="18" table:style-name="ce5">
            <text:p>18</text:p>
          </table:table-cell>
          <table:table-cell office:value-type="float" office:value="906" table:style-name="ce7">
            <text:p>906</text:p>
          </table:table-cell>
          <table:table-cell office:value-type="string" office:string-value="юбка полусолнце" table:formula="of:=VLOOKUP([.B47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4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5</text:p>
          </table:table-cell>
          <table:table-cell office:value-type="float" office:value="108" table:style-name="ce5">
            <text:p>108</text:p>
          </table:table-cell>
          <table:table-cell office:value-type="float" office:value="906" table:style-name="ce7">
            <text:p>906</text:p>
          </table:table-cell>
          <table:table-cell office:value-type="string" office:string-value="юбка солнце" table:formula="of:=VLOOKUP([.B47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5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5</text:p>
          </table:table-cell>
          <table:table-cell office:value-type="float" office:value="78" table:style-name="ce5">
            <text:p>78</text:p>
          </table:table-cell>
          <table:table-cell office:value-type="float" office:value="906" table:style-name="ce7">
            <text:p>906</text:p>
          </table:table-cell>
          <table:table-cell office:value-type="string" office:string-value="платье-трансформер" table:formula="of:=VLOOKUP([.B476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6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1</text:p>
          </table:table-cell>
          <table:table-cell office:value-type="float" office:value="58" table:style-name="ce5">
            <text:p>58</text:p>
          </table:table-cell>
          <table:table-cell office:value-type="float" office:value="907" table:style-name="ce7">
            <text:p>907</text:p>
          </table:table-cell>
          <table:table-cell office:value-type="string" office:string-value="юбка со складками" table:formula="of:=VLOOKUP([.B477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9</text:p>
          </table:table-cell>
          <table:table-cell office:value-type="float" office:value="38" table:style-name="ce5">
            <text:p>38</text:p>
          </table:table-cell>
          <table:table-cell office:value-type="float" office:value="907" table:style-name="ce7">
            <text:p>907</text:p>
          </table:table-cell>
          <table:table-cell office:value-type="string" office:string-value="юбка со складками" table:formula="of:=VLOOKUP([.B47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8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9</text:p>
          </table:table-cell>
          <table:table-cell office:value-type="float" office:value="13" table:style-name="ce5">
            <text:p>13</text:p>
          </table:table-cell>
          <table:table-cell office:value-type="float" office:value="907" table:style-name="ce7">
            <text:p>907</text:p>
          </table:table-cell>
          <table:table-cell office:value-type="string" office:string-value="платье с запахом" table:formula="of:=VLOOKUP([.B479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79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1</text:p>
          </table:table-cell>
          <table:table-cell office:value-type="float" office:value="101" table:style-name="ce5">
            <text:p>101</text:p>
          </table:table-cell>
          <table:table-cell office:value-type="float" office:value="908" table:style-name="ce7">
            <text:p>908</text:p>
          </table:table-cell>
          <table:table-cell office:value-type="string" office:string-value="юбка полусолнце" table:formula="of:=VLOOKUP([.B48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0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2</text:p>
          </table:table-cell>
          <table:table-cell office:value-type="float" office:value="28" table:style-name="ce5">
            <text:p>28</text:p>
          </table:table-cell>
          <table:table-cell office:value-type="float" office:value="908" table:style-name="ce7">
            <text:p>908</text:p>
          </table:table-cell>
          <table:table-cell office:value-type="string" office:string-value="юбка с оборкой" table:formula="of:=VLOOKUP([.B48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1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0</text:p>
          </table:table-cell>
          <table:table-cell office:value-type="float" office:value="119" table:style-name="ce5">
            <text:p>119</text:p>
          </table:table-cell>
          <table:table-cell office:value-type="float" office:value="910" table:style-name="ce7">
            <text:p>910</text:p>
          </table:table-cell>
          <table:table-cell office:value-type="string" office:string-value="платье-халат" table:formula="of:=VLOOKUP([.B482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5</text:p>
          </table:table-cell>
          <table:table-cell office:value-type="float" office:value="2" table:style-name="ce5">
            <text:p>2</text:p>
          </table:table-cell>
          <table:table-cell office:value-type="float" office:value="911" table:style-name="ce7">
            <text:p>911</text:p>
          </table:table-cell>
          <table:table-cell office:value-type="string" office:string-value="платье с кокеткой" table:formula="of:=VLOOKUP([.B48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7</text:p>
          </table:table-cell>
          <table:table-cell office:value-type="float" office:value="46" table:style-name="ce5">
            <text:p>46</text:p>
          </table:table-cell>
          <table:table-cell office:value-type="float" office:value="911" table:style-name="ce7">
            <text:p>911</text:p>
          </table:table-cell>
          <table:table-cell office:value-type="string" office:string-value="юбка солнце" table:formula="of:=VLOOKUP([.B48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4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7</text:p>
          </table:table-cell>
          <table:table-cell office:value-type="float" office:value="104" table:style-name="ce5">
            <text:p>104</text:p>
          </table:table-cell>
          <table:table-cell office:value-type="float" office:value="911" table:style-name="ce7">
            <text:p>911</text:p>
          </table:table-cell>
          <table:table-cell office:value-type="string" office:string-value="платье-трансформер" table:formula="of:=VLOOKUP([.B485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5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1</text:p>
          </table:table-cell>
          <table:table-cell office:value-type="float" office:value="32" table:style-name="ce5">
            <text:p>32</text:p>
          </table:table-cell>
          <table:table-cell office:value-type="float" office:value="911" table:style-name="ce7">
            <text:p>911</text:p>
          </table:table-cell>
          <table:table-cell office:value-type="string" office:string-value="платье-трапеция" table:formula="of:=VLOOKUP([.B486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6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37</text:p>
          </table:table-cell>
          <table:table-cell office:value-type="float" office:value="116" table:style-name="ce5">
            <text:p>116</text:p>
          </table:table-cell>
          <table:table-cell office:value-type="float" office:value="913" table:style-name="ce7">
            <text:p>913</text:p>
          </table:table-cell>
          <table:table-cell office:value-type="string" office:string-value="платье-жилет" table:formula="of:=VLOOKUP([.B48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7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34</text:p>
          </table:table-cell>
          <table:table-cell office:value-type="float" office:value="32" table:style-name="ce5">
            <text:p>32</text:p>
          </table:table-cell>
          <table:table-cell office:value-type="float" office:value="914" table:style-name="ce7">
            <text:p>914</text:p>
          </table:table-cell>
          <table:table-cell office:value-type="string" office:string-value="юбка с запахом" table:formula="of:=VLOOKUP([.B48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8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8</text:p>
          </table:table-cell>
          <table:table-cell office:value-type="float" office:value="57" table:style-name="ce5">
            <text:p>57</text:p>
          </table:table-cell>
          <table:table-cell office:value-type="float" office:value="915" table:style-name="ce7">
            <text:p>915</text:p>
          </table:table-cell>
          <table:table-cell office:value-type="string" office:string-value="брюки прямые" table:formula="of:=VLOOKUP([.B48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89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6</text:p>
          </table:table-cell>
          <table:table-cell office:value-type="float" office:value="58" table:style-name="ce5">
            <text:p>58</text:p>
          </table:table-cell>
          <table:table-cell office:value-type="float" office:value="916" table:style-name="ce7">
            <text:p>916</text:p>
          </table:table-cell>
          <table:table-cell office:value-type="string" office:string-value="юбка с запахом" table:formula="of:=VLOOKUP([.B49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0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43</text:p>
          </table:table-cell>
          <table:table-cell office:value-type="float" office:value="74" table:style-name="ce5">
            <text:p>74</text:p>
          </table:table-cell>
          <table:table-cell office:value-type="float" office:value="916" table:style-name="ce7">
            <text:p>916</text:p>
          </table:table-cell>
          <table:table-cell office:value-type="string" office:string-value="рубашка" table:formula="of:=VLOOKUP([.B49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28</text:p>
          </table:table-cell>
          <table:table-cell office:value-type="float" office:value="47" table:style-name="ce5">
            <text:p>47</text:p>
          </table:table-cell>
          <table:table-cell office:value-type="float" office:value="917" table:style-name="ce7">
            <text:p>917</text:p>
          </table:table-cell>
          <table:table-cell office:value-type="string" office:string-value="юбка с запахом" table:formula="of:=VLOOKUP([.B49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2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23</text:p>
          </table:table-cell>
          <table:table-cell office:value-type="float" office:value="19" table:style-name="ce5">
            <text:p>19</text:p>
          </table:table-cell>
          <table:table-cell office:value-type="float" office:value="917" table:style-name="ce7">
            <text:p>917</text:p>
          </table:table-cell>
          <table:table-cell office:value-type="string" office:string-value="юбка со складками" table:formula="of:=VLOOKUP([.B493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3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26</text:p>
          </table:table-cell>
          <table:table-cell office:value-type="float" office:value="61" table:style-name="ce5">
            <text:p>61</text:p>
          </table:table-cell>
          <table:table-cell office:value-type="float" office:value="918" table:style-name="ce7">
            <text:p>918</text:p>
          </table:table-cell>
          <table:table-cell office:value-type="string" office:string-value="юбка с запахом" table:formula="of:=VLOOKUP([.B494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4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9</text:p>
          </table:table-cell>
          <table:table-cell office:value-type="float" office:value="8" table:style-name="ce5">
            <text:p>8</text:p>
          </table:table-cell>
          <table:table-cell office:value-type="float" office:value="919" table:style-name="ce7">
            <text:p>919</text:p>
          </table:table-cell>
          <table:table-cell office:value-type="string" office:string-value="юбка солнце" table:formula="of:=VLOOKUP([.B49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5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0</text:p>
          </table:table-cell>
          <table:table-cell office:value-type="float" office:value="5" table:style-name="ce5">
            <text:p>5</text:p>
          </table:table-cell>
          <table:table-cell office:value-type="float" office:value="919" table:style-name="ce7">
            <text:p>919</text:p>
          </table:table-cell>
          <table:table-cell office:value-type="string" office:string-value="платье-кимоно" table:formula="of:=VLOOKUP([.B496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6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4</text:p>
          </table:table-cell>
          <table:table-cell office:value-type="float" office:value="73" table:style-name="ce5">
            <text:p>73</text:p>
          </table:table-cell>
          <table:table-cell office:value-type="float" office:value="919" table:style-name="ce7">
            <text:p>919</text:p>
          </table:table-cell>
          <table:table-cell office:value-type="string" office:string-value="блузка с длинным рукавом" table:formula="of:=VLOOKUP([.B497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7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27</text:p>
          </table:table-cell>
          <table:table-cell office:value-type="float" office:value="45" table:style-name="ce5">
            <text:p>45</text:p>
          </table:table-cell>
          <table:table-cell office:value-type="float" office:value="919" table:style-name="ce7">
            <text:p>919</text:p>
          </table:table-cell>
          <table:table-cell office:value-type="string" office:string-value="платье-трапеция" table:formula="of:=VLOOKUP([.B498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8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5</text:p>
          </table:table-cell>
          <table:table-cell office:value-type="float" office:value="82" table:style-name="ce5">
            <text:p>82</text:p>
          </table:table-cell>
          <table:table-cell office:value-type="float" office:value="920" table:style-name="ce7">
            <text:p>920</text:p>
          </table:table-cell>
          <table:table-cell office:value-type="string" office:string-value="юбка солнце" table:formula="of:=VLOOKUP([.B49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499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5</text:p>
          </table:table-cell>
          <table:table-cell office:value-type="float" office:value="55" table:style-name="ce5">
            <text:p>55</text:p>
          </table:table-cell>
          <table:table-cell office:value-type="float" office:value="921" table:style-name="ce7">
            <text:p>921</text:p>
          </table:table-cell>
          <table:table-cell office:value-type="string" office:string-value="капри" table:formula="of:=VLOOKUP([.B50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0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2</text:p>
          </table:table-cell>
          <table:table-cell office:value-type="float" office:value="105" table:style-name="ce5">
            <text:p>105</text:p>
          </table:table-cell>
          <table:table-cell office:value-type="float" office:value="922" table:style-name="ce7">
            <text:p>922</text:p>
          </table:table-cell>
          <table:table-cell office:value-type="string" office:string-value="блузка с длинным рукавом" table:formula="of:=VLOOKUP([.B50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1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2</text:p>
          </table:table-cell>
          <table:table-cell office:value-type="float" office:value="116" table:style-name="ce5">
            <text:p>116</text:p>
          </table:table-cell>
          <table:table-cell office:value-type="float" office:value="922" table:style-name="ce7">
            <text:p>922</text:p>
          </table:table-cell>
          <table:table-cell office:value-type="string" office:string-value="бриджи" table:formula="of:=VLOOKUP([.B50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2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1</text:p>
          </table:table-cell>
          <table:table-cell office:value-type="float" office:value="49" table:style-name="ce5">
            <text:p>49</text:p>
          </table:table-cell>
          <table:table-cell office:value-type="float" office:value="922" table:style-name="ce7">
            <text:p>922</text:p>
          </table:table-cell>
          <table:table-cell office:value-type="string" office:string-value="капри" table:formula="of:=VLOOKUP([.B50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1</text:p>
          </table:table-cell>
          <table:table-cell office:value-type="float" office:value="79" table:style-name="ce5">
            <text:p>79</text:p>
          </table:table-cell>
          <table:table-cell office:value-type="float" office:value="922" table:style-name="ce7">
            <text:p>922</text:p>
          </table:table-cell>
          <table:table-cell office:value-type="string" office:string-value="платье-сарафан" table:formula="of:=VLOOKUP([.B50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4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43</text:p>
          </table:table-cell>
          <table:table-cell office:value-type="float" office:value="15" table:style-name="ce5">
            <text:p>15</text:p>
          </table:table-cell>
          <table:table-cell office:value-type="float" office:value="923" table:style-name="ce7">
            <text:p>923</text:p>
          </table:table-cell>
          <table:table-cell office:value-type="string" office:string-value="платье с кокеткой" table:formula="of:=VLOOKUP([.B50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5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5</text:p>
          </table:table-cell>
          <table:table-cell office:value-type="float" office:value="91" table:style-name="ce5">
            <text:p>91</text:p>
          </table:table-cell>
          <table:table-cell office:value-type="float" office:value="923" table:style-name="ce7">
            <text:p>923</text:p>
          </table:table-cell>
          <table:table-cell office:value-type="string" office:string-value="юбка с оборкой" table:formula="of:=VLOOKUP([.B50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6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6</text:p>
          </table:table-cell>
          <table:table-cell office:value-type="float" office:value="35" table:style-name="ce5">
            <text:p>35</text:p>
          </table:table-cell>
          <table:table-cell office:value-type="float" office:value="925" table:style-name="ce7">
            <text:p>925</text:p>
          </table:table-cell>
          <table:table-cell office:value-type="string" office:string-value="юбка с запахом" table:formula="of:=VLOOKUP([.B50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2</text:p>
          </table:table-cell>
          <table:table-cell office:value-type="float" office:value="40" table:style-name="ce5">
            <text:p>40</text:p>
          </table:table-cell>
          <table:table-cell office:value-type="float" office:value="925" table:style-name="ce7">
            <text:p>925</text:p>
          </table:table-cell>
          <table:table-cell office:value-type="string" office:string-value="бриджи" table:formula="of:=VLOOKUP([.B50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0</text:p>
          </table:table-cell>
          <table:table-cell office:value-type="float" office:value="97" table:style-name="ce5">
            <text:p>97</text:p>
          </table:table-cell>
          <table:table-cell office:value-type="float" office:value="925" table:style-name="ce7">
            <text:p>925</text:p>
          </table:table-cell>
          <table:table-cell office:value-type="string" office:string-value="платье-рубашка" table:formula="of:=VLOOKUP([.B50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0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9</text:p>
          </table:table-cell>
          <table:table-cell office:value-type="float" office:value="109" table:style-name="ce5">
            <text:p>109</text:p>
          </table:table-cell>
          <table:table-cell office:value-type="float" office:value="925" table:style-name="ce7">
            <text:p>925</text:p>
          </table:table-cell>
          <table:table-cell office:value-type="string" office:string-value="платье с запахом" table:formula="of:=VLOOKUP([.B51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0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4</text:p>
          </table:table-cell>
          <table:table-cell office:value-type="float" office:value="4" table:style-name="ce5">
            <text:p>4</text:p>
          </table:table-cell>
          <table:table-cell office:value-type="float" office:value="925" table:style-name="ce7">
            <text:p>925</text:p>
          </table:table-cell>
          <table:table-cell office:value-type="string" office:string-value="платье-халат" table:formula="of:=VLOOKUP([.B511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1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9</text:p>
          </table:table-cell>
          <table:table-cell office:value-type="float" office:value="79" table:style-name="ce5">
            <text:p>79</text:p>
          </table:table-cell>
          <table:table-cell office:value-type="float" office:value="926" table:style-name="ce7">
            <text:p>926</text:p>
          </table:table-cell>
          <table:table-cell office:value-type="string" office:string-value="юбка полусолнце" table:formula="of:=VLOOKUP([.B51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2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0</text:p>
          </table:table-cell>
          <table:table-cell office:value-type="float" office:value="17" table:style-name="ce5">
            <text:p>17</text:p>
          </table:table-cell>
          <table:table-cell office:value-type="float" office:value="926" table:style-name="ce7">
            <text:p>926</text:p>
          </table:table-cell>
          <table:table-cell office:value-type="string" office:string-value="юбка с запахом" table:formula="of:=VLOOKUP([.B51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3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</text:p>
          </table:table-cell>
          <table:table-cell office:value-type="float" office:value="100" table:style-name="ce5">
            <text:p>100</text:p>
          </table:table-cell>
          <table:table-cell office:value-type="float" office:value="926" table:style-name="ce7">
            <text:p>926</text:p>
          </table:table-cell>
          <table:table-cell office:value-type="string" office:string-value="бриджи" table:formula="of:=VLOOKUP([.B514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4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7</text:p>
          </table:table-cell>
          <table:table-cell office:value-type="float" office:value="39" table:style-name="ce5">
            <text:p>39</text:p>
          </table:table-cell>
          <table:table-cell office:value-type="float" office:value="927" table:style-name="ce7">
            <text:p>927</text:p>
          </table:table-cell>
          <table:table-cell office:value-type="string" office:string-value="юбка солнце" table:formula="of:=VLOOKUP([.B515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5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3</text:p>
          </table:table-cell>
          <table:table-cell office:value-type="float" office:value="44" table:style-name="ce5">
            <text:p>44</text:p>
          </table:table-cell>
          <table:table-cell office:value-type="float" office:value="927" table:style-name="ce7">
            <text:p>927</text:p>
          </table:table-cell>
          <table:table-cell office:value-type="string" office:string-value="брюки прямые" table:formula="of:=VLOOKUP([.B516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6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</text:p>
          </table:table-cell>
          <table:table-cell office:value-type="float" office:value="29" table:style-name="ce5">
            <text:p>29</text:p>
          </table:table-cell>
          <table:table-cell office:value-type="float" office:value="928" table:style-name="ce7">
            <text:p>928</text:p>
          </table:table-cell>
          <table:table-cell office:value-type="string" office:string-value="юбка с запахом" table:formula="of:=VLOOKUP([.B51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41</text:p>
          </table:table-cell>
          <table:table-cell office:value-type="float" office:value="98" table:style-name="ce5">
            <text:p>98</text:p>
          </table:table-cell>
          <table:table-cell office:value-type="float" office:value="928" table:style-name="ce7">
            <text:p>928</text:p>
          </table:table-cell>
          <table:table-cell office:value-type="string" office:string-value="капри" table:formula="of:=VLOOKUP([.B51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8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4</text:p>
          </table:table-cell>
          <table:table-cell office:value-type="float" office:value="59" table:style-name="ce5">
            <text:p>59</text:p>
          </table:table-cell>
          <table:table-cell office:value-type="float" office:value="929" table:style-name="ce7">
            <text:p>929</text:p>
          </table:table-cell>
          <table:table-cell office:value-type="string" office:string-value="платье макси" table:formula="of:=VLOOKUP([.B51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19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7</text:p>
          </table:table-cell>
          <table:table-cell office:value-type="float" office:value="60" table:style-name="ce5">
            <text:p>60</text:p>
          </table:table-cell>
          <table:table-cell office:value-type="float" office:value="929" table:style-name="ce7">
            <text:p>929</text:p>
          </table:table-cell>
          <table:table-cell office:value-type="string" office:string-value="рубашка" table:formula="of:=VLOOKUP([.B520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0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35</text:p>
          </table:table-cell>
          <table:table-cell office:value-type="float" office:value="59" table:style-name="ce5">
            <text:p>59</text:p>
          </table:table-cell>
          <table:table-cell office:value-type="float" office:value="930" table:style-name="ce7">
            <text:p>930</text:p>
          </table:table-cell>
          <table:table-cell office:value-type="string" office:string-value="капри" table:formula="of:=VLOOKUP([.B521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</text:p>
          </table:table-cell>
          <table:table-cell office:value-type="float" office:value="23" table:style-name="ce5">
            <text:p>23</text:p>
          </table:table-cell>
          <table:table-cell office:value-type="float" office:value="931" table:style-name="ce7">
            <text:p>931</text:p>
          </table:table-cell>
          <table:table-cell office:value-type="string" office:string-value="юбка солнце" table:formula="of:=VLOOKUP([.B52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2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6</text:p>
          </table:table-cell>
          <table:table-cell office:value-type="float" office:value="37" table:style-name="ce5">
            <text:p>37</text:p>
          </table:table-cell>
          <table:table-cell office:value-type="float" office:value="931" table:style-name="ce7">
            <text:p>931</text:p>
          </table:table-cell>
          <table:table-cell office:value-type="string" office:string-value="платье с кокеткой" table:formula="of:=VLOOKUP([.B52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3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3</text:p>
          </table:table-cell>
          <table:table-cell office:value-type="float" office:value="35" table:style-name="ce5">
            <text:p>35</text:p>
          </table:table-cell>
          <table:table-cell office:value-type="float" office:value="932" table:style-name="ce7">
            <text:p>932</text:p>
          </table:table-cell>
          <table:table-cell office:value-type="string" office:string-value="юбка полусолнце" table:formula="of:=VLOOKUP([.B52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4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4</text:p>
          </table:table-cell>
          <table:table-cell office:value-type="float" office:value="117" table:style-name="ce5">
            <text:p>117</text:p>
          </table:table-cell>
          <table:table-cell office:value-type="float" office:value="933" table:style-name="ce7">
            <text:p>933</text:p>
          </table:table-cell>
          <table:table-cell office:value-type="string" office:string-value="платье с кокеткой" table:formula="of:=VLOOKUP([.B52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5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43</text:p>
          </table:table-cell>
          <table:table-cell office:value-type="float" office:value="23" table:style-name="ce5">
            <text:p>23</text:p>
          </table:table-cell>
          <table:table-cell office:value-type="float" office:value="933" table:style-name="ce7">
            <text:p>933</text:p>
          </table:table-cell>
          <table:table-cell office:value-type="string" office:string-value="юбка с оборкой" table:formula="of:=VLOOKUP([.B52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6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6</text:p>
          </table:table-cell>
          <table:table-cell office:value-type="float" office:value="111" table:style-name="ce5">
            <text:p>111</text:p>
          </table:table-cell>
          <table:table-cell office:value-type="float" office:value="933" table:style-name="ce7">
            <text:p>933</text:p>
          </table:table-cell>
          <table:table-cell office:value-type="string" office:string-value="брюки клеш" table:formula="of:=VLOOKUP([.B52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7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5</text:p>
          </table:table-cell>
          <table:table-cell office:value-type="float" office:value="95" table:style-name="ce5">
            <text:p>95</text:p>
          </table:table-cell>
          <table:table-cell office:value-type="float" office:value="934" table:style-name="ce7">
            <text:p>934</text:p>
          </table:table-cell>
          <table:table-cell office:value-type="string" office:string-value="брюки прямые" table:formula="of:=VLOOKUP([.B528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</text:p>
          </table:table-cell>
          <table:table-cell office:value-type="float" office:value="44" table:style-name="ce5">
            <text:p>44</text:p>
          </table:table-cell>
          <table:table-cell office:value-type="float" office:value="935" table:style-name="ce7">
            <text:p>935</text:p>
          </table:table-cell>
          <table:table-cell office:value-type="string" office:string-value="платье-рубашка" table:formula="of:=VLOOKUP([.B52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29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10</text:p>
          </table:table-cell>
          <table:table-cell office:value-type="float" office:value="80" table:style-name="ce5">
            <text:p>80</text:p>
          </table:table-cell>
          <table:table-cell office:value-type="float" office:value="936" table:style-name="ce7">
            <text:p>936</text:p>
          </table:table-cell>
          <table:table-cell office:value-type="string" office:string-value="юбка с запахом" table:formula="of:=VLOOKUP([.B53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9</text:p>
          </table:table-cell>
          <table:table-cell office:value-type="float" office:value="86" table:style-name="ce5">
            <text:p>86</text:p>
          </table:table-cell>
          <table:table-cell office:value-type="float" office:value="936" table:style-name="ce7">
            <text:p>936</text:p>
          </table:table-cell>
          <table:table-cell office:value-type="string" office:string-value="платье прямое" table:formula="of:=VLOOKUP([.B53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1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2</text:p>
          </table:table-cell>
          <table:table-cell office:value-type="float" office:value="8" table:style-name="ce5">
            <text:p>8</text:p>
          </table:table-cell>
          <table:table-cell office:value-type="float" office:value="937" table:style-name="ce7">
            <text:p>937</text:p>
          </table:table-cell>
          <table:table-cell office:value-type="string" office:string-value="юбка с запахом" table:formula="of:=VLOOKUP([.B53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2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7</text:p>
          </table:table-cell>
          <table:table-cell office:value-type="float" office:value="107" table:style-name="ce5">
            <text:p>107</text:p>
          </table:table-cell>
          <table:table-cell office:value-type="float" office:value="937" table:style-name="ce7">
            <text:p>937</text:p>
          </table:table-cell>
          <table:table-cell office:value-type="string" office:string-value="платье миди" table:formula="of:=VLOOKUP([.B53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3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4</text:p>
          </table:table-cell>
          <table:table-cell office:value-type="float" office:value="23" table:style-name="ce5">
            <text:p>23</text:p>
          </table:table-cell>
          <table:table-cell office:value-type="float" office:value="937" table:style-name="ce7">
            <text:p>937</text:p>
          </table:table-cell>
          <table:table-cell office:value-type="string" office:string-value="брюки клеш" table:formula="of:=VLOOKUP([.B534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4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42</text:p>
          </table:table-cell>
          <table:table-cell office:value-type="float" office:value="114" table:style-name="ce5">
            <text:p>114</text:p>
          </table:table-cell>
          <table:table-cell office:value-type="float" office:value="938" table:style-name="ce7">
            <text:p>938</text:p>
          </table:table-cell>
          <table:table-cell office:value-type="string" office:string-value="платье-халат" table:formula="of:=VLOOKUP([.B53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5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1</text:p>
          </table:table-cell>
          <table:table-cell office:value-type="float" office:value="92" table:style-name="ce5">
            <text:p>92</text:p>
          </table:table-cell>
          <table:table-cell office:value-type="float" office:value="938" table:style-name="ce7">
            <text:p>938</text:p>
          </table:table-cell>
          <table:table-cell office:value-type="string" office:string-value="рубашка" table:formula="of:=VLOOKUP([.B53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6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6</text:p>
          </table:table-cell>
          <table:table-cell office:value-type="float" office:value="16" table:style-name="ce5">
            <text:p>16</text:p>
          </table:table-cell>
          <table:table-cell office:value-type="float" office:value="939" table:style-name="ce7">
            <text:p>939</text:p>
          </table:table-cell>
          <table:table-cell office:value-type="string" office:string-value="брюки клеш" table:formula="of:=VLOOKUP([.B537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7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41</text:p>
          </table:table-cell>
          <table:table-cell office:value-type="float" office:value="102" table:style-name="ce5">
            <text:p>102</text:p>
          </table:table-cell>
          <table:table-cell office:value-type="float" office:value="940" table:style-name="ce7">
            <text:p>940</text:p>
          </table:table-cell>
          <table:table-cell office:value-type="string" office:string-value="юбка со складками" table:formula="of:=VLOOKUP([.B538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41</text:p>
          </table:table-cell>
          <table:table-cell office:value-type="float" office:value="57" table:style-name="ce5">
            <text:p>57</text:p>
          </table:table-cell>
          <table:table-cell office:value-type="float" office:value="940" table:style-name="ce7">
            <text:p>940</text:p>
          </table:table-cell>
          <table:table-cell office:value-type="string" office:string-value="бриджи" table:formula="of:=VLOOKUP([.B53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39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8</text:p>
          </table:table-cell>
          <table:table-cell office:value-type="float" office:value="114" table:style-name="ce5">
            <text:p>114</text:p>
          </table:table-cell>
          <table:table-cell office:value-type="float" office:value="940" table:style-name="ce7">
            <text:p>940</text:p>
          </table:table-cell>
          <table:table-cell office:value-type="string" office:string-value="брюки клеш" table:formula="of:=VLOOKUP([.B540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0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4</text:p>
          </table:table-cell>
          <table:table-cell office:value-type="float" office:value="106" table:style-name="ce5">
            <text:p>106</text:p>
          </table:table-cell>
          <table:table-cell office:value-type="float" office:value="941" table:style-name="ce7">
            <text:p>941</text:p>
          </table:table-cell>
          <table:table-cell office:value-type="string" office:string-value="юбка с запахом" table:formula="of:=VLOOKUP([.B541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1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4</text:p>
          </table:table-cell>
          <table:table-cell office:value-type="float" office:value="78" table:style-name="ce5">
            <text:p>78</text:p>
          </table:table-cell>
          <table:table-cell office:value-type="float" office:value="941" table:style-name="ce7">
            <text:p>941</text:p>
          </table:table-cell>
          <table:table-cell office:value-type="string" office:string-value="юбка с запахом" table:formula="of:=VLOOKUP([.B542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2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</text:p>
          </table:table-cell>
          <table:table-cell office:value-type="float" office:value="115" table:style-name="ce5">
            <text:p>115</text:p>
          </table:table-cell>
          <table:table-cell office:value-type="float" office:value="941" table:style-name="ce7">
            <text:p>941</text:p>
          </table:table-cell>
          <table:table-cell office:value-type="string" office:string-value="платье миди" table:formula="of:=VLOOKUP([.B54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3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20</text:p>
          </table:table-cell>
          <table:table-cell office:value-type="float" office:value="17" table:style-name="ce5">
            <text:p>17</text:p>
          </table:table-cell>
          <table:table-cell office:value-type="float" office:value="941" table:style-name="ce7">
            <text:p>941</text:p>
          </table:table-cell>
          <table:table-cell office:value-type="string" office:string-value="юбка солнце" table:formula="of:=VLOOKUP([.B54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4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24</text:p>
          </table:table-cell>
          <table:table-cell office:value-type="float" office:value="2" table:style-name="ce5">
            <text:p>2</text:p>
          </table:table-cell>
          <table:table-cell office:value-type="float" office:value="942" table:style-name="ce7">
            <text:p>942</text:p>
          </table:table-cell>
          <table:table-cell office:value-type="string" office:string-value="платье-рубашка" table:formula="of:=VLOOKUP([.B545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5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4</text:p>
          </table:table-cell>
          <table:table-cell office:value-type="float" office:value="59" table:style-name="ce5">
            <text:p>59</text:p>
          </table:table-cell>
          <table:table-cell office:value-type="float" office:value="942" table:style-name="ce7">
            <text:p>942</text:p>
          </table:table-cell>
          <table:table-cell office:value-type="string" office:string-value="платье макси" table:formula="of:=VLOOKUP([.B54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6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</text:p>
          </table:table-cell>
          <table:table-cell office:value-type="float" office:value="53" table:style-name="ce5">
            <text:p>53</text:p>
          </table:table-cell>
          <table:table-cell office:value-type="float" office:value="942" table:style-name="ce7">
            <text:p>942</text:p>
          </table:table-cell>
          <table:table-cell office:value-type="string" office:string-value="платье-сарафан" table:formula="of:=VLOOKUP([.B54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44</text:p>
          </table:table-cell>
          <table:table-cell office:value-type="float" office:value="69" table:style-name="ce5">
            <text:p>69</text:p>
          </table:table-cell>
          <table:table-cell office:value-type="float" office:value="943" table:style-name="ce7">
            <text:p>943</text:p>
          </table:table-cell>
          <table:table-cell office:value-type="string" office:string-value="бриджи" table:formula="of:=VLOOKUP([.B54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8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0</text:p>
          </table:table-cell>
          <table:table-cell office:value-type="float" office:value="116" table:style-name="ce5">
            <text:p>116</text:p>
          </table:table-cell>
          <table:table-cell office:value-type="float" office:value="943" table:style-name="ce7">
            <text:p>943</text:p>
          </table:table-cell>
          <table:table-cell office:value-type="string" office:string-value="платье с кокеткой" table:formula="of:=VLOOKUP([.B54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49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4</text:p>
          </table:table-cell>
          <table:table-cell office:value-type="float" office:value="76" table:style-name="ce5">
            <text:p>76</text:p>
          </table:table-cell>
          <table:table-cell office:value-type="float" office:value="943" table:style-name="ce7">
            <text:p>943</text:p>
          </table:table-cell>
          <table:table-cell office:value-type="string" office:string-value="юбка с оборкой" table:formula="of:=VLOOKUP([.B55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0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7</text:p>
          </table:table-cell>
          <table:table-cell office:value-type="float" office:value="92" table:style-name="ce5">
            <text:p>92</text:p>
          </table:table-cell>
          <table:table-cell office:value-type="float" office:value="944" table:style-name="ce7">
            <text:p>944</text:p>
          </table:table-cell>
          <table:table-cell office:value-type="string" office:string-value="платье с напуском на талии" table:formula="of:=VLOOKUP([.B551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1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4</text:p>
          </table:table-cell>
          <table:table-cell office:value-type="float" office:value="26" table:style-name="ce5">
            <text:p>26</text:p>
          </table:table-cell>
          <table:table-cell office:value-type="float" office:value="944" table:style-name="ce7">
            <text:p>944</text:p>
          </table:table-cell>
          <table:table-cell office:value-type="string" office:string-value="брюки зауженные" table:formula="of:=VLOOKUP([.B552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2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5</text:p>
          </table:table-cell>
          <table:table-cell office:value-type="float" office:value="59" table:style-name="ce5">
            <text:p>59</text:p>
          </table:table-cell>
          <table:table-cell office:value-type="float" office:value="945" table:style-name="ce7">
            <text:p>945</text:p>
          </table:table-cell>
          <table:table-cell office:value-type="string" office:string-value="платье миди" table:formula="of:=VLOOKUP([.B553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9</text:p>
          </table:table-cell>
          <table:table-cell office:value-type="float" office:value="56" table:style-name="ce5">
            <text:p>56</text:p>
          </table:table-cell>
          <table:table-cell office:value-type="float" office:value="946" table:style-name="ce7">
            <text:p>946</text:p>
          </table:table-cell>
          <table:table-cell office:value-type="string" office:string-value="капри" table:formula="of:=VLOOKUP([.B55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4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7</text:p>
          </table:table-cell>
          <table:table-cell office:value-type="float" office:value="40" table:style-name="ce5">
            <text:p>40</text:p>
          </table:table-cell>
          <table:table-cell office:value-type="float" office:value="947" table:style-name="ce7">
            <text:p>947</text:p>
          </table:table-cell>
          <table:table-cell office:value-type="string" office:string-value="капри" table:formula="of:=VLOOKUP([.B55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0</text:p>
          </table:table-cell>
          <table:table-cell office:value-type="float" office:value="118" table:style-name="ce5">
            <text:p>118</text:p>
          </table:table-cell>
          <table:table-cell office:value-type="float" office:value="947" table:style-name="ce7">
            <text:p>947</text:p>
          </table:table-cell>
          <table:table-cell office:value-type="string" office:string-value="брюки клеш" table:formula="of:=VLOOKUP([.B55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8</text:p>
          </table:table-cell>
          <table:table-cell office:value-type="float" office:value="22" table:style-name="ce5">
            <text:p>22</text:p>
          </table:table-cell>
          <table:table-cell office:value-type="float" office:value="947" table:style-name="ce7">
            <text:p>947</text:p>
          </table:table-cell>
          <table:table-cell office:value-type="string" office:string-value="капри" table:formula="of:=VLOOKUP([.B55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7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7</text:p>
          </table:table-cell>
          <table:table-cell office:value-type="float" office:value="19" table:style-name="ce5">
            <text:p>19</text:p>
          </table:table-cell>
          <table:table-cell office:value-type="float" office:value="948" table:style-name="ce7">
            <text:p>948</text:p>
          </table:table-cell>
          <table:table-cell office:value-type="string" office:string-value="юбка с оборкой" table:formula="of:=VLOOKUP([.B55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8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41</text:p>
          </table:table-cell>
          <table:table-cell office:value-type="float" office:value="13" table:style-name="ce5">
            <text:p>13</text:p>
          </table:table-cell>
          <table:table-cell office:value-type="float" office:value="949" table:style-name="ce7">
            <text:p>949</text:p>
          </table:table-cell>
          <table:table-cell office:value-type="string" office:string-value="платье-трансформер" table:formula="of:=VLOOKUP([.B559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59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4</text:p>
          </table:table-cell>
          <table:table-cell office:value-type="float" office:value="16" table:style-name="ce5">
            <text:p>16</text:p>
          </table:table-cell>
          <table:table-cell office:value-type="float" office:value="949" table:style-name="ce7">
            <text:p>949</text:p>
          </table:table-cell>
          <table:table-cell office:value-type="string" office:string-value="капри" table:formula="of:=VLOOKUP([.B560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0</text:p>
          </table:table-cell>
          <table:table-cell office:value-type="string" table:style-name="ce6">
            <text:p>P59</text:p>
          </table:table-cell>
          <table:table-cell office:value-type="string" table:style-name="ce5">
            <text:p>T16</text:p>
          </table:table-cell>
          <table:table-cell office:value-type="float" office:value="66" table:style-name="ce5">
            <text:p>66</text:p>
          </table:table-cell>
          <table:table-cell office:value-type="float" office:value="950" table:style-name="ce7">
            <text:p>950</text:p>
          </table:table-cell>
          <table:table-cell office:value-type="string" office:string-value="бермуды" table:formula="of:=VLOOKUP([.B561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1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3</text:p>
          </table:table-cell>
          <table:table-cell office:value-type="float" office:value="20" table:style-name="ce5">
            <text:p>20</text:p>
          </table:table-cell>
          <table:table-cell office:value-type="float" office:value="951" table:style-name="ce7">
            <text:p>951</text:p>
          </table:table-cell>
          <table:table-cell office:value-type="string" office:string-value="юбка с оборкой" table:formula="of:=VLOOKUP([.B56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2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5</text:p>
          </table:table-cell>
          <table:table-cell office:value-type="float" office:value="64" table:style-name="ce5">
            <text:p>64</text:p>
          </table:table-cell>
          <table:table-cell office:value-type="float" office:value="951" table:style-name="ce7">
            <text:p>951</text:p>
          </table:table-cell>
          <table:table-cell office:value-type="string" office:string-value="брюки зауженные" table:formula="of:=VLOOKUP([.B56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3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6</text:p>
          </table:table-cell>
          <table:table-cell office:value-type="float" office:value="87" table:style-name="ce5">
            <text:p>87</text:p>
          </table:table-cell>
          <table:table-cell office:value-type="float" office:value="951" table:style-name="ce7">
            <text:p>951</text:p>
          </table:table-cell>
          <table:table-cell office:value-type="string" office:string-value="брюки прямые" table:formula="of:=VLOOKUP([.B56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0</text:p>
          </table:table-cell>
          <table:table-cell office:value-type="float" office:value="46" table:style-name="ce5">
            <text:p>46</text:p>
          </table:table-cell>
          <table:table-cell office:value-type="float" office:value="952" table:style-name="ce7">
            <text:p>952</text:p>
          </table:table-cell>
          <table:table-cell office:value-type="string" office:string-value="платье прямое" table:formula="of:=VLOOKUP([.B56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5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7</text:p>
          </table:table-cell>
          <table:table-cell office:value-type="float" office:value="67" table:style-name="ce5">
            <text:p>67</text:p>
          </table:table-cell>
          <table:table-cell office:value-type="float" office:value="952" table:style-name="ce7">
            <text:p>952</text:p>
          </table:table-cell>
          <table:table-cell office:value-type="string" office:string-value="платье с кокеткой" table:formula="of:=VLOOKUP([.B56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6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8</text:p>
          </table:table-cell>
          <table:table-cell office:value-type="float" office:value="9" table:style-name="ce5">
            <text:p>9</text:p>
          </table:table-cell>
          <table:table-cell office:value-type="float" office:value="952" table:style-name="ce7">
            <text:p>952</text:p>
          </table:table-cell>
          <table:table-cell office:value-type="string" office:string-value="юбка с запахом" table:formula="of:=VLOOKUP([.B567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7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3</text:p>
          </table:table-cell>
          <table:table-cell office:value-type="float" office:value="13" table:style-name="ce5">
            <text:p>13</text:p>
          </table:table-cell>
          <table:table-cell office:value-type="float" office:value="952" table:style-name="ce7">
            <text:p>952</text:p>
          </table:table-cell>
          <table:table-cell office:value-type="string" office:string-value="бриджи" table:formula="of:=VLOOKUP([.B5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21</text:p>
          </table:table-cell>
          <table:table-cell office:value-type="float" office:value="101" table:style-name="ce5">
            <text:p>101</text:p>
          </table:table-cell>
          <table:table-cell office:value-type="float" office:value="953" table:style-name="ce7">
            <text:p>953</text:p>
          </table:table-cell>
          <table:table-cell office:value-type="string" office:string-value="платье миди" table:formula="of:=VLOOKUP([.B56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69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0</text:p>
          </table:table-cell>
          <table:table-cell office:value-type="float" office:value="9" table:style-name="ce5">
            <text:p>9</text:p>
          </table:table-cell>
          <table:table-cell office:value-type="float" office:value="953" table:style-name="ce7">
            <text:p>953</text:p>
          </table:table-cell>
          <table:table-cell office:value-type="string" office:string-value="блузка с длинным рукавом" table:formula="of:=VLOOKUP([.B57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0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2</text:p>
          </table:table-cell>
          <table:table-cell office:value-type="float" office:value="113" table:style-name="ce5">
            <text:p>113</text:p>
          </table:table-cell>
          <table:table-cell office:value-type="float" office:value="953" table:style-name="ce7">
            <text:p>953</text:p>
          </table:table-cell>
          <table:table-cell office:value-type="string" office:string-value="рубашка" table:formula="of:=VLOOKUP([.B57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1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7</text:p>
          </table:table-cell>
          <table:table-cell office:value-type="float" office:value="101" table:style-name="ce5">
            <text:p>101</text:p>
          </table:table-cell>
          <table:table-cell office:value-type="float" office:value="954" table:style-name="ce7">
            <text:p>954</text:p>
          </table:table-cell>
          <table:table-cell office:value-type="string" office:string-value="рубашка" table:formula="of:=VLOOKUP([.B5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3</text:p>
          </table:table-cell>
          <table:table-cell office:value-type="float" office:value="62" table:style-name="ce5">
            <text:p>62</text:p>
          </table:table-cell>
          <table:table-cell office:value-type="float" office:value="955" table:style-name="ce7">
            <text:p>955</text:p>
          </table:table-cell>
          <table:table-cell office:value-type="string" office:string-value="платье с кокеткой" table:formula="of:=VLOOKUP([.B57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3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5</text:p>
          </table:table-cell>
          <table:table-cell office:value-type="float" office:value="6" table:style-name="ce5">
            <text:p>6</text:p>
          </table:table-cell>
          <table:table-cell office:value-type="float" office:value="955" table:style-name="ce7">
            <text:p>955</text:p>
          </table:table-cell>
          <table:table-cell office:value-type="string" office:string-value="платье-трансформер" table:formula="of:=VLOOKUP([.B57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4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0</text:p>
          </table:table-cell>
          <table:table-cell office:value-type="float" office:value="40" table:style-name="ce5">
            <text:p>40</text:p>
          </table:table-cell>
          <table:table-cell office:value-type="float" office:value="955" table:style-name="ce7">
            <text:p>955</text:p>
          </table:table-cell>
          <table:table-cell office:value-type="string" office:string-value="рубашка" table:formula="of:=VLOOKUP([.B57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5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42</text:p>
          </table:table-cell>
          <table:table-cell office:value-type="float" office:value="71" table:style-name="ce5">
            <text:p>71</text:p>
          </table:table-cell>
          <table:table-cell office:value-type="float" office:value="956" table:style-name="ce7">
            <text:p>956</text:p>
          </table:table-cell>
          <table:table-cell office:value-type="string" office:string-value="платье-рубашка" table:formula="of:=VLOOKUP([.B576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9</text:p>
          </table:table-cell>
          <table:table-cell office:value-type="float" office:value="10" table:style-name="ce5">
            <text:p>10</text:p>
          </table:table-cell>
          <table:table-cell office:value-type="float" office:value="956" table:style-name="ce7">
            <text:p>956</text:p>
          </table:table-cell>
          <table:table-cell office:value-type="string" office:string-value="брюки зауженные" table:formula="of:=VLOOKUP([.B57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7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2</text:p>
          </table:table-cell>
          <table:table-cell office:value-type="float" office:value="105" table:style-name="ce5">
            <text:p>105</text:p>
          </table:table-cell>
          <table:table-cell office:value-type="float" office:value="957" table:style-name="ce7">
            <text:p>957</text:p>
          </table:table-cell>
          <table:table-cell office:value-type="string" office:string-value="юбка с запахом" table:formula="of:=VLOOKUP([.B578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8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8</text:p>
          </table:table-cell>
          <table:table-cell office:value-type="float" office:value="23" table:style-name="ce5">
            <text:p>23</text:p>
          </table:table-cell>
          <table:table-cell office:value-type="float" office:value="957" table:style-name="ce7">
            <text:p>957</text:p>
          </table:table-cell>
          <table:table-cell office:value-type="string" office:string-value="платье-кимоно" table:formula="of:=VLOOKUP([.B579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79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5</text:p>
          </table:table-cell>
          <table:table-cell office:value-type="float" office:value="79" table:style-name="ce5">
            <text:p>79</text:p>
          </table:table-cell>
          <table:table-cell office:value-type="float" office:value="957" table:style-name="ce7">
            <text:p>957</text:p>
          </table:table-cell>
          <table:table-cell office:value-type="string" office:string-value="платье миди" table:formula="of:=VLOOKUP([.B58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1</text:p>
          </table:table-cell>
          <table:table-cell office:value-type="float" office:value="51" table:style-name="ce5">
            <text:p>51</text:p>
          </table:table-cell>
          <table:table-cell office:value-type="float" office:value="957" table:style-name="ce7">
            <text:p>957</text:p>
          </table:table-cell>
          <table:table-cell office:value-type="string" office:string-value="платье прямое" table:formula="of:=VLOOKUP([.B58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1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3</text:p>
          </table:table-cell>
          <table:table-cell office:value-type="float" office:value="41" table:style-name="ce5">
            <text:p>41</text:p>
          </table:table-cell>
          <table:table-cell office:value-type="float" office:value="958" table:style-name="ce7">
            <text:p>958</text:p>
          </table:table-cell>
          <table:table-cell office:value-type="string" office:string-value="платье с запахом" table:formula="of:=VLOOKUP([.B582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2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7</text:p>
          </table:table-cell>
          <table:table-cell office:value-type="float" office:value="35" table:style-name="ce5">
            <text:p>35</text:p>
          </table:table-cell>
          <table:table-cell office:value-type="float" office:value="959" table:style-name="ce7">
            <text:p>959</text:p>
          </table:table-cell>
          <table:table-cell office:value-type="string" office:string-value="брюки зауженные" table:formula="of:=VLOOKUP([.B583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3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9</text:p>
          </table:table-cell>
          <table:table-cell office:value-type="float" office:value="12" table:style-name="ce5">
            <text:p>12</text:p>
          </table:table-cell>
          <table:table-cell office:value-type="float" office:value="960" table:style-name="ce7">
            <text:p>960</text:p>
          </table:table-cell>
          <table:table-cell office:value-type="string" office:string-value="платье с запахом" table:formula="of:=VLOOKUP([.B584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4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7</text:p>
          </table:table-cell>
          <table:table-cell office:value-type="float" office:value="113" table:style-name="ce5">
            <text:p>113</text:p>
          </table:table-cell>
          <table:table-cell office:value-type="float" office:value="960" table:style-name="ce7">
            <text:p>960</text:p>
          </table:table-cell>
          <table:table-cell office:value-type="string" office:string-value="брюки зауженные" table:formula="of:=VLOOKUP([.B585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5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0</text:p>
          </table:table-cell>
          <table:table-cell office:value-type="float" office:value="53" table:style-name="ce5">
            <text:p>53</text:p>
          </table:table-cell>
          <table:table-cell office:value-type="float" office:value="961" table:style-name="ce7">
            <text:p>961</text:p>
          </table:table-cell>
          <table:table-cell office:value-type="string" office:string-value="платье-халат" table:formula="of:=VLOOKUP([.B586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6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6</text:p>
          </table:table-cell>
          <table:table-cell office:value-type="float" office:value="20" table:style-name="ce5">
            <text:p>20</text:p>
          </table:table-cell>
          <table:table-cell office:value-type="float" office:value="961" table:style-name="ce7">
            <text:p>961</text:p>
          </table:table-cell>
          <table:table-cell office:value-type="string" office:string-value="платье ретро" table:formula="of:=VLOOKUP([.B587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9</text:p>
          </table:table-cell>
          <table:table-cell office:value-type="float" office:value="21" table:style-name="ce5">
            <text:p>21</text:p>
          </table:table-cell>
          <table:table-cell office:value-type="float" office:value="962" table:style-name="ce7">
            <text:p>962</text:p>
          </table:table-cell>
          <table:table-cell office:value-type="string" office:string-value="капри" table:formula="of:=VLOOKUP([.B588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8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6</text:p>
          </table:table-cell>
          <table:table-cell office:value-type="float" office:value="107" table:style-name="ce5">
            <text:p>107</text:p>
          </table:table-cell>
          <table:table-cell office:value-type="float" office:value="962" table:style-name="ce7">
            <text:p>962</text:p>
          </table:table-cell>
          <table:table-cell office:value-type="string" office:string-value="платье макси" table:formula="of:=VLOOKUP([.B58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8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6</text:p>
          </table:table-cell>
          <table:table-cell office:value-type="float" office:value="69" table:style-name="ce5">
            <text:p>69</text:p>
          </table:table-cell>
          <table:table-cell office:value-type="float" office:value="962" table:style-name="ce7">
            <text:p>962</text:p>
          </table:table-cell>
          <table:table-cell office:value-type="string" office:string-value="платье ретро" table:formula="of:=VLOOKUP([.B59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0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2</text:p>
          </table:table-cell>
          <table:table-cell office:value-type="float" office:value="75" table:style-name="ce5">
            <text:p>75</text:p>
          </table:table-cell>
          <table:table-cell office:value-type="float" office:value="962" table:style-name="ce7">
            <text:p>962</text:p>
          </table:table-cell>
          <table:table-cell office:value-type="string" office:string-value="рубашка" table:formula="of:=VLOOKUP([.B59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28</text:p>
          </table:table-cell>
          <table:table-cell office:value-type="float" office:value="68" table:style-name="ce5">
            <text:p>68</text:p>
          </table:table-cell>
          <table:table-cell office:value-type="float" office:value="962" table:style-name="ce7">
            <text:p>962</text:p>
          </table:table-cell>
          <table:table-cell office:value-type="string" office:string-value="капри" table:formula="of:=VLOOKUP([.B59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4</text:p>
          </table:table-cell>
          <table:table-cell office:value-type="float" office:value="78" table:style-name="ce5">
            <text:p>78</text:p>
          </table:table-cell>
          <table:table-cell office:value-type="float" office:value="964" table:style-name="ce7">
            <text:p>964</text:p>
          </table:table-cell>
          <table:table-cell office:value-type="string" office:string-value="платье ретро" table:formula="of:=VLOOKUP([.B59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1</text:p>
          </table:table-cell>
          <table:table-cell office:value-type="float" office:value="7" table:style-name="ce5">
            <text:p>7</text:p>
          </table:table-cell>
          <table:table-cell office:value-type="float" office:value="964" table:style-name="ce7">
            <text:p>964</text:p>
          </table:table-cell>
          <table:table-cell office:value-type="string" office:string-value="платье-трапеция" table:formula="of:=VLOOKUP([.B59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4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9</text:p>
          </table:table-cell>
          <table:table-cell office:value-type="float" office:value="87" table:style-name="ce5">
            <text:p>87</text:p>
          </table:table-cell>
          <table:table-cell office:value-type="float" office:value="965" table:style-name="ce7">
            <text:p>965</text:p>
          </table:table-cell>
          <table:table-cell office:value-type="string" office:string-value="бриджи" table:formula="of:=VLOOKUP([.B595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0</text:p>
          </table:table-cell>
          <table:table-cell office:value-type="float" office:value="3" table:style-name="ce5">
            <text:p>3</text:p>
          </table:table-cell>
          <table:table-cell office:value-type="float" office:value="966" table:style-name="ce7">
            <text:p>966</text:p>
          </table:table-cell>
          <table:table-cell office:value-type="string" office:string-value="платье прямое" table:formula="of:=VLOOKUP([.B59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6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0</text:p>
          </table:table-cell>
          <table:table-cell office:value-type="float" office:value="61" table:style-name="ce5">
            <text:p>61</text:p>
          </table:table-cell>
          <table:table-cell office:value-type="float" office:value="966" table:style-name="ce7">
            <text:p>966</text:p>
          </table:table-cell>
          <table:table-cell office:value-type="string" office:string-value="платье-туника" table:formula="of:=VLOOKUP([.B597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7</text:p>
          </table:table-cell>
          <table:table-cell office:value-type="float" office:value="12" table:style-name="ce5">
            <text:p>12</text:p>
          </table:table-cell>
          <table:table-cell office:value-type="float" office:value="966" table:style-name="ce7">
            <text:p>966</text:p>
          </table:table-cell>
          <table:table-cell office:value-type="string" office:string-value="юбка солнце" table:formula="of:=VLOOKUP([.B59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8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1</text:p>
          </table:table-cell>
          <table:table-cell office:value-type="float" office:value="57" table:style-name="ce5">
            <text:p>57</text:p>
          </table:table-cell>
          <table:table-cell office:value-type="float" office:value="967" table:style-name="ce7">
            <text:p>967</text:p>
          </table:table-cell>
          <table:table-cell office:value-type="string" office:string-value="платье с кокеткой" table:formula="of:=VLOOKUP([.B59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59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</text:p>
          </table:table-cell>
          <table:table-cell office:value-type="float" office:value="120" table:style-name="ce5">
            <text:p>120</text:p>
          </table:table-cell>
          <table:table-cell office:value-type="float" office:value="967" table:style-name="ce7">
            <text:p>967</text:p>
          </table:table-cell>
          <table:table-cell office:value-type="string" office:string-value="брюки прямые" table:formula="of:=VLOOKUP([.B6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0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6</text:p>
          </table:table-cell>
          <table:table-cell office:value-type="float" office:value="104" table:style-name="ce5">
            <text:p>104</text:p>
          </table:table-cell>
          <table:table-cell office:value-type="float" office:value="967" table:style-name="ce7">
            <text:p>967</text:p>
          </table:table-cell>
          <table:table-cell office:value-type="string" office:string-value="платье-туника" table:formula="of:=VLOOKUP([.B601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1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1</text:p>
          </table:table-cell>
          <table:table-cell office:value-type="float" office:value="32" table:style-name="ce5">
            <text:p>32</text:p>
          </table:table-cell>
          <table:table-cell office:value-type="float" office:value="967" table:style-name="ce7">
            <text:p>967</text:p>
          </table:table-cell>
          <table:table-cell office:value-type="string" office:string-value="бриджи" table:formula="of:=VLOOKUP([.B602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2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8</text:p>
          </table:table-cell>
          <table:table-cell office:value-type="float" office:value="108" table:style-name="ce5">
            <text:p>108</text:p>
          </table:table-cell>
          <table:table-cell office:value-type="float" office:value="968" table:style-name="ce7">
            <text:p>968</text:p>
          </table:table-cell>
          <table:table-cell office:value-type="string" office:string-value="платье-туника" table:formula="of:=VLOOKUP([.B603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3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29</text:p>
          </table:table-cell>
          <table:table-cell office:value-type="float" office:value="99" table:style-name="ce5">
            <text:p>99</text:p>
          </table:table-cell>
          <table:table-cell office:value-type="float" office:value="968" table:style-name="ce7">
            <text:p>968</text:p>
          </table:table-cell>
          <table:table-cell office:value-type="string" office:string-value="юбка солнце" table:formula="of:=VLOOKUP([.B604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4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8</text:p>
          </table:table-cell>
          <table:table-cell office:value-type="float" office:value="97" table:style-name="ce5">
            <text:p>97</text:p>
          </table:table-cell>
          <table:table-cell office:value-type="float" office:value="968" table:style-name="ce7">
            <text:p>968</text:p>
          </table:table-cell>
          <table:table-cell office:value-type="string" office:string-value="платье с кокеткой" table:formula="of:=VLOOKUP([.B60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5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38</text:p>
          </table:table-cell>
          <table:table-cell office:value-type="float" office:value="88" table:style-name="ce5">
            <text:p>88</text:p>
          </table:table-cell>
          <table:table-cell office:value-type="float" office:value="969" table:style-name="ce7">
            <text:p>969</text:p>
          </table:table-cell>
          <table:table-cell office:value-type="string" office:string-value="платье прямое" table:formula="of:=VLOOKUP([.B606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6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2</text:p>
          </table:table-cell>
          <table:table-cell office:value-type="float" office:value="19" table:style-name="ce5">
            <text:p>19</text:p>
          </table:table-cell>
          <table:table-cell office:value-type="float" office:value="969" table:style-name="ce7">
            <text:p>969</text:p>
          </table:table-cell>
          <table:table-cell office:value-type="string" office:string-value="рубашка" table:formula="of:=VLOOKUP([.B60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7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4</text:p>
          </table:table-cell>
          <table:table-cell office:value-type="float" office:value="48" table:style-name="ce5">
            <text:p>48</text:p>
          </table:table-cell>
          <table:table-cell office:value-type="float" office:value="970" table:style-name="ce7">
            <text:p>970</text:p>
          </table:table-cell>
          <table:table-cell office:value-type="string" office:string-value="блузка с длинным рукавом" table:formula="of:=VLOOKUP([.B60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5</text:p>
          </table:table-cell>
          <table:table-cell office:value-type="float" office:value="71" table:style-name="ce5">
            <text:p>71</text:p>
          </table:table-cell>
          <table:table-cell office:value-type="float" office:value="971" table:style-name="ce7">
            <text:p>971</text:p>
          </table:table-cell>
          <table:table-cell office:value-type="string" office:string-value="брюки прямые" table:formula="of:=VLOOKUP([.B60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09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43</text:p>
          </table:table-cell>
          <table:table-cell office:value-type="float" office:value="113" table:style-name="ce5">
            <text:p>113</text:p>
          </table:table-cell>
          <table:table-cell office:value-type="float" office:value="971" table:style-name="ce7">
            <text:p>971</text:p>
          </table:table-cell>
          <table:table-cell office:value-type="string" office:string-value="юбка со складками" table:formula="of:=VLOOKUP([.B610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0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2</text:p>
          </table:table-cell>
          <table:table-cell office:value-type="float" office:value="44" table:style-name="ce5">
            <text:p>44</text:p>
          </table:table-cell>
          <table:table-cell office:value-type="float" office:value="971" table:style-name="ce7">
            <text:p>971</text:p>
          </table:table-cell>
          <table:table-cell office:value-type="string" office:string-value="платье ретро" table:formula="of:=VLOOKUP([.B611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1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0</text:p>
          </table:table-cell>
          <table:table-cell office:value-type="float" office:value="104" table:style-name="ce5">
            <text:p>104</text:p>
          </table:table-cell>
          <table:table-cell office:value-type="float" office:value="973" table:style-name="ce7">
            <text:p>973</text:p>
          </table:table-cell>
          <table:table-cell office:value-type="string" office:string-value="платье-рубашка" table:formula="of:=VLOOKUP([.B612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2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5</text:p>
          </table:table-cell>
          <table:table-cell office:value-type="float" office:value="70" table:style-name="ce5">
            <text:p>70</text:p>
          </table:table-cell>
          <table:table-cell office:value-type="float" office:value="974" table:style-name="ce7">
            <text:p>974</text:p>
          </table:table-cell>
          <table:table-cell office:value-type="string" office:string-value="платье с запахом" table:formula="of:=VLOOKUP([.B613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3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1</text:p>
          </table:table-cell>
          <table:table-cell office:value-type="float" office:value="62" table:style-name="ce5">
            <text:p>62</text:p>
          </table:table-cell>
          <table:table-cell office:value-type="float" office:value="974" table:style-name="ce7">
            <text:p>974</text:p>
          </table:table-cell>
          <table:table-cell office:value-type="string" office:string-value="юбка с оборкой" table:formula="of:=VLOOKUP([.B614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4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</text:p>
          </table:table-cell>
          <table:table-cell office:value-type="float" office:value="19" table:style-name="ce5">
            <text:p>19</text:p>
          </table:table-cell>
          <table:table-cell office:value-type="float" office:value="975" table:style-name="ce7">
            <text:p>975</text:p>
          </table:table-cell>
          <table:table-cell office:value-type="string" office:string-value="рубашка" table:formula="of:=VLOOKUP([.B615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5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6</text:p>
          </table:table-cell>
          <table:table-cell office:value-type="float" office:value="58" table:style-name="ce5">
            <text:p>58</text:p>
          </table:table-cell>
          <table:table-cell office:value-type="float" office:value="975" table:style-name="ce7">
            <text:p>975</text:p>
          </table:table-cell>
          <table:table-cell office:value-type="string" office:string-value="юбка с оборкой" table:formula="of:=VLOOKUP([.B616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6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6</text:p>
          </table:table-cell>
          <table:table-cell office:value-type="float" office:value="98" table:style-name="ce5">
            <text:p>98</text:p>
          </table:table-cell>
          <table:table-cell office:value-type="float" office:value="976" table:style-name="ce7">
            <text:p>976</text:p>
          </table:table-cell>
          <table:table-cell office:value-type="string" office:string-value="платье прямое" table:formula="of:=VLOOKUP([.B61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43</text:p>
          </table:table-cell>
          <table:table-cell office:value-type="float" office:value="19" table:style-name="ce5">
            <text:p>19</text:p>
          </table:table-cell>
          <table:table-cell office:value-type="float" office:value="976" table:style-name="ce7">
            <text:p>976</text:p>
          </table:table-cell>
          <table:table-cell office:value-type="string" office:string-value="платье-трансформер" table:formula="of:=VLOOKUP([.B61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8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2</text:p>
          </table:table-cell>
          <table:table-cell office:value-type="float" office:value="79" table:style-name="ce5">
            <text:p>79</text:p>
          </table:table-cell>
          <table:table-cell office:value-type="float" office:value="976" table:style-name="ce7">
            <text:p>976</text:p>
          </table:table-cell>
          <table:table-cell office:value-type="string" office:string-value="брюки клеш" table:formula="of:=VLOOKUP([.B61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19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5</text:p>
          </table:table-cell>
          <table:table-cell office:value-type="float" office:value="30" table:style-name="ce5">
            <text:p>30</text:p>
          </table:table-cell>
          <table:table-cell office:value-type="float" office:value="977" table:style-name="ce7">
            <text:p>977</text:p>
          </table:table-cell>
          <table:table-cell office:value-type="string" office:string-value="юбка со складками" table:formula="of:=VLOOKUP([.B620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0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0</text:p>
          </table:table-cell>
          <table:table-cell office:value-type="float" office:value="106" table:style-name="ce5">
            <text:p>106</text:p>
          </table:table-cell>
          <table:table-cell office:value-type="float" office:value="977" table:style-name="ce7">
            <text:p>977</text:p>
          </table:table-cell>
          <table:table-cell office:value-type="string" office:string-value="рубашка" table:formula="of:=VLOOKUP([.B621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5</text:p>
          </table:table-cell>
          <table:table-cell office:value-type="float" office:value="43" table:style-name="ce5">
            <text:p>43</text:p>
          </table:table-cell>
          <table:table-cell office:value-type="float" office:value="978" table:style-name="ce7">
            <text:p>978</text:p>
          </table:table-cell>
          <table:table-cell office:value-type="string" office:string-value="платье миди" table:formula="of:=VLOOKUP([.B62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2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2</text:p>
          </table:table-cell>
          <table:table-cell office:value-type="float" office:value="82" table:style-name="ce5">
            <text:p>82</text:p>
          </table:table-cell>
          <table:table-cell office:value-type="float" office:value="978" table:style-name="ce7">
            <text:p>978</text:p>
          </table:table-cell>
          <table:table-cell office:value-type="string" office:string-value="юбка солнце" table:formula="of:=VLOOKUP([.B62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5</text:p>
          </table:table-cell>
          <table:table-cell office:value-type="float" office:value="26" table:style-name="ce5">
            <text:p>26</text:p>
          </table:table-cell>
          <table:table-cell office:value-type="float" office:value="979" table:style-name="ce7">
            <text:p>979</text:p>
          </table:table-cell>
          <table:table-cell office:value-type="string" office:string-value="брюки зауженные" table:formula="of:=VLOOKUP([.B62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24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5</text:p>
          </table:table-cell>
          <table:table-cell office:value-type="float" office:value="48" table:style-name="ce5">
            <text:p>48</text:p>
          </table:table-cell>
          <table:table-cell office:value-type="float" office:value="980" table:style-name="ce7">
            <text:p>980</text:p>
          </table:table-cell>
          <table:table-cell office:value-type="string" office:string-value="брюки прямые" table:formula="of:=VLOOKUP([.B625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2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3</text:p>
          </table:table-cell>
          <table:table-cell office:value-type="float" office:value="94" table:style-name="ce5">
            <text:p>94</text:p>
          </table:table-cell>
          <table:table-cell office:value-type="float" office:value="982" table:style-name="ce7">
            <text:p>982</text:p>
          </table:table-cell>
          <table:table-cell office:value-type="string" office:string-value="юбка полусолнце" table:formula="of:=VLOOKUP([.B626];[Продукция.A:.E];2;)" table:style-name="ce1">
            <text:p>юбка полусолнц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2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0</text:p>
          </table:table-cell>
          <table:table-cell office:value-type="float" office:value="63" table:style-name="ce5">
            <text:p>63</text:p>
          </table:table-cell>
          <table:table-cell office:value-type="float" office:value="982" table:style-name="ce7">
            <text:p>982</text:p>
          </table:table-cell>
          <table:table-cell office:value-type="string" office:string-value="бриджи" table:formula="of:=VLOOKUP([.B627];[Продукция.A:.E];2;)" table:style-name="ce1">
            <text:p>бридж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27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5</text:p>
          </table:table-cell>
          <table:table-cell office:value-type="float" office:value="54" table:style-name="ce5">
            <text:p>54</text:p>
          </table:table-cell>
          <table:table-cell office:value-type="float" office:value="982" table:style-name="ce7">
            <text:p>982</text:p>
          </table:table-cell>
          <table:table-cell office:value-type="string" office:string-value="капри" table:formula="of:=VLOOKUP([.B628];[Продукция.A:.E];2;)" table:style-name="ce1">
            <text:p>капр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28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5</text:p>
          </table:table-cell>
          <table:table-cell office:value-type="float" office:value="104" table:style-name="ce5">
            <text:p>104</text:p>
          </table:table-cell>
          <table:table-cell office:value-type="float" office:value="982" table:style-name="ce7">
            <text:p>982</text:p>
          </table:table-cell>
          <table:table-cell office:value-type="string" office:string-value="брюки зауженные" table:formula="of:=VLOOKUP([.B629];[Продукция.A:.E];2;)" table:style-name="ce1">
            <text:p>брюки зауженн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29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18</text:p>
          </table:table-cell>
          <table:table-cell office:value-type="float" office:value="91" table:style-name="ce5">
            <text:p>91</text:p>
          </table:table-cell>
          <table:table-cell office:value-type="float" office:value="982" table:style-name="ce7">
            <text:p>982</text:p>
          </table:table-cell>
          <table:table-cell office:value-type="string" office:string-value="брюки прямые" table:formula="of:=VLOOKUP([.B630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30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3</text:p>
          </table:table-cell>
          <table:table-cell office:value-type="float" office:value="12" table:style-name="ce5">
            <text:p>12</text:p>
          </table:table-cell>
          <table:table-cell office:value-type="float" office:value="982" table:style-name="ce7">
            <text:p>982</text:p>
          </table:table-cell>
          <table:table-cell office:value-type="string" office:string-value="бермуды" table:formula="of:=VLOOKUP([.B631];[Продукция.A:.E];2;)" table:style-name="ce1">
            <text:p>бермуды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31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8</text:p>
          </table:table-cell>
          <table:table-cell office:value-type="float" office:value="26" table:style-name="ce5">
            <text:p>26</text:p>
          </table:table-cell>
          <table:table-cell office:value-type="float" office:value="983" table:style-name="ce7">
            <text:p>983</text:p>
          </table:table-cell>
          <table:table-cell office:value-type="string" office:string-value="брюки прямые" table:formula="of:=VLOOKUP([.B632];[Продукция.A:.E];2;)" table:style-name="ce1">
            <text:p>брюки прямы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32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3</text:p>
          </table:table-cell>
          <table:table-cell office:value-type="float" office:value="33" table:style-name="ce5">
            <text:p>33</text:p>
          </table:table-cell>
          <table:table-cell office:value-type="float" office:value="984" table:style-name="ce7">
            <text:p>984</text:p>
          </table:table-cell>
          <table:table-cell office:value-type="string" office:string-value="юбка со складками" table:formula="of:=VLOOKUP([.B633];[Продукция.A:.E];2;)" table:style-name="ce1">
            <text:p>юбка со складками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33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7</text:p>
          </table:table-cell>
          <table:table-cell office:value-type="float" office:value="35" table:style-name="ce5">
            <text:p>35</text:p>
          </table:table-cell>
          <table:table-cell office:value-type="float" office:value="984" table:style-name="ce7">
            <text:p>984</text:p>
          </table:table-cell>
          <table:table-cell office:value-type="string" office:string-value="платье прямое" table:formula="of:=VLOOKUP([.B634];[Продукция.A:.E];2;)" table:style-name="ce1">
            <text:p>платье прямое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34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5</text:p>
          </table:table-cell>
          <table:table-cell office:value-type="float" office:value="6" table:style-name="ce5">
            <text:p>6</text:p>
          </table:table-cell>
          <table:table-cell office:value-type="float" office:value="984" table:style-name="ce7">
            <text:p>984</text:p>
          </table:table-cell>
          <table:table-cell office:value-type="string" office:string-value="платье-трансформер" table:formula="of:=VLOOKUP([.B635];[Продукция.A:.E];2;)" table:style-name="ce1">
            <text:p>платье-трансформер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35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</text:p>
          </table:table-cell>
          <table:table-cell office:value-type="float" office:value="119" table:style-name="ce5">
            <text:p>119</text:p>
          </table:table-cell>
          <table:table-cell office:value-type="float" office:value="985" table:style-name="ce7">
            <text:p>985</text:p>
          </table:table-cell>
          <table:table-cell office:value-type="string" office:string-value="платье с запахом" table:formula="of:=VLOOKUP([.B636];[Продукция.A:.E];2;)" table:style-name="ce1">
            <text:p>платье с запахом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A636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28</text:p>
          </table:table-cell>
          <table:table-cell office:value-type="float" office:value="68" table:style-name="ce5">
            <text:p>68</text:p>
          </table:table-cell>
          <table:table-cell office:value-type="float" office:value="985" table:style-name="ce7">
            <text:p>985</text:p>
          </table:table-cell>
          <table:table-cell office:value-type="string" office:string-value="рубашка" table:formula="of:=VLOOKUP([.B637];[Продукция.A:.E];2;)" table:style-name="ce1">
            <text:p>рубашка</text:p>
          </table:table-cell>
          <table:table-cell office:value-type="float" office:value="66980" table:formula="of:=[.D637]*[.E637]" table:style-name="ce1">
            <text:p>669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5">
            <text:p>A637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9</text:p>
          </table:table-cell>
          <table:table-cell office:value-type="float" office:value="76" table:style-name="ce5">
            <text:p>76</text:p>
          </table:table-cell>
          <table:table-cell office:value-type="float" office:value="985" table:style-name="ce7">
            <text:p>985</text:p>
          </table:table-cell>
          <table:table-cell office:value-type="string" office:string-value="рубашка" table:formula="of:=VLOOKUP([.B638];[Продукция.A:.E];2;)" table:style-name="ce1">
            <text:p>рубаш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38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9</text:p>
          </table:table-cell>
          <table:table-cell office:value-type="float" office:value="69" table:style-name="ce5">
            <text:p>69</text:p>
          </table:table-cell>
          <table:table-cell office:value-type="float" office:value="985" table:style-name="ce7">
            <text:p>985</text:p>
          </table:table-cell>
          <table:table-cell office:value-type="string" office:string-value="платье-трапеция" table:formula="of:=VLOOKUP([.B639];[Продукция.A:.E];2;)" table:style-name="ce1">
            <text:p>платье-трапеция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39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8</text:p>
          </table:table-cell>
          <table:table-cell office:value-type="float" office:value="112" table:style-name="ce5">
            <text:p>112</text:p>
          </table:table-cell>
          <table:table-cell office:value-type="float" office:value="986" table:style-name="ce7">
            <text:p>986</text:p>
          </table:table-cell>
          <table:table-cell office:value-type="string" office:string-value="платье-туника" table:formula="of:=VLOOKUP([.B640];[Продукция.A:.E];2;)" table:style-name="ce1">
            <text:p>платье-туника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string" table:style-name="ce5">
            <text:p>A640</text:p>
          </table:table-cell>
          <table:table-cell office:value-type="string" table:style-name="ce6">
            <text:p>P55</text:p>
          </table:table-cell>
          <table:table-cell office:value-type="string" table:style-name="ce5">
            <text:p>T13</text:p>
          </table:table-cell>
          <table:table-cell office:value-type="float" office:value="79" table:style-name="ce5">
            <text:p>79</text:p>
          </table:table-cell>
          <table:table-cell office:value-type="float" office:value="986" table:style-name="ce7">
            <text:p>986</text:p>
          </table:table-cell>
          <table:table-cell office:value-type="string" office:string-value="брюки зауженные" table:formula="of:=VLOOKUP([.B641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1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</text:p>
          </table:table-cell>
          <table:table-cell office:value-type="float" office:value="73" table:style-name="ce5">
            <text:p>73</text:p>
          </table:table-cell>
          <table:table-cell office:value-type="float" office:value="987" table:style-name="ce7">
            <text:p>987</text:p>
          </table:table-cell>
          <table:table-cell office:value-type="string" office:string-value="юбка полусолнце" table:formula="of:=VLOOKUP([.B642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</text:p>
          </table:table-cell>
          <table:table-cell office:value-type="float" office:value="67" table:style-name="ce5">
            <text:p>67</text:p>
          </table:table-cell>
          <table:table-cell office:value-type="float" office:value="987" table:style-name="ce7">
            <text:p>987</text:p>
          </table:table-cell>
          <table:table-cell office:value-type="string" office:string-value="бриджи" table:formula="of:=VLOOKUP([.B64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3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1</text:p>
          </table:table-cell>
          <table:table-cell office:value-type="float" office:value="105" table:style-name="ce5">
            <text:p>105</text:p>
          </table:table-cell>
          <table:table-cell office:value-type="float" office:value="987" table:style-name="ce7">
            <text:p>987</text:p>
          </table:table-cell>
          <table:table-cell office:value-type="string" office:string-value="платье-трансформер" table:formula="of:=VLOOKUP([.B644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4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5</text:p>
          </table:table-cell>
          <table:table-cell office:value-type="float" office:value="17" table:style-name="ce5">
            <text:p>17</text:p>
          </table:table-cell>
          <table:table-cell office:value-type="float" office:value="988" table:style-name="ce7">
            <text:p>988</text:p>
          </table:table-cell>
          <table:table-cell office:value-type="string" office:string-value="брюки прямые" table:formula="of:=VLOOKUP([.B64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5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5</text:p>
          </table:table-cell>
          <table:table-cell office:value-type="float" office:value="53" table:style-name="ce5">
            <text:p>53</text:p>
          </table:table-cell>
          <table:table-cell office:value-type="float" office:value="989" table:style-name="ce7">
            <text:p>989</text:p>
          </table:table-cell>
          <table:table-cell office:value-type="string" office:string-value="платье с запахом" table:formula="of:=VLOOKUP([.B646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6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9</text:p>
          </table:table-cell>
          <table:table-cell office:value-type="float" office:value="105" table:style-name="ce5">
            <text:p>105</text:p>
          </table:table-cell>
          <table:table-cell office:value-type="float" office:value="989" table:style-name="ce7">
            <text:p>989</text:p>
          </table:table-cell>
          <table:table-cell office:value-type="string" office:string-value="платье миди" table:formula="of:=VLOOKUP([.B647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41</text:p>
          </table:table-cell>
          <table:table-cell office:value-type="float" office:value="27" table:style-name="ce5">
            <text:p>27</text:p>
          </table:table-cell>
          <table:table-cell office:value-type="float" office:value="990" table:style-name="ce7">
            <text:p>990</text:p>
          </table:table-cell>
          <table:table-cell office:value-type="string" office:string-value="юбка солнце" table:formula="of:=VLOOKUP([.B64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8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7</text:p>
          </table:table-cell>
          <table:table-cell office:value-type="float" office:value="90" table:style-name="ce5">
            <text:p>90</text:p>
          </table:table-cell>
          <table:table-cell office:value-type="float" office:value="990" table:style-name="ce7">
            <text:p>990</text:p>
          </table:table-cell>
          <table:table-cell office:value-type="string" office:string-value="платье миди" table:formula="of:=VLOOKUP([.B649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4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</text:p>
          </table:table-cell>
          <table:table-cell office:value-type="float" office:value="117" table:style-name="ce5">
            <text:p>117</text:p>
          </table:table-cell>
          <table:table-cell office:value-type="float" office:value="990" table:style-name="ce7">
            <text:p>990</text:p>
          </table:table-cell>
          <table:table-cell office:value-type="string" office:string-value="платье прямое" table:formula="of:=VLOOKUP([.B6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0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4</text:p>
          </table:table-cell>
          <table:table-cell office:value-type="float" office:value="68" table:style-name="ce5">
            <text:p>68</text:p>
          </table:table-cell>
          <table:table-cell office:value-type="float" office:value="991" table:style-name="ce7">
            <text:p>991</text:p>
          </table:table-cell>
          <table:table-cell office:value-type="string" office:string-value="бриджи" table:formula="of:=VLOOKUP([.B651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1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13</text:p>
          </table:table-cell>
          <table:table-cell office:value-type="float" office:value="108" table:style-name="ce5">
            <text:p>108</text:p>
          </table:table-cell>
          <table:table-cell office:value-type="float" office:value="991" table:style-name="ce7">
            <text:p>991</text:p>
          </table:table-cell>
          <table:table-cell office:value-type="string" office:string-value="платье миди" table:formula="of:=VLOOKUP([.B652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2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4</text:p>
          </table:table-cell>
          <table:table-cell office:value-type="float" office:value="54" table:style-name="ce5">
            <text:p>54</text:p>
          </table:table-cell>
          <table:table-cell office:value-type="float" office:value="991" table:style-name="ce7">
            <text:p>991</text:p>
          </table:table-cell>
          <table:table-cell office:value-type="string" office:string-value="юбка солнце" table:formula="of:=VLOOKUP([.B653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3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</text:p>
          </table:table-cell>
          <table:table-cell office:value-type="float" office:value="14" table:style-name="ce5">
            <text:p>14</text:p>
          </table:table-cell>
          <table:table-cell office:value-type="float" office:value="991" table:style-name="ce7">
            <text:p>991</text:p>
          </table:table-cell>
          <table:table-cell office:value-type="string" office:string-value="платье макси" table:formula="of:=VLOOKUP([.B654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4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3</text:p>
          </table:table-cell>
          <table:table-cell office:value-type="float" office:value="111" table:style-name="ce5">
            <text:p>111</text:p>
          </table:table-cell>
          <table:table-cell office:value-type="float" office:value="991" table:style-name="ce7">
            <text:p>991</text:p>
          </table:table-cell>
          <table:table-cell office:value-type="string" office:string-value="юбка с оборкой" table:formula="of:=VLOOKUP([.B65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5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16</text:p>
          </table:table-cell>
          <table:table-cell office:value-type="float" office:value="10" table:style-name="ce5">
            <text:p>10</text:p>
          </table:table-cell>
          <table:table-cell office:value-type="float" office:value="992" table:style-name="ce7">
            <text:p>992</text:p>
          </table:table-cell>
          <table:table-cell office:value-type="string" office:string-value="юбка солнце" table:formula="of:=VLOOKUP([.B65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6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7</text:p>
          </table:table-cell>
          <table:table-cell office:value-type="float" office:value="45" table:style-name="ce5">
            <text:p>45</text:p>
          </table:table-cell>
          <table:table-cell office:value-type="float" office:value="992" table:style-name="ce7">
            <text:p>992</text:p>
          </table:table-cell>
          <table:table-cell office:value-type="string" office:string-value="платье-сарафан" table:formula="of:=VLOOKUP([.B65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7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7</text:p>
          </table:table-cell>
          <table:table-cell office:value-type="float" office:value="23" table:style-name="ce5">
            <text:p>23</text:p>
          </table:table-cell>
          <table:table-cell office:value-type="float" office:value="993" table:style-name="ce7">
            <text:p>993</text:p>
          </table:table-cell>
          <table:table-cell office:value-type="string" office:string-value="платье с запахом" table:formula="of:=VLOOKUP([.B658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8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1</text:p>
          </table:table-cell>
          <table:table-cell office:value-type="float" office:value="86" table:style-name="ce5">
            <text:p>86</text:p>
          </table:table-cell>
          <table:table-cell office:value-type="float" office:value="993" table:style-name="ce7">
            <text:p>993</text:p>
          </table:table-cell>
          <table:table-cell office:value-type="string" office:string-value="брюки зауженные" table:formula="of:=VLOOKUP([.B65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59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</text:p>
          </table:table-cell>
          <table:table-cell office:value-type="float" office:value="17" table:style-name="ce5">
            <text:p>17</text:p>
          </table:table-cell>
          <table:table-cell office:value-type="float" office:value="993" table:style-name="ce7">
            <text:p>993</text:p>
          </table:table-cell>
          <table:table-cell office:value-type="string" office:string-value="платье-трапеция" table:formula="of:=VLOOKUP([.B66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0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4</text:p>
          </table:table-cell>
          <table:table-cell office:value-type="float" office:value="116" table:style-name="ce5">
            <text:p>116</text:p>
          </table:table-cell>
          <table:table-cell office:value-type="float" office:value="994" table:style-name="ce7">
            <text:p>994</text:p>
          </table:table-cell>
          <table:table-cell office:value-type="string" office:string-value="юбка солнце" table:formula="of:=VLOOKUP([.B661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1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0</text:p>
          </table:table-cell>
          <table:table-cell office:value-type="float" office:value="89" table:style-name="ce5">
            <text:p>89</text:p>
          </table:table-cell>
          <table:table-cell office:value-type="float" office:value="994" table:style-name="ce7">
            <text:p>994</text:p>
          </table:table-cell>
          <table:table-cell office:value-type="string" office:string-value="платье ретро" table:formula="of:=VLOOKUP([.B662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5</text:p>
          </table:table-cell>
          <table:table-cell office:value-type="float" office:value="60" table:style-name="ce5">
            <text:p>60</text:p>
          </table:table-cell>
          <table:table-cell office:value-type="float" office:value="994" table:style-name="ce7">
            <text:p>994</text:p>
          </table:table-cell>
          <table:table-cell office:value-type="string" office:string-value="бриджи" table:formula="of:=VLOOKUP([.B66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3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8</text:p>
          </table:table-cell>
          <table:table-cell office:value-type="float" office:value="68" table:style-name="ce5">
            <text:p>68</text:p>
          </table:table-cell>
          <table:table-cell office:value-type="float" office:value="995" table:style-name="ce7">
            <text:p>995</text:p>
          </table:table-cell>
          <table:table-cell office:value-type="string" office:string-value="платье с кокеткой" table:formula="of:=VLOOKUP([.B66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4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4</text:p>
          </table:table-cell>
          <table:table-cell office:value-type="float" office:value="3" table:style-name="ce5">
            <text:p>3</text:p>
          </table:table-cell>
          <table:table-cell office:value-type="float" office:value="995" table:style-name="ce7">
            <text:p>995</text:p>
          </table:table-cell>
          <table:table-cell office:value-type="string" office:string-value="брюки клеш" table:formula="of:=VLOOKUP([.B66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5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4</text:p>
          </table:table-cell>
          <table:table-cell office:value-type="float" office:value="31" table:style-name="ce5">
            <text:p>31</text:p>
          </table:table-cell>
          <table:table-cell office:value-type="float" office:value="995" table:style-name="ce7">
            <text:p>995</text:p>
          </table:table-cell>
          <table:table-cell office:value-type="string" office:string-value="брюки клеш" table:formula="of:=VLOOKUP([.B666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31</text:p>
          </table:table-cell>
          <table:table-cell office:value-type="float" office:value="13" table:style-name="ce5">
            <text:p>13</text:p>
          </table:table-cell>
          <table:table-cell office:value-type="float" office:value="996" table:style-name="ce7">
            <text:p>996</text:p>
          </table:table-cell>
          <table:table-cell office:value-type="string" office:string-value="платье с запахом" table:formula="of:=VLOOKUP([.B66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7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6</text:p>
          </table:table-cell>
          <table:table-cell office:value-type="float" office:value="42" table:style-name="ce5">
            <text:p>42</text:p>
          </table:table-cell>
          <table:table-cell office:value-type="float" office:value="996" table:style-name="ce7">
            <text:p>996</text:p>
          </table:table-cell>
          <table:table-cell office:value-type="string" office:string-value="платье-халат" table:formula="of:=VLOOKUP([.B66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8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39</text:p>
          </table:table-cell>
          <table:table-cell office:value-type="float" office:value="49" table:style-name="ce5">
            <text:p>49</text:p>
          </table:table-cell>
          <table:table-cell office:value-type="float" office:value="996" table:style-name="ce7">
            <text:p>996</text:p>
          </table:table-cell>
          <table:table-cell office:value-type="string" office:string-value="рубашка" table:formula="of:=VLOOKUP([.B669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69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2</text:p>
          </table:table-cell>
          <table:table-cell office:value-type="float" office:value="40" table:style-name="ce5">
            <text:p>40</text:p>
          </table:table-cell>
          <table:table-cell office:value-type="float" office:value="997" table:style-name="ce7">
            <text:p>997</text:p>
          </table:table-cell>
          <table:table-cell office:value-type="string" office:string-value="юбка с запахом" table:formula="of:=VLOOKUP([.B670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0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1</text:p>
          </table:table-cell>
          <table:table-cell office:value-type="float" office:value="51" table:style-name="ce5">
            <text:p>51</text:p>
          </table:table-cell>
          <table:table-cell office:value-type="float" office:value="998" table:style-name="ce7">
            <text:p>998</text:p>
          </table:table-cell>
          <table:table-cell office:value-type="string" office:string-value="юбка с оборкой" table:formula="of:=VLOOKUP([.B671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29</text:p>
          </table:table-cell>
          <table:table-cell office:value-type="float" office:value="74" table:style-name="ce5">
            <text:p>74</text:p>
          </table:table-cell>
          <table:table-cell office:value-type="float" office:value="998" table:style-name="ce7">
            <text:p>998</text:p>
          </table:table-cell>
          <table:table-cell office:value-type="string" office:string-value="рубашка" table:formula="of:=VLOOKUP([.B67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2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3</text:p>
          </table:table-cell>
          <table:table-cell office:value-type="float" office:value="25" table:style-name="ce5">
            <text:p>25</text:p>
          </table:table-cell>
          <table:table-cell office:value-type="float" office:value="1000" table:style-name="ce7">
            <text:p>1000</text:p>
          </table:table-cell>
          <table:table-cell office:value-type="string" office:string-value="платье с кокеткой" table:formula="of:=VLOOKUP([.B673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5</text:p>
          </table:table-cell>
          <table:table-cell office:value-type="float" office:value="60" table:style-name="ce5">
            <text:p>60</text:p>
          </table:table-cell>
          <table:table-cell office:value-type="float" office:value="1000" table:style-name="ce7">
            <text:p>1000</text:p>
          </table:table-cell>
          <table:table-cell office:value-type="string" office:string-value="брюки зауженные" table:formula="of:=VLOOKUP([.B67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4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6</text:p>
          </table:table-cell>
          <table:table-cell office:value-type="float" office:value="24" table:style-name="ce5">
            <text:p>24</text:p>
          </table:table-cell>
          <table:table-cell office:value-type="float" office:value="1000" table:style-name="ce7">
            <text:p>1000</text:p>
          </table:table-cell>
          <table:table-cell office:value-type="string" office:string-value="капри" table:formula="of:=VLOOKUP([.B67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6</text:p>
          </table:table-cell>
          <table:table-cell office:value-type="float" office:value="59" table:style-name="ce5">
            <text:p>59</text:p>
          </table:table-cell>
          <table:table-cell office:value-type="float" office:value="1001" table:style-name="ce7">
            <text:p>1001</text:p>
          </table:table-cell>
          <table:table-cell office:value-type="string" office:string-value="блузка с длинным рукавом" table:formula="of:=VLOOKUP([.B67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6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1</text:p>
          </table:table-cell>
          <table:table-cell office:value-type="float" office:value="102" table:style-name="ce5">
            <text:p>102</text:p>
          </table:table-cell>
          <table:table-cell office:value-type="float" office:value="1001" table:style-name="ce7">
            <text:p>1001</text:p>
          </table:table-cell>
          <table:table-cell office:value-type="string" office:string-value="платье с напуском на талии" table:formula="of:=VLOOKUP([.B677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7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8</text:p>
          </table:table-cell>
          <table:table-cell office:value-type="float" office:value="89" table:style-name="ce5">
            <text:p>89</text:p>
          </table:table-cell>
          <table:table-cell office:value-type="float" office:value="1001" table:style-name="ce7">
            <text:p>1001</text:p>
          </table:table-cell>
          <table:table-cell office:value-type="string" office:string-value="брюки зауженные" table:formula="of:=VLOOKUP([.B67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8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2</text:p>
          </table:table-cell>
          <table:table-cell office:value-type="float" office:value="22" table:style-name="ce5">
            <text:p>22</text:p>
          </table:table-cell>
          <table:table-cell office:value-type="float" office:value="1002" table:style-name="ce7">
            <text:p>1002</text:p>
          </table:table-cell>
          <table:table-cell office:value-type="string" office:string-value="платье-туника" table:formula="of:=VLOOKUP([.B679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79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6</text:p>
          </table:table-cell>
          <table:table-cell office:value-type="float" office:value="15" table:style-name="ce5">
            <text:p>15</text:p>
          </table:table-cell>
          <table:table-cell office:value-type="float" office:value="1002" table:style-name="ce7">
            <text:p>1002</text:p>
          </table:table-cell>
          <table:table-cell office:value-type="string" office:string-value="платье макси" table:formula="of:=VLOOKUP([.B680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0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1</text:p>
          </table:table-cell>
          <table:table-cell office:value-type="float" office:value="67" table:style-name="ce5">
            <text:p>67</text:p>
          </table:table-cell>
          <table:table-cell office:value-type="float" office:value="1002" table:style-name="ce7">
            <text:p>1002</text:p>
          </table:table-cell>
          <table:table-cell office:value-type="string" office:string-value="платье-жилет" table:formula="of:=VLOOKUP([.B681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17</text:p>
          </table:table-cell>
          <table:table-cell office:value-type="float" office:value="21" table:style-name="ce5">
            <text:p>21</text:p>
          </table:table-cell>
          <table:table-cell office:value-type="float" office:value="1002" table:style-name="ce7">
            <text:p>1002</text:p>
          </table:table-cell>
          <table:table-cell office:value-type="string" office:string-value="рубашка" table:formula="of:=VLOOKUP([.B68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2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4</text:p>
          </table:table-cell>
          <table:table-cell office:value-type="float" office:value="26" table:style-name="ce5">
            <text:p>26</text:p>
          </table:table-cell>
          <table:table-cell office:value-type="float" office:value="1006" table:style-name="ce7">
            <text:p>1006</text:p>
          </table:table-cell>
          <table:table-cell office:value-type="string" office:string-value="брюки прямые" table:formula="of:=VLOOKUP([.B68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3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3</text:p>
          </table:table-cell>
          <table:table-cell office:value-type="float" office:value="23" table:style-name="ce5">
            <text:p>23</text:p>
          </table:table-cell>
          <table:table-cell office:value-type="float" office:value="1007" table:style-name="ce7">
            <text:p>1007</text:p>
          </table:table-cell>
          <table:table-cell office:value-type="string" office:string-value="брюки прямые" table:formula="of:=VLOOKUP([.B68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4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32</text:p>
          </table:table-cell>
          <table:table-cell office:value-type="float" office:value="108" table:style-name="ce5">
            <text:p>108</text:p>
          </table:table-cell>
          <table:table-cell office:value-type="float" office:value="1008" table:style-name="ce7">
            <text:p>1008</text:p>
          </table:table-cell>
          <table:table-cell office:value-type="string" office:string-value="юбка с запахом" table:formula="of:=VLOOKUP([.B68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5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19</text:p>
          </table:table-cell>
          <table:table-cell office:value-type="float" office:value="93" table:style-name="ce5">
            <text:p>93</text:p>
          </table:table-cell>
          <table:table-cell office:value-type="float" office:value="1008" table:style-name="ce7">
            <text:p>1008</text:p>
          </table:table-cell>
          <table:table-cell office:value-type="string" office:string-value="юбка солнце" table:formula="of:=VLOOKUP([.B686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27</text:p>
          </table:table-cell>
          <table:table-cell office:value-type="float" office:value="77" table:style-name="ce5">
            <text:p>77</text:p>
          </table:table-cell>
          <table:table-cell office:value-type="float" office:value="1008" table:style-name="ce7">
            <text:p>1008</text:p>
          </table:table-cell>
          <table:table-cell office:value-type="string" office:string-value="платье с запахом" table:formula="of:=VLOOKUP([.B68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7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2</text:p>
          </table:table-cell>
          <table:table-cell office:value-type="float" office:value="117" table:style-name="ce5">
            <text:p>117</text:p>
          </table:table-cell>
          <table:table-cell office:value-type="float" office:value="1008" table:style-name="ce7">
            <text:p>1008</text:p>
          </table:table-cell>
          <table:table-cell office:value-type="string" office:string-value="платье ретро" table:formula="of:=VLOOKUP([.B688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43</text:p>
          </table:table-cell>
          <table:table-cell office:value-type="float" office:value="80" table:style-name="ce5">
            <text:p>80</text:p>
          </table:table-cell>
          <table:table-cell office:value-type="float" office:value="1009" table:style-name="ce7">
            <text:p>1009</text:p>
          </table:table-cell>
          <table:table-cell office:value-type="string" office:string-value="брюки прямые" table:formula="of:=VLOOKUP([.B68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89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13</text:p>
          </table:table-cell>
          <table:table-cell office:value-type="float" office:value="2" table:style-name="ce5">
            <text:p>2</text:p>
          </table:table-cell>
          <table:table-cell office:value-type="float" office:value="1009" table:style-name="ce7">
            <text:p>1009</text:p>
          </table:table-cell>
          <table:table-cell office:value-type="string" office:string-value="юбка с оборкой" table:formula="of:=VLOOKUP([.B69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0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8</text:p>
          </table:table-cell>
          <table:table-cell office:value-type="float" office:value="73" table:style-name="ce5">
            <text:p>73</text:p>
          </table:table-cell>
          <table:table-cell office:value-type="float" office:value="1010" table:style-name="ce7">
            <text:p>1010</text:p>
          </table:table-cell>
          <table:table-cell office:value-type="string" office:string-value="блузка с длинным рукавом" table:formula="of:=VLOOKUP([.B69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1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2</text:p>
          </table:table-cell>
          <table:table-cell office:value-type="float" office:value="80" table:style-name="ce5">
            <text:p>80</text:p>
          </table:table-cell>
          <table:table-cell office:value-type="float" office:value="1010" table:style-name="ce7">
            <text:p>1010</text:p>
          </table:table-cell>
          <table:table-cell office:value-type="string" office:string-value="блузка с длинным рукавом" table:formula="of:=VLOOKUP([.B69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2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24</text:p>
          </table:table-cell>
          <table:table-cell office:value-type="float" office:value="59" table:style-name="ce5">
            <text:p>59</text:p>
          </table:table-cell>
          <table:table-cell office:value-type="float" office:value="1011" table:style-name="ce7">
            <text:p>1011</text:p>
          </table:table-cell>
          <table:table-cell office:value-type="string" office:string-value="блузка с длинным рукавом" table:formula="of:=VLOOKUP([.B693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3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10</text:p>
          </table:table-cell>
          <table:table-cell office:value-type="float" office:value="62" table:style-name="ce5">
            <text:p>62</text:p>
          </table:table-cell>
          <table:table-cell office:value-type="float" office:value="1011" table:style-name="ce7">
            <text:p>1011</text:p>
          </table:table-cell>
          <table:table-cell office:value-type="string" office:string-value="блузка с длинным рукавом" table:formula="of:=VLOOKUP([.B694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5</text:p>
          </table:table-cell>
          <table:table-cell office:value-type="float" office:value="25" table:style-name="ce5">
            <text:p>25</text:p>
          </table:table-cell>
          <table:table-cell office:value-type="float" office:value="1011" table:style-name="ce7">
            <text:p>1011</text:p>
          </table:table-cell>
          <table:table-cell office:value-type="string" office:string-value="платье-сарафан" table:formula="of:=VLOOKUP([.B69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5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18</text:p>
          </table:table-cell>
          <table:table-cell office:value-type="float" office:value="113" table:style-name="ce5">
            <text:p>113</text:p>
          </table:table-cell>
          <table:table-cell office:value-type="float" office:value="1011" table:style-name="ce7">
            <text:p>1011</text:p>
          </table:table-cell>
          <table:table-cell office:value-type="string" office:string-value="платье ретро" table:formula="of:=VLOOKUP([.B696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6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25</text:p>
          </table:table-cell>
          <table:table-cell office:value-type="float" office:value="15" table:style-name="ce5">
            <text:p>15</text:p>
          </table:table-cell>
          <table:table-cell office:value-type="float" office:value="1011" table:style-name="ce7">
            <text:p>1011</text:p>
          </table:table-cell>
          <table:table-cell office:value-type="string" office:string-value="платье-жилет" table:formula="of:=VLOOKUP([.B697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7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1</text:p>
          </table:table-cell>
          <table:table-cell office:value-type="float" office:value="84" table:style-name="ce5">
            <text:p>84</text:p>
          </table:table-cell>
          <table:table-cell office:value-type="float" office:value="1011" table:style-name="ce7">
            <text:p>1011</text:p>
          </table:table-cell>
          <table:table-cell office:value-type="string" office:string-value="рубашка" table:formula="of:=VLOOKUP([.B698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8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22</text:p>
          </table:table-cell>
          <table:table-cell office:value-type="float" office:value="71" table:style-name="ce5">
            <text:p>71</text:p>
          </table:table-cell>
          <table:table-cell office:value-type="float" office:value="1011" table:style-name="ce7">
            <text:p>1011</text:p>
          </table:table-cell>
          <table:table-cell office:value-type="string" office:string-value="юбка с оборкой" table:formula="of:=VLOOKUP([.B699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69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33</text:p>
          </table:table-cell>
          <table:table-cell office:value-type="float" office:value="20" table:style-name="ce5">
            <text:p>20</text:p>
          </table:table-cell>
          <table:table-cell office:value-type="float" office:value="1012" table:style-name="ce7">
            <text:p>1012</text:p>
          </table:table-cell>
          <table:table-cell office:value-type="string" office:string-value="брюки прямые" table:formula="of:=VLOOKUP([.B7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0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3</text:p>
          </table:table-cell>
          <table:table-cell office:value-type="float" office:value="41" table:style-name="ce5">
            <text:p>41</text:p>
          </table:table-cell>
          <table:table-cell office:value-type="float" office:value="1012" table:style-name="ce7">
            <text:p>1012</text:p>
          </table:table-cell>
          <table:table-cell office:value-type="string" office:string-value="юбка со складками" table:formula="of:=VLOOKUP([.B70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1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1</text:p>
          </table:table-cell>
          <table:table-cell office:value-type="float" office:value="9" table:style-name="ce5">
            <text:p>9</text:p>
          </table:table-cell>
          <table:table-cell office:value-type="float" office:value="1012" table:style-name="ce7">
            <text:p>1012</text:p>
          </table:table-cell>
          <table:table-cell office:value-type="string" office:string-value="юбка со складками" table:formula="of:=VLOOKUP([.B70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8</text:p>
          </table:table-cell>
          <table:table-cell office:value-type="float" office:value="3" table:style-name="ce5">
            <text:p>3</text:p>
          </table:table-cell>
          <table:table-cell office:value-type="float" office:value="1013" table:style-name="ce7">
            <text:p>1013</text:p>
          </table:table-cell>
          <table:table-cell office:value-type="string" office:string-value="платье-халат" table:formula="of:=VLOOKUP([.B70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3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23</text:p>
          </table:table-cell>
          <table:table-cell office:value-type="float" office:value="107" table:style-name="ce5">
            <text:p>107</text:p>
          </table:table-cell>
          <table:table-cell office:value-type="float" office:value="1013" table:style-name="ce7">
            <text:p>1013</text:p>
          </table:table-cell>
          <table:table-cell office:value-type="string" office:string-value="рубашка" table:formula="of:=VLOOKUP([.B70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4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28</text:p>
          </table:table-cell>
          <table:table-cell office:value-type="float" office:value="78" table:style-name="ce5">
            <text:p>78</text:p>
          </table:table-cell>
          <table:table-cell office:value-type="float" office:value="1014" table:style-name="ce7">
            <text:p>1014</text:p>
          </table:table-cell>
          <table:table-cell office:value-type="string" office:string-value="платье-халат" table:formula="of:=VLOOKUP([.B705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5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7</text:p>
          </table:table-cell>
          <table:table-cell office:value-type="float" office:value="32" table:style-name="ce5">
            <text:p>32</text:p>
          </table:table-cell>
          <table:table-cell office:value-type="float" office:value="1014" table:style-name="ce7">
            <text:p>1014</text:p>
          </table:table-cell>
          <table:table-cell office:value-type="string" office:string-value="бриджи" table:formula="of:=VLOOKUP([.B7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6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41</text:p>
          </table:table-cell>
          <table:table-cell office:value-type="float" office:value="99" table:style-name="ce5">
            <text:p>99</text:p>
          </table:table-cell>
          <table:table-cell office:value-type="float" office:value="1015" table:style-name="ce7">
            <text:p>1015</text:p>
          </table:table-cell>
          <table:table-cell office:value-type="string" office:string-value="брюки прямые" table:formula="of:=VLOOKUP([.B70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9</text:p>
          </table:table-cell>
          <table:table-cell office:value-type="float" office:value="67" table:style-name="ce5">
            <text:p>67</text:p>
          </table:table-cell>
          <table:table-cell office:value-type="float" office:value="1015" table:style-name="ce7">
            <text:p>1015</text:p>
          </table:table-cell>
          <table:table-cell office:value-type="string" office:string-value="юбка полусолнце" table:formula="of:=VLOOKUP([.B70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8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25</text:p>
          </table:table-cell>
          <table:table-cell office:value-type="float" office:value="34" table:style-name="ce5">
            <text:p>34</text:p>
          </table:table-cell>
          <table:table-cell office:value-type="float" office:value="1015" table:style-name="ce7">
            <text:p>1015</text:p>
          </table:table-cell>
          <table:table-cell office:value-type="string" office:string-value="бриджи" table:formula="of:=VLOOKUP([.B709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0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7</text:p>
          </table:table-cell>
          <table:table-cell office:value-type="float" office:value="53" table:style-name="ce5">
            <text:p>53</text:p>
          </table:table-cell>
          <table:table-cell office:value-type="float" office:value="1016" table:style-name="ce7">
            <text:p>1016</text:p>
          </table:table-cell>
          <table:table-cell office:value-type="string" office:string-value="платье с напуском на талии" table:formula="of:=VLOOKUP([.B71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4</text:p>
          </table:table-cell>
          <table:table-cell office:value-type="float" office:value="73" table:style-name="ce5">
            <text:p>73</text:p>
          </table:table-cell>
          <table:table-cell office:value-type="float" office:value="1016" table:style-name="ce7">
            <text:p>1016</text:p>
          </table:table-cell>
          <table:table-cell office:value-type="string" office:string-value="брюки прямые" table:formula="of:=VLOOKUP([.B71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1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6</text:p>
          </table:table-cell>
          <table:table-cell office:value-type="float" office:value="76" table:style-name="ce5">
            <text:p>76</text:p>
          </table:table-cell>
          <table:table-cell office:value-type="float" office:value="1017" table:style-name="ce7">
            <text:p>1017</text:p>
          </table:table-cell>
          <table:table-cell office:value-type="string" office:string-value="брюки прямые" table:formula="of:=VLOOKUP([.B712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2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3</text:p>
          </table:table-cell>
          <table:table-cell office:value-type="float" office:value="115" table:style-name="ce5">
            <text:p>115</text:p>
          </table:table-cell>
          <table:table-cell office:value-type="float" office:value="1017" table:style-name="ce7">
            <text:p>1017</text:p>
          </table:table-cell>
          <table:table-cell office:value-type="string" office:string-value="рубашка" table:formula="of:=VLOOKUP([.B713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11</text:p>
          </table:table-cell>
          <table:table-cell office:value-type="float" office:value="57" table:style-name="ce5">
            <text:p>57</text:p>
          </table:table-cell>
          <table:table-cell office:value-type="float" office:value="1018" table:style-name="ce7">
            <text:p>1018</text:p>
          </table:table-cell>
          <table:table-cell office:value-type="string" office:string-value="брюки зауженные" table:formula="of:=VLOOKUP([.B71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4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6</text:p>
          </table:table-cell>
          <table:table-cell office:value-type="float" office:value="100" table:style-name="ce5">
            <text:p>100</text:p>
          </table:table-cell>
          <table:table-cell office:value-type="float" office:value="1018" table:style-name="ce7">
            <text:p>1018</text:p>
          </table:table-cell>
          <table:table-cell office:value-type="string" office:string-value="брюки клеш" table:formula="of:=VLOOKUP([.B71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1</text:p>
          </table:table-cell>
          <table:table-cell office:value-type="float" office:value="81" table:style-name="ce5">
            <text:p>81</text:p>
          </table:table-cell>
          <table:table-cell office:value-type="float" office:value="1019" table:style-name="ce7">
            <text:p>1019</text:p>
          </table:table-cell>
          <table:table-cell office:value-type="string" office:string-value="платье с напуском на талии" table:formula="of:=VLOOKUP([.B71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</text:p>
          </table:table-cell>
          <table:table-cell office:value-type="float" office:value="101" table:style-name="ce5">
            <text:p>101</text:p>
          </table:table-cell>
          <table:table-cell office:value-type="float" office:value="1019" table:style-name="ce7">
            <text:p>1019</text:p>
          </table:table-cell>
          <table:table-cell office:value-type="string" office:string-value="платье-трансформер" table:formula="of:=VLOOKUP([.B71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4</text:p>
          </table:table-cell>
          <table:table-cell office:value-type="float" office:value="63" table:style-name="ce5">
            <text:p>63</text:p>
          </table:table-cell>
          <table:table-cell office:value-type="float" office:value="1020" table:style-name="ce7">
            <text:p>1020</text:p>
          </table:table-cell>
          <table:table-cell office:value-type="string" office:string-value="блузка с длинным рукавом" table:formula="of:=VLOOKUP([.B71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8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6</text:p>
          </table:table-cell>
          <table:table-cell office:value-type="float" office:value="8" table:style-name="ce5">
            <text:p>8</text:p>
          </table:table-cell>
          <table:table-cell office:value-type="float" office:value="1020" table:style-name="ce7">
            <text:p>1020</text:p>
          </table:table-cell>
          <table:table-cell office:value-type="string" office:string-value="платье-рубашка" table:formula="of:=VLOOKUP([.B719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19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6</text:p>
          </table:table-cell>
          <table:table-cell office:value-type="float" office:value="77" table:style-name="ce5">
            <text:p>77</text:p>
          </table:table-cell>
          <table:table-cell office:value-type="float" office:value="1020" table:style-name="ce7">
            <text:p>1020</text:p>
          </table:table-cell>
          <table:table-cell office:value-type="string" office:string-value="платье ретро" table:formula="of:=VLOOKUP([.B720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5</text:p>
          </table:table-cell>
          <table:table-cell office:value-type="float" office:value="102" table:style-name="ce5">
            <text:p>102</text:p>
          </table:table-cell>
          <table:table-cell office:value-type="float" office:value="1022" table:style-name="ce7">
            <text:p>1022</text:p>
          </table:table-cell>
          <table:table-cell office:value-type="string" office:string-value="платье-трапеция" table:formula="of:=VLOOKUP([.B72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1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37</text:p>
          </table:table-cell>
          <table:table-cell office:value-type="float" office:value="70" table:style-name="ce5">
            <text:p>70</text:p>
          </table:table-cell>
          <table:table-cell office:value-type="float" office:value="1023" table:style-name="ce7">
            <text:p>1023</text:p>
          </table:table-cell>
          <table:table-cell office:value-type="string" office:string-value="платье-сарафан" table:formula="of:=VLOOKUP([.B722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24</text:p>
          </table:table-cell>
          <table:table-cell office:value-type="float" office:value="71" table:style-name="ce5">
            <text:p>71</text:p>
          </table:table-cell>
          <table:table-cell office:value-type="float" office:value="1023" table:style-name="ce7">
            <text:p>1023</text:p>
          </table:table-cell>
          <table:table-cell office:value-type="string" office:string-value="платье ретро" table:formula="of:=VLOOKUP([.B72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5</text:p>
          </table:table-cell>
          <table:table-cell office:value-type="float" office:value="11" table:style-name="ce5">
            <text:p>11</text:p>
          </table:table-cell>
          <table:table-cell office:value-type="float" office:value="1023" table:style-name="ce7">
            <text:p>1023</text:p>
          </table:table-cell>
          <table:table-cell office:value-type="string" office:string-value="платье-трапеция" table:formula="of:=VLOOKUP([.B72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4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33</text:p>
          </table:table-cell>
          <table:table-cell office:value-type="float" office:value="34" table:style-name="ce5">
            <text:p>34</text:p>
          </table:table-cell>
          <table:table-cell office:value-type="float" office:value="1024" table:style-name="ce7">
            <text:p>1024</text:p>
          </table:table-cell>
          <table:table-cell office:value-type="string" office:string-value="платье с кокеткой" table:formula="of:=VLOOKUP([.B725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5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</text:p>
          </table:table-cell>
          <table:table-cell office:value-type="float" office:value="13" table:style-name="ce5">
            <text:p>13</text:p>
          </table:table-cell>
          <table:table-cell office:value-type="float" office:value="1024" table:style-name="ce7">
            <text:p>1024</text:p>
          </table:table-cell>
          <table:table-cell office:value-type="string" office:string-value="юбка со складками" table:formula="of:=VLOOKUP([.B726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6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7</text:p>
          </table:table-cell>
          <table:table-cell office:value-type="float" office:value="66" table:style-name="ce5">
            <text:p>66</text:p>
          </table:table-cell>
          <table:table-cell office:value-type="float" office:value="1025" table:style-name="ce7">
            <text:p>1025</text:p>
          </table:table-cell>
          <table:table-cell office:value-type="string" office:string-value="платье с запахом" table:formula="of:=VLOOKUP([.B727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7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43</text:p>
          </table:table-cell>
          <table:table-cell office:value-type="float" office:value="82" table:style-name="ce5">
            <text:p>82</text:p>
          </table:table-cell>
          <table:table-cell office:value-type="float" office:value="1027" table:style-name="ce7">
            <text:p>1027</text:p>
          </table:table-cell>
          <table:table-cell office:value-type="string" office:string-value="юбка полусолнце" table:formula="of:=VLOOKUP([.B728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8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0</text:p>
          </table:table-cell>
          <table:table-cell office:value-type="float" office:value="62" table:style-name="ce5">
            <text:p>62</text:p>
          </table:table-cell>
          <table:table-cell office:value-type="float" office:value="1027" table:style-name="ce7">
            <text:p>1027</text:p>
          </table:table-cell>
          <table:table-cell office:value-type="string" office:string-value="платье макси" table:formula="of:=VLOOKUP([.B729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29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7</text:p>
          </table:table-cell>
          <table:table-cell office:value-type="float" office:value="102" table:style-name="ce5">
            <text:p>102</text:p>
          </table:table-cell>
          <table:table-cell office:value-type="float" office:value="1027" table:style-name="ce7">
            <text:p>1027</text:p>
          </table:table-cell>
          <table:table-cell office:value-type="string" office:string-value="юбка с оборкой" table:formula="of:=VLOOKUP([.B730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0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42</text:p>
          </table:table-cell>
          <table:table-cell office:value-type="float" office:value="102" table:style-name="ce5">
            <text:p>102</text:p>
          </table:table-cell>
          <table:table-cell office:value-type="float" office:value="1028" table:style-name="ce7">
            <text:p>1028</text:p>
          </table:table-cell>
          <table:table-cell office:value-type="string" office:string-value="блузка с длинным рукавом" table:formula="of:=VLOOKUP([.B731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1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6</text:p>
          </table:table-cell>
          <table:table-cell office:value-type="float" office:value="1" table:style-name="ce5">
            <text:p>1</text:p>
          </table:table-cell>
          <table:table-cell office:value-type="float" office:value="1028" table:style-name="ce7">
            <text:p>1028</text:p>
          </table:table-cell>
          <table:table-cell office:value-type="string" office:string-value="юбка солнце" table:formula="of:=VLOOKUP([.B732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2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30</text:p>
          </table:table-cell>
          <table:table-cell office:value-type="float" office:value="97" table:style-name="ce5">
            <text:p>97</text:p>
          </table:table-cell>
          <table:table-cell office:value-type="float" office:value="1028" table:style-name="ce7">
            <text:p>1028</text:p>
          </table:table-cell>
          <table:table-cell office:value-type="string" office:string-value="платье макси" table:formula="of:=VLOOKUP([.B733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3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4</text:p>
          </table:table-cell>
          <table:table-cell office:value-type="float" office:value="111" table:style-name="ce5">
            <text:p>111</text:p>
          </table:table-cell>
          <table:table-cell office:value-type="float" office:value="1029" table:style-name="ce7">
            <text:p>1029</text:p>
          </table:table-cell>
          <table:table-cell office:value-type="string" office:string-value="платье прямое" table:formula="of:=VLOOKUP([.B734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8</text:p>
          </table:table-cell>
          <table:table-cell office:value-type="float" office:value="113" table:style-name="ce5">
            <text:p>113</text:p>
          </table:table-cell>
          <table:table-cell office:value-type="float" office:value="1029" table:style-name="ce7">
            <text:p>1029</text:p>
          </table:table-cell>
          <table:table-cell office:value-type="string" office:string-value="платье прямое" table:formula="of:=VLOOKUP([.B73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15</text:p>
          </table:table-cell>
          <table:table-cell office:value-type="float" office:value="99" table:style-name="ce5">
            <text:p>99</text:p>
          </table:table-cell>
          <table:table-cell office:value-type="float" office:value="1029" table:style-name="ce7">
            <text:p>1029</text:p>
          </table:table-cell>
          <table:table-cell office:value-type="string" office:string-value="юбка полусолнце" table:formula="of:=VLOOKUP([.B73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4</text:p>
          </table:table-cell>
          <table:table-cell office:value-type="float" office:value="120" table:style-name="ce5">
            <text:p>120</text:p>
          </table:table-cell>
          <table:table-cell office:value-type="float" office:value="1029" table:style-name="ce7">
            <text:p>1029</text:p>
          </table:table-cell>
          <table:table-cell office:value-type="string" office:string-value="капри" table:formula="of:=VLOOKUP([.B73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7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</text:p>
          </table:table-cell>
          <table:table-cell office:value-type="float" office:value="33" table:style-name="ce5">
            <text:p>33</text:p>
          </table:table-cell>
          <table:table-cell office:value-type="float" office:value="1029" table:style-name="ce7">
            <text:p>1029</text:p>
          </table:table-cell>
          <table:table-cell office:value-type="string" office:string-value="юбка с оборкой" table:formula="of:=VLOOKUP([.B73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8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2</text:p>
          </table:table-cell>
          <table:table-cell office:value-type="float" office:value="107" table:style-name="ce5">
            <text:p>107</text:p>
          </table:table-cell>
          <table:table-cell office:value-type="float" office:value="1030" table:style-name="ce7">
            <text:p>1030</text:p>
          </table:table-cell>
          <table:table-cell office:value-type="string" office:string-value="платье-халат" table:formula="of:=VLOOKUP([.B739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39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8</text:p>
          </table:table-cell>
          <table:table-cell office:value-type="float" office:value="41" table:style-name="ce5">
            <text:p>41</text:p>
          </table:table-cell>
          <table:table-cell office:value-type="float" office:value="1030" table:style-name="ce7">
            <text:p>1030</text:p>
          </table:table-cell>
          <table:table-cell office:value-type="string" office:string-value="платье с кокеткой" table:formula="of:=VLOOKUP([.B74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0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7</text:p>
          </table:table-cell>
          <table:table-cell office:value-type="float" office:value="35" table:style-name="ce5">
            <text:p>35</text:p>
          </table:table-cell>
          <table:table-cell office:value-type="float" office:value="1030" table:style-name="ce7">
            <text:p>1030</text:p>
          </table:table-cell>
          <table:table-cell office:value-type="string" office:string-value="платье-трансформер" table:formula="of:=VLOOKUP([.B741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1</text:p>
          </table:table-cell>
          <table:table-cell office:value-type="string" table:style-name="ce6">
            <text:p>P56</text:p>
          </table:table-cell>
          <table:table-cell office:value-type="string" table:style-name="ce5">
            <text:p>T16</text:p>
          </table:table-cell>
          <table:table-cell office:value-type="float" office:value="82" table:style-name="ce5">
            <text:p>82</text:p>
          </table:table-cell>
          <table:table-cell office:value-type="float" office:value="1030" table:style-name="ce7">
            <text:p>1030</text:p>
          </table:table-cell>
          <table:table-cell office:value-type="string" office:string-value="бермуды" table:formula="of:=VLOOKUP([.B742];[Продукция.A:.E];2;)" table:style-name="ce1">
            <text:p>бермуды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2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40</text:p>
          </table:table-cell>
          <table:table-cell office:value-type="float" office:value="42" table:style-name="ce5">
            <text:p>42</text:p>
          </table:table-cell>
          <table:table-cell office:value-type="float" office:value="1031" table:style-name="ce7">
            <text:p>1031</text:p>
          </table:table-cell>
          <table:table-cell office:value-type="string" office:string-value="юбка с запахом" table:formula="of:=VLOOKUP([.B743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3</text:p>
          </table:table-cell>
          <table:table-cell office:value-type="string" table:style-name="ce6">
            <text:p>P54</text:p>
          </table:table-cell>
          <table:table-cell office:value-type="string" table:style-name="ce5">
            <text:p>T44</text:p>
          </table:table-cell>
          <table:table-cell office:value-type="float" office:value="62" table:style-name="ce5">
            <text:p>62</text:p>
          </table:table-cell>
          <table:table-cell office:value-type="float" office:value="1031" table:style-name="ce7">
            <text:p>1031</text:p>
          </table:table-cell>
          <table:table-cell office:value-type="string" office:string-value="рубашка" table:formula="of:=VLOOKUP([.B744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4</text:p>
          </table:table-cell>
          <table:table-cell office:value-type="string" table:style-name="ce6">
            <text:p>P61</text:p>
          </table:table-cell>
          <table:table-cell office:value-type="string" table:style-name="ce5">
            <text:p>T17</text:p>
          </table:table-cell>
          <table:table-cell office:value-type="float" office:value="82" table:style-name="ce5">
            <text:p>82</text:p>
          </table:table-cell>
          <table:table-cell office:value-type="float" office:value="1031" table:style-name="ce7">
            <text:p>1031</text:p>
          </table:table-cell>
          <table:table-cell office:value-type="string" office:string-value="брюки прямые" table:formula="of:=VLOOKUP([.B745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5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31</text:p>
          </table:table-cell>
          <table:table-cell office:value-type="float" office:value="15" table:style-name="ce5">
            <text:p>15</text:p>
          </table:table-cell>
          <table:table-cell office:value-type="float" office:value="1031" table:style-name="ce7">
            <text:p>1031</text:p>
          </table:table-cell>
          <table:table-cell office:value-type="string" office:string-value="рубашка" table:formula="of:=VLOOKUP([.B74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6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7</text:p>
          </table:table-cell>
          <table:table-cell office:value-type="float" office:value="69" table:style-name="ce5">
            <text:p>69</text:p>
          </table:table-cell>
          <table:table-cell office:value-type="float" office:value="1032" table:style-name="ce7">
            <text:p>1032</text:p>
          </table:table-cell>
          <table:table-cell office:value-type="string" office:string-value="платье-трапеция" table:formula="of:=VLOOKUP([.B747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7</text:p>
          </table:table-cell>
          <table:table-cell office:value-type="string" table:style-name="ce6">
            <text:p>P22</text:p>
          </table:table-cell>
          <table:table-cell office:value-type="string" table:style-name="ce5">
            <text:p>T33</text:p>
          </table:table-cell>
          <table:table-cell office:value-type="float" office:value="20" table:style-name="ce5">
            <text:p>20</text:p>
          </table:table-cell>
          <table:table-cell office:value-type="float" office:value="1033" table:style-name="ce7">
            <text:p>1033</text:p>
          </table:table-cell>
          <table:table-cell office:value-type="string" office:string-value="юбка солнце" table:formula="of:=VLOOKUP([.B74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8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21</text:p>
          </table:table-cell>
          <table:table-cell office:value-type="float" office:value="96" table:style-name="ce5">
            <text:p>96</text:p>
          </table:table-cell>
          <table:table-cell office:value-type="float" office:value="1033" table:style-name="ce7">
            <text:p>1033</text:p>
          </table:table-cell>
          <table:table-cell office:value-type="string" office:string-value="капри" table:formula="of:=VLOOKUP([.B749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49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14</text:p>
          </table:table-cell>
          <table:table-cell office:value-type="float" office:value="3" table:style-name="ce5">
            <text:p>3</text:p>
          </table:table-cell>
          <table:table-cell office:value-type="float" office:value="1033" table:style-name="ce7">
            <text:p>1033</text:p>
          </table:table-cell>
          <table:table-cell office:value-type="string" office:string-value="платье-рубашка" table:formula="of:=VLOOKUP([.B750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22</text:p>
          </table:table-cell>
          <table:table-cell office:value-type="float" office:value="64" table:style-name="ce5">
            <text:p>64</text:p>
          </table:table-cell>
          <table:table-cell office:value-type="float" office:value="1033" table:style-name="ce7">
            <text:p>1033</text:p>
          </table:table-cell>
          <table:table-cell office:value-type="string" office:string-value="брюки прямые" table:formula="of:=VLOOKUP([.B75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1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1</text:p>
          </table:table-cell>
          <table:table-cell office:value-type="float" office:value="110" table:style-name="ce5">
            <text:p>110</text:p>
          </table:table-cell>
          <table:table-cell office:value-type="float" office:value="1033" table:style-name="ce7">
            <text:p>1033</text:p>
          </table:table-cell>
          <table:table-cell office:value-type="string" office:string-value="платье-трансформер" table:formula="of:=VLOOKUP([.B752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2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7</text:p>
          </table:table-cell>
          <table:table-cell office:value-type="float" office:value="45" table:style-name="ce5">
            <text:p>45</text:p>
          </table:table-cell>
          <table:table-cell office:value-type="float" office:value="1034" table:style-name="ce7">
            <text:p>1034</text:p>
          </table:table-cell>
          <table:table-cell office:value-type="string" office:string-value="брюки прямые" table:formula="of:=VLOOKUP([.B753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3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9</text:p>
          </table:table-cell>
          <table:table-cell office:value-type="float" office:value="92" table:style-name="ce5">
            <text:p>92</text:p>
          </table:table-cell>
          <table:table-cell office:value-type="float" office:value="1036" table:style-name="ce7">
            <text:p>1036</text:p>
          </table:table-cell>
          <table:table-cell office:value-type="string" office:string-value="платье-сарафан" table:formula="of:=VLOOKUP([.B754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21</text:p>
          </table:table-cell>
          <table:table-cell office:value-type="float" office:value="101" table:style-name="ce5">
            <text:p>101</text:p>
          </table:table-cell>
          <table:table-cell office:value-type="float" office:value="1036" table:style-name="ce7">
            <text:p>1036</text:p>
          </table:table-cell>
          <table:table-cell office:value-type="string" office:string-value="платье-сарафан" table:formula="of:=VLOOKUP([.B75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5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7</text:p>
          </table:table-cell>
          <table:table-cell office:value-type="float" office:value="79" table:style-name="ce5">
            <text:p>79</text:p>
          </table:table-cell>
          <table:table-cell office:value-type="float" office:value="1036" table:style-name="ce7">
            <text:p>1036</text:p>
          </table:table-cell>
          <table:table-cell office:value-type="string" office:string-value="брюки зауженные" table:formula="of:=VLOOKUP([.B756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6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31</text:p>
          </table:table-cell>
          <table:table-cell office:value-type="float" office:value="90" table:style-name="ce5">
            <text:p>90</text:p>
          </table:table-cell>
          <table:table-cell office:value-type="float" office:value="1037" table:style-name="ce7">
            <text:p>1037</text:p>
          </table:table-cell>
          <table:table-cell office:value-type="string" office:string-value="платье-трансформер" table:formula="of:=VLOOKUP([.B757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7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6</text:p>
          </table:table-cell>
          <table:table-cell office:value-type="float" office:value="63" table:style-name="ce5">
            <text:p>63</text:p>
          </table:table-cell>
          <table:table-cell office:value-type="float" office:value="1037" table:style-name="ce7">
            <text:p>1037</text:p>
          </table:table-cell>
          <table:table-cell office:value-type="string" office:string-value="юбка с оборкой" table:formula="of:=VLOOKUP([.B758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8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13</text:p>
          </table:table-cell>
          <table:table-cell office:value-type="float" office:value="73" table:style-name="ce5">
            <text:p>73</text:p>
          </table:table-cell>
          <table:table-cell office:value-type="float" office:value="1039" table:style-name="ce7">
            <text:p>1039</text:p>
          </table:table-cell>
          <table:table-cell office:value-type="string" office:string-value="платье с запахом" table:formula="of:=VLOOKUP([.B759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59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35</text:p>
          </table:table-cell>
          <table:table-cell office:value-type="float" office:value="60" table:style-name="ce5">
            <text:p>60</text:p>
          </table:table-cell>
          <table:table-cell office:value-type="float" office:value="1039" table:style-name="ce7">
            <text:p>1039</text:p>
          </table:table-cell>
          <table:table-cell office:value-type="string" office:string-value="платье миди" table:formula="of:=VLOOKUP([.B760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0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38</text:p>
          </table:table-cell>
          <table:table-cell office:value-type="float" office:value="48" table:style-name="ce5">
            <text:p>48</text:p>
          </table:table-cell>
          <table:table-cell office:value-type="float" office:value="1040" table:style-name="ce7">
            <text:p>1040</text:p>
          </table:table-cell>
          <table:table-cell office:value-type="string" office:string-value="платье ретро" table:formula="of:=VLOOKUP([.B761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1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19</text:p>
          </table:table-cell>
          <table:table-cell office:value-type="float" office:value="93" table:style-name="ce5">
            <text:p>93</text:p>
          </table:table-cell>
          <table:table-cell office:value-type="float" office:value="1042" table:style-name="ce7">
            <text:p>1042</text:p>
          </table:table-cell>
          <table:table-cell office:value-type="string" office:string-value="капри" table:formula="of:=VLOOKUP([.B76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2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2</text:p>
          </table:table-cell>
          <table:table-cell office:value-type="float" office:value="32" table:style-name="ce5">
            <text:p>32</text:p>
          </table:table-cell>
          <table:table-cell office:value-type="float" office:value="1042" table:style-name="ce7">
            <text:p>1042</text:p>
          </table:table-cell>
          <table:table-cell office:value-type="string" office:string-value="капри" table:formula="of:=VLOOKUP([.B763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3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1</text:p>
          </table:table-cell>
          <table:table-cell office:value-type="float" office:value="89" table:style-name="ce5">
            <text:p>89</text:p>
          </table:table-cell>
          <table:table-cell office:value-type="float" office:value="1043" table:style-name="ce7">
            <text:p>1043</text:p>
          </table:table-cell>
          <table:table-cell office:value-type="string" office:string-value="брюки прямые" table:formula="of:=VLOOKUP([.B76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4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39</text:p>
          </table:table-cell>
          <table:table-cell office:value-type="float" office:value="62" table:style-name="ce5">
            <text:p>62</text:p>
          </table:table-cell>
          <table:table-cell office:value-type="float" office:value="1043" table:style-name="ce7">
            <text:p>1043</text:p>
          </table:table-cell>
          <table:table-cell office:value-type="string" office:string-value="юбка с оборкой" table:formula="of:=VLOOKUP([.B76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5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23</text:p>
          </table:table-cell>
          <table:table-cell office:value-type="float" office:value="8" table:style-name="ce5">
            <text:p>8</text:p>
          </table:table-cell>
          <table:table-cell office:value-type="float" office:value="1044" table:style-name="ce7">
            <text:p>1044</text:p>
          </table:table-cell>
          <table:table-cell office:value-type="string" office:string-value="юбка полусолнце" table:formula="of:=VLOOKUP([.B766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6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7</text:p>
          </table:table-cell>
          <table:table-cell office:value-type="float" office:value="41" table:style-name="ce5">
            <text:p>41</text:p>
          </table:table-cell>
          <table:table-cell office:value-type="float" office:value="1045" table:style-name="ce7">
            <text:p>1045</text:p>
          </table:table-cell>
          <table:table-cell office:value-type="string" office:string-value="рубашка" table:formula="of:=VLOOKUP([.B76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7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18</text:p>
          </table:table-cell>
          <table:table-cell office:value-type="float" office:value="38" table:style-name="ce5">
            <text:p>38</text:p>
          </table:table-cell>
          <table:table-cell office:value-type="float" office:value="1046" table:style-name="ce7">
            <text:p>1046</text:p>
          </table:table-cell>
          <table:table-cell office:value-type="string" office:string-value="бриджи" table:formula="of:=VLOOKUP([.B768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8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16</text:p>
          </table:table-cell>
          <table:table-cell office:value-type="float" office:value="6" table:style-name="ce5">
            <text:p>6</text:p>
          </table:table-cell>
          <table:table-cell office:value-type="float" office:value="1046" table:style-name="ce7">
            <text:p>1046</text:p>
          </table:table-cell>
          <table:table-cell office:value-type="string" office:string-value="платье с кокеткой" table:formula="of:=VLOOKUP([.B76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69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38</text:p>
          </table:table-cell>
          <table:table-cell office:value-type="float" office:value="86" table:style-name="ce5">
            <text:p>86</text:p>
          </table:table-cell>
          <table:table-cell office:value-type="float" office:value="1046" table:style-name="ce7">
            <text:p>1046</text:p>
          </table:table-cell>
          <table:table-cell office:value-type="string" office:string-value="платье с кокеткой" table:formula="of:=VLOOKUP([.B770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0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13</text:p>
          </table:table-cell>
          <table:table-cell office:value-type="float" office:value="41" table:style-name="ce5">
            <text:p>41</text:p>
          </table:table-cell>
          <table:table-cell office:value-type="float" office:value="1046" table:style-name="ce7">
            <text:p>1046</text:p>
          </table:table-cell>
          <table:table-cell office:value-type="string" office:string-value="платье-трансформер" table:formula="of:=VLOOKUP([.B771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1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17</text:p>
          </table:table-cell>
          <table:table-cell office:value-type="float" office:value="34" table:style-name="ce5">
            <text:p>34</text:p>
          </table:table-cell>
          <table:table-cell office:value-type="float" office:value="1047" table:style-name="ce7">
            <text:p>1047</text:p>
          </table:table-cell>
          <table:table-cell office:value-type="string" office:string-value="юбка со складками" table:formula="of:=VLOOKUP([.B772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2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41</text:p>
          </table:table-cell>
          <table:table-cell office:value-type="float" office:value="68" table:style-name="ce5">
            <text:p>68</text:p>
          </table:table-cell>
          <table:table-cell office:value-type="float" office:value="1047" table:style-name="ce7">
            <text:p>1047</text:p>
          </table:table-cell>
          <table:table-cell office:value-type="string" office:string-value="юбка с оборкой" table:formula="of:=VLOOKUP([.B77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3</text:p>
          </table:table-cell>
          <table:table-cell office:value-type="string" table:style-name="ce6">
            <text:p>P28</text:p>
          </table:table-cell>
          <table:table-cell office:value-type="string" table:style-name="ce5">
            <text:p>T43</text:p>
          </table:table-cell>
          <table:table-cell office:value-type="float" office:value="31" table:style-name="ce5">
            <text:p>31</text:p>
          </table:table-cell>
          <table:table-cell office:value-type="float" office:value="1049" table:style-name="ce7">
            <text:p>1049</text:p>
          </table:table-cell>
          <table:table-cell office:value-type="string" office:string-value="капри" table:formula="of:=VLOOKUP([.B774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4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42</text:p>
          </table:table-cell>
          <table:table-cell office:value-type="float" office:value="4" table:style-name="ce5">
            <text:p>4</text:p>
          </table:table-cell>
          <table:table-cell office:value-type="float" office:value="1049" table:style-name="ce7">
            <text:p>1049</text:p>
          </table:table-cell>
          <table:table-cell office:value-type="string" office:string-value="юбка с оборкой" table:formula="of:=VLOOKUP([.B77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5</text:p>
          </table:table-cell>
          <table:table-cell office:value-type="string" table:style-name="ce6">
            <text:p>P37</text:p>
          </table:table-cell>
          <table:table-cell office:value-type="string" table:style-name="ce5">
            <text:p>T41</text:p>
          </table:table-cell>
          <table:table-cell office:value-type="float" office:value="118" table:style-name="ce5">
            <text:p>118</text:p>
          </table:table-cell>
          <table:table-cell office:value-type="float" office:value="1051" table:style-name="ce7">
            <text:p>1051</text:p>
          </table:table-cell>
          <table:table-cell office:value-type="string" office:string-value="платье миди" table:formula="of:=VLOOKUP([.B776];[Продукция.A:.E];2;)" table:style-name="ce1">
            <text:p>платье мид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6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3</text:p>
          </table:table-cell>
          <table:table-cell office:value-type="float" office:value="28" table:style-name="ce5">
            <text:p>28</text:p>
          </table:table-cell>
          <table:table-cell office:value-type="float" office:value="1051" table:style-name="ce7">
            <text:p>1051</text:p>
          </table:table-cell>
          <table:table-cell office:value-type="string" office:string-value="платье прямое" table:formula="of:=VLOOKUP([.B777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7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4</text:p>
          </table:table-cell>
          <table:table-cell office:value-type="float" office:value="19" table:style-name="ce5">
            <text:p>19</text:p>
          </table:table-cell>
          <table:table-cell office:value-type="float" office:value="1051" table:style-name="ce7">
            <text:p>1051</text:p>
          </table:table-cell>
          <table:table-cell office:value-type="string" office:string-value="платье-халат" table:formula="of:=VLOOKUP([.B77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8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4</text:p>
          </table:table-cell>
          <table:table-cell office:value-type="float" office:value="66" table:style-name="ce5">
            <text:p>66</text:p>
          </table:table-cell>
          <table:table-cell office:value-type="float" office:value="1051" table:style-name="ce7">
            <text:p>1051</text:p>
          </table:table-cell>
          <table:table-cell office:value-type="string" office:string-value="брюки клеш" table:formula="of:=VLOOKUP([.B779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79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3</text:p>
          </table:table-cell>
          <table:table-cell office:value-type="float" office:value="35" table:style-name="ce5">
            <text:p>35</text:p>
          </table:table-cell>
          <table:table-cell office:value-type="float" office:value="1052" table:style-name="ce7">
            <text:p>1052</text:p>
          </table:table-cell>
          <table:table-cell office:value-type="string" office:string-value="платье-трапеция" table:formula="of:=VLOOKUP([.B780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0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2</text:p>
          </table:table-cell>
          <table:table-cell office:value-type="float" office:value="118" table:style-name="ce5">
            <text:p>118</text:p>
          </table:table-cell>
          <table:table-cell office:value-type="float" office:value="1053" table:style-name="ce7">
            <text:p>1053</text:p>
          </table:table-cell>
          <table:table-cell office:value-type="string" office:string-value="платье-рубашка" table:formula="of:=VLOOKUP([.B781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1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5</text:p>
          </table:table-cell>
          <table:table-cell office:value-type="float" office:value="85" table:style-name="ce5">
            <text:p>85</text:p>
          </table:table-cell>
          <table:table-cell office:value-type="float" office:value="1054" table:style-name="ce7">
            <text:p>1054</text:p>
          </table:table-cell>
          <table:table-cell office:value-type="string" office:string-value="платье с кокеткой" table:formula="of:=VLOOKUP([.B78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2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44</text:p>
          </table:table-cell>
          <table:table-cell office:value-type="float" office:value="67" table:style-name="ce5">
            <text:p>67</text:p>
          </table:table-cell>
          <table:table-cell office:value-type="float" office:value="1054" table:style-name="ce7">
            <text:p>1054</text:p>
          </table:table-cell>
          <table:table-cell office:value-type="string" office:string-value="платье-кимоно" table:formula="of:=VLOOKUP([.B783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3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6</text:p>
          </table:table-cell>
          <table:table-cell office:value-type="float" office:value="51" table:style-name="ce5">
            <text:p>51</text:p>
          </table:table-cell>
          <table:table-cell office:value-type="float" office:value="1054" table:style-name="ce7">
            <text:p>1054</text:p>
          </table:table-cell>
          <table:table-cell office:value-type="string" office:string-value="платье-халат" table:formula="of:=VLOOKUP([.B784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4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8</text:p>
          </table:table-cell>
          <table:table-cell office:value-type="float" office:value="33" table:style-name="ce5">
            <text:p>33</text:p>
          </table:table-cell>
          <table:table-cell office:value-type="float" office:value="1054" table:style-name="ce7">
            <text:p>1054</text:p>
          </table:table-cell>
          <table:table-cell office:value-type="string" office:string-value="брюки клеш" table:formula="of:=VLOOKUP([.B785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5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8</text:p>
          </table:table-cell>
          <table:table-cell office:value-type="float" office:value="96" table:style-name="ce5">
            <text:p>96</text:p>
          </table:table-cell>
          <table:table-cell office:value-type="float" office:value="1056" table:style-name="ce7">
            <text:p>1056</text:p>
          </table:table-cell>
          <table:table-cell office:value-type="string" office:string-value="блузка с длинным рукавом" table:formula="of:=VLOOKUP([.B78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6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5</text:p>
          </table:table-cell>
          <table:table-cell office:value-type="float" office:value="97" table:style-name="ce5">
            <text:p>97</text:p>
          </table:table-cell>
          <table:table-cell office:value-type="float" office:value="1056" table:style-name="ce7">
            <text:p>1056</text:p>
          </table:table-cell>
          <table:table-cell office:value-type="string" office:string-value="платье-сарафан" table:formula="of:=VLOOKUP([.B787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7</text:p>
          </table:table-cell>
          <table:table-cell office:value-type="string" table:style-name="ce6">
            <text:p>P51</text:p>
          </table:table-cell>
          <table:table-cell office:value-type="string" table:style-name="ce5">
            <text:p>T29</text:p>
          </table:table-cell>
          <table:table-cell office:value-type="float" office:value="63" table:style-name="ce5">
            <text:p>63</text:p>
          </table:table-cell>
          <table:table-cell office:value-type="float" office:value="1056" table:style-name="ce7">
            <text:p>1056</text:p>
          </table:table-cell>
          <table:table-cell office:value-type="string" office:string-value="платье-трансформер" table:formula="of:=VLOOKUP([.B788];[Продукция.A:.E];2;)" table:style-name="ce1">
            <text:p>платье-трансформер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8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7</text:p>
          </table:table-cell>
          <table:table-cell office:value-type="float" office:value="54" table:style-name="ce5">
            <text:p>54</text:p>
          </table:table-cell>
          <table:table-cell office:value-type="float" office:value="1057" table:style-name="ce7">
            <text:p>1057</text:p>
          </table:table-cell>
          <table:table-cell office:value-type="string" office:string-value="юбка полусолнце" table:formula="of:=VLOOKUP([.B789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89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21</text:p>
          </table:table-cell>
          <table:table-cell office:value-type="float" office:value="23" table:style-name="ce5">
            <text:p>23</text:p>
          </table:table-cell>
          <table:table-cell office:value-type="float" office:value="1057" table:style-name="ce7">
            <text:p>1057</text:p>
          </table:table-cell>
          <table:table-cell office:value-type="string" office:string-value="платье с напуском на талии" table:formula="of:=VLOOKUP([.B790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0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2</text:p>
          </table:table-cell>
          <table:table-cell office:value-type="float" office:value="103" table:style-name="ce5">
            <text:p>103</text:p>
          </table:table-cell>
          <table:table-cell office:value-type="float" office:value="1059" table:style-name="ce7">
            <text:p>1059</text:p>
          </table:table-cell>
          <table:table-cell office:value-type="string" office:string-value="платье макси" table:formula="of:=VLOOKUP([.B79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1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32</text:p>
          </table:table-cell>
          <table:table-cell office:value-type="float" office:value="23" table:style-name="ce5">
            <text:p>23</text:p>
          </table:table-cell>
          <table:table-cell office:value-type="float" office:value="1060" table:style-name="ce7">
            <text:p>1060</text:p>
          </table:table-cell>
          <table:table-cell office:value-type="string" office:string-value="платье-туника" table:formula="of:=VLOOKUP([.B792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2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38</text:p>
          </table:table-cell>
          <table:table-cell office:value-type="float" office:value="54" table:style-name="ce5">
            <text:p>54</text:p>
          </table:table-cell>
          <table:table-cell office:value-type="float" office:value="1060" table:style-name="ce7">
            <text:p>1060</text:p>
          </table:table-cell>
          <table:table-cell office:value-type="string" office:string-value="платье-халат" table:formula="of:=VLOOKUP([.B793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3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13</text:p>
          </table:table-cell>
          <table:table-cell office:value-type="float" office:value="29" table:style-name="ce5">
            <text:p>29</text:p>
          </table:table-cell>
          <table:table-cell office:value-type="float" office:value="1060" table:style-name="ce7">
            <text:p>1060</text:p>
          </table:table-cell>
          <table:table-cell office:value-type="string" office:string-value="платье-трапеция" table:formula="of:=VLOOKUP([.B794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4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18</text:p>
          </table:table-cell>
          <table:table-cell office:value-type="float" office:value="96" table:style-name="ce5">
            <text:p>96</text:p>
          </table:table-cell>
          <table:table-cell office:value-type="float" office:value="1061" table:style-name="ce7">
            <text:p>1061</text:p>
          </table:table-cell>
          <table:table-cell office:value-type="string" office:string-value="платье прямое" table:formula="of:=VLOOKUP([.B795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5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2</text:p>
          </table:table-cell>
          <table:table-cell office:value-type="float" office:value="66" table:style-name="ce5">
            <text:p>66</text:p>
          </table:table-cell>
          <table:table-cell office:value-type="float" office:value="1063" table:style-name="ce7">
            <text:p>1063</text:p>
          </table:table-cell>
          <table:table-cell office:value-type="string" office:string-value="блузка с длинным рукавом" table:formula="of:=VLOOKUP([.B796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6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0</text:p>
          </table:table-cell>
          <table:table-cell office:value-type="float" office:value="92" table:style-name="ce5">
            <text:p>92</text:p>
          </table:table-cell>
          <table:table-cell office:value-type="float" office:value="1063" table:style-name="ce7">
            <text:p>1063</text:p>
          </table:table-cell>
          <table:table-cell office:value-type="string" office:string-value="капри" table:formula="of:=VLOOKUP([.B797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7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5</text:p>
          </table:table-cell>
          <table:table-cell office:value-type="float" office:value="32" table:style-name="ce5">
            <text:p>32</text:p>
          </table:table-cell>
          <table:table-cell office:value-type="float" office:value="1065" table:style-name="ce7">
            <text:p>1065</text:p>
          </table:table-cell>
          <table:table-cell office:value-type="string" office:string-value="платье с напуском на талии" table:formula="of:=VLOOKUP([.B79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8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27</text:p>
          </table:table-cell>
          <table:table-cell office:value-type="float" office:value="22" table:style-name="ce5">
            <text:p>22</text:p>
          </table:table-cell>
          <table:table-cell office:value-type="float" office:value="1066" table:style-name="ce7">
            <text:p>1066</text:p>
          </table:table-cell>
          <table:table-cell office:value-type="string" office:string-value="платье с кокеткой" table:formula="of:=VLOOKUP([.B799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799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21</text:p>
          </table:table-cell>
          <table:table-cell office:value-type="float" office:value="18" table:style-name="ce5">
            <text:p>18</text:p>
          </table:table-cell>
          <table:table-cell office:value-type="float" office:value="1066" table:style-name="ce7">
            <text:p>1066</text:p>
          </table:table-cell>
          <table:table-cell office:value-type="string" office:string-value="брюки прямые" table:formula="of:=VLOOKUP([.B800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0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6</text:p>
          </table:table-cell>
          <table:table-cell office:value-type="float" office:value="27" table:style-name="ce5">
            <text:p>27</text:p>
          </table:table-cell>
          <table:table-cell office:value-type="float" office:value="1066" table:style-name="ce7">
            <text:p>1066</text:p>
          </table:table-cell>
          <table:table-cell office:value-type="string" office:string-value="бриджи" table:formula="of:=VLOOKUP([.B801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10</text:p>
          </table:table-cell>
          <table:table-cell office:value-type="float" office:value="27" table:style-name="ce5">
            <text:p>27</text:p>
          </table:table-cell>
          <table:table-cell office:value-type="float" office:value="1066" table:style-name="ce7">
            <text:p>1066</text:p>
          </table:table-cell>
          <table:table-cell office:value-type="string" office:string-value="капри" table:formula="of:=VLOOKUP([.B80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2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5</text:p>
          </table:table-cell>
          <table:table-cell office:value-type="float" office:value="98" table:style-name="ce5">
            <text:p>98</text:p>
          </table:table-cell>
          <table:table-cell office:value-type="float" office:value="1067" table:style-name="ce7">
            <text:p>1067</text:p>
          </table:table-cell>
          <table:table-cell office:value-type="string" office:string-value="юбка с оборкой" table:formula="of:=VLOOKUP([.B803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3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33</text:p>
          </table:table-cell>
          <table:table-cell office:value-type="float" office:value="8" table:style-name="ce5">
            <text:p>8</text:p>
          </table:table-cell>
          <table:table-cell office:value-type="float" office:value="1068" table:style-name="ce7">
            <text:p>1068</text:p>
          </table:table-cell>
          <table:table-cell office:value-type="string" office:string-value="юбка полусолнце" table:formula="of:=VLOOKUP([.B804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4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14</text:p>
          </table:table-cell>
          <table:table-cell office:value-type="float" office:value="99" table:style-name="ce5">
            <text:p>99</text:p>
          </table:table-cell>
          <table:table-cell office:value-type="float" office:value="1068" table:style-name="ce7">
            <text:p>1068</text:p>
          </table:table-cell>
          <table:table-cell office:value-type="string" office:string-value="платье-туника" table:formula="of:=VLOOKUP([.B805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5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8</text:p>
          </table:table-cell>
          <table:table-cell office:value-type="float" office:value="86" table:style-name="ce5">
            <text:p>86</text:p>
          </table:table-cell>
          <table:table-cell office:value-type="float" office:value="1068" table:style-name="ce7">
            <text:p>1068</text:p>
          </table:table-cell>
          <table:table-cell office:value-type="string" office:string-value="бриджи" table:formula="of:=VLOOKUP([.B806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6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42</text:p>
          </table:table-cell>
          <table:table-cell office:value-type="float" office:value="29" table:style-name="ce5">
            <text:p>29</text:p>
          </table:table-cell>
          <table:table-cell office:value-type="float" office:value="1068" table:style-name="ce7">
            <text:p>1068</text:p>
          </table:table-cell>
          <table:table-cell office:value-type="string" office:string-value="брюки прямые" table:formula="of:=VLOOKUP([.B807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7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16</text:p>
          </table:table-cell>
          <table:table-cell office:value-type="float" office:value="11" table:style-name="ce5">
            <text:p>11</text:p>
          </table:table-cell>
          <table:table-cell office:value-type="float" office:value="1069" table:style-name="ce7">
            <text:p>1069</text:p>
          </table:table-cell>
          <table:table-cell office:value-type="string" office:string-value="блузка с длинным рукавом" table:formula="of:=VLOOKUP([.B808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8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2</text:p>
          </table:table-cell>
          <table:table-cell office:value-type="float" office:value="55" table:style-name="ce5">
            <text:p>55</text:p>
          </table:table-cell>
          <table:table-cell office:value-type="float" office:value="1069" table:style-name="ce7">
            <text:p>1069</text:p>
          </table:table-cell>
          <table:table-cell office:value-type="string" office:string-value="брюки прямые" table:formula="of:=VLOOKUP([.B80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09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28</text:p>
          </table:table-cell>
          <table:table-cell office:value-type="float" office:value="20" table:style-name="ce5">
            <text:p>20</text:p>
          </table:table-cell>
          <table:table-cell office:value-type="float" office:value="1071" table:style-name="ce7">
            <text:p>1071</text:p>
          </table:table-cell>
          <table:table-cell office:value-type="string" office:string-value="платье-кимоно" table:formula="of:=VLOOKUP([.B810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0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30</text:p>
          </table:table-cell>
          <table:table-cell office:value-type="float" office:value="39" table:style-name="ce5">
            <text:p>39</text:p>
          </table:table-cell>
          <table:table-cell office:value-type="float" office:value="1071" table:style-name="ce7">
            <text:p>1071</text:p>
          </table:table-cell>
          <table:table-cell office:value-type="string" office:string-value="брюки клеш" table:formula="of:=VLOOKUP([.B811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1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34</text:p>
          </table:table-cell>
          <table:table-cell office:value-type="float" office:value="103" table:style-name="ce5">
            <text:p>103</text:p>
          </table:table-cell>
          <table:table-cell office:value-type="float" office:value="1071" table:style-name="ce7">
            <text:p>1071</text:p>
          </table:table-cell>
          <table:table-cell office:value-type="string" office:string-value="капри" table:formula="of:=VLOOKUP([.B812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2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41</text:p>
          </table:table-cell>
          <table:table-cell office:value-type="float" office:value="76" table:style-name="ce5">
            <text:p>76</text:p>
          </table:table-cell>
          <table:table-cell office:value-type="float" office:value="1072" table:style-name="ce7">
            <text:p>1072</text:p>
          </table:table-cell>
          <table:table-cell office:value-type="string" office:string-value="платье с запахом" table:formula="of:=VLOOKUP([.B813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3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3</text:p>
          </table:table-cell>
          <table:table-cell office:value-type="float" office:value="86" table:style-name="ce5">
            <text:p>86</text:p>
          </table:table-cell>
          <table:table-cell office:value-type="float" office:value="1073" table:style-name="ce7">
            <text:p>1073</text:p>
          </table:table-cell>
          <table:table-cell office:value-type="string" office:string-value="брюки зауженные" table:formula="of:=VLOOKUP([.B81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4</text:p>
          </table:table-cell>
          <table:table-cell office:value-type="string" table:style-name="ce6">
            <text:p>P2</text:p>
          </table:table-cell>
          <table:table-cell office:value-type="string" table:style-name="ce5">
            <text:p>T18</text:p>
          </table:table-cell>
          <table:table-cell office:value-type="float" office:value="99" table:style-name="ce5">
            <text:p>99</text:p>
          </table:table-cell>
          <table:table-cell office:value-type="float" office:value="1074" table:style-name="ce7">
            <text:p>1074</text:p>
          </table:table-cell>
          <table:table-cell office:value-type="string" office:string-value="юбка с запахом" table:formula="of:=VLOOKUP([.B815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5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40</text:p>
          </table:table-cell>
          <table:table-cell office:value-type="float" office:value="63" table:style-name="ce5">
            <text:p>63</text:p>
          </table:table-cell>
          <table:table-cell office:value-type="float" office:value="1074" table:style-name="ce7">
            <text:p>1074</text:p>
          </table:table-cell>
          <table:table-cell office:value-type="string" office:string-value="платье макси" table:formula="of:=VLOOKUP([.B816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6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17</text:p>
          </table:table-cell>
          <table:table-cell office:value-type="float" office:value="31" table:style-name="ce5">
            <text:p>31</text:p>
          </table:table-cell>
          <table:table-cell office:value-type="float" office:value="1074" table:style-name="ce7">
            <text:p>1074</text:p>
          </table:table-cell>
          <table:table-cell office:value-type="string" office:string-value="бриджи" table:formula="of:=VLOOKUP([.B81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7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41</text:p>
          </table:table-cell>
          <table:table-cell office:value-type="float" office:value="111" table:style-name="ce5">
            <text:p>111</text:p>
          </table:table-cell>
          <table:table-cell office:value-type="float" office:value="1075" table:style-name="ce7">
            <text:p>1075</text:p>
          </table:table-cell>
          <table:table-cell office:value-type="string" office:string-value="платье с напуском на талии" table:formula="of:=VLOOKUP([.B818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8</text:p>
          </table:table-cell>
          <table:table-cell office:value-type="string" table:style-name="ce6">
            <text:p>P21</text:p>
          </table:table-cell>
          <table:table-cell office:value-type="string" table:style-name="ce5">
            <text:p>T44</text:p>
          </table:table-cell>
          <table:table-cell office:value-type="float" office:value="55" table:style-name="ce5">
            <text:p>55</text:p>
          </table:table-cell>
          <table:table-cell office:value-type="float" office:value="1077" table:style-name="ce7">
            <text:p>1077</text:p>
          </table:table-cell>
          <table:table-cell office:value-type="string" office:string-value="юбка с запахом" table:formula="of:=VLOOKUP([.B819];[Продукция.A:.E];2;)" table:style-name="ce1">
            <text:p>юбка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19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23</text:p>
          </table:table-cell>
          <table:table-cell office:value-type="float" office:value="41" table:style-name="ce5">
            <text:p>41</text:p>
          </table:table-cell>
          <table:table-cell office:value-type="float" office:value="1077" table:style-name="ce7">
            <text:p>1077</text:p>
          </table:table-cell>
          <table:table-cell office:value-type="string" office:string-value="платье прямое" table:formula="of:=VLOOKUP([.B82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0</text:p>
          </table:table-cell>
          <table:table-cell office:value-type="string" table:style-name="ce6">
            <text:p>P50</text:p>
          </table:table-cell>
          <table:table-cell office:value-type="string" table:style-name="ce5">
            <text:p>T34</text:p>
          </table:table-cell>
          <table:table-cell office:value-type="float" office:value="61" table:style-name="ce5">
            <text:p>61</text:p>
          </table:table-cell>
          <table:table-cell office:value-type="float" office:value="1077" table:style-name="ce7">
            <text:p>1077</text:p>
          </table:table-cell>
          <table:table-cell office:value-type="string" office:string-value="брюки прямые" table:formula="of:=VLOOKUP([.B82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1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42</text:p>
          </table:table-cell>
          <table:table-cell office:value-type="float" office:value="80" table:style-name="ce5">
            <text:p>80</text:p>
          </table:table-cell>
          <table:table-cell office:value-type="float" office:value="1077" table:style-name="ce7">
            <text:p>1077</text:p>
          </table:table-cell>
          <table:table-cell office:value-type="string" office:string-value="рубашка" table:formula="of:=VLOOKUP([.B822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2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5</text:p>
          </table:table-cell>
          <table:table-cell office:value-type="float" office:value="9" table:style-name="ce5">
            <text:p>9</text:p>
          </table:table-cell>
          <table:table-cell office:value-type="float" office:value="1078" table:style-name="ce7">
            <text:p>1078</text:p>
          </table:table-cell>
          <table:table-cell office:value-type="string" office:string-value="юбка полусолнце" table:formula="of:=VLOOKUP([.B82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3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3</text:p>
          </table:table-cell>
          <table:table-cell office:value-type="float" office:value="119" table:style-name="ce5">
            <text:p>119</text:p>
          </table:table-cell>
          <table:table-cell office:value-type="float" office:value="1078" table:style-name="ce7">
            <text:p>1078</text:p>
          </table:table-cell>
          <table:table-cell office:value-type="string" office:string-value="платье с напуском на талии" table:formula="of:=VLOOKUP([.B824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4</text:p>
          </table:table-cell>
          <table:table-cell office:value-type="string" table:style-name="ce6">
            <text:p>P6</text:p>
          </table:table-cell>
          <table:table-cell office:value-type="string" table:style-name="ce5">
            <text:p>T4</text:p>
          </table:table-cell>
          <table:table-cell office:value-type="float" office:value="90" table:style-name="ce5">
            <text:p>90</text:p>
          </table:table-cell>
          <table:table-cell office:value-type="float" office:value="1079" table:style-name="ce7">
            <text:p>1079</text:p>
          </table:table-cell>
          <table:table-cell office:value-type="string" office:string-value="капри" table:formula="of:=VLOOKUP([.B825];[Продукция.A:.E];2;)" table:style-name="ce1">
            <text:p>капр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5</text:p>
          </table:table-cell>
          <table:table-cell office:value-type="string" table:style-name="ce6">
            <text:p>P7</text:p>
          </table:table-cell>
          <table:table-cell office:value-type="string" table:style-name="ce5">
            <text:p>T13</text:p>
          </table:table-cell>
          <table:table-cell office:value-type="float" office:value="46" table:style-name="ce5">
            <text:p>46</text:p>
          </table:table-cell>
          <table:table-cell office:value-type="float" office:value="1079" table:style-name="ce7">
            <text:p>1079</text:p>
          </table:table-cell>
          <table:table-cell office:value-type="string" office:string-value="рубашка" table:formula="of:=VLOOKUP([.B826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20</text:p>
          </table:table-cell>
          <table:table-cell office:value-type="float" office:value="13" table:style-name="ce5">
            <text:p>13</text:p>
          </table:table-cell>
          <table:table-cell office:value-type="float" office:value="1080" table:style-name="ce7">
            <text:p>1080</text:p>
          </table:table-cell>
          <table:table-cell office:value-type="string" office:string-value="бриджи" table:formula="of:=VLOOKUP([.B82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7</text:p>
          </table:table-cell>
          <table:table-cell office:value-type="string" table:style-name="ce6">
            <text:p>P40</text:p>
          </table:table-cell>
          <table:table-cell office:value-type="string" table:style-name="ce5">
            <text:p>T14</text:p>
          </table:table-cell>
          <table:table-cell office:value-type="float" office:value="23" table:style-name="ce5">
            <text:p>23</text:p>
          </table:table-cell>
          <table:table-cell office:value-type="float" office:value="1080" table:style-name="ce7">
            <text:p>1080</text:p>
          </table:table-cell>
          <table:table-cell office:value-type="string" office:string-value="платье-халат" table:formula="of:=VLOOKUP([.B828];[Продукция.A:.E];2;)" table:style-name="ce1">
            <text:p>платье-хала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8</text:p>
          </table:table-cell>
          <table:table-cell office:value-type="string" table:style-name="ce6">
            <text:p>P60</text:p>
          </table:table-cell>
          <table:table-cell office:value-type="string" table:style-name="ce5">
            <text:p>T17</text:p>
          </table:table-cell>
          <table:table-cell office:value-type="float" office:value="3" table:style-name="ce5">
            <text:p>3</text:p>
          </table:table-cell>
          <table:table-cell office:value-type="float" office:value="1080" table:style-name="ce7">
            <text:p>1080</text:p>
          </table:table-cell>
          <table:table-cell office:value-type="string" office:string-value="брюки зауженные" table:formula="of:=VLOOKUP([.B829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29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9</text:p>
          </table:table-cell>
          <table:table-cell office:value-type="float" office:value="29" table:style-name="ce5">
            <text:p>29</text:p>
          </table:table-cell>
          <table:table-cell office:value-type="float" office:value="1081" table:style-name="ce7">
            <text:p>1081</text:p>
          </table:table-cell>
          <table:table-cell office:value-type="string" office:string-value="юбка полусолнце" table:formula="of:=VLOOKUP([.B83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0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31</text:p>
          </table:table-cell>
          <table:table-cell office:value-type="float" office:value="35" table:style-name="ce5">
            <text:p>35</text:p>
          </table:table-cell>
          <table:table-cell office:value-type="float" office:value="1081" table:style-name="ce7">
            <text:p>1081</text:p>
          </table:table-cell>
          <table:table-cell office:value-type="string" office:string-value="платье прямое" table:formula="of:=VLOOKUP([.B831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1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9</text:p>
          </table:table-cell>
          <table:table-cell office:value-type="float" office:value="18" table:style-name="ce5">
            <text:p>18</text:p>
          </table:table-cell>
          <table:table-cell office:value-type="float" office:value="1081" table:style-name="ce7">
            <text:p>1081</text:p>
          </table:table-cell>
          <table:table-cell office:value-type="string" office:string-value="юбка с оборкой" table:formula="of:=VLOOKUP([.B832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2</text:p>
          </table:table-cell>
          <table:table-cell office:value-type="string" table:style-name="ce6">
            <text:p>P5</text:p>
          </table:table-cell>
          <table:table-cell office:value-type="string" table:style-name="ce5">
            <text:p>T39</text:p>
          </table:table-cell>
          <table:table-cell office:value-type="float" office:value="18" table:style-name="ce5">
            <text:p>18</text:p>
          </table:table-cell>
          <table:table-cell office:value-type="float" office:value="1081" table:style-name="ce7">
            <text:p>1081</text:p>
          </table:table-cell>
          <table:table-cell office:value-type="string" office:string-value="бриджи" table:formula="of:=VLOOKUP([.B833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3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19</text:p>
          </table:table-cell>
          <table:table-cell office:value-type="float" office:value="31" table:style-name="ce5">
            <text:p>31</text:p>
          </table:table-cell>
          <table:table-cell office:value-type="float" office:value="1082" table:style-name="ce7">
            <text:p>1082</text:p>
          </table:table-cell>
          <table:table-cell office:value-type="string" office:string-value="брюки прямые" table:formula="of:=VLOOKUP([.B834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4</text:p>
          </table:table-cell>
          <table:table-cell office:value-type="string" table:style-name="ce6">
            <text:p>P45</text:p>
          </table:table-cell>
          <table:table-cell office:value-type="string" table:style-name="ce5">
            <text:p>T19</text:p>
          </table:table-cell>
          <table:table-cell office:value-type="float" office:value="66" table:style-name="ce5">
            <text:p>66</text:p>
          </table:table-cell>
          <table:table-cell office:value-type="float" office:value="1082" table:style-name="ce7">
            <text:p>1082</text:p>
          </table:table-cell>
          <table:table-cell office:value-type="string" office:string-value="платье-сарафан" table:formula="of:=VLOOKUP([.B835];[Продукция.A:.E];2;)" table:style-name="ce1">
            <text:p>платье-сарафан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5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42</text:p>
          </table:table-cell>
          <table:table-cell office:value-type="float" office:value="119" table:style-name="ce5">
            <text:p>119</text:p>
          </table:table-cell>
          <table:table-cell office:value-type="float" office:value="1082" table:style-name="ce7">
            <text:p>1082</text:p>
          </table:table-cell>
          <table:table-cell office:value-type="string" office:string-value="платье с кокеткой" table:formula="of:=VLOOKUP([.B836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6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29</text:p>
          </table:table-cell>
          <table:table-cell office:value-type="float" office:value="26" table:style-name="ce5">
            <text:p>26</text:p>
          </table:table-cell>
          <table:table-cell office:value-type="float" office:value="1082" table:style-name="ce7">
            <text:p>1082</text:p>
          </table:table-cell>
          <table:table-cell office:value-type="string" office:string-value="брюки зауженные" table:formula="of:=VLOOKUP([.B837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7</text:p>
          </table:table-cell>
          <table:table-cell office:value-type="string" table:style-name="ce6">
            <text:p>P39</text:p>
          </table:table-cell>
          <table:table-cell office:value-type="string" table:style-name="ce5">
            <text:p>T15</text:p>
          </table:table-cell>
          <table:table-cell office:value-type="float" office:value="81" table:style-name="ce5">
            <text:p>81</text:p>
          </table:table-cell>
          <table:table-cell office:value-type="float" office:value="1083" table:style-name="ce7">
            <text:p>1083</text:p>
          </table:table-cell>
          <table:table-cell office:value-type="string" office:string-value="платье прямое" table:formula="of:=VLOOKUP([.B838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8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40</text:p>
          </table:table-cell>
          <table:table-cell office:value-type="float" office:value="68" table:style-name="ce5">
            <text:p>68</text:p>
          </table:table-cell>
          <table:table-cell office:value-type="float" office:value="1083" table:style-name="ce7">
            <text:p>1083</text:p>
          </table:table-cell>
          <table:table-cell office:value-type="string" office:string-value="юбка солнце" table:formula="of:=VLOOKUP([.B839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39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</text:p>
          </table:table-cell>
          <table:table-cell office:value-type="float" office:value="35" table:style-name="ce5">
            <text:p>35</text:p>
          </table:table-cell>
          <table:table-cell office:value-type="float" office:value="1084" table:style-name="ce7">
            <text:p>1084</text:p>
          </table:table-cell>
          <table:table-cell office:value-type="string" office:string-value="юбка полусолнце" table:formula="of:=VLOOKUP([.B840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0</text:p>
          </table:table-cell>
          <table:table-cell office:value-type="string" table:style-name="ce6">
            <text:p>P3</text:p>
          </table:table-cell>
          <table:table-cell office:value-type="string" table:style-name="ce5">
            <text:p>T9</text:p>
          </table:table-cell>
          <table:table-cell office:value-type="float" office:value="18" table:style-name="ce5">
            <text:p>18</text:p>
          </table:table-cell>
          <table:table-cell office:value-type="float" office:value="1085" table:style-name="ce7">
            <text:p>1085</text:p>
          </table:table-cell>
          <table:table-cell office:value-type="string" office:string-value="юбка со складками" table:formula="of:=VLOOKUP([.B841];[Продукция.A:.E];2;)" table:style-name="ce1">
            <text:p>юбка со складкам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1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20</text:p>
          </table:table-cell>
          <table:table-cell office:value-type="float" office:value="71" table:style-name="ce5">
            <text:p>71</text:p>
          </table:table-cell>
          <table:table-cell office:value-type="float" office:value="1085" table:style-name="ce7">
            <text:p>1085</text:p>
          </table:table-cell>
          <table:table-cell office:value-type="string" office:string-value="платье макси" table:formula="of:=VLOOKUP([.B842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2</text:p>
          </table:table-cell>
          <table:table-cell office:value-type="string" table:style-name="ce6">
            <text:p>P48</text:p>
          </table:table-cell>
          <table:table-cell office:value-type="string" table:style-name="ce5">
            <text:p>T8</text:p>
          </table:table-cell>
          <table:table-cell office:value-type="float" office:value="41" table:style-name="ce5">
            <text:p>41</text:p>
          </table:table-cell>
          <table:table-cell office:value-type="float" office:value="1085" table:style-name="ce7">
            <text:p>1085</text:p>
          </table:table-cell>
          <table:table-cell office:value-type="string" office:string-value="платье ретро" table:formula="of:=VLOOKUP([.B843];[Продукция.A:.E];2;)" table:style-name="ce1">
            <text:p>платье ретр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3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33</text:p>
          </table:table-cell>
          <table:table-cell office:value-type="float" office:value="56" table:style-name="ce5">
            <text:p>56</text:p>
          </table:table-cell>
          <table:table-cell office:value-type="float" office:value="1085" table:style-name="ce7">
            <text:p>1085</text:p>
          </table:table-cell>
          <table:table-cell office:value-type="string" office:string-value="брюки зауженные" table:formula="of:=VLOOKUP([.B844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4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18</text:p>
          </table:table-cell>
          <table:table-cell office:value-type="float" office:value="37" table:style-name="ce5">
            <text:p>37</text:p>
          </table:table-cell>
          <table:table-cell office:value-type="float" office:value="1085" table:style-name="ce7">
            <text:p>1085</text:p>
          </table:table-cell>
          <table:table-cell office:value-type="string" office:string-value="юбка с оборкой" table:formula="of:=VLOOKUP([.B845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</text:p>
          </table:table-cell>
          <table:table-cell office:value-type="float" office:value="18" table:style-name="ce5">
            <text:p>18</text:p>
          </table:table-cell>
          <table:table-cell office:value-type="float" office:value="1086" table:style-name="ce7">
            <text:p>1086</text:p>
          </table:table-cell>
          <table:table-cell office:value-type="string" office:string-value="платье с напуском на талии" table:formula="of:=VLOOKUP([.B84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6</text:p>
          </table:table-cell>
          <table:table-cell office:value-type="string" table:style-name="ce6">
            <text:p>P58</text:p>
          </table:table-cell>
          <table:table-cell office:value-type="string" table:style-name="ce5">
            <text:p>T39</text:p>
          </table:table-cell>
          <table:table-cell office:value-type="float" office:value="36" table:style-name="ce5">
            <text:p>36</text:p>
          </table:table-cell>
          <table:table-cell office:value-type="float" office:value="1086" table:style-name="ce7">
            <text:p>1086</text:p>
          </table:table-cell>
          <table:table-cell office:value-type="string" office:string-value="рубашка" table:formula="of:=VLOOKUP([.B847];[Продукция.A:.E];2;)" table:style-name="ce1">
            <text:p>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7</text:p>
          </table:table-cell>
          <table:table-cell office:value-type="string" table:style-name="ce6">
            <text:p>P49</text:p>
          </table:table-cell>
          <table:table-cell office:value-type="string" table:style-name="ce5">
            <text:p>T41</text:p>
          </table:table-cell>
          <table:table-cell office:value-type="float" office:value="85" table:style-name="ce5">
            <text:p>85</text:p>
          </table:table-cell>
          <table:table-cell office:value-type="float" office:value="1087" table:style-name="ce7">
            <text:p>1087</text:p>
          </table:table-cell>
          <table:table-cell office:value-type="string" office:string-value="брюки зауженные" table:formula="of:=VLOOKUP([.B848];[Продукция.A:.E];2;)" table:style-name="ce1">
            <text:p>брюки зауженн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8</text:p>
          </table:table-cell>
          <table:table-cell office:value-type="string" table:style-name="ce6">
            <text:p>P53</text:p>
          </table:table-cell>
          <table:table-cell office:value-type="string" table:style-name="ce5">
            <text:p>T31</text:p>
          </table:table-cell>
          <table:table-cell office:value-type="float" office:value="96" table:style-name="ce5">
            <text:p>96</text:p>
          </table:table-cell>
          <table:table-cell office:value-type="float" office:value="1088" table:style-name="ce7">
            <text:p>1088</text:p>
          </table:table-cell>
          <table:table-cell office:value-type="string" office:string-value="платье-жилет" table:formula="of:=VLOOKUP([.B849];[Продукция.A:.E];2;)" table:style-name="ce1">
            <text:p>платье-жиле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49</text:p>
          </table:table-cell>
          <table:table-cell office:value-type="string" table:style-name="ce6">
            <text:p>P11</text:p>
          </table:table-cell>
          <table:table-cell office:value-type="string" table:style-name="ce5">
            <text:p>T28</text:p>
          </table:table-cell>
          <table:table-cell office:value-type="float" office:value="43" table:style-name="ce5">
            <text:p>43</text:p>
          </table:table-cell>
          <table:table-cell office:value-type="float" office:value="1089" table:style-name="ce7">
            <text:p>1089</text:p>
          </table:table-cell>
          <table:table-cell office:value-type="string" office:string-value="платье прямое" table:formula="of:=VLOOKUP([.B850];[Продукция.A:.E];2;)" table:style-name="ce1">
            <text:p>платье прямо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0</text:p>
          </table:table-cell>
          <table:table-cell office:value-type="string" table:style-name="ce6">
            <text:p>P44</text:p>
          </table:table-cell>
          <table:table-cell office:value-type="string" table:style-name="ce5">
            <text:p>T16</text:p>
          </table:table-cell>
          <table:table-cell office:value-type="float" office:value="99" table:style-name="ce5">
            <text:p>99</text:p>
          </table:table-cell>
          <table:table-cell office:value-type="float" office:value="1089" table:style-name="ce7">
            <text:p>1089</text:p>
          </table:table-cell>
          <table:table-cell office:value-type="string" office:string-value="платье макси" table:formula="of:=VLOOKUP([.B851];[Продукция.A:.E];2;)" table:style-name="ce1">
            <text:p>платье макс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1</text:p>
          </table:table-cell>
          <table:table-cell office:value-type="string" table:style-name="ce6">
            <text:p>P46</text:p>
          </table:table-cell>
          <table:table-cell office:value-type="string" table:style-name="ce5">
            <text:p>T24</text:p>
          </table:table-cell>
          <table:table-cell office:value-type="float" office:value="86" table:style-name="ce5">
            <text:p>86</text:p>
          </table:table-cell>
          <table:table-cell office:value-type="float" office:value="1089" table:style-name="ce7">
            <text:p>1089</text:p>
          </table:table-cell>
          <table:table-cell office:value-type="string" office:string-value="платье с кокеткой" table:formula="of:=VLOOKUP([.B852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2</text:p>
          </table:table-cell>
          <table:table-cell office:value-type="string" table:style-name="ce6">
            <text:p>P31</text:p>
          </table:table-cell>
          <table:table-cell office:value-type="string" table:style-name="ce5">
            <text:p>T38</text:p>
          </table:table-cell>
          <table:table-cell office:value-type="float" office:value="57" table:style-name="ce5">
            <text:p>57</text:p>
          </table:table-cell>
          <table:table-cell office:value-type="float" office:value="1090" table:style-name="ce7">
            <text:p>1090</text:p>
          </table:table-cell>
          <table:table-cell office:value-type="string" office:string-value="платье-рубашка" table:formula="of:=VLOOKUP([.B853];[Продукция.A:.E];2;)" table:style-name="ce1">
            <text:p>платье-рубаш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3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1</text:p>
          </table:table-cell>
          <table:table-cell office:value-type="float" office:value="36" table:style-name="ce5">
            <text:p>36</text:p>
          </table:table-cell>
          <table:table-cell office:value-type="float" office:value="1091" table:style-name="ce7">
            <text:p>1091</text:p>
          </table:table-cell>
          <table:table-cell office:value-type="string" office:string-value="платье с кокеткой" table:formula="of:=VLOOKUP([.B85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4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8</text:p>
          </table:table-cell>
          <table:table-cell office:value-type="float" office:value="60" table:style-name="ce5">
            <text:p>60</text:p>
          </table:table-cell>
          <table:table-cell office:value-type="float" office:value="1091" table:style-name="ce7">
            <text:p>1091</text:p>
          </table:table-cell>
          <table:table-cell office:value-type="string" office:string-value="блузка с длинным рукавом" table:formula="of:=VLOOKUP([.B855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5</text:p>
          </table:table-cell>
          <table:table-cell office:value-type="string" table:style-name="ce6">
            <text:p>P17</text:p>
          </table:table-cell>
          <table:table-cell office:value-type="string" table:style-name="ce5">
            <text:p>T20</text:p>
          </table:table-cell>
          <table:table-cell office:value-type="float" office:value="2" table:style-name="ce5">
            <text:p>2</text:p>
          </table:table-cell>
          <table:table-cell office:value-type="float" office:value="1092" table:style-name="ce7">
            <text:p>1092</text:p>
          </table:table-cell>
          <table:table-cell office:value-type="string" office:string-value="платье-туника" table:formula="of:=VLOOKUP([.B856];[Продукция.A:.E];2;)" table:style-name="ce1">
            <text:p>платье-туника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6</text:p>
          </table:table-cell>
          <table:table-cell office:value-type="string" table:style-name="ce6">
            <text:p>P47</text:p>
          </table:table-cell>
          <table:table-cell office:value-type="string" table:style-name="ce5">
            <text:p>T25</text:p>
          </table:table-cell>
          <table:table-cell office:value-type="float" office:value="66" table:style-name="ce5">
            <text:p>66</text:p>
          </table:table-cell>
          <table:table-cell office:value-type="float" office:value="1092" table:style-name="ce7">
            <text:p>1092</text:p>
          </table:table-cell>
          <table:table-cell office:value-type="string" office:string-value="юбка с оборкой" table:formula="of:=VLOOKUP([.B857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7</text:p>
          </table:table-cell>
          <table:table-cell office:value-type="string" table:style-name="ce6">
            <text:p>P52</text:p>
          </table:table-cell>
          <table:table-cell office:value-type="string" table:style-name="ce5">
            <text:p>T10</text:p>
          </table:table-cell>
          <table:table-cell office:value-type="float" office:value="68" table:style-name="ce5">
            <text:p>68</text:p>
          </table:table-cell>
          <table:table-cell office:value-type="float" office:value="1092" table:style-name="ce7">
            <text:p>1092</text:p>
          </table:table-cell>
          <table:table-cell office:value-type="string" office:string-value="брюки клеш" table:formula="of:=VLOOKUP([.B858];[Продукция.A:.E];2;)" table:style-name="ce1">
            <text:p>брюки клеш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8</text:p>
          </table:table-cell>
          <table:table-cell office:value-type="string" table:style-name="ce6">
            <text:p>P15</text:p>
          </table:table-cell>
          <table:table-cell office:value-type="string" table:style-name="ce5">
            <text:p>T7</text:p>
          </table:table-cell>
          <table:table-cell office:value-type="float" office:value="82" table:style-name="ce5">
            <text:p>82</text:p>
          </table:table-cell>
          <table:table-cell office:value-type="float" office:value="1093" table:style-name="ce7">
            <text:p>1093</text:p>
          </table:table-cell>
          <table:table-cell office:value-type="string" office:string-value="брюки прямые" table:formula="of:=VLOOKUP([.B859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59</text:p>
          </table:table-cell>
          <table:table-cell office:value-type="string" table:style-name="ce6">
            <text:p>P33</text:p>
          </table:table-cell>
          <table:table-cell office:value-type="string" table:style-name="ce5">
            <text:p>T43</text:p>
          </table:table-cell>
          <table:table-cell office:value-type="float" office:value="46" table:style-name="ce5">
            <text:p>46</text:p>
          </table:table-cell>
          <table:table-cell office:value-type="float" office:value="1093" table:style-name="ce7">
            <text:p>1093</text:p>
          </table:table-cell>
          <table:table-cell office:value-type="string" office:string-value="платье с запахом" table:formula="of:=VLOOKUP([.B860];[Продукция.A:.E];2;)" table:style-name="ce1">
            <text:p>платье с запах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0</text:p>
          </table:table-cell>
          <table:table-cell office:value-type="string" table:style-name="ce6">
            <text:p>P9</text:p>
          </table:table-cell>
          <table:table-cell office:value-type="string" table:style-name="ce5">
            <text:p>T41</text:p>
          </table:table-cell>
          <table:table-cell office:value-type="float" office:value="101" table:style-name="ce5">
            <text:p>101</text:p>
          </table:table-cell>
          <table:table-cell office:value-type="float" office:value="1093" table:style-name="ce7">
            <text:p>1093</text:p>
          </table:table-cell>
          <table:table-cell office:value-type="string" office:string-value="платье-трапеция" table:formula="of:=VLOOKUP([.B861];[Продукция.A:.E];2;)" table:style-name="ce1">
            <text:p>платье-трапеция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1</text:p>
          </table:table-cell>
          <table:table-cell office:value-type="string" table:style-name="ce6">
            <text:p>P13</text:p>
          </table:table-cell>
          <table:table-cell office:value-type="string" table:style-name="ce5">
            <text:p>T38</text:p>
          </table:table-cell>
          <table:table-cell office:value-type="float" office:value="35" table:style-name="ce5">
            <text:p>35</text:p>
          </table:table-cell>
          <table:table-cell office:value-type="float" office:value="1094" table:style-name="ce7">
            <text:p>1094</text:p>
          </table:table-cell>
          <table:table-cell office:value-type="string" office:string-value="блузка с длинным рукавом" table:formula="of:=VLOOKUP([.B862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2</text:p>
          </table:table-cell>
          <table:table-cell office:value-type="string" table:style-name="ce6">
            <text:p>P20</text:p>
          </table:table-cell>
          <table:table-cell office:value-type="string" table:style-name="ce5">
            <text:p>T35</text:p>
          </table:table-cell>
          <table:table-cell office:value-type="float" office:value="89" table:style-name="ce5">
            <text:p>89</text:p>
          </table:table-cell>
          <table:table-cell office:value-type="float" office:value="1094" table:style-name="ce7">
            <text:p>1094</text:p>
          </table:table-cell>
          <table:table-cell office:value-type="string" office:string-value="юбка полусолнце" table:formula="of:=VLOOKUP([.B863];[Продукция.A:.E];2;)" table:style-name="ce1">
            <text:p>юбка полу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3</text:p>
          </table:table-cell>
          <table:table-cell office:value-type="string" table:style-name="ce6">
            <text:p>P12</text:p>
          </table:table-cell>
          <table:table-cell office:value-type="string" table:style-name="ce5">
            <text:p>T1</text:p>
          </table:table-cell>
          <table:table-cell office:value-type="float" office:value="59" table:style-name="ce5">
            <text:p>59</text:p>
          </table:table-cell>
          <table:table-cell office:value-type="float" office:value="1097" table:style-name="ce7">
            <text:p>1097</text:p>
          </table:table-cell>
          <table:table-cell office:value-type="string" office:string-value="платье с кокеткой" table:formula="of:=VLOOKUP([.B864];[Продукция.A:.E];2;)" table:style-name="ce1">
            <text:p>платье с кокет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4</text:p>
          </table:table-cell>
          <table:table-cell office:value-type="string" table:style-name="ce6">
            <text:p>P36</text:p>
          </table:table-cell>
          <table:table-cell office:value-type="string" table:style-name="ce5">
            <text:p>T12</text:p>
          </table:table-cell>
          <table:table-cell office:value-type="float" office:value="17" table:style-name="ce5">
            <text:p>17</text:p>
          </table:table-cell>
          <table:table-cell office:value-type="float" office:value="1097" table:style-name="ce7">
            <text:p>1097</text:p>
          </table:table-cell>
          <table:table-cell office:value-type="string" office:string-value="платье-кимоно" table:formula="of:=VLOOKUP([.B865];[Продукция.A:.E];2;)" table:style-name="ce1">
            <text:p>платье-кимоно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5</text:p>
          </table:table-cell>
          <table:table-cell office:value-type="string" table:style-name="ce6">
            <text:p>P41</text:p>
          </table:table-cell>
          <table:table-cell office:value-type="string" table:style-name="ce5">
            <text:p>T39</text:p>
          </table:table-cell>
          <table:table-cell office:value-type="float" office:value="50" table:style-name="ce5">
            <text:p>50</text:p>
          </table:table-cell>
          <table:table-cell office:value-type="float" office:value="1097" table:style-name="ce7">
            <text:p>1097</text:p>
          </table:table-cell>
          <table:table-cell office:value-type="string" office:string-value="платье с напуском на талии" table:formula="of:=VLOOKUP([.B866];[Продукция.A:.E];2;)" table:style-name="ce1">
            <text:p>платье с напуском на тали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6</text:p>
          </table:table-cell>
          <table:table-cell office:value-type="string" table:style-name="ce6">
            <text:p>P27</text:p>
          </table:table-cell>
          <table:table-cell office:value-type="string" table:style-name="ce5">
            <text:p>T36</text:p>
          </table:table-cell>
          <table:table-cell office:value-type="float" office:value="51" table:style-name="ce5">
            <text:p>51</text:p>
          </table:table-cell>
          <table:table-cell office:value-type="float" office:value="1098" table:style-name="ce7">
            <text:p>1098</text:p>
          </table:table-cell>
          <table:table-cell office:value-type="string" office:string-value="бриджи" table:formula="of:=VLOOKUP([.B867];[Продукция.A:.E];2;)" table:style-name="ce1">
            <text:p>бриджи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7</text:p>
          </table:table-cell>
          <table:table-cell office:value-type="string" table:style-name="ce6">
            <text:p>P4</text:p>
          </table:table-cell>
          <table:table-cell office:value-type="string" table:style-name="ce5">
            <text:p>T38</text:p>
          </table:table-cell>
          <table:table-cell office:value-type="float" office:value="1" table:style-name="ce5">
            <text:p>1</text:p>
          </table:table-cell>
          <table:table-cell office:value-type="float" office:value="1098" table:style-name="ce7">
            <text:p>1098</text:p>
          </table:table-cell>
          <table:table-cell office:value-type="string" office:string-value="юбка солнце" table:formula="of:=VLOOKUP([.B868];[Продукция.A:.E];2;)" table:style-name="ce1">
            <text:p>юбка солнц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8</text:p>
          </table:table-cell>
          <table:table-cell office:value-type="string" table:style-name="ce6">
            <text:p>P8</text:p>
          </table:table-cell>
          <table:table-cell office:value-type="string" table:style-name="ce5">
            <text:p>T38</text:p>
          </table:table-cell>
          <table:table-cell office:value-type="float" office:value="72" table:style-name="ce5">
            <text:p>72</text:p>
          </table:table-cell>
          <table:table-cell office:value-type="float" office:value="1098" table:style-name="ce7">
            <text:p>1098</text:p>
          </table:table-cell>
          <table:table-cell office:value-type="string" office:string-value="юбка с оборкой" table:formula="of:=VLOOKUP([.B869];[Продукция.A:.E];2;)" table:style-name="ce1">
            <text:p>юбка с оборкой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69</text:p>
          </table:table-cell>
          <table:table-cell office:value-type="string" table:style-name="ce6">
            <text:p>P38</text:p>
          </table:table-cell>
          <table:table-cell office:value-type="string" table:style-name="ce5">
            <text:p>T32</text:p>
          </table:table-cell>
          <table:table-cell office:value-type="float" office:value="76" table:style-name="ce5">
            <text:p>76</text:p>
          </table:table-cell>
          <table:table-cell office:value-type="float" office:value="1099" table:style-name="ce7">
            <text:p>1099</text:p>
          </table:table-cell>
          <table:table-cell office:value-type="string" office:string-value="блузка с длинным рукавом" table:formula="of:=VLOOKUP([.B870];[Продукция.A:.E];2;)" table:style-name="ce1">
            <text:p>блузка с длинным рукавом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70</text:p>
          </table:table-cell>
          <table:table-cell office:value-type="string" table:style-name="ce6">
            <text:p>P57</text:p>
          </table:table-cell>
          <table:table-cell office:value-type="string" table:style-name="ce5">
            <text:p>T17</text:p>
          </table:table-cell>
          <table:table-cell office:value-type="float" office:value="34" table:style-name="ce5">
            <text:p>34</text:p>
          </table:table-cell>
          <table:table-cell office:value-type="float" office:value="1099" table:style-name="ce7">
            <text:p>1099</text:p>
          </table:table-cell>
          <table:table-cell office:value-type="string" office:string-value="брюки прямые" table:formula="of:=VLOOKUP([.B871];[Продукция.A:.E];2;)" table:style-name="ce1">
            <text:p>брюки прямые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5">
            <text:p>A871</text:p>
          </table:table-cell>
          <table:table-cell office:value-type="string" table:style-name="ce6">
            <text:p>P1</text:p>
          </table:table-cell>
          <table:table-cell office:value-type="string" table:style-name="ce5">
            <text:p>T27</text:p>
          </table:table-cell>
          <table:table-cell office:value-type="float" office:value="100" table:style-name="ce5">
            <text:p>100</text:p>
          </table:table-cell>
          <table:table-cell office:value-type="float" office:value="1100" table:style-name="ce7">
            <text:p>1100</text:p>
          </table:table-cell>
          <table:table-cell office:value-type="string" office:string-value="юбка полусолнце" table:formula="of:=VLOOKUP([.B872];[Продукция.A:.E];2;)" table:style-name="ce1">
            <text:p>юбка полусолнце</text:p>
          </table:table-cell>
          <table:table-cell table:number-columns-repeated="16378"/>
        </table:table-row>
        <table:table-row table:number-rows-repeated="3" table:style-name="ro2">
          <table:table-cell table:style-name="ce5"/>
          <table:table-cell table:style-name="ce6"/>
          <table:table-cell table:number-columns-repeated="2" table:style-name="ce5"/>
          <table:table-cell table:style-name="ce7"/>
          <table:table-cell table:number-columns-repeated="16379" table:style-name="ce1"/>
        </table:table-row>
        <table:table-row table:number-rows-repeated="5" table:style-name="ro2">
          <table:table-cell table:style-name="ce5"/>
          <table:table-cell table:style-name="ce6"/>
          <table:table-cell table:style-name="ce5"/>
          <table:table-cell table:style-name="ce8"/>
          <table:table-cell table:style-name="ce7"/>
          <table:table-cell table:number-columns-repeated="16379" table:style-name="ce1"/>
        </table:table-row>
        <table:table-row table:number-rows-repeated="4" table:style-name="ro2">
          <table:table-cell table:number-columns-repeated="2"/>
          <table:table-cell table:style-name="ce5"/>
          <table:table-cell table:style-name="ce8"/>
          <table:table-cell table:number-columns-repeated="16380"/>
        </table:table-row>
        <table:table-row table:number-rows-repeated="278" table:style-name="ro2">
          <table:table-cell table:number-columns-repeated="2"/>
          <table:table-cell table:number-columns-repeated="2" table:style-name="ce5"/>
          <table:table-cell table:number-columns-repeated="16380"/>
        </table:table-row>
        <table:table-row table:number-rows-repeated="1047414" table:style-name="ro2">
          <table:table-cell table:number-columns-repeated="16384"/>
        </table:table-row>
      </table:table>
      <table:table table:name="Продукция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8"/>
        <table:table-column table:style-name="co10" table:default-cell-style-name="ce8"/>
        <table:table-column table:style-name="co11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9">
            <text:p>ID товара</text:p>
          </table:table-cell>
          <table:table-cell office:value-type="string" table:style-name="ce9">
            <text:p>Наименование товара</text:p>
          </table:table-cell>
          <table:table-cell office:value-type="string" table:style-name="ce9">
            <text:p>Размерный ряд</text:p>
          </table:table-cell>
          <table:table-cell office:value-type="string" table:style-name="ce9">
            <text:p>Расход материала, см</text:p>
          </table:table-cell>
          <table:table-cell office:value-type="string" table:style-name="ce9">
            <text:p>Категория потребителей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8">
            <text:p>110-152</text:p>
          </table:table-cell>
          <table:table-cell office:value-type="float" office:value="70" table:style-name="ce8">
            <text:p>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8">
            <text:p>110-1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8">
            <text:p>110-1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</text:p>
          </table:table-cell>
          <table:table-cell office:value-type="string" table:style-name="ce1">
            <text:p>юбка солнце</text:p>
          </table:table-cell>
          <table:table-cell office:value-type="string" table:style-name="ce8">
            <text:p>110-152</text:p>
          </table:table-cell>
          <table:table-cell office:value-type="float" office:value="100" table:style-name="ce8">
            <text:p>1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</text:p>
          </table:table-cell>
          <table:table-cell office:value-type="string" table:style-name="ce1">
            <text:p>бриджи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6</text:p>
          </table:table-cell>
          <table:table-cell office:value-type="string" table:style-name="ce1">
            <text:p>капри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7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8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8">
            <text:p>110-1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1</text:p>
          </table:table-cell>
          <table:table-cell office:value-type="string" table:style-name="ce1">
            <text:p>платье прямое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2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3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4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110-1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5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110-1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6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8">
            <text:p>104-128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7</text:p>
          </table:table-cell>
          <table:table-cell office:value-type="string" table:style-name="ce1">
            <text:p>платье-туника</text:p>
          </table:table-cell>
          <table:table-cell office:value-type="string" table:style-name="ce8">
            <text:p>110-152</text:p>
          </table:table-cell>
          <table:table-cell office:value-type="float" office:value="220" table:style-name="ce8">
            <text:p>22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8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8">
            <text:p>110-152</text:p>
          </table:table-cell>
          <table:table-cell office:value-type="float" office:value="240" table:style-name="ce8">
            <text:p>24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19</text:p>
          </table:table-cell>
          <table:table-cell office:value-type="string" table:style-name="ce1">
            <text:p>юбка карандаш</text:p>
          </table:table-cell>
          <table:table-cell office:value-type="string" table:style-name="ce8">
            <text:p>44-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0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8">
            <text:p>44-52</text:p>
          </table:table-cell>
          <table:table-cell office:value-type="float" office:value="90" table:style-name="ce8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1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8">
            <text:p>44-52</text:p>
          </table:table-cell>
          <table:table-cell office:value-type="float" office:value="110" table:style-name="ce8">
            <text:p>1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2</text:p>
          </table:table-cell>
          <table:table-cell office:value-type="string" table:style-name="ce1">
            <text:p>юбка солнце</text:p>
          </table:table-cell>
          <table:table-cell office:value-type="string" table:style-name="ce8">
            <text:p>44-52</text:p>
          </table:table-cell>
          <table:table-cell office:value-type="float" office:value="120" table:style-name="ce8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8">
            <text:p>44-52</text:p>
          </table:table-cell>
          <table:table-cell office:value-type="float" office:value="120" table:style-name="ce8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4</text:p>
          </table:table-cell>
          <table:table-cell office:value-type="string" table:style-name="ce1">
            <text:p>юбка годе</text:p>
          </table:table-cell>
          <table:table-cell office:value-type="string" table:style-name="ce8">
            <text:p>44-52</text:p>
          </table:table-cell>
          <table:table-cell office:value-type="float" office:value="130" table:style-name="ce8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5</text:p>
          </table:table-cell>
          <table:table-cell office:value-type="string" table:style-name="ce1">
            <text:p>юбка с завышенной талией</text:p>
          </table:table-cell>
          <table:table-cell office:value-type="string" table:style-name="ce8">
            <text:p>44-52</text:p>
          </table:table-cell>
          <table:table-cell office:value-type="float" office:value="130" table:style-name="ce8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6</text:p>
          </table:table-cell>
          <table:table-cell office:value-type="string" table:style-name="ce1">
            <text:p>юбка с воланом</text:p>
          </table:table-cell>
          <table:table-cell office:value-type="string" table:style-name="ce8">
            <text:p>42-48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7</text:p>
          </table:table-cell>
          <table:table-cell office:value-type="string" table:style-name="ce1">
            <text:p>бриджи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8</text:p>
          </table:table-cell>
          <table:table-cell office:value-type="string" table:style-name="ce1">
            <text:p>капри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2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0</text:p>
          </table:table-cell>
          <table:table-cell office:value-type="string" table:style-name="ce1">
            <text:p>платье мини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1</text:p>
          </table:table-cell>
          <table:table-cell office:value-type="string" table:style-name="ce1">
            <text:p>платье-рубашка</text:p>
          </table:table-cell>
          <table:table-cell office:value-type="string" table:style-name="ce8">
            <text:p>44-52</text:p>
          </table:table-cell>
          <table:table-cell office:value-type="float" office:value="170" table:style-name="ce8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2</text:p>
          </table:table-cell>
          <table:table-cell office:value-type="string" table:style-name="ce1">
            <text:p>платье-футляр</text:p>
          </table:table-cell>
          <table:table-cell office:value-type="string" table:style-name="ce8">
            <text:p>42-50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3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8">
            <text:p>44-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4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5</text:p>
          </table:table-cell>
          <table:table-cell office:value-type="string" table:style-name="ce1">
            <text:p>платье-туника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6</text:p>
          </table:table-cell>
          <table:table-cell office:value-type="string" table:style-name="ce1">
            <text:p>платье-кимоно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7</text:p>
          </table:table-cell>
          <table:table-cell office:value-type="string" table:style-name="ce1">
            <text:p>платье миди</text:p>
          </table:table-cell>
          <table:table-cell office:value-type="string" table:style-name="ce8">
            <text:p>44-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8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39</text:p>
          </table:table-cell>
          <table:table-cell office:value-type="string" table:style-name="ce1">
            <text:p>платье прямое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0</text:p>
          </table:table-cell>
          <table:table-cell office:value-type="string" table:style-name="ce1">
            <text:p>платье-халат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1</text:p>
          </table:table-cell>
          <table:table-cell office:value-type="string" table:style-name="ce1">
            <text:p>платье с напуском на талии</text:p>
          </table:table-cell>
          <table:table-cell office:value-type="string" table:style-name="ce8">
            <text:p>44-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2</text:p>
          </table:table-cell>
          <table:table-cell office:value-type="string" table:style-name="ce1">
            <text:p>юбка с баской</text:p>
          </table:table-cell>
          <table:table-cell office:value-type="string" table:style-name="ce8">
            <text:p>42-48</text:p>
          </table:table-cell>
          <table:table-cell office:value-type="float" office:value="210" table:style-name="ce8">
            <text:p>2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3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44-52</text:p>
          </table:table-cell>
          <table:table-cell office:value-type="float" office:value="220" table:style-name="ce8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4</text:p>
          </table:table-cell>
          <table:table-cell office:value-type="string" table:style-name="ce1">
            <text:p>платье макси</text:p>
          </table:table-cell>
          <table:table-cell office:value-type="string" table:style-name="ce8">
            <text:p>44-52</text:p>
          </table:table-cell>
          <table:table-cell office:value-type="float" office:value="220" table:style-name="ce8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5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8">
            <text:p>44-52</text:p>
          </table:table-cell>
          <table:table-cell office:value-type="float" office:value="230" table:style-name="ce8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6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8">
            <text:p>44-52</text:p>
          </table:table-cell>
          <table:table-cell office:value-type="float" office:value="230" table:style-name="ce8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7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8">
            <text:p>44-52</text:p>
          </table:table-cell>
          <table:table-cell office:value-type="float" office:value="230" table:style-name="ce8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8</text:p>
          </table:table-cell>
          <table:table-cell office:value-type="string" table:style-name="ce1">
            <text:p>платье ретро</text:p>
          </table:table-cell>
          <table:table-cell office:value-type="string" table:style-name="ce8">
            <text:p>44-52</text:p>
          </table:table-cell>
          <table:table-cell office:value-type="float" office:value="235" table:style-name="ce8">
            <text:p>235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49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44-52</text:p>
          </table:table-cell>
          <table:table-cell office:value-type="float" office:value="240" table:style-name="ce8">
            <text:p>24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0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44-52</text:p>
          </table:table-cell>
          <table:table-cell office:value-type="float" office:value="250" table:style-name="ce8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1</text:p>
          </table:table-cell>
          <table:table-cell office:value-type="string" table:style-name="ce1">
            <text:p>платье-трансформер</text:p>
          </table:table-cell>
          <table:table-cell office:value-type="string" table:style-name="ce8">
            <text:p>44-52</text:p>
          </table:table-cell>
          <table:table-cell office:value-type="float" office:value="250" table:style-name="ce8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2</text:p>
          </table:table-cell>
          <table:table-cell office:value-type="string" table:style-name="ce1">
            <text:p>брюки клеш</text:p>
          </table:table-cell>
          <table:table-cell office:value-type="string" table:style-name="ce8">
            <text:p>44-52</text:p>
          </table:table-cell>
          <table:table-cell office:value-type="float" office:value="260" table:style-name="ce8">
            <text:p>2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3</text:p>
          </table:table-cell>
          <table:table-cell office:value-type="string" table:style-name="ce1">
            <text:p>платье-жилет</text:p>
          </table:table-cell>
          <table:table-cell office:value-type="string" table:style-name="ce8">
            <text:p>44-52</text:p>
          </table:table-cell>
          <table:table-cell office:value-type="float" office:value="270" table:style-name="ce8">
            <text:p>2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4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110-152</text:p>
          </table:table-cell>
          <table:table-cell office:value-type="float" office:value="160" table:style-name="ce8">
            <text:p>16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5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110-152</text:p>
          </table:table-cell>
          <table:table-cell office:value-type="float" office:value="180" table:style-name="ce8">
            <text:p>18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6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110-152</text:p>
          </table:table-cell>
          <table:table-cell office:value-type="float" office:value="190" table:style-name="ce8">
            <text:p>19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7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110-152</text:p>
          </table:table-cell>
          <table:table-cell office:value-type="float" office:value="200" table:style-name="ce8">
            <text:p>20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8</text:p>
          </table:table-cell>
          <table:table-cell office:value-type="string" table:style-name="ce1">
            <text:p>рубашка</text:p>
          </table:table-cell>
          <table:table-cell office:value-type="string" table:style-name="ce8">
            <text:p>44-54</text:p>
          </table:table-cell>
          <table:table-cell office:value-type="float" office:value="210" table:style-name="ce8">
            <text:p>21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59</text:p>
          </table:table-cell>
          <table:table-cell office:value-type="string" table:style-name="ce1">
            <text:p>бермуды</text:p>
          </table:table-cell>
          <table:table-cell office:value-type="string" table:style-name="ce8">
            <text:p>44-54</text:p>
          </table:table-cell>
          <table:table-cell office:value-type="float" office:value="240" table:style-name="ce8">
            <text:p>24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6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8">
            <text:p>44-54</text:p>
          </table:table-cell>
          <table:table-cell office:value-type="float" office:value="250" table:style-name="ce8">
            <text:p>25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P61</text:p>
          </table:table-cell>
          <table:table-cell office:value-type="string" table:style-name="ce1">
            <text:p>брюки прямые</text:p>
          </table:table-cell>
          <table:table-cell office:value-type="string" table:style-name="ce8">
            <text:p>44-54</text:p>
          </table:table-cell>
          <table:table-cell office:value-type="float" office:value="260" table:style-name="ce8">
            <text:p>26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number-rows-repeated="1048514" table:style-name="ro3">
          <table:table-cell table:number-columns-repeated="16384"/>
        </table:table-row>
      </table:table>
      <table:table table:name="Ткани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ID ткани</text:p>
          </table:table-cell>
          <table:table-cell office:value-type="string" table:style-name="ce4">
            <text:p>Название</text:p>
          </table:table-cell>
          <table:table-cell office:value-type="string" table:style-name="ce4">
            <text:p>Цвет</text:p>
          </table:table-cell>
          <table:table-cell office:value-type="string" table:style-name="ce4">
            <text:p>Плотность, г/м2</text:p>
          </table:table-cell>
          <table:table-cell office:value-type="string" table:style-name="ce4">
            <text:p>Сырье</text:p>
          </table:table-cell>
          <table:table-cell office:value-type="string" table:style-name="ce4">
            <text:p>Ширина полотна, см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</text:p>
          </table:table-cell>
          <table:table-cell office:value-type="string" table:style-name="ce10">
            <text:p>атлас</text:p>
          </table:table-cell>
          <table:table-cell office:value-type="string" table:style-name="ce1">
            <text:p>красный</text:p>
          </table:table-cell>
          <table:table-cell office:value-type="float" office:value="240" table:style-name="ce8">
            <text:p>24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</text:p>
          </table:table-cell>
          <table:table-cell office:value-type="string" table:style-name="ce10">
            <text:p>атлас</text:p>
          </table:table-cell>
          <table:table-cell office:value-type="string" table:style-name="ce1">
            <text:p>желтый</text:p>
          </table:table-cell>
          <table:table-cell office:value-type="float" office:value="240" table:style-name="ce8">
            <text:p>24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</text:p>
          </table:table-cell>
          <table:table-cell office:value-type="string" table:style-name="ce10">
            <text:p>атлас</text:p>
          </table:table-cell>
          <table:table-cell office:value-type="string" table:style-name="ce1">
            <text:p>синий</text:p>
          </table:table-cell>
          <table:table-cell office:value-type="float" office:value="240" table:style-name="ce8">
            <text:p>24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</text:p>
          </table:table-cell>
          <table:table-cell office:value-type="string" table:style-name="ce10">
            <text:p>бархат</text:p>
          </table:table-cell>
          <table:table-cell office:value-type="string" table:style-name="ce1">
            <text:p>красный</text:p>
          </table:table-cell>
          <table:table-cell office:value-type="float" office:value="405" table:style-name="ce8">
            <text:p>405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5</text:p>
          </table:table-cell>
          <table:table-cell office:value-type="string" table:style-name="ce10">
            <text:p>бархат</text:p>
          </table:table-cell>
          <table:table-cell office:value-type="string" table:style-name="ce1">
            <text:p>синий</text:p>
          </table:table-cell>
          <table:table-cell office:value-type="float" office:value="405" table:style-name="ce8">
            <text:p>405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6</text:p>
          </table:table-cell>
          <table:table-cell office:value-type="string" table:style-name="ce10">
            <text:p>бархат</text:p>
          </table:table-cell>
          <table:table-cell office:value-type="string" table:style-name="ce1">
            <text:p>черный</text:p>
          </table:table-cell>
          <table:table-cell office:value-type="float" office:value="405" table:style-name="ce8">
            <text:p>405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7</text:p>
          </table:table-cell>
          <table:table-cell office:value-type="string" table:style-name="ce10">
            <text:p>батист</text:p>
          </table:table-cell>
          <table:table-cell office:value-type="string" table:style-name="ce1">
            <text:p>белый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хлопок</text:p>
          </table:table-cell>
          <table:table-cell office:value-type="float" office:value="155" table:style-name="ce8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8</text:p>
          </table:table-cell>
          <table:table-cell office:value-type="string" table:style-name="ce10">
            <text:p>батист</text:p>
          </table:table-cell>
          <table:table-cell office:value-type="string" table:style-name="ce1">
            <text:p>голубой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хлопок</text:p>
          </table:table-cell>
          <table:table-cell office:value-type="float" office:value="155" table:style-name="ce8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9</text:p>
          </table:table-cell>
          <table:table-cell office:value-type="string" table:style-name="ce10">
            <text:p>батист</text:p>
          </table:table-cell>
          <table:table-cell office:value-type="string" table:style-name="ce1">
            <text:p>розовый</text:p>
          </table:table-cell>
          <table:table-cell office:value-type="float" office:value="70" table:style-name="ce8">
            <text:p>70</text:p>
          </table:table-cell>
          <table:table-cell office:value-type="string" table:style-name="ce8">
            <text:p>хлопок</text:p>
          </table:table-cell>
          <table:table-cell office:value-type="float" office:value="155" table:style-name="ce8">
            <text:p>155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0</text:p>
          </table:table-cell>
          <table:table-cell office:value-type="string" table:style-name="ce11">
            <text:p>бязь</text:p>
          </table:table-cell>
          <table:table-cell office:value-type="string" table:style-name="ce1">
            <text:p>белый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1</text:p>
          </table:table-cell>
          <table:table-cell office:value-type="string" table:style-name="ce11">
            <text:p>бязь</text:p>
          </table:table-cell>
          <table:table-cell office:value-type="string" table:style-name="ce1">
            <text:p>красный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2</text:p>
          </table:table-cell>
          <table:table-cell office:value-type="string" table:style-name="ce11">
            <text:p>бязь</text:p>
          </table:table-cell>
          <table:table-cell office:value-type="string" table:style-name="ce1">
            <text:p>желтый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3</text:p>
          </table:table-cell>
          <table:table-cell office:value-type="string" table:style-name="ce10">
            <text:p>вельвет</text:p>
          </table:table-cell>
          <table:table-cell office:value-type="string" table:style-name="ce1">
            <text:p>красный</text:p>
          </table:table-cell>
          <table:table-cell office:value-type="float" office:value="410" table:style-name="ce8">
            <text:p>41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4</text:p>
          </table:table-cell>
          <table:table-cell office:value-type="string" table:style-name="ce10">
            <text:p>вельвет</text:p>
          </table:table-cell>
          <table:table-cell office:value-type="string" table:style-name="ce1">
            <text:p>синий</text:p>
          </table:table-cell>
          <table:table-cell office:value-type="float" office:value="410" table:style-name="ce8">
            <text:p>41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5</text:p>
          </table:table-cell>
          <table:table-cell office:value-type="string" table:style-name="ce10">
            <text:p>вельвет</text:p>
          </table:table-cell>
          <table:table-cell office:value-type="string" table:style-name="ce1">
            <text:p>черный</text:p>
          </table:table-cell>
          <table:table-cell office:value-type="float" office:value="410" table:style-name="ce8">
            <text:p>41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6</text:p>
          </table:table-cell>
          <table:table-cell office:value-type="string" table:style-name="ce10">
            <text:p>джинса</text:p>
          </table:table-cell>
          <table:table-cell office:value-type="string" table:style-name="ce1">
            <text:p>красный</text:p>
          </table:table-cell>
          <table:table-cell office:value-type="float" office:value="420" table:style-name="ce8">
            <text:p>42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7</text:p>
          </table:table-cell>
          <table:table-cell office:value-type="string" table:style-name="ce10">
            <text:p>джинса</text:p>
          </table:table-cell>
          <table:table-cell office:value-type="string" table:style-name="ce1">
            <text:p>зеленый</text:p>
          </table:table-cell>
          <table:table-cell office:value-type="float" office:value="420" table:style-name="ce8">
            <text:p>42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8</text:p>
          </table:table-cell>
          <table:table-cell office:value-type="string" table:style-name="ce10">
            <text:p>джинса</text:p>
          </table:table-cell>
          <table:table-cell office:value-type="string" table:style-name="ce1">
            <text:p>белый</text:p>
          </table:table-cell>
          <table:table-cell office:value-type="float" office:value="420" table:style-name="ce8">
            <text:p>420</text:p>
          </table:table-cell>
          <table:table-cell office:value-type="string" table:style-name="ce8">
            <text:p>хлопо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19</text:p>
          </table:table-cell>
          <table:table-cell office:value-type="string" table:style-name="ce10">
            <text:p>драп</text:p>
          </table:table-cell>
          <table:table-cell office:value-type="string" table:style-name="ce1">
            <text:p>желтый</text:p>
          </table:table-cell>
          <table:table-cell office:value-type="float" office:value="670" table:style-name="ce8">
            <text:p>670</text:p>
          </table:table-cell>
          <table:table-cell office:value-type="string" table:style-name="ce8">
            <text:p>шерсть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0</text:p>
          </table:table-cell>
          <table:table-cell office:value-type="string" table:style-name="ce10">
            <text:p>драп</text:p>
          </table:table-cell>
          <table:table-cell office:value-type="string" table:style-name="ce1">
            <text:p>синий</text:p>
          </table:table-cell>
          <table:table-cell office:value-type="float" office:value="670" table:style-name="ce8">
            <text:p>670</text:p>
          </table:table-cell>
          <table:table-cell office:value-type="string" table:style-name="ce8">
            <text:p>шерсть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1</text:p>
          </table:table-cell>
          <table:table-cell office:value-type="string" table:style-name="ce10">
            <text:p>драп</text:p>
          </table:table-cell>
          <table:table-cell office:value-type="string" table:style-name="ce1">
            <text:p>красный</text:p>
          </table:table-cell>
          <table:table-cell office:value-type="float" office:value="670" table:style-name="ce8">
            <text:p>670</text:p>
          </table:table-cell>
          <table:table-cell office:value-type="string" table:style-name="ce8">
            <text:p>шерсть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2</text:p>
          </table:table-cell>
          <table:table-cell office:value-type="string" table:style-name="ce10">
            <text:p>крепдешин</text:p>
          </table:table-cell>
          <table:table-cell office:value-type="string" table:style-name="ce1">
            <text:p>синий</text:p>
          </table:table-cell>
          <table:table-cell office:value-type="float" office:value="196" table:style-name="ce8">
            <text:p>196</text:p>
          </table:table-cell>
          <table:table-cell office:value-type="string" table:style-name="ce8">
            <text:p>шёлк</text:p>
          </table:table-cell>
          <table:table-cell office:value-type="float" office:value="140" table:style-name="ce8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3</text:p>
          </table:table-cell>
          <table:table-cell office:value-type="string" table:style-name="ce10">
            <text:p>крепдешин</text:p>
          </table:table-cell>
          <table:table-cell office:value-type="string" table:style-name="ce1">
            <text:p>красный</text:p>
          </table:table-cell>
          <table:table-cell office:value-type="float" office:value="196" table:style-name="ce8">
            <text:p>196</text:p>
          </table:table-cell>
          <table:table-cell office:value-type="string" table:style-name="ce8">
            <text:p>шёлк</text:p>
          </table:table-cell>
          <table:table-cell office:value-type="float" office:value="140" table:style-name="ce8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4</text:p>
          </table:table-cell>
          <table:table-cell office:value-type="string" table:style-name="ce10">
            <text:p>крепдешин</text:p>
          </table:table-cell>
          <table:table-cell office:value-type="string" table:style-name="ce1">
            <text:p>зеленый</text:p>
          </table:table-cell>
          <table:table-cell office:value-type="float" office:value="196" table:style-name="ce8">
            <text:p>196</text:p>
          </table:table-cell>
          <table:table-cell office:value-type="string" table:style-name="ce8">
            <text:p>шёлк</text:p>
          </table:table-cell>
          <table:table-cell office:value-type="float" office:value="140" table:style-name="ce8">
            <text:p>14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5</text:p>
          </table:table-cell>
          <table:table-cell office:value-type="string" table:style-name="ce10">
            <text:p>креп-сатин</text:p>
          </table:table-cell>
          <table:table-cell office:value-type="string" table:style-name="ce1">
            <text:p>синий</text:p>
          </table:table-cell>
          <table:table-cell office:value-type="float" office:value="230" table:style-name="ce8">
            <text:p>23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6</text:p>
          </table:table-cell>
          <table:table-cell office:value-type="string" table:style-name="ce10">
            <text:p>креп-сатин</text:p>
          </table:table-cell>
          <table:table-cell office:value-type="string" table:style-name="ce1">
            <text:p>красный</text:p>
          </table:table-cell>
          <table:table-cell office:value-type="float" office:value="230" table:style-name="ce8">
            <text:p>23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7</text:p>
          </table:table-cell>
          <table:table-cell office:value-type="string" table:style-name="ce10">
            <text:p>креп-сатин</text:p>
          </table:table-cell>
          <table:table-cell office:value-type="string" table:style-name="ce1">
            <text:p>желтый</text:p>
          </table:table-cell>
          <table:table-cell office:value-type="float" office:value="230" table:style-name="ce8">
            <text:p>230</text:p>
          </table:table-cell>
          <table:table-cell office:value-type="string" table:style-name="ce8">
            <text:p>шёлк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T28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бел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29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зелен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0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сини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1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желт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2</text:p>
          </table:table-cell>
          <table:table-cell office:value-type="string" table:style-name="ce10">
            <text:p>лён</text:p>
          </table:table-cell>
          <table:table-cell office:value-type="string" table:style-name="ce1">
            <text:p>красный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лён</text:p>
          </table:table-cell>
          <table:table-cell office:value-type="float" office:value="150" table:style-name="ce8">
            <text:p>15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3</text:p>
          </table:table-cell>
          <table:table-cell office:value-type="string" table:style-name="ce10">
            <text:p>мус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шёлк</text:p>
          </table:table-cell>
          <table:table-cell office:value-type="float" office:value="180" table:style-name="ce8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4</text:p>
          </table:table-cell>
          <table:table-cell office:value-type="string" table:style-name="ce10">
            <text:p>муслин</text:p>
          </table:table-cell>
          <table:table-cell office:value-type="string" table:style-name="ce1">
            <text:p>красн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шёлк</text:p>
          </table:table-cell>
          <table:table-cell office:value-type="float" office:value="180" table:style-name="ce8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5</text:p>
          </table:table-cell>
          <table:table-cell office:value-type="string" table:style-name="ce10">
            <text:p>мус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шёлк</text:p>
          </table:table-cell>
          <table:table-cell office:value-type="float" office:value="180" table:style-name="ce8">
            <text:p>1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6</text:p>
          </table:table-cell>
          <table:table-cell office:value-type="string" table:style-name="ce10">
            <text:p>поплин</text:p>
          </table:table-cell>
          <table:table-cell office:value-type="string" table:style-name="ce1">
            <text:p>желт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7</text:p>
          </table:table-cell>
          <table:table-cell office:value-type="string" table:style-name="ce10">
            <text:p>поп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8</text:p>
          </table:table-cell>
          <table:table-cell office:value-type="string" table:style-name="ce10">
            <text:p>поп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8">
            <text:p>140</text:p>
          </table:table-cell>
          <table:table-cell office:value-type="string" table:style-name="ce8">
            <text:p>хлопок</text:p>
          </table:table-cell>
          <table:table-cell office:value-type="float" office:value="220" table:style-name="ce8">
            <text:p>22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39</text:p>
          </table:table-cell>
          <table:table-cell office:value-type="string" table:style-name="ce10">
            <text:p>сатин</text:p>
          </table:table-cell>
          <table:table-cell office:value-type="string" table:style-name="ce1">
            <text:p>красный</text:p>
          </table:table-cell>
          <table:table-cell office:value-type="float" office:value="130" table:style-name="ce8">
            <text:p>130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0</text:p>
          </table:table-cell>
          <table:table-cell office:value-type="string" table:style-name="ce10">
            <text:p>сатин</text:p>
          </table:table-cell>
          <table:table-cell office:value-type="string" table:style-name="ce1">
            <text:p>синий</text:p>
          </table:table-cell>
          <table:table-cell office:value-type="float" office:value="130" table:style-name="ce8">
            <text:p>130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1</text:p>
          </table:table-cell>
          <table:table-cell office:value-type="string" table:style-name="ce10">
            <text:p>сатин</text:p>
          </table:table-cell>
          <table:table-cell office:value-type="string" table:style-name="ce1">
            <text:p>белый</text:p>
          </table:table-cell>
          <table:table-cell office:value-type="float" office:value="130" table:style-name="ce8">
            <text:p>130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2</text:p>
          </table:table-cell>
          <table:table-cell office:value-type="string" table:style-name="ce10">
            <text:p>ситец</text:p>
          </table:table-cell>
          <table:table-cell office:value-type="string" table:style-name="ce1">
            <text:p>красный</text:p>
          </table:table-cell>
          <table:table-cell office:value-type="float" office:value="95" table:style-name="ce8">
            <text:p>95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3</text:p>
          </table:table-cell>
          <table:table-cell office:value-type="string" table:style-name="ce10">
            <text:p>ситец</text:p>
          </table:table-cell>
          <table:table-cell office:value-type="string" table:style-name="ce1">
            <text:p>белый</text:p>
          </table:table-cell>
          <table:table-cell office:value-type="float" office:value="95" table:style-name="ce8">
            <text:p>95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5">
            <text:p>T44</text:p>
          </table:table-cell>
          <table:table-cell office:value-type="string" table:style-name="ce10">
            <text:p>ситец</text:p>
          </table:table-cell>
          <table:table-cell office:value-type="string" table:style-name="ce1">
            <text:p>коричневый</text:p>
          </table:table-cell>
          <table:table-cell office:value-type="float" office:value="95" table:style-name="ce8">
            <text:p>95</text:p>
          </table:table-cell>
          <table:table-cell office:value-type="string" table:style-name="ce8">
            <text:p>хлопок</text:p>
          </table:table-cell>
          <table:table-cell office:value-type="float" office:value="160" table:style-name="ce8">
            <text:p>160</text:p>
          </table:table-cell>
          <table:table-cell table:number-columns-repeated="16378"/>
        </table:table-row>
        <table:table-row table:number-rows-repeated="1048531" table:style-name="ro3">
          <table:table-cell table:number-columns-repeated="16384"/>
        </table:table-row>
      </table:table>
      <table:database-ranges>
        <table:database-range table:target-range-address="Готовый_товар.A1:Готовый_товар.F872" table:display-filter-buttons="true">
          <table:filter>
            <table:filter-and>
              <table:filter-condition table:field-number="2" table:value="T28" table:operator="="/>
              <table:filter-condition table:field-number="5" table:value="рубашка" table:operator="="/>
            </table:filter-and>
          </table:filter>
        </table:database-range>
        <table:database-range table:target-range-address="Продукция.A1:Продукция.E62" table:display-filter-buttons="true"/>
        <table:database-range table:target-range-address="Ткани.A1:Ткани.F45" table:display-filter-buttons="true">
          <table:filter>
            <table:filter-and>
              <table:filter-condition table:field-number="2" table:value="белый" table:operator="="/>
              <table:filter-condition table:field-number="4" table:value="лён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8:42:49Z</dc:date>
  </office:meta>
</office:document-meta>
</file>